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Lucida Grande" svg:font-family="Lucida Grande" style:font-family-generic="system" style:font-pitch="variable"/>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text:style-name="WW_CharLFO3LVL1" style:num-format="1">
        <style:list-level-properties text:space-before="0in" text:min-label-width="0.3229in"/>
      </text:list-level-style-number>
      <text:list-level-style-number text:level="2" text:style-name="WW_CharLFO3LVL2" style:num-format="1" text:display-levels="2">
        <style:list-level-properties text:space-before="0in" text:min-label-width="0.3229in"/>
      </text:list-level-style-number>
      <text:list-level-style-number text:level="3" text:style-name="WW_CharLFO3LVL3" style:num-format="1" text:display-levels="3">
        <style:list-level-properties text:space-before="0in" text:min-label-width="0.5in"/>
      </text:list-level-style-number>
      <text:list-level-style-number text:level="4" text:style-name="WW_CharLFO3LVL4" style:num-format="1" text:display-levels="4">
        <style:list-level-properties text:space-before="0in" text:min-label-width="0.75in"/>
      </text:list-level-style-number>
      <text:list-level-style-number text:level="5" text:style-name="WW_CharLFO3LVL5" style:num-format="1" text:display-levels="5">
        <style:list-level-properties text:space-before="0in" text:min-label-width="0.75in"/>
      </text:list-level-style-number>
      <text:list-level-style-number text:level="6" text:style-name="WW_CharLFO3LVL6" style:num-format="1" text:display-levels="6">
        <style:list-level-properties text:space-before="0in" text:min-label-width="1in"/>
      </text:list-level-style-number>
      <text:list-level-style-number text:level="7" text:style-name="WW_CharLFO3LVL7" style:num-format="1" text:display-levels="7">
        <style:list-level-properties text:space-before="0in" text:min-label-width="1in"/>
      </text:list-level-style-number>
      <text:list-level-style-number text:level="8" text:style-name="WW_CharLFO3LVL8" style:num-format="1" text:display-levels="8">
        <style:list-level-properties text:space-before="0in" text:min-label-width="1.25in"/>
      </text:list-level-style-number>
      <text:list-level-style-number text:level="9" text:style-name="WW_CharLFO3LVL9" style:num-format="1" text:display-levels="9">
        <style:list-level-properties text:space-before="0in" text:min-label-width="1.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text:style-name="WW_CharLFO6LVL1" style:num-format="1" text:start-value="4">
        <style:list-level-properties text:space-before="0in" text:min-label-width="0.25in"/>
      </text:list-level-style-number>
      <text:list-level-style-number text:level="2" text:style-name="WW_CharLFO6LVL2" style:num-format="1" text:display-levels="2" text:start-value="3">
        <style:list-level-properties text:space-before="0in" text:min-label-width="0.25in"/>
      </text:list-level-style-number>
      <text:list-level-style-number text:level="3" text:style-name="WW_CharLFO6LVL3" style:num-format="1" text:display-levels="3">
        <style:list-level-properties text:space-before="0in" text:min-label-width="0.5in"/>
      </text:list-level-style-number>
      <text:list-level-style-number text:level="4" text:style-name="WW_CharLFO6LVL4" style:num-format="1" text:display-levels="4">
        <style:list-level-properties text:space-before="0in" text:min-label-width="0.5in"/>
      </text:list-level-style-number>
      <text:list-level-style-number text:level="5" text:style-name="WW_CharLFO6LVL5" style:num-format="1" text:display-levels="5">
        <style:list-level-properties text:space-before="0in" text:min-label-width="0.75in"/>
      </text:list-level-style-number>
      <text:list-level-style-number text:level="6" text:style-name="WW_CharLFO6LVL6" style:num-format="1" text:display-levels="6">
        <style:list-level-properties text:space-before="0in" text:min-label-width="0.75in"/>
      </text:list-level-style-number>
      <text:list-level-style-number text:level="7" text:style-name="WW_CharLFO6LVL7" style:num-format="1" text:display-levels="7">
        <style:list-level-properties text:space-before="0in" text:min-label-width="1in"/>
      </text:list-level-style-number>
      <text:list-level-style-number text:level="8" text:style-name="WW_CharLFO6LVL8" style:num-format="1" text:display-levels="8">
        <style:list-level-properties text:space-before="0in" text:min-label-width="1in"/>
      </text:list-level-style-number>
      <text:list-level-style-number text:level="9" text:style-name="WW_CharLFO6LVL9" style:num-format="1" text:display-levels="9">
        <style:list-level-properties text:space-before="0in" text:min-label-width="1.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style-number>
      <text:list-level-style-number text:level="2" text:style-name="WW_CharLFO8LVL2" style:num-suffix="." style:num-format="a" style:num-letter-sync="true">
        <style:list-level-properties text:space-before="0.75in" text:min-label-width="0.25in"/>
      </text:list-level-style-number>
      <text:list-level-style-number text:level="3" text:style-name="WW_CharLFO8LVL3" style:num-suffix="." style:num-format="i">
        <style:list-level-properties fo:text-align="end" text:space-before="1.375in" text:min-label-width="0.125in"/>
      </text:list-level-style-number>
      <text:list-level-style-number text:level="4" text:style-name="WW_CharLFO8LVL4" style:num-suffix="." style:num-format="1">
        <style:list-level-properties text:space-before="1.75in" text:min-label-width="0.25in"/>
      </text:list-level-style-number>
      <text:list-level-style-number text:level="5" text:style-name="WW_CharLFO8LVL5" style:num-suffix="." style:num-format="a" style:num-letter-sync="true">
        <style:list-level-properties text:space-before="2.25in" text:min-label-width="0.25in"/>
      </text:list-level-style-number>
      <text:list-level-style-number text:level="6" text:style-name="WW_CharLFO8LVL6" style:num-suffix="." style:num-format="i">
        <style:list-level-properties fo:text-align="end" text:space-before="2.875in" text:min-label-width="0.125in"/>
      </text:list-level-style-number>
      <text:list-level-style-number text:level="7" text:style-name="WW_CharLFO8LVL7" style:num-suffix="." style:num-format="1">
        <style:list-level-properties text:space-before="3.25in" text:min-label-width="0.25in"/>
      </text:list-level-style-number>
      <text:list-level-style-number text:level="8" text:style-name="WW_CharLFO8LVL8" style:num-suffix="." style:num-format="a" style:num-letter-sync="true">
        <style:list-level-properties text:space-before="3.75in" text:min-label-width="0.25in"/>
      </text:list-level-style-number>
      <text:list-level-style-number text:level="9" text:style-name="WW_CharLFO8LVL9" style:num-suffix="." style:num-format="i">
        <style:list-level-properties fo:text-align="end" text:space-before="4.375in" text:min-label-width="0.125in"/>
      </text:list-level-style-number>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6pt" style:font-size-asian="16pt" style:font-size-complex="16pt"/>
    </style:style>
    <style:style style:name="P3" style:parent-style-name="Normal" style:family="paragraph">
      <style:paragraph-properties fo:text-align="center"/>
      <style:text-properties fo:font-weight="bold" style:font-weight-asian="bold" fo:font-size="16pt" style:font-size-asian="16pt" style:font-size-complex="16pt"/>
    </style:style>
    <style:style style:name="P4" style:parent-style-name="Normal" style:family="paragraph">
      <style:paragraph-properties fo:text-align="center"/>
      <style:text-properties fo:font-weight="bold" style:font-weight-asian="bold" fo:font-size="16pt" style:font-size-asian="16pt" style:font-size-complex="16pt"/>
    </style:style>
    <style:style style:name="P5" style:parent-style-name="Normal" style:family="paragraph">
      <style:text-properties fo:font-weight="bold" style:font-weight-asian="bold" fo:font-size="14pt" style:font-size-asian="14pt" style:font-size-complex="14pt"/>
    </style:style>
    <style:style style:name="P6" style:parent-style-name="Normal" style:family="paragraph">
      <style:text-properties fo:font-weight="bold" style:font-weight-asian="bold" fo:font-size="14pt" style:font-size-asian="14pt" style:font-size-complex="14pt"/>
    </style:style>
    <style:style style:name="T7" style:parent-style-name="DefaultParagraphFont" style:family="text">
      <style:text-properties fo:font-weight="bold" style:font-weight-asian="bold" fo:font-size="14pt" style:font-size-asian="14pt" style:font-size-complex="14pt"/>
    </style:style>
    <style:style style:name="T8" style:parent-style-name="DefaultParagraphFont" style:family="text">
      <style:text-properties fo:font-size="14pt" style:font-size-asian="14pt" style:font-size-complex="14pt"/>
    </style:style>
    <style:style style:name="T9" style:parent-style-name="DefaultParagraphFont" style:family="text">
      <style:text-properties fo:font-size="14pt" style:font-size-asian="14pt" style:font-size-complex="14pt"/>
    </style:style>
    <style:style style:name="T10" style:parent-style-name="DefaultParagraphFont" style:family="text">
      <style:text-properties fo:font-weight="bold" style:font-weight-asian="bold" fo:font-size="14pt" style:font-size-asian="14pt" style:font-size-complex="14pt"/>
    </style:style>
    <style:style style:name="T11" style:parent-style-name="DefaultParagraphFont" style:family="text">
      <style:text-properties fo:font-size="14pt" style:font-size-asian="14pt" style:font-size-complex="14pt"/>
    </style:style>
    <style:style style:name="P12" style:parent-style-name="Normal" style:family="paragraph">
      <style:text-properties fo:font-size="14pt" style:font-size-asian="14pt" style:font-size-complex="14pt"/>
    </style:style>
    <style:style style:name="P13" style:parent-style-name="Heading2" style:family="paragraph">
      <style:text-properties fo:font-style="normal" style:font-style-asian="normal" fo:font-size="12pt" style:font-size-asian="12pt" style:font-size-complex="12pt"/>
    </style:style>
    <style:style style:name="TableColumn15" style:family="table-column">
      <style:table-column-properties style:column-width="7.125in"/>
    </style:style>
    <style:style style:name="Table14" style:family="table">
      <style:table-properties style:width="7.125in" fo:margin-left="0in" table:align="left"/>
    </style:style>
    <style:style style:name="TableRow16" style:family="table-row">
      <style:table-row-properties/>
    </style:style>
    <style:style style:name="TableCell17"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T18" style:parent-style-name="DefaultParagraphFont" style:family="text">
      <style:text-properties fo:font-style="normal" style:font-style-asian="normal" fo:font-size="12pt" style:font-size-asian="12pt" style:font-size-complex="12pt"/>
    </style:style>
    <style:style style:name="TableRow19" style:family="table-row">
      <style:table-row-properties/>
    </style:style>
    <style:style style:name="TableCell20" style:family="table-cell">
      <style:table-cell-properties fo:border-top="none" fo:border-left="0.0208in solid #000000" fo:border-bottom="0.0104in solid #000000" fo:border-right="0.0208in solid #000000" fo:padding-top="0in" fo:padding-left="0.075in" fo:padding-bottom="0in" fo:padding-right="0.075in"/>
    </style:style>
    <style:style style:name="P21" style:parent-style-name="Normal" style:family="paragraph">
      <style:text-properties fo:font-weight="bold" style:font-weight-asian="bold" style:font-weight-complex="bold"/>
    </style:style>
    <style:style style:name="T22" style:parent-style-name="DefaultParagraphFont" style:family="text">
      <style:text-properties style:font-weight-complex="bold" fo:font-size="11pt" style:font-size-asian="11pt" style:font-size-complex="11pt"/>
    </style:style>
    <style:style style:name="P23" style:parent-style-name="Normal" style:family="paragraph">
      <style:text-properties fo:font-weight="bold" style:font-weight-asian="bold" style:font-weight-complex="bold"/>
    </style:style>
    <style:style style:name="TableColumn25" style:family="table-column">
      <style:table-column-properties style:column-width="7.2361in"/>
    </style:style>
    <style:style style:name="Table24" style:family="table">
      <style:table-properties style:width="7.2361in" fo:margin-left="0in" table:align="left"/>
    </style:style>
    <style:style style:name="TableRow26" style:family="table-row">
      <style:table-row-properties/>
    </style:style>
    <style:style style:name="TableCell27"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TableRow30" style:family="table-row">
      <style:table-row-properties/>
    </style:style>
    <style:style style:name="TableCell31" style:family="table-cell">
      <style:table-cell-properties fo:border-top="none" fo:border-left="0.0208in solid #000000" fo:border-bottom="0.0104in solid #000000" fo:border-right="0.0208in solid #000000" fo:padding-top="0in" fo:padding-left="0.075in" fo:padding-bottom="0in" fo:padding-right="0.075in"/>
    </style:style>
    <style:style style:name="P32" style:parent-style-name="Normal" style:family="paragraph">
      <style:text-properties fo:font-weight="bold" style:font-weight-asian="bold" style:font-weight-complex="bold"/>
    </style:style>
    <style:style style:name="T33" style:parent-style-name="DefaultParagraphFont" style:family="text">
      <style:text-properties style:font-weight-complex="bold" fo:font-size="11pt" style:font-size-asian="11pt" style:font-size-complex="11pt"/>
    </style:style>
    <style:style style:name="T34" style:parent-style-name="DefaultParagraphFont" style:family="text">
      <style:text-properties fo:font-weight="bold" style:font-weight-asian="bold" style:font-weight-complex="bold" fo:font-size="11pt" style:font-size-asian="11pt" style:font-size-complex="11pt"/>
    </style:style>
    <style:style style:name="T35" style:parent-style-name="FootnoteReference" style:family="text">
      <style:text-properties fo:font-weight="bold" style:font-weight-asian="bold" style:font-weight-complex="bold" fo:font-size="11pt" style:font-size-asian="11pt" style:font-size-complex="11pt"/>
    </style:style>
    <style:style style:name="T36" style:parent-style-name="DefaultParagraphFont" style:family="text">
      <style:text-properties fo:language="en" fo:country="ZA"/>
    </style:style>
    <style:style style:name="T37" style:parent-style-name="DefaultParagraphFont" style:family="text">
      <style:text-properties style:font-weight-complex="bold" fo:font-size="11pt" style:font-size-asian="11pt" style:font-size-complex="11pt"/>
    </style:style>
    <style:style style:name="T38" style:parent-style-name="DefaultParagraphFont" style:family="text">
      <style:text-properties style:font-weight-complex="bold" fo:font-size="11pt" style:font-size-asian="11pt" style:font-size-complex="11pt"/>
    </style:style>
    <style:style style:name="P39" style:parent-style-name="ListParagraph" style:family="paragraph"/>
    <style:style style:name="T40" style:parent-style-name="DefaultParagraphFont" style:family="text">
      <style:text-properties style:font-weight-complex="bold" fo:font-size="11pt" style:font-size-asian="11pt" style:font-size-complex="11pt"/>
    </style:style>
    <style:style style:name="P41" style:parent-style-name="ListParagraph" style:family="paragraph"/>
    <style:style style:name="T42" style:parent-style-name="DefaultParagraphFont" style:family="text">
      <style:text-properties style:font-weight-complex="bold" fo:font-size="11pt" style:font-size-asian="11pt" style:font-size-complex="11pt"/>
    </style:style>
    <style:style style:name="P43" style:parent-style-name="ListParagraph" style:family="paragraph"/>
    <style:style style:name="T44" style:parent-style-name="DefaultParagraphFont" style:family="text">
      <style:text-properties style:font-weight-complex="bold" fo:font-size="11pt" style:font-size-asian="11pt" style:font-size-complex="11pt"/>
    </style:style>
    <style:style style:name="P45" style:parent-style-name="ListParagraph" style:family="paragraph"/>
    <style:style style:name="T46" style:parent-style-name="DefaultParagraphFont" style:family="text">
      <style:text-properties style:font-weight-complex="bold" fo:font-size="11pt" style:font-size-asian="11pt" style:font-size-complex="11pt"/>
    </style:style>
    <style:style style:name="P47" style:parent-style-name="ListParagraph" style:family="paragraph"/>
    <style:style style:name="T48" style:parent-style-name="DefaultParagraphFont" style:family="text">
      <style:text-properties style:font-weight-complex="bold" fo:font-size="11pt" style:font-size-asian="11pt" style:font-size-complex="11pt"/>
    </style:style>
    <style:style style:name="T49" style:parent-style-name="DefaultParagraphFont" style:family="text">
      <style:text-properties style:font-weight-complex="bold" fo:font-size="11pt" style:font-size-asian="11pt" style:font-size-complex="11pt"/>
    </style:style>
    <style:style style:name="P50" style:parent-style-name="Normal" style:family="paragraph">
      <style:text-properties fo:font-weight="bold" style:font-weight-asian="bold" style:font-weight-complex="bold"/>
    </style:style>
    <style:style style:name="T51" style:parent-style-name="DefaultParagraphFont" style:family="text">
      <style:text-properties style:font-weight-complex="bold" fo:font-size="11pt" style:font-size-asian="11pt" style:font-size-complex="11pt"/>
    </style:style>
    <style:style style:name="T52" style:parent-style-name="DefaultParagraphFont" style:family="text">
      <style:text-properties fo:font-weight="bold" style:font-weight-asian="bold" style:font-weight-complex="bold" fo:font-size="11pt" style:font-size-asian="11pt" style:font-size-complex="11pt"/>
    </style:style>
    <style:style style:name="T53" style:parent-style-name="FootnoteReference" style:family="text">
      <style:text-properties fo:font-weight="bold" style:font-weight-asian="bold" style:font-weight-complex="bold" fo:font-size="11pt" style:font-size-asian="11pt" style:font-size-complex="11pt"/>
    </style:style>
    <style:style style:name="T54" style:parent-style-name="DefaultParagraphFont" style:family="text">
      <style:text-properties fo:language="en" fo:country="ZA"/>
    </style:style>
    <style:style style:name="T55" style:parent-style-name="DefaultParagraphFont" style:family="text">
      <style:text-properties fo:font-weight="bold" style:font-weight-asian="bold" style:font-weight-complex="bold" fo:font-size="11pt" style:font-size-asian="11pt" style:font-size-complex="11pt"/>
    </style:style>
    <style:style style:name="T56" style:parent-style-name="DefaultParagraphFont" style:family="text">
      <style:text-properties style:font-weight-complex="bold" fo:font-size="11pt" style:font-size-asian="11pt" style:font-size-complex="11pt"/>
    </style:style>
    <style:style style:name="T57" style:parent-style-name="DefaultParagraphFont" style:family="text">
      <style:text-properties style:font-weight-complex="bold" fo:font-size="11pt" style:font-size-asian="11pt" style:font-size-complex="11pt"/>
    </style:style>
    <style:style style:name="P58" style:parent-style-name="ListParagraph" style:family="paragraph"/>
    <style:style style:name="T59" style:parent-style-name="DefaultParagraphFont" style:family="text">
      <style:text-properties style:font-weight-complex="bold" fo:font-size="11pt" style:font-size-asian="11pt" style:font-size-complex="11pt"/>
    </style:style>
    <style:style style:name="P60" style:parent-style-name="ListParagraph" style:family="paragraph"/>
    <style:style style:name="T61" style:parent-style-name="DefaultParagraphFont" style:family="text">
      <style:text-properties style:font-weight-complex="bold" fo:font-size="11pt" style:font-size-asian="11pt" style:font-size-complex="11pt"/>
    </style:style>
    <style:style style:name="P62" style:parent-style-name="ListParagraph" style:family="paragraph"/>
    <style:style style:name="T63" style:parent-style-name="DefaultParagraphFont" style:family="text">
      <style:text-properties style:font-weight-complex="bold" fo:font-size="11pt" style:font-size-asian="11pt" style:font-size-complex="11pt"/>
    </style:style>
    <style:style style:name="P64" style:parent-style-name="ListParagraph" style:family="paragraph"/>
    <style:style style:name="T65" style:parent-style-name="DefaultParagraphFont" style:family="text">
      <style:text-properties style:font-weight-complex="bold" fo:font-size="11pt" style:font-size-asian="11pt" style:font-size-complex="11pt"/>
    </style:style>
    <style:style style:name="T66" style:parent-style-name="DefaultParagraphFont" style:family="text">
      <style:text-properties style:font-weight-complex="bold" fo:font-size="11pt" style:font-size-asian="11pt" style:font-size-complex="11pt"/>
    </style:style>
    <style:style style:name="P67" style:parent-style-name="ListParagraph" style:family="paragraph"/>
    <style:style style:name="T68" style:parent-style-name="DefaultParagraphFont" style:family="text">
      <style:text-properties style:font-weight-complex="bold" fo:font-size="11pt" style:font-size-asian="11pt" style:font-size-complex="11pt"/>
    </style:style>
    <style:style style:name="P69" style:parent-style-name="Normal" style:family="paragraph">
      <style:text-properties fo:font-weight="bold" style:font-weight-asian="bold" style:font-weight-complex="bold"/>
    </style:style>
    <style:style style:name="TableColumn71" style:family="table-column">
      <style:table-column-properties style:column-width="7.125in"/>
    </style:style>
    <style:style style:name="Table70" style:family="table">
      <style:table-properties style:width="7.125in" fo:margin-left="0in" table:align="left"/>
    </style:style>
    <style:style style:name="TableRow72" style:family="table-row">
      <style:table-row-properties/>
    </style:style>
    <style:style style:name="TableCell73"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74" style:parent-style-name="Heading2" style:family="paragraph">
      <style:text-properties fo:font-style="normal" style:font-style-asian="normal" fo:font-size="12pt" style:font-size-asian="12pt" style:font-size-complex="12pt"/>
    </style:style>
    <style:style style:name="TableRow75" style:family="table-row">
      <style:table-row-properties/>
    </style:style>
    <style:style style:name="TableCell76" style:family="table-cell">
      <style:table-cell-properties fo:border-top="none" fo:border-left="0.0208in solid #000000" fo:border-bottom="0.0104in solid #000000" fo:border-right="0.0208in solid #000000" fo:padding-top="0in" fo:padding-left="0.075in" fo:padding-bottom="0in" fo:padding-right="0.075in"/>
    </style:style>
    <style:style style:name="P77" style:parent-style-name="Normal" style:family="paragraph">
      <style:text-properties fo:font-weight="bold" style:font-weight-asian="bold" style:font-weight-complex="bold"/>
    </style:style>
    <style:style style:name="P78" style:parent-style-name="Normal" style:family="paragraph">
      <style:paragraph-properties style:text-autospace="none"/>
    </style:style>
    <style:style style:name="T79" style:parent-style-name="DefaultParagraphFont" style:family="text">
      <style:text-properties style:font-weight-complex="bold" fo:font-size="11pt" style:font-size-asian="11pt" style:font-size-complex="11pt"/>
    </style:style>
    <style:style style:name="T80" style:parent-style-name="DefaultParagraphFont" style:family="text">
      <style:text-properties style:font-weight-complex="bold" fo:font-size="11pt" style:font-size-asian="11pt" style:font-size-complex="11pt"/>
    </style:style>
    <style:style style:name="T81" style:parent-style-name="DefaultParagraphFont" style:family="text">
      <style:text-properties style:font-weight-complex="bold" fo:font-size="11pt" style:font-size-asian="11pt" style:font-size-complex="11pt"/>
    </style:style>
    <style:style style:name="T82" style:parent-style-name="DefaultParagraphFont" style:family="text">
      <style:text-properties style:font-weight-complex="bold" fo:font-size="11pt" style:font-size-asian="11pt" style:font-size-complex="11pt"/>
    </style:style>
    <style:style style:name="T83" style:parent-style-name="DefaultParagraphFont" style:family="text">
      <style:text-properties style:font-weight-complex="bold" fo:font-size="11pt" style:font-size-asian="11pt" style:font-size-complex="11pt"/>
    </style:style>
    <style:style style:name="T84" style:parent-style-name="DefaultParagraphFont" style:family="text">
      <style:text-properties style:font-weight-complex="bold" fo:font-size="11pt" style:font-size-asian="11pt" style:font-size-complex="11pt"/>
    </style:style>
    <style:style style:name="T85" style:parent-style-name="DefaultParagraphFont" style:family="text">
      <style:text-properties style:font-weight-complex="bold" fo:font-size="11pt" style:font-size-asian="11pt" style:font-size-complex="11pt"/>
    </style:style>
    <style:style style:name="P86" style:parent-style-name="Normal" style:family="paragraph">
      <style:paragraph-properties style:text-autospace="none"/>
      <style:text-properties fo:font-weight="bold" style:font-weight-asian="bold" style:font-weight-complex="bold"/>
    </style:style>
    <style:style style:name="P87" style:parent-style-name="Normal" style:family="paragraph">
      <style:paragraph-properties style:text-autospace="none"/>
    </style:style>
    <style:style style:name="T88" style:parent-style-name="DefaultParagraphFont" style:family="text">
      <style:text-properties style:font-weight-complex="bold" fo:font-size="11pt" style:font-size-asian="11pt" style:font-size-complex="11pt"/>
    </style:style>
    <style:style style:name="T89" style:parent-style-name="DefaultParagraphFont" style:family="text">
      <style:text-properties style:font-weight-complex="bold" fo:font-size="11pt" style:font-size-asian="11pt" style:font-size-complex="11pt"/>
    </style:style>
    <style:style style:name="T90" style:parent-style-name="DefaultParagraphFont" style:family="text">
      <style:text-properties style:font-weight-complex="bold" fo:font-size="11pt" style:font-size-asian="11pt" style:font-size-complex="11pt"/>
    </style:style>
    <style:style style:name="T91" style:parent-style-name="DefaultParagraphFont" style:family="text">
      <style:text-properties style:font-weight-complex="bold" fo:font-size="11pt" style:font-size-asian="11pt" style:font-size-complex="11pt"/>
    </style:style>
    <style:style style:name="P92" style:parent-style-name="Normal" style:family="paragraph">
      <style:paragraph-properties style:text-autospace="none"/>
      <style:text-properties fo:font-weight="bold" style:font-weight-asian="bold" style:font-weight-complex="bold"/>
    </style:style>
    <style:style style:name="P93" style:parent-style-name="Normal" style:family="paragraph">
      <style:paragraph-properties style:text-autospace="none"/>
    </style:style>
    <style:style style:name="T94" style:parent-style-name="DefaultParagraphFont" style:family="text">
      <style:text-properties fo:font-weight="bold" style:font-weight-asian="bold" style:language-asian="en" style:country-asian="GB"/>
    </style:style>
    <style:style style:name="P95" style:parent-style-name="Normal" style:family="paragraph">
      <style:paragraph-properties fo:margin-left="0.1972in">
        <style:tab-stops/>
      </style:paragraph-properties>
      <style:text-properties fo:font-weight="bold" style:font-weight-asian="bold" style:font-weight-complex="bold"/>
    </style:style>
    <style:style style:name="P96" style:parent-style-name="Normal" style:family="paragraph">
      <style:paragraph-properties fo:margin-left="0.0986in">
        <style:tab-stops/>
      </style:paragraph-properties>
    </style:style>
    <style:style style:name="T97" style:parent-style-name="DefaultParagraphFont" style:family="text">
      <style:text-properties style:font-weight-complex="bold" fo:font-size="10pt" style:font-size-asian="10pt" style:font-size-complex="10pt"/>
    </style:style>
    <style:style style:name="T98" style:parent-style-name="DefaultParagraphFont" style:family="text">
      <style:text-properties style:font-weight-complex="bold" fo:font-size="10pt" style:font-size-asian="10pt" style:font-size-complex="10pt"/>
    </style:style>
    <style:style style:name="P99" style:parent-style-name="Normal" style:family="paragraph">
      <style:paragraph-properties style:text-autospace="none"/>
      <style:text-properties fo:font-weight="bold" style:font-weight-asian="bold" style:font-weight-complex="bold"/>
    </style:style>
    <style:style style:name="T100" style:parent-style-name="DefaultParagraphFont" style:family="text">
      <style:text-properties style:font-weight-complex="bold" fo:font-size="11pt" style:font-size-asian="11pt" style:font-size-complex="11pt"/>
    </style:style>
    <style:style style:name="T101" style:parent-style-name="DefaultParagraphFont" style:family="text">
      <style:text-properties style:font-weight-complex="bold" fo:font-size="11pt" style:font-size-asian="11pt" style:font-size-complex="11pt"/>
    </style:style>
    <style:style style:name="P102" style:parent-style-name="Heading2" style:family="paragraph">
      <style:text-properties fo:font-style="normal" style:font-style-asian="normal"/>
    </style:style>
    <style:style style:name="TableColumn104" style:family="table-column">
      <style:table-column-properties style:column-width="7.125in"/>
    </style:style>
    <style:style style:name="Table103" style:family="table">
      <style:table-properties style:width="7.125in" fo:margin-left="0in" table:align="left"/>
    </style:style>
    <style:style style:name="TableRow105" style:family="table-row">
      <style:table-row-properties/>
    </style:style>
    <style:style style:name="TableCell106"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107" style:parent-style-name="Heading2" style:family="paragraph">
      <style:text-properties fo:font-style="normal" style:font-style-asian="normal" fo:font-size="12pt" style:font-size-asian="12pt" style:font-size-complex="12pt"/>
    </style:style>
    <style:style style:name="TableRow108" style:family="table-row">
      <style:table-row-properties/>
    </style:style>
    <style:style style:name="TableCell109" style:family="table-cell">
      <style:table-cell-properties fo:border-top="none" fo:border-left="0.0208in solid #000000" fo:border-bottom="none" fo:border-right="0.0208in solid #000000" fo:padding-top="0in" fo:padding-left="0.075in" fo:padding-bottom="0in" fo:padding-right="0.075in"/>
    </style:style>
    <style:style style:name="P110" style:parent-style-name="Normal" style:family="paragraph">
      <style:paragraph-properties fo:margin-top="0.1666in" fo:margin-bottom="0.0416in"/>
    </style:style>
    <style:style style:name="T111" style:parent-style-name="DefaultParagraphFont" style:family="text">
      <style:text-properties fo:font-weight="bold" style:font-weight-asian="bold" style:font-weight-complex="bold" fo:font-size="11pt" style:font-size-asian="11pt" style:font-size-complex="11pt"/>
    </style:style>
    <style:style style:name="P112" style:parent-style-name="Normal" style:family="paragraph">
      <style:paragraph-properties fo:margin-top="0.1666in" fo:margin-bottom="0.0416in"/>
    </style:style>
    <style:style style:name="T113" style:parent-style-name="DefaultParagraphFont" style:family="text">
      <style:text-properties style:font-weight-complex="bold" fo:font-size="11pt" style:font-size-asian="11pt" style:font-size-complex="11pt"/>
    </style:style>
    <style:style style:name="T114" style:parent-style-name="DefaultParagraphFont" style:family="text">
      <style:text-properties style:font-weight-complex="bold" fo:font-size="11pt" style:font-size-asian="11pt" style:font-size-complex="11pt"/>
    </style:style>
    <style:style style:name="T115" style:parent-style-name="DefaultParagraphFont" style:family="text">
      <style:text-properties fo:font-size="11pt" style:font-size-asian="11pt" style:font-size-complex="11pt"/>
    </style:style>
    <style:style style:name="T116" style:parent-style-name="DefaultParagraphFont" style:family="text">
      <style:text-properties style:font-weight-complex="bold" fo:font-size="11pt" style:font-size-asian="11pt" style:font-size-complex="11pt"/>
    </style:style>
    <style:style style:name="TableRow117" style:family="table-row">
      <style:table-row-properties/>
    </style:style>
    <style:style style:name="TableCell118" style:family="table-cell">
      <style:table-cell-properties fo:border-top="none" fo:border-left="0.0208in solid #000000" fo:border-bottom="0.0104in solid #000000" fo:border-right="0.0208in solid #000000" fo:padding-top="0in" fo:padding-left="0.075in" fo:padding-bottom="0in" fo:padding-right="0.075in"/>
    </style:style>
    <style:style style:name="P119" style:parent-style-name="Normal" style:family="paragraph">
      <style:paragraph-properties fo:margin-top="0.1666in" fo:margin-bottom="0.0416in"/>
    </style:style>
    <style:style style:name="T120" style:parent-style-name="DefaultParagraphFont" style:family="text">
      <style:text-properties fo:font-weight="bold" style:font-weight-asian="bold" style:font-weight-complex="bold" fo:font-size="11pt" style:font-size-asian="11pt" style:font-size-complex="11pt"/>
    </style:style>
    <style:style style:name="P121" style:parent-style-name="Normal" style:family="paragraph">
      <style:paragraph-properties fo:margin-top="0.1666in" fo:margin-bottom="0.0416in"/>
    </style:style>
    <style:style style:name="T122" style:parent-style-name="DefaultParagraphFont" style:family="text">
      <style:text-properties fo:font-size="11pt" style:font-size-asian="11pt" style:font-size-complex="11pt"/>
    </style:style>
    <style:style style:name="T123" style:parent-style-name="DefaultParagraphFont" style:family="text">
      <style:text-properties fo:font-size="11pt" style:font-size-asian="11pt" style:font-size-complex="11pt"/>
    </style:style>
    <style:style style:name="P124" style:parent-style-name="Normal" style:family="paragraph">
      <style:paragraph-properties fo:margin-top="0.1666in" fo:margin-bottom="0.0416in"/>
    </style:style>
    <style:style style:name="T125" style:parent-style-name="DefaultParagraphFont" style:family="text">
      <style:text-properties fo:font-weight="bold" style:font-weight-asian="bold" fo:font-style="italic" style:font-style-asian="italic" fo:font-size="11pt" style:font-size-asian="11pt" style:font-size-complex="11pt"/>
    </style:style>
    <style:style style:name="T126" style:parent-style-name="DefaultParagraphFont" style:family="text">
      <style:text-properties fo:font-style="italic" style:font-style-asian="italic" fo:font-size="11pt" style:font-size-asian="11pt" style:font-size-complex="11pt"/>
    </style:style>
    <style:style style:name="P127" style:parent-style-name="Normal" style:family="paragraph">
      <style:paragraph-properties fo:margin-top="0.1666in" fo:margin-bottom="0.0416in"/>
    </style:style>
    <style:style style:name="T128"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29" style:parent-style-name="DefaultParagraphFont" style:family="text">
      <style:text-properties fo:font-size="11pt" style:font-size-asian="11pt" style:font-size-complex="11pt"/>
    </style:style>
    <style:style style:name="P130" style:parent-style-name="Normal" style:family="paragraph">
      <style:paragraph-properties fo:margin-top="0.1666in" fo:margin-bottom="0.0416in"/>
    </style:style>
    <style:style style:name="T131"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32" style:parent-style-name="DefaultParagraphFont" style:family="text">
      <style:text-properties fo:font-size="11pt" style:font-size-asian="11pt" style:font-size-complex="11pt"/>
    </style:style>
    <style:style style:name="P133" style:parent-style-name="Normal" style:family="paragraph">
      <style:paragraph-properties fo:margin-top="0.1666in" fo:margin-bottom="0.0416in"/>
    </style:style>
    <style:style style:name="T134" style:parent-style-name="DefaultParagraphFont" style:family="text">
      <style:text-properties fo:font-weight="bold" style:font-weight-asian="bold" fo:font-style="italic" style:font-style-asian="italic" fo:font-size="11pt" style:font-size-asian="11pt" style:font-size-complex="11pt"/>
    </style:style>
    <style:style style:name="T135" style:parent-style-name="DefaultParagraphFont" style:family="text">
      <style:text-properties fo:font-style="italic" style:font-style-asian="italic" fo:font-size="11pt" style:font-size-asian="11pt" style:font-size-complex="11pt"/>
    </style:style>
    <style:style style:name="P136" style:parent-style-name="Normal" style:family="paragraph">
      <style:paragraph-properties fo:margin-top="0.1666in" fo:margin-bottom="0.0416in"/>
    </style:style>
    <style:style style:name="T137"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38" style:parent-style-name="DefaultParagraphFont" style:family="text">
      <style:text-properties fo:font-size="11pt" style:font-size-asian="11pt" style:font-size-complex="11pt"/>
    </style:style>
    <style:style style:name="P139" style:parent-style-name="Normal" style:family="paragraph">
      <style:paragraph-properties fo:margin-top="0.1666in" fo:margin-bottom="0.0416in"/>
    </style:style>
    <style:style style:name="T140"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41" style:parent-style-name="DefaultParagraphFont" style:family="text">
      <style:text-properties fo:font-size="11pt" style:font-size-asian="11pt" style:font-size-complex="11pt"/>
    </style:style>
    <style:style style:name="T142" style:parent-style-name="DefaultParagraphFont" style:family="text">
      <style:text-properties fo:font-size="11pt" style:font-size-asian="11pt" style:font-size-complex="11pt"/>
    </style:style>
    <style:style style:name="P143" style:parent-style-name="Normal" style:family="paragraph">
      <style:paragraph-properties fo:margin-top="0.1666in" fo:margin-bottom="0.0416in"/>
    </style:style>
    <style:style style:name="T144" style:parent-style-name="DefaultParagraphFont" style:family="text">
      <style:text-properties fo:font-weight="bold" style:font-weight-asian="bold" fo:font-style="italic" style:font-style-asian="italic" fo:font-size="11pt" style:font-size-asian="11pt" style:font-size-complex="11pt"/>
    </style:style>
    <style:style style:name="T145" style:parent-style-name="DefaultParagraphFont" style:family="text">
      <style:text-properties fo:font-weight="bold" style:font-weight-asian="bold" fo:font-style="italic" style:font-style-asian="italic" fo:font-size="11pt" style:font-size-asian="11pt" style:font-size-complex="11pt"/>
    </style:style>
    <style:style style:name="T146" style:parent-style-name="DefaultParagraphFont" style:family="text">
      <style:text-properties fo:font-style="italic" style:font-style-asian="italic" fo:font-size="11pt" style:font-size-asian="11pt" style:font-size-complex="11pt"/>
    </style:style>
    <style:style style:name="P147" style:parent-style-name="Normal" style:family="paragraph">
      <style:paragraph-properties fo:margin-top="0.1666in" fo:margin-bottom="0.0416in"/>
    </style:style>
    <style:style style:name="T148"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49" style:parent-style-name="DefaultParagraphFont" style:family="text">
      <style:text-properties fo:font-size="11pt" style:font-size-asian="11pt" style:font-size-complex="11pt"/>
    </style:style>
    <style:style style:name="P150" style:parent-style-name="Normal" style:family="paragraph">
      <style:paragraph-properties fo:margin-top="0.1666in" fo:margin-bottom="0.0416in"/>
    </style:style>
    <style:style style:name="T151"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52" style:parent-style-name="DefaultParagraphFont" style:family="text">
      <style:text-properties fo:font-size="11pt" style:font-size-asian="11pt" style:font-size-complex="11pt"/>
    </style:style>
    <style:style style:name="P153" style:parent-style-name="Normal" style:family="paragraph">
      <style:paragraph-properties fo:margin-top="0.1666in" fo:margin-bottom="0.0416in"/>
    </style:style>
    <style:style style:name="T154" style:parent-style-name="DefaultParagraphFont" style:family="text">
      <style:text-properties fo:font-weight="bold" style:font-weight-asian="bold" fo:font-style="italic" style:font-style-asian="italic" fo:font-size="11pt" style:font-size-asian="11pt" style:font-size-complex="11pt"/>
    </style:style>
    <style:style style:name="T155" style:parent-style-name="DefaultParagraphFont" style:family="text">
      <style:text-properties fo:font-weight="bold" style:font-weight-asian="bold" fo:font-style="italic" style:font-style-asian="italic" fo:font-size="11pt" style:font-size-asian="11pt" style:font-size-complex="11pt"/>
    </style:style>
    <style:style style:name="P156" style:parent-style-name="Normal" style:family="paragraph">
      <style:paragraph-properties fo:margin-top="0.1666in" fo:margin-bottom="0.0416in"/>
    </style:style>
    <style:style style:name="T157"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58" style:parent-style-name="DefaultParagraphFont" style:family="text">
      <style:text-properties fo:font-size="11pt" style:font-size-asian="11pt" style:font-size-complex="11pt"/>
    </style:style>
    <style:style style:name="P159" style:parent-style-name="Normal" style:family="paragraph">
      <style:paragraph-properties fo:margin-top="0.1666in" fo:margin-bottom="0.0416in"/>
    </style:style>
    <style:style style:name="T160" style:parent-style-name="DefaultParagraphFont" style:family="text">
      <style:text-properties fo:font-weight="bold" style:font-weight-asian="bold" style:font-weight-complex="bold" fo:font-size="11pt" style:font-size-asian="11pt" style:font-size-complex="11pt"/>
    </style:style>
    <style:style style:name="P161" style:parent-style-name="Normal" style:family="paragraph">
      <style:paragraph-properties fo:margin-top="0.1666in" fo:margin-bottom="0.0416in"/>
    </style:style>
    <style:style style:name="T162" style:parent-style-name="DefaultParagraphFont" style:family="text">
      <style:text-properties style:font-weight-complex="bold" fo:font-size="11pt" style:font-size-asian="11pt" style:font-size-complex="11pt"/>
    </style:style>
    <style:style style:name="T163" style:parent-style-name="DefaultParagraphFont" style:family="text">
      <style:text-properties style:font-weight-complex="bold" fo:font-size="11pt" style:font-size-asian="11pt" style:font-size-complex="11pt"/>
    </style:style>
    <style:style style:name="T164" style:parent-style-name="DefaultParagraphFont" style:family="text">
      <style:text-properties style:font-weight-complex="bold" fo:font-size="11pt" style:font-size-asian="11pt" style:font-size-complex="11pt"/>
    </style:style>
    <style:style style:name="P165" style:parent-style-name="Normal" style:family="paragraph">
      <style:text-properties fo:font-weight="bold" style:font-weight-asian="bold" style:font-weight-complex="bold"/>
    </style:style>
    <style:style style:name="T166" style:parent-style-name="DefaultParagraphFont" style:family="text">
      <style:text-properties fo:font-weight="bold" style:font-weight-asian="bold" style:font-weight-complex="bold" fo:font-size="11pt" style:font-size-asian="11pt" style:font-size-complex="11pt"/>
    </style:style>
    <style:style style:name="T167" style:parent-style-name="DefaultParagraphFont" style:family="text">
      <style:text-properties fo:font-weight="bold" style:font-weight-asian="bold" style:font-weight-complex="bold" fo:font-size="11pt" style:font-size-asian="11pt" style:font-size-complex="11pt"/>
    </style:style>
    <style:style style:name="T168"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P169" style:parent-style-name="Normal" style:family="paragraph">
      <style:text-properties fo:font-weight="bold" style:font-weight-asian="bold" style:font-weight-complex="bold"/>
    </style:style>
    <style:style style:name="T170" style:parent-style-name="DefaultParagraphFont" style:family="text">
      <style:text-properties fo:font-weight="bold" style:font-weight-asian="bold" style:font-weight-complex="bold" fo:font-size="11pt" style:font-size-asian="11pt" style:font-size-complex="11pt"/>
    </style:style>
    <style:style style:name="T171" style:parent-style-name="DefaultParagraphFont" style:family="text">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72" style:parent-style-name="DefaultParagraphFont" style:family="text">
      <style:text-properties fo:font-weight="bold" style:font-weight-asian="bold" style:font-weight-complex="bold" fo:font-size="11pt" style:font-size-asian="11pt" style:font-size-complex="11pt"/>
    </style:style>
    <style:style style:name="T173" style:parent-style-name="DefaultParagraphFont" style:family="text">
      <style:text-properties fo:font-weight="bold" style:font-weight-asian="bold" style:font-weight-complex="bold" fo:font-size="11pt" style:font-size-asian="11pt" style:font-size-complex="11pt"/>
    </style:style>
    <style:style style:name="T174"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P175" style:parent-style-name="Normal" style:family="paragraph">
      <style:text-properties fo:font-weight="bold" style:font-weight-asian="bold" style:font-weight-complex="bold"/>
    </style:style>
    <style:style style:name="TableColumn177" style:family="table-column">
      <style:table-column-properties style:column-width="7.125in"/>
    </style:style>
    <style:style style:name="Table176" style:family="table">
      <style:table-properties style:width="7.125in" fo:margin-left="0in" table:align="left"/>
    </style:style>
    <style:style style:name="TableRow178" style:family="table-row">
      <style:table-row-properties/>
    </style:style>
    <style:style style:name="TableCell179"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180" style:parent-style-name="Heading2" style:family="paragraph">
      <style:text-properties fo:font-style="normal" style:font-style-asian="normal" fo:font-size="12pt" style:font-size-asian="12pt" style:font-size-complex="12pt"/>
    </style:style>
    <style:style style:name="TableRow181" style:family="table-row">
      <style:table-row-properties/>
    </style:style>
    <style:style style:name="TableCell182" style:family="table-cell">
      <style:table-cell-properties fo:border-top="none" fo:border-left="0.0208in solid #000000" fo:border-bottom="none" fo:border-right="0.0208in solid #000000" fo:padding-top="0in" fo:padding-left="0.075in" fo:padding-bottom="0in" fo:padding-right="0.075in"/>
    </style:style>
    <style:style style:name="P183" style:parent-style-name="Normal" style:family="paragraph">
      <style:paragraph-properties fo:margin-top="0.1666in" fo:margin-bottom="0.0416in"/>
    </style:style>
    <style:style style:name="T184" style:parent-style-name="DefaultParagraphFont" style:family="text">
      <style:text-properties fo:font-weight="bold" style:font-weight-asian="bold" style:font-weight-complex="bold" fo:font-size="11pt" style:font-size-asian="11pt" style:font-size-complex="11pt"/>
    </style:style>
    <style:style style:name="P185" style:parent-style-name="Normal" style:family="paragraph">
      <style:paragraph-properties fo:margin-top="0.1666in" fo:margin-bottom="0.0416in"/>
    </style:style>
    <style:style style:name="T186" style:parent-style-name="DefaultParagraphFont" style:family="text">
      <style:text-properties style:font-weight-complex="bold" fo:font-size="11pt" style:font-size-asian="11pt" style:font-size-complex="11pt"/>
    </style:style>
    <style:style style:name="T187" style:parent-style-name="DefaultParagraphFont" style:family="text">
      <style:text-properties style:font-weight-complex="bold" fo:font-style="italic" style:font-style-asian="italic" fo:font-size="11pt" style:font-size-asian="11pt" style:font-size-complex="11pt"/>
    </style:style>
    <style:style style:name="T188" style:parent-style-name="DefaultParagraphFont" style:family="text">
      <style:text-properties style:font-weight-complex="bold" fo:font-style="italic" style:font-style-asian="italic" fo:font-size="11pt" style:font-size-asian="11pt" style:font-size-complex="11pt"/>
    </style:style>
    <style:style style:name="T189" style:parent-style-name="DefaultParagraphFont" style:family="text">
      <style:text-properties style:font-weight-complex="bold" fo:font-size="11pt" style:font-size-asian="11pt" style:font-size-complex="11pt"/>
    </style:style>
    <style:style style:name="T190" style:parent-style-name="DefaultParagraphFont" style:family="text">
      <style:text-properties style:font-weight-complex="bold" fo:font-size="11pt" style:font-size-asian="11pt" style:font-size-complex="11pt"/>
    </style:style>
    <style:style style:name="T191" style:parent-style-name="DefaultParagraphFont" style:family="text">
      <style:text-properties style:font-weight-complex="bold" style:text-position="super 63.6%" fo:font-size="11pt" style:font-size-asian="11pt" style:font-size-complex="11pt"/>
    </style:style>
    <style:style style:name="T192" style:parent-style-name="DefaultParagraphFont" style:family="text">
      <style:text-properties style:font-weight-complex="bold" fo:font-size="11pt" style:font-size-asian="11pt" style:font-size-complex="11pt"/>
    </style:style>
    <style:style style:name="T193" style:parent-style-name="DefaultParagraphFont" style:family="text">
      <style:text-properties style:font-weight-complex="bold" fo:font-size="11pt" style:font-size-asian="11pt" style:font-size-complex="11pt"/>
    </style:style>
    <style:style style:name="T194" style:parent-style-name="DefaultParagraphFont" style:family="text">
      <style:text-properties style:font-weight-complex="bold" fo:font-size="11pt" style:font-size-asian="11pt" style:font-size-complex="11pt"/>
    </style:style>
    <style:style style:name="T195" style:parent-style-name="DefaultParagraphFont" style:family="text">
      <style:text-properties style:font-weight-complex="bold" fo:font-size="11pt" style:font-size-asian="11pt" style:font-size-complex="11pt"/>
    </style:style>
    <style:style style:name="T196" style:parent-style-name="DefaultParagraphFont" style:family="text">
      <style:text-properties style:font-weight-complex="bold" fo:font-size="11pt" style:font-size-asian="11pt" style:font-size-complex="11pt"/>
    </style:style>
    <style:style style:name="P197" style:parent-style-name="Normal" style:family="paragraph">
      <style:paragraph-properties fo:margin-top="0.1666in" fo:margin-bottom="0.0416in"/>
    </style:style>
    <style:style style:name="T198" style:parent-style-name="DefaultParagraphFont" style:family="text">
      <style:text-properties style:font-weight-complex="bold" fo:font-size="11pt" style:font-size-asian="11pt" style:font-size-complex="11pt"/>
    </style:style>
    <style:style style:name="T199" style:parent-style-name="DefaultParagraphFont" style:family="text">
      <style:text-properties style:font-weight-complex="bold" style:text-position="super 63.6%" fo:font-size="11pt" style:font-size-asian="11pt" style:font-size-complex="11pt"/>
    </style:style>
    <style:style style:name="T200" style:parent-style-name="DefaultParagraphFont" style:family="text">
      <style:text-properties style:font-weight-complex="bold" fo:font-size="11pt" style:font-size-asian="11pt" style:font-size-complex="11pt"/>
    </style:style>
    <style:style style:name="T201" style:parent-style-name="DefaultParagraphFont" style:family="text">
      <style:text-properties style:font-weight-complex="bold" fo:font-size="11pt" style:font-size-asian="11pt" style:font-size-complex="11pt"/>
    </style:style>
    <style:style style:name="T202" style:parent-style-name="DefaultParagraphFont" style:family="text">
      <style:text-properties style:font-weight-complex="bold" fo:font-size="11pt" style:font-size-asian="11pt"/>
    </style:style>
    <style:style style:name="T203" style:parent-style-name="DefaultParagraphFont" style:family="text">
      <style:text-properties style:font-weight-complex="bold" fo:font-size="11pt" style:font-size-asian="11pt"/>
    </style:style>
    <style:style style:name="TableRow204" style:family="table-row">
      <style:table-row-properties/>
    </style:style>
    <style:style style:name="TableCell205" style:family="table-cell">
      <style:table-cell-properties fo:border-top="none" fo:border-left="0.0208in solid #000000" fo:border-bottom="0.0104in solid #000000" fo:border-right="0.0208in solid #000000" fo:padding-top="0in" fo:padding-left="0.075in" fo:padding-bottom="0in" fo:padding-right="0.075in"/>
    </style:style>
    <style:style style:name="P206" style:parent-style-name="Normal" style:family="paragraph">
      <style:paragraph-properties fo:margin-top="0.1666in" fo:margin-bottom="0.0416in"/>
    </style:style>
    <style:style style:name="T207" style:parent-style-name="DefaultParagraphFont" style:family="text">
      <style:text-properties fo:font-weight="bold" style:font-weight-asian="bold" style:font-weight-complex="bold" fo:font-size="11pt" style:font-size-asian="11pt" style:font-size-complex="11pt"/>
    </style:style>
    <style:style style:name="P208" style:parent-style-name="Normal" style:family="paragraph">
      <style:paragraph-properties fo:margin-top="0.1666in" fo:margin-bottom="0.0416in"/>
    </style:style>
    <style:style style:name="T209"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T210" style:parent-style-name="DefaultParagraphFont" style:family="text">
      <style:text-properties style:font-weight-complex="bold" fo:font-style="italic" style:font-style-asian="italic" fo:font-size="11pt" style:font-size-asian="11pt" style:font-size-complex="11pt"/>
    </style:style>
    <style:style style:name="P211" style:parent-style-name="Normal" style:family="paragraph">
      <style:paragraph-properties fo:margin-top="0.1666in" fo:margin-bottom="0.0416in"/>
    </style:style>
    <style:style style:name="T212"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213" style:parent-style-name="DefaultParagraphFont" style:family="text">
      <style:text-properties style:font-weight-complex="bold" fo:font-size="11pt" style:font-size-asian="11pt" style:font-size-complex="11pt"/>
    </style:style>
    <style:style style:name="T214" style:parent-style-name="DefaultParagraphFont" style:family="text">
      <style:text-properties style:font-weight-complex="bold" fo:font-size="11pt" style:font-size-asian="11pt" style:font-size-complex="11pt"/>
    </style:style>
    <style:style style:name="P215" style:parent-style-name="Normal" style:family="paragraph">
      <style:paragraph-properties fo:margin-top="0.1666in" fo:margin-bottom="0.0416in"/>
    </style:style>
    <style:style style:name="T216"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217" style:parent-style-name="DefaultParagraphFont" style:family="text">
      <style:text-properties style:font-weight-complex="bold" fo:font-size="11pt" style:font-size-asian="11pt" style:font-size-complex="11pt"/>
    </style:style>
    <style:style style:name="T218" style:parent-style-name="DefaultParagraphFont" style:family="text">
      <style:text-properties style:font-weight-complex="bold" style:text-position="super 63.6%" fo:font-size="11pt" style:font-size-asian="11pt" style:font-size-complex="11pt"/>
    </style:style>
    <style:style style:name="T219" style:parent-style-name="DefaultParagraphFont" style:family="text">
      <style:text-properties style:font-weight-complex="bold" fo:font-size="11pt" style:font-size-asian="11pt" style:font-size-complex="11pt"/>
    </style:style>
    <style:style style:name="T220" style:parent-style-name="DefaultParagraphFont" style:family="text">
      <style:text-properties style:font-weight-complex="bold" fo:font-size="11pt" style:font-size-asian="11pt" style:font-size-complex="11pt"/>
    </style:style>
    <style:style style:name="T221" style:parent-style-name="DefaultParagraphFont" style:family="text">
      <style:text-properties style:font-weight-complex="bold" fo:font-size="11pt" style:font-size-asian="11pt" style:font-size-complex="11pt"/>
    </style:style>
    <style:style style:name="P222" style:parent-style-name="Normal" style:family="paragraph">
      <style:paragraph-properties fo:margin-top="0.1666in" fo:margin-bottom="0.0416in"/>
    </style:style>
    <style:style style:name="T223"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224" style:parent-style-name="DefaultParagraphFont" style:family="text">
      <style:text-properties style:font-weight-complex="bold" fo:font-size="11pt" style:font-size-asian="11pt" style:font-size-complex="11pt"/>
    </style:style>
    <style:style style:name="P225" style:parent-style-name="Normal" style:family="paragraph">
      <style:paragraph-properties fo:margin-top="0.1666in" fo:margin-bottom="0.0416in"/>
    </style:style>
    <style:style style:name="T226"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227" style:parent-style-name="DefaultParagraphFont" style:family="text">
      <style:text-properties style:font-weight-complex="bold" fo:font-size="11pt" style:font-size-asian="11pt" style:font-size-complex="11pt"/>
    </style:style>
    <style:style style:name="T228" style:parent-style-name="DefaultParagraphFont" style:family="text">
      <style:text-properties style:font-weight-complex="bold" fo:font-size="11pt" style:font-size-asian="11pt" style:font-size-complex="11pt"/>
    </style:style>
    <style:style style:name="T229" style:parent-style-name="DefaultParagraphFont" style:family="text">
      <style:text-properties style:font-weight-complex="bold" fo:font-size="11pt" style:font-size-asian="11pt" style:font-size-complex="11pt"/>
    </style:style>
    <style:style style:name="T230" style:parent-style-name="DefaultParagraphFont" style:family="text">
      <style:text-properties style:font-weight-complex="bold" fo:font-size="11pt" style:font-size-asian="11pt" style:font-size-complex="11pt"/>
    </style:style>
    <style:style style:name="T231" style:parent-style-name="DefaultParagraphFont" style:family="text">
      <style:text-properties style:font-weight-complex="bold" fo:font-size="11pt" style:font-size-asian="11pt" style:font-size-complex="11pt"/>
    </style:style>
    <style:style style:name="P232" style:parent-style-name="Normal" style:family="paragraph">
      <style:paragraph-properties fo:margin-top="0.1666in" fo:margin-bottom="0.0416in"/>
    </style:style>
    <style:style style:name="T233"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234" style:parent-style-name="DefaultParagraphFont" style:family="text">
      <style:text-properties style:font-weight-complex="bold" fo:font-size="11pt" style:font-size-asian="11pt" style:font-size-complex="11pt"/>
    </style:style>
    <style:style style:name="T235" style:parent-style-name="DefaultParagraphFont" style:family="text">
      <style:text-properties style:font-weight-complex="bold" fo:font-size="11pt" style:font-size-asian="11pt" style:font-size-complex="11pt"/>
    </style:style>
    <style:style style:name="P236" style:parent-style-name="Normal" style:family="paragraph">
      <style:paragraph-properties fo:margin-top="0.1666in" fo:margin-bottom="0.0416in"/>
    </style:style>
    <style:style style:name="T237"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238" style:parent-style-name="DefaultParagraphFont" style:family="text">
      <style:text-properties style:font-weight-complex="bold" fo:font-size="11pt" style:font-size-asian="11pt" style:font-size-complex="11pt"/>
    </style:style>
    <style:style style:name="P239" style:parent-style-name="Normal" style:family="paragraph">
      <style:paragraph-properties fo:margin-top="0.1666in" fo:margin-bottom="0.0416in"/>
    </style:style>
    <style:style style:name="T240"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241" style:parent-style-name="DefaultParagraphFont" style:family="text">
      <style:text-properties style:font-weight-complex="bold" fo:font-size="11pt" style:font-size-asian="11pt" style:font-size-complex="11pt"/>
    </style:style>
    <style:style style:name="T242" style:parent-style-name="DefaultParagraphFont" style:family="text">
      <style:text-properties style:font-weight-complex="bold" fo:font-size="11pt" style:font-size-asian="11pt" style:font-size-complex="11pt"/>
    </style:style>
    <style:style style:name="P243" style:parent-style-name="Normal" style:family="paragraph">
      <style:paragraph-properties style:text-autospace="none"/>
      <style:text-properties style:font-name-complex="Arial" fo:font-weight="bold" style:font-weight-asian="bold" style:font-weight-complex="bold" style:text-underline-type="single" style:text-underline-style="solid" style:text-underline-width="auto" style:text-underline-mode="continuous"/>
    </style:style>
    <style:style style:name="P244" style:parent-style-name="Normal" style:family="paragraph">
      <style:paragraph-properties style:text-autospace="none"/>
    </style:style>
    <style:style style:name="T245" style:parent-style-name="DefaultParagraphFont" style:family="text">
      <style:text-properties style:font-name-complex="Arial" style:font-weight-complex="bold" fo:font-size="11pt" style:font-size-asian="11pt" style:font-size-complex="11pt" style:text-underline-type="single" style:text-underline-style="solid" style:text-underline-width="auto" style:text-underline-mode="continuous"/>
    </style:style>
    <style:style style:name="T246" style:parent-style-name="DefaultParagraphFont" style:family="text">
      <style:text-properties style:font-name-complex="Arial" style:font-weight-complex="bold" fo:font-size="11pt" style:font-size-asian="11pt" style:font-size-complex="11pt"/>
    </style:style>
    <style:style style:name="T247" style:parent-style-name="DefaultParagraphFont" style:family="text">
      <style:text-properties style:font-name-complex="Arial" style:font-weight-complex="bold" fo:font-size="11pt" style:font-size-asian="11pt" style:font-size-complex="11pt" fo:language="en" fo:country="ZA" style:language-asian="en" style:country-asian="GB"/>
    </style:style>
    <style:style style:name="P248" style:parent-style-name="Normal" style:family="paragraph">
      <style:paragraph-properties fo:margin-top="0.1666in" fo:margin-bottom="0.0416in"/>
    </style:style>
    <style:style style:name="T249" style:parent-style-name="DefaultParagraphFont" style:family="text">
      <style:text-properties fo:font-weight="bold" style:font-weight-asian="bold" style:font-weight-complex="bold" fo:font-style="italic" style:font-style-asian="italic" fo:font-size="11pt" style:font-size-asian="11pt"/>
    </style:style>
    <style:style style:name="T250" style:parent-style-name="DefaultParagraphFont" style:family="text">
      <style:text-properties fo:font-weight="bold" style:font-weight-asian="bold" style:font-weight-complex="bold" fo:font-style="italic" style:font-style-asian="italic" fo:font-size="11pt" style:font-size-asian="11pt"/>
    </style:style>
    <style:style style:name="T251" style:parent-style-name="DefaultParagraphFont" style:family="text">
      <style:text-properties style:font-weight-complex="bold" fo:font-style="italic" style:font-style-asian="italic" fo:font-size="11pt" style:font-size-asian="11pt"/>
    </style:style>
    <style:style style:name="P252" style:parent-style-name="Normal" style:family="paragraph">
      <style:paragraph-properties fo:margin-top="0.1666in" fo:margin-bottom="0.0416in"/>
    </style:style>
    <style:style style:name="T253"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254" style:parent-style-name="DefaultParagraphFont" style:family="text">
      <style:text-properties style:font-weight-complex="bold" fo:font-size="11pt" style:font-size-asian="11pt" style:font-size-complex="11pt"/>
    </style:style>
    <style:style style:name="P25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256"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257" style:parent-style-name="DefaultParagraphFont" style:family="text">
      <style:text-properties style:font-weight-complex="bold" fo:font-size="11pt" style:font-size-asian="11pt" style:font-size-complex="11pt"/>
    </style:style>
    <style:style style:name="T258" style:parent-style-name="DefaultParagraphFont" style:family="text">
      <style:text-properties style:font-weight-complex="bold" fo:font-size="11pt" style:font-size-asian="11pt" style:font-size-complex="11pt"/>
    </style:style>
    <style:style style:name="T259" style:parent-style-name="FootnoteReference" style:family="text">
      <style:text-properties style:font-weight-complex="bold" fo:font-size="11pt" style:font-size-asian="11pt" style:font-size-complex="11pt"/>
    </style:style>
    <style:style style:name="T260" style:parent-style-name="DefaultParagraphFont" style:family="text">
      <style:text-properties fo:font-size="10pt" style:font-size-asian="10pt" style:font-size-complex="10pt"/>
    </style:style>
    <style:style style:name="T261" style:parent-style-name="DefaultParagraphFont" style:family="text">
      <style:text-properties fo:font-size="10pt" style:font-size-asian="10pt" style:font-size-complex="10pt" fo:language="en" fo:country="ZA"/>
    </style:style>
    <style:style style:name="T262" style:parent-style-name="DefaultParagraphFont" style:family="text">
      <style:text-properties fo:font-size="10pt" style:font-size-asian="10pt" style:font-size-complex="10pt" fo:language="en" fo:country="ZA" style:language-asian="en" style:country-asian="ZA"/>
    </style:style>
    <style:style style:name="T263" style:parent-style-name="Hyperlink" style:family="text">
      <style:text-properties fo:font-size="10pt" style:font-size-asian="10pt" style:font-size-complex="10pt" fo:language="en" fo:country="ZA" style:language-asian="en" style:country-asian="ZA"/>
    </style:style>
    <style:style style:name="T264" style:parent-style-name="Hyperlink" style:family="text">
      <style:text-properties fo:font-size="10pt" style:font-size-asian="10pt" style:font-size-complex="10pt" fo:language="en" fo:country="ZA" style:language-asian="en" style:country-asian="ZA"/>
    </style:style>
    <style:style style:name="T265" style:parent-style-name="DefaultParagraphFont" style:family="text">
      <style:text-properties fo:font-size="10pt" style:font-size-asian="10pt" style:font-size-complex="10pt" fo:language="en" fo:country="ZA" style:language-asian="en" style:country-asian="ZA"/>
    </style:style>
    <style:style style:name="T266" style:parent-style-name="DefaultParagraphFont" style:family="text">
      <style:text-properties style:font-weight-complex="bold" fo:font-size="11pt" style:font-size-asian="11pt" style:font-size-complex="11pt"/>
    </style:style>
    <style:style style:name="T267" style:parent-style-name="DefaultParagraphFont" style:family="text">
      <style:text-properties style:font-weight-complex="bold" style:text-position="super 63.6%" fo:font-size="11pt" style:font-size-asian="11pt" style:font-size-complex="11pt"/>
    </style:style>
    <style:style style:name="T268" style:parent-style-name="DefaultParagraphFont" style:family="text">
      <style:text-properties style:font-weight-complex="bold" fo:font-size="11pt" style:font-size-asian="11pt" style:font-size-complex="11pt"/>
    </style:style>
    <style:style style:name="P269" style:parent-style-name="Normal" style:family="paragraph">
      <style:paragraph-properties fo:margin-top="0.1666in" fo:margin-bottom="0.0416in"/>
    </style:style>
    <style:style style:name="T270"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T271"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T272" style:parent-style-name="DefaultParagraphFont" style:family="text">
      <style:text-properties style:font-weight-complex="bold" fo:font-style="italic" style:font-style-asian="italic" fo:font-size="11pt" style:font-size-asian="11pt" style:font-size-complex="11pt"/>
    </style:style>
    <style:style style:name="P273" style:parent-style-name="Normal" style:family="paragraph">
      <style:paragraph-properties fo:margin-top="0.1666in" fo:margin-bottom="0.0416in"/>
    </style:style>
    <style:style style:name="T274"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275" style:parent-style-name="DefaultParagraphFont" style:family="text">
      <style:text-properties style:font-weight-complex="bold" fo:font-size="11pt" style:font-size-asian="11pt" style:font-size-complex="11pt"/>
    </style:style>
    <style:style style:name="P276" style:parent-style-name="Normal" style:family="paragraph">
      <style:paragraph-properties fo:margin-top="0.1666in" fo:margin-bottom="0.0416in"/>
    </style:style>
    <style:style style:name="T277"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278" style:parent-style-name="DefaultParagraphFont" style:family="text">
      <style:text-properties style:font-weight-complex="bold" fo:font-size="11pt" style:font-size-asian="11pt" style:font-size-complex="11pt"/>
    </style:style>
    <style:style style:name="T279" style:parent-style-name="DefaultParagraphFont" style:family="text">
      <style:text-properties style:font-weight-complex="bold" fo:font-size="11pt" style:font-size-asian="11pt" style:font-size-complex="11pt"/>
    </style:style>
    <style:style style:name="T280" style:parent-style-name="DefaultParagraphFont" style:family="text">
      <style:text-properties style:font-weight-complex="bold" fo:font-size="11pt" style:font-size-asian="11pt" style:font-size-complex="11pt"/>
    </style:style>
    <style:style style:name="P281" style:parent-style-name="Normal" style:family="paragraph">
      <style:paragraph-properties fo:margin-top="0.1666in" fo:margin-bottom="0.0416in"/>
    </style:style>
    <style:style style:name="T282"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283" style:parent-style-name="DefaultParagraphFont" style:family="text">
      <style:text-properties style:font-weight-complex="bold" fo:font-size="11pt" style:font-size-asian="11pt" style:font-size-complex="11pt"/>
    </style:style>
    <style:style style:name="P284" style:parent-style-name="Normal" style:family="paragraph">
      <style:paragraph-properties fo:margin-top="0.1666in" fo:margin-bottom="0.0416in"/>
    </style:style>
    <style:style style:name="T285"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286" style:parent-style-name="DefaultParagraphFont" style:family="text">
      <style:text-properties style:font-weight-complex="bold" fo:font-size="11pt" style:font-size-asian="11pt" style:font-size-complex="11pt"/>
    </style:style>
    <style:style style:name="T287" style:parent-style-name="DefaultParagraphFont" style:family="text">
      <style:text-properties style:font-weight-complex="bold" fo:font-size="11pt" style:font-size-asian="11pt" style:font-size-complex="11pt"/>
    </style:style>
    <style:style style:name="P288" style:parent-style-name="Normal" style:family="paragraph">
      <style:paragraph-properties fo:margin-top="0.1666in" fo:margin-bottom="0.0416in"/>
    </style:style>
    <style:style style:name="T289" style:parent-style-name="DefaultParagraphFont" style:family="text">
      <style:text-properties fo:font-weight="bold" style:font-weight-asian="bold" style:font-weight-complex="bold" fo:font-style="italic" style:font-style-asian="italic" fo:font-size="11pt" style:font-size-asian="11pt"/>
    </style:style>
    <style:style style:name="T290" style:parent-style-name="DefaultParagraphFont" style:family="text">
      <style:text-properties style:font-weight-complex="bold" fo:font-style="italic" style:font-style-asian="italic" fo:font-size="11pt" style:font-size-asian="11pt"/>
    </style:style>
    <style:style style:name="P291" style:parent-style-name="Normal" style:family="paragraph">
      <style:paragraph-properties fo:margin-top="0.1666in" fo:margin-bottom="0.0416in"/>
    </style:style>
    <style:style style:name="T292"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293" style:parent-style-name="DefaultParagraphFont" style:family="text">
      <style:text-properties style:font-weight-complex="bold" fo:font-size="11pt" style:font-size-asian="11pt" style:font-size-complex="11pt"/>
    </style:style>
    <style:style style:name="P294" style:parent-style-name="Normal" style:family="paragraph">
      <style:paragraph-properties fo:margin-top="0.1666in" fo:margin-bottom="0.0416in"/>
    </style:style>
    <style:style style:name="T295" style:parent-style-name="DefaultParagraphFont" style:family="text">
      <style:text-properties style:font-weight-complex="bold" fo:font-size="11pt" style:font-size-asian="11pt" style:text-underline-type="single" style:text-underline-style="solid" style:text-underline-width="auto" style:text-underline-mode="continuous"/>
    </style:style>
    <style:style style:name="T296" style:parent-style-name="DefaultParagraphFont" style:family="text">
      <style:text-properties style:font-weight-complex="bold" fo:font-size="11pt" style:font-size-asian="11pt" style:font-size-complex="11pt"/>
    </style:style>
    <style:style style:name="T297" style:parent-style-name="DefaultParagraphFont" style:family="text">
      <style:text-properties style:font-weight-complex="bold" fo:font-size="11pt" style:font-size-asian="11pt" style:font-size-complex="11pt"/>
    </style:style>
    <style:style style:name="T298" style:parent-style-name="DefaultParagraphFont" style:family="text">
      <style:text-properties style:font-weight-complex="bold" fo:font-size="11pt" style:font-size-asian="11pt" style:font-size-complex="11pt"/>
    </style:style>
    <style:style style:name="P299" style:parent-style-name="Normal" style:family="paragraph">
      <style:paragraph-properties fo:margin-top="0.1666in" fo:margin-bottom="0.0416in"/>
    </style:style>
    <style:style style:name="T300" style:parent-style-name="DefaultParagraphFont" style:family="text">
      <style:text-properties fo:font-weight="bold" style:font-weight-asian="bold" style:font-weight-complex="bold" fo:font-style="italic" style:font-style-asian="italic" fo:font-size="11pt" style:font-size-asian="11pt"/>
    </style:style>
    <style:style style:name="T301" style:parent-style-name="DefaultParagraphFont" style:family="text">
      <style:text-properties style:font-weight-complex="bold" fo:font-style="italic" style:font-style-asian="italic" fo:font-size="11pt" style:font-size-asian="11pt"/>
    </style:style>
    <style:style style:name="P302" style:parent-style-name="Normal" style:family="paragraph">
      <style:paragraph-properties fo:margin-top="0.1666in" fo:margin-bottom="0.0416in"/>
    </style:style>
    <style:style style:name="T303"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304" style:parent-style-name="DefaultParagraphFont" style:family="text">
      <style:text-properties style:font-weight-complex="bold" fo:font-size="11pt" style:font-size-asian="11pt" style:font-size-complex="11pt"/>
    </style:style>
    <style:style style:name="T305" style:parent-style-name="DefaultParagraphFont" style:family="text">
      <style:text-properties style:font-weight-complex="bold" fo:font-size="11pt" style:font-size-asian="11pt" style:font-size-complex="11pt"/>
    </style:style>
    <style:style style:name="P306" style:parent-style-name="Normal" style:family="paragraph">
      <style:paragraph-properties fo:margin-top="0.1666in" fo:margin-bottom="0.0416in"/>
    </style:style>
    <style:style style:name="T307"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308" style:parent-style-name="DefaultParagraphFont" style:family="text">
      <style:text-properties style:font-weight-complex="bold" fo:font-size="11pt" style:font-size-asian="11pt" style:font-size-complex="11pt"/>
    </style:style>
    <style:style style:name="T309" style:parent-style-name="FootnoteReference" style:family="text">
      <style:text-properties style:font-weight-complex="bold" fo:font-size="11pt" style:font-size-asian="11pt" style:font-size-complex="11pt"/>
    </style:style>
    <style:style style:name="T310" style:parent-style-name="DefaultParagraphFont" style:family="text">
      <style:text-properties style:font-name="Arial" style:font-name-complex="Arial" fo:font-weight="normal" style:font-weight-asian="normal" fo:font-size="10pt" style:font-size-asian="10pt" style:font-size-complex="10pt"/>
    </style:style>
    <style:style style:name="T311" style:parent-style-name="DefaultParagraphFont" style:family="text">
      <style:text-properties style:font-name="Arial" style:font-name-complex="Arial" fo:font-weight="normal" style:font-weight-asian="normal" style:use-window-font-color="true" fo:font-size="10pt" style:font-size-asian="10pt" style:font-size-complex="10pt" fo:language="en" fo:country="ZA"/>
    </style:style>
    <style:style style:name="T312" style:parent-style-name="DefaultParagraphFont" style:family="text">
      <style:text-properties style:font-name="Arial" style:font-name-complex="Arial" fo:font-weight="normal" style:font-weight-asian="normal" style:use-window-font-color="true" fo:font-size="10pt" style:font-size-asian="10pt" style:font-size-complex="10pt"/>
    </style:style>
    <style:style style:name="T313" style:parent-style-name="Hyperlink" style:family="text">
      <style:text-properties style:font-name="Arial" style:font-name-complex="Arial" fo:font-weight="normal" style:font-weight-asian="normal" fo:font-size="10pt" style:font-size-asian="10pt" style:font-size-complex="10pt"/>
    </style:style>
    <style:style style:name="T314" style:parent-style-name="DefaultParagraphFont" style:family="text">
      <style:text-properties style:font-name="Arial" style:font-name-complex="Arial" fo:font-weight="normal" style:font-weight-asian="normal" fo:font-size="10pt" style:font-size-asian="10pt" style:font-size-complex="10pt"/>
    </style:style>
    <style:style style:name="T315" style:parent-style-name="DefaultParagraphFont" style:family="text">
      <style:text-properties style:font-weight-complex="bold" fo:font-size="11pt" style:font-size-asian="11pt" style:font-size-complex="11pt"/>
    </style:style>
    <style:style style:name="T316" style:parent-style-name="DefaultParagraphFont" style:family="text">
      <style:text-properties style:font-weight-complex="bold" fo:font-size="11pt" style:font-size-asian="11pt" style:font-size-complex="11pt"/>
    </style:style>
    <style:style style:name="T317" style:parent-style-name="FootnoteReference" style:family="text">
      <style:text-properties style:font-weight-complex="bold" fo:font-size="11pt" style:font-size-asian="11pt" style:font-size-complex="11pt"/>
    </style:style>
    <style:style style:name="T318" style:parent-style-name="FootnoteReference" style:family="text">
      <style:text-properties style:font-weight-complex="bold" fo:font-size="11pt" style:font-size-asian="11pt" style:font-size-complex="11pt"/>
    </style:style>
    <style:style style:name="T319" style:parent-style-name="DefaultParagraphFont" style:family="text">
      <style:text-properties fo:language="en" fo:country="ZA"/>
    </style:style>
    <style:style style:name="T320" style:parent-style-name="Hyperlink" style:family="text">
      <style:text-properties fo:language="en" fo:country="ZA"/>
    </style:style>
    <style:style style:name="T321" style:parent-style-name="DefaultParagraphFont" style:family="text">
      <style:text-properties fo:language="en" fo:country="ZA"/>
    </style:style>
    <style:style style:name="T322" style:parent-style-name="DefaultParagraphFont" style:family="text">
      <style:text-properties style:font-weight-complex="bold" fo:font-size="11pt" style:font-size-asian="11pt" style:font-size-complex="11pt"/>
    </style:style>
    <style:style style:name="T323" style:parent-style-name="DefaultParagraphFont" style:family="text">
      <style:text-properties style:font-weight-complex="bold" fo:font-size="11pt" style:font-size-asian="11pt" style:font-size-complex="11pt"/>
    </style:style>
    <style:style style:name="P324" style:parent-style-name="Normal" style:family="paragraph">
      <style:paragraph-properties fo:margin-top="0.1666in" fo:margin-bottom="0.0416in"/>
    </style:style>
    <style:style style:name="T325" style:parent-style-name="DefaultParagraphFont" style:family="text">
      <style:text-properties fo:font-weight="bold" style:font-weight-asian="bold" style:font-weight-complex="bold" fo:font-style="italic" style:font-style-asian="italic" fo:font-size="11pt" style:font-size-asian="11pt"/>
    </style:style>
    <style:style style:name="T326" style:parent-style-name="DefaultParagraphFont" style:family="text">
      <style:text-properties style:font-weight-complex="bold" fo:font-style="italic" style:font-style-asian="italic" fo:font-size="11pt" style:font-size-asian="11pt"/>
    </style:style>
    <style:style style:name="P327" style:parent-style-name="Normal" style:family="paragraph">
      <style:paragraph-properties fo:margin-top="0.1666in" fo:margin-bottom="0.0416in"/>
    </style:style>
    <style:style style:name="T328"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329" style:parent-style-name="DefaultParagraphFont" style:family="text">
      <style:text-properties style:font-weight-complex="bold" fo:font-size="11pt" style:font-size-asian="11pt" style:font-size-complex="11pt"/>
    </style:style>
    <style:style style:name="T330" style:parent-style-name="DefaultParagraphFont" style:family="text">
      <style:text-properties style:font-weight-complex="bold" fo:font-size="11pt" style:font-size-asian="11pt" style:font-size-complex="11pt"/>
    </style:style>
    <style:style style:name="P331" style:parent-style-name="Normal" style:family="paragraph">
      <style:paragraph-properties fo:margin-top="0.1666in" fo:margin-bottom="0.0416in"/>
    </style:style>
    <style:style style:name="T332"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333" style:parent-style-name="DefaultParagraphFont" style:family="text">
      <style:text-properties style:font-weight-complex="bold" fo:font-size="11pt" style:font-size-asian="11pt" style:font-size-complex="11pt"/>
    </style:style>
    <style:style style:name="T334" style:parent-style-name="DefaultParagraphFont" style:family="text">
      <style:text-properties style:font-name-complex="Arial" style:font-weight-complex="bold" fo:font-size="11pt" style:font-size-asian="11pt" style:font-size-complex="11pt"/>
    </style:style>
    <style:style style:name="P335" style:parent-style-name="Normal" style:family="paragraph">
      <style:paragraph-properties fo:margin-top="0.1666in" fo:margin-bottom="0.0416in"/>
    </style:style>
    <style:style style:name="T336" style:parent-style-name="DefaultParagraphFont" style:family="text">
      <style:text-properties fo:font-weight="bold" style:font-weight-asian="bold" style:font-weight-complex="bold" fo:font-size="11pt" style:font-size-asian="11pt" style:font-size-complex="11pt"/>
    </style:style>
    <style:style style:name="P337" style:parent-style-name="Normal" style:family="paragraph">
      <style:paragraph-properties fo:margin-top="0.1666in" fo:margin-bottom="0.0416in"/>
    </style:style>
    <style:style style:name="T338" style:parent-style-name="DefaultParagraphFont" style:family="text">
      <style:text-properties style:font-weight-complex="bold" fo:font-size="11pt" style:font-size-asian="11pt" style:font-size-complex="11pt"/>
    </style:style>
    <style:style style:name="T339" style:parent-style-name="DefaultParagraphFont" style:family="text">
      <style:text-properties style:font-weight-complex="bold" fo:font-size="11pt" style:font-size-asian="11pt" style:font-size-complex="11pt"/>
    </style:style>
    <style:style style:name="P340" style:parent-style-name="Normal" style:family="paragraph">
      <style:paragraph-properties fo:margin-top="0.1666in" fo:margin-bottom="0.0416in"/>
    </style:style>
    <style:style style:name="T341" style:parent-style-name="DefaultParagraphFont" style:family="text">
      <style:text-properties style:font-weight-complex="bold" fo:font-size="11pt" style:font-size-asian="11pt" style:font-size-complex="11pt"/>
    </style:style>
    <style:style style:name="T342" style:parent-style-name="DefaultParagraphFont" style:family="text">
      <style:text-properties style:font-weight-complex="bold" fo:font-size="11pt" style:font-size-asian="11pt" style:font-size-complex="11pt"/>
    </style:style>
    <style:style style:name="P343" style:parent-style-name="Normal" style:family="paragraph">
      <style:paragraph-properties fo:margin-top="0.1666in" fo:margin-bottom="0.0416in"/>
    </style:style>
    <style:style style:name="T344" style:parent-style-name="DefaultParagraphFont" style:family="text">
      <style:text-properties style:font-weight-complex="bold" fo:font-size="11pt" style:font-size-asian="11pt" style:font-size-complex="11pt"/>
    </style:style>
    <style:style style:name="T345" style:parent-style-name="DefaultParagraphFont" style:family="text">
      <style:text-properties style:font-weight-complex="bold" fo:font-size="11pt" style:font-size-asian="11pt" style:font-size-complex="11pt"/>
    </style:style>
    <style:style style:name="P346" style:parent-style-name="Normal" style:family="paragraph">
      <style:text-properties fo:font-weight="bold" style:font-weight-asian="bold" style:font-weight-complex="bold"/>
    </style:style>
    <style:style style:name="T347" style:parent-style-name="DefaultParagraphFont" style:family="text">
      <style:text-properties style:font-weight-complex="bold" fo:font-size="11pt" style:font-size-asian="11pt" style:font-size-complex="11pt"/>
    </style:style>
    <style:style style:name="T348" style:parent-style-name="DefaultParagraphFont" style:family="text">
      <style:text-properties style:font-weight-complex="bold" fo:font-size="11pt" style:font-size-asian="11pt" style:font-size-complex="11pt"/>
    </style:style>
    <style:style style:name="T349" style:parent-style-name="DefaultParagraphFont" style:family="text">
      <style:text-properties style:font-weight-complex="bold" fo:font-size="11pt" style:font-size-asian="11pt" style:font-size-complex="11pt"/>
    </style:style>
    <style:style style:name="T350" style:parent-style-name="DefaultParagraphFont" style:family="text">
      <style:text-properties style:font-weight-complex="bold" fo:font-style="italic" style:font-style-asian="italic" fo:color="#FF0000" fo:font-size="11pt" style:font-size-asian="11pt" style:font-size-complex="11pt"/>
    </style:style>
    <style:style style:name="P351" style:parent-style-name="Normal" style:family="paragraph">
      <style:text-properties fo:font-weight="bold" style:font-weight-asian="bold" style:font-weight-complex="bold"/>
    </style:style>
    <style:style style:name="T352" style:parent-style-name="DefaultParagraphFont" style:family="text">
      <style:text-properties style:font-weight-complex="bold" fo:font-size="11pt" style:font-size-asian="11pt" style:font-size-complex="11pt"/>
    </style:style>
    <style:style style:name="T353"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354" style:parent-style-name="DefaultParagraphFont" style:family="text">
      <style:text-properties style:font-weight-complex="bold" fo:font-size="11pt" style:font-size-asian="11pt" style:font-size-complex="11pt"/>
    </style:style>
    <style:style style:name="T355" style:parent-style-name="DefaultParagraphFont" style:family="text">
      <style:text-properties style:font-weight-complex="bold" fo:font-size="11pt" style:font-size-asian="11pt" style:font-size-complex="11pt"/>
    </style:style>
    <style:style style:name="T356" style:parent-style-name="DefaultParagraphFont" style:family="text">
      <style:text-properties style:font-weight-complex="bold" fo:font-style="italic" style:font-style-asian="italic" fo:color="#FF0000" fo:font-size="11pt" style:font-size-asian="11pt" style:font-size-complex="11pt"/>
    </style:style>
    <style:style style:name="P357" style:parent-style-name="Normal" style:family="paragraph">
      <style:text-properties fo:font-weight="bold" style:font-weight-asian="bold" style:font-weight-complex="bold"/>
    </style:style>
    <style:style style:name="P358" style:parent-style-name="Normal" style:family="paragraph">
      <style:paragraph-properties fo:break-before="page"/>
    </style:style>
    <style:style style:name="TableColumn360" style:family="table-column">
      <style:table-column-properties style:column-width="7.125in"/>
    </style:style>
    <style:style style:name="Table359" style:family="table">
      <style:table-properties style:width="7.125in" fo:margin-left="0in" table:align="left"/>
    </style:style>
    <style:style style:name="TableRow361" style:family="table-row">
      <style:table-row-properties/>
    </style:style>
    <style:style style:name="TableCell362"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363" style:parent-style-name="Heading2" style:family="paragraph">
      <style:text-properties fo:font-style="normal" style:font-style-asian="normal" fo:font-size="12pt" style:font-size-asian="12pt" style:font-size-complex="12pt"/>
    </style:style>
    <style:style style:name="TableRow364" style:family="table-row">
      <style:table-row-properties/>
    </style:style>
    <style:style style:name="TableCell365" style:family="table-cell">
      <style:table-cell-properties fo:border-top="none" fo:border-left="0.0208in solid #000000" fo:border-bottom="none" fo:border-right="0.0208in solid #000000" fo:padding-top="0in" fo:padding-left="0.075in" fo:padding-bottom="0in" fo:padding-right="0.075in"/>
    </style:style>
    <style:style style:name="P366" style:parent-style-name="Normal" style:family="paragraph">
      <style:paragraph-properties fo:margin-top="0.1666in" fo:margin-bottom="0.0416in"/>
    </style:style>
    <style:style style:name="T367" style:parent-style-name="DefaultParagraphFont" style:family="text">
      <style:text-properties fo:font-weight="bold" style:font-weight-asian="bold" style:font-weight-complex="bold" fo:font-size="11pt" style:font-size-asian="11pt" style:font-size-complex="11pt"/>
    </style:style>
    <style:style style:name="T368" style:parent-style-name="DefaultParagraphFont" style:family="text">
      <style:text-properties fo:font-weight="bold" style:font-weight-asian="bold" style:font-weight-complex="bold" fo:font-size="11pt" style:font-size-asian="11pt" style:font-size-complex="11pt"/>
    </style:style>
    <style:style style:name="P369" style:parent-style-name="Normal" style:family="paragraph">
      <style:paragraph-properties fo:margin-top="0.1666in" fo:margin-bottom="0.0416in"/>
    </style:style>
    <style:style style:name="T370" style:parent-style-name="DefaultParagraphFont" style:family="text">
      <style:text-properties style:font-weight-complex="bold" fo:font-size="11pt" style:font-size-asian="11pt" style:font-size-complex="11pt"/>
    </style:style>
    <style:style style:name="T371" style:parent-style-name="DefaultParagraphFont" style:family="text">
      <style:text-properties style:font-weight-complex="bold" fo:font-size="11pt" style:font-size-asian="11pt" style:font-size-complex="11pt"/>
    </style:style>
    <style:style style:name="P372" style:parent-style-name="Normal" style:family="paragraph">
      <style:paragraph-properties fo:margin-top="0.1666in" fo:margin-bottom="0.0416in"/>
    </style:style>
    <style:style style:name="T373" style:parent-style-name="DefaultParagraphFont" style:family="text">
      <style:text-properties style:font-weight-complex="bold" fo:font-size="11pt" style:font-size-asian="11pt" style:font-size-complex="11pt"/>
    </style:style>
    <style:style style:name="T374" style:parent-style-name="DefaultParagraphFont" style:family="text">
      <style:text-properties style:font-weight-complex="bold" fo:font-size="11pt" style:font-size-asian="11pt" style:font-size-complex="11pt"/>
    </style:style>
    <style:style style:name="T375" style:parent-style-name="DefaultParagraphFont" style:family="text">
      <style:text-properties style:font-weight-complex="bold" fo:font-size="11pt" style:font-size-asian="11pt" style:font-size-complex="11pt"/>
    </style:style>
    <style:style style:name="P376" style:parent-style-name="Normal" style:family="paragraph">
      <style:paragraph-properties fo:margin-top="0.1666in" fo:margin-bottom="0.0416in"/>
    </style:style>
    <style:style style:name="T377" style:parent-style-name="DefaultParagraphFont" style:family="text">
      <style:text-properties style:font-weight-complex="bold" fo:font-size="11pt" style:font-size-asian="11pt" style:font-size-complex="11pt"/>
    </style:style>
    <style:style style:name="T378" style:parent-style-name="DefaultParagraphFont" style:family="text">
      <style:text-properties style:font-weight-complex="bold" fo:font-size="11pt" style:font-size-asian="11pt" style:font-size-complex="11pt"/>
    </style:style>
    <style:style style:name="T379" style:parent-style-name="DefaultParagraphFont" style:family="text">
      <style:text-properties style:font-weight-complex="bold" fo:font-size="11pt" style:font-size-asian="11pt" style:font-size-complex="11pt"/>
    </style:style>
    <style:style style:name="P380" style:parent-style-name="Normal" style:family="paragraph">
      <style:paragraph-properties fo:margin-top="0.1666in" fo:margin-bottom="0.0416in"/>
    </style:style>
    <style:style style:name="T381" style:parent-style-name="DefaultParagraphFont" style:family="text">
      <style:text-properties style:font-weight-complex="bold" fo:font-size="11pt" style:font-size-asian="11pt" style:font-size-complex="11pt"/>
    </style:style>
    <style:style style:name="T382" style:parent-style-name="DefaultParagraphFont" style:family="text">
      <style:text-properties style:font-weight-complex="bold" fo:font-size="11pt" style:font-size-asian="11pt" style:font-size-complex="11pt"/>
    </style:style>
    <style:style style:name="T383" style:parent-style-name="DefaultParagraphFont" style:family="text">
      <style:text-properties style:font-weight-complex="bold" fo:font-size="11pt" style:font-size-asian="11pt" style:font-size-complex="11pt"/>
    </style:style>
    <style:style style:name="TableRow384" style:family="table-row">
      <style:table-row-properties/>
    </style:style>
    <style:style style:name="TableCell385" style:family="table-cell">
      <style:table-cell-properties fo:border-top="none" fo:border-left="0.0208in solid #000000" fo:border-bottom="none" fo:border-right="0.0208in solid #000000" fo:padding-top="0in" fo:padding-left="0.075in" fo:padding-bottom="0in" fo:padding-right="0.075in"/>
    </style:style>
    <style:style style:name="P386" style:parent-style-name="Normal" style:family="paragraph">
      <style:paragraph-properties fo:margin-top="0.1666in" fo:margin-bottom="0.0416in"/>
    </style:style>
    <style:style style:name="T387" style:parent-style-name="DefaultParagraphFont" style:family="text">
      <style:text-properties fo:font-weight="bold" style:font-weight-asian="bold" style:font-weight-complex="bold" fo:font-size="11pt" style:font-size-asian="11pt" style:font-size-complex="11pt"/>
    </style:style>
    <style:style style:name="T388" style:parent-style-name="DefaultParagraphFont" style:family="text">
      <style:text-properties fo:font-weight="bold" style:font-weight-asian="bold" style:font-weight-complex="bold" fo:font-size="11pt" style:font-size-asian="11pt" style:font-size-complex="11pt"/>
    </style:style>
    <style:style style:name="P389" style:parent-style-name="Normal" style:family="paragraph">
      <style:paragraph-properties fo:margin-top="0.1666in" fo:margin-bottom="0.0416in"/>
    </style:style>
    <style:style style:name="T390"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T391" style:parent-style-name="DefaultParagraphFont" style:family="text">
      <style:text-properties style:font-weight-complex="bold" fo:font-style="italic" style:font-style-asian="italic" fo:font-size="11pt" style:font-size-asian="11pt" style:font-size-complex="11pt"/>
    </style:style>
    <style:style style:name="P392" style:parent-style-name="Normal" style:family="paragraph">
      <style:paragraph-properties fo:margin-top="0.1666in" fo:margin-bottom="0.0416in"/>
    </style:style>
    <style:style style:name="T393"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394" style:parent-style-name="DefaultParagraphFont" style:family="text">
      <style:text-properties style:font-weight-complex="bold" fo:font-size="11pt" style:font-size-asian="11pt" style:font-size-complex="11pt"/>
    </style:style>
    <style:style style:name="P395" style:parent-style-name="Normal" style:family="paragraph">
      <style:paragraph-properties fo:margin-top="0.1666in" fo:margin-bottom="0.0416in"/>
    </style:style>
    <style:style style:name="T396"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397" style:parent-style-name="DefaultParagraphFont" style:family="text">
      <style:text-properties style:font-weight-complex="bold" fo:font-size="11pt" style:font-size-asian="11pt" style:font-size-complex="11pt"/>
    </style:style>
    <style:style style:name="T398" style:parent-style-name="DefaultParagraphFont" style:family="text">
      <style:text-properties style:font-weight-complex="bold" fo:font-size="11pt" style:font-size-asian="11pt" style:font-size-complex="11pt"/>
    </style:style>
    <style:style style:name="P399" style:parent-style-name="Normal" style:family="paragraph">
      <style:paragraph-properties fo:margin-top="0.1666in" fo:margin-bottom="0.0416in"/>
    </style:style>
    <style:style style:name="T400" style:parent-style-name="DefaultParagraphFont" style:family="text">
      <style:text-properties style:font-weight-complex="bold" fo:font-size="11pt" style:font-size-asian="11pt" style:font-size-complex="11pt"/>
    </style:style>
    <style:style style:name="T401" style:parent-style-name="DefaultParagraphFont" style:family="text">
      <style:text-properties style:font-weight-complex="bold" fo:font-size="11pt" style:font-size-asian="11pt" style:font-size-complex="11pt"/>
    </style:style>
    <style:style style:name="P402" style:parent-style-name="Normal" style:family="paragraph">
      <style:paragraph-properties fo:margin-top="0.1666in" fo:margin-bottom="0.0416in"/>
    </style:style>
    <style:style style:name="T403"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404" style:parent-style-name="DefaultParagraphFont" style:family="text">
      <style:text-properties style:font-weight-complex="bold" fo:font-size="11pt" style:font-size-asian="11pt" style:font-size-complex="11pt"/>
    </style:style>
    <style:style style:name="P405" style:parent-style-name="Normal" style:family="paragraph">
      <style:paragraph-properties fo:margin-top="0.1666in" fo:margin-bottom="0.0416in"/>
    </style:style>
    <style:style style:name="T406"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407" style:parent-style-name="DefaultParagraphFont" style:family="text">
      <style:text-properties style:font-weight-complex="bold" fo:font-size="11pt" style:font-size-asian="11pt" style:font-size-complex="11pt"/>
    </style:style>
    <style:style style:name="P408" style:parent-style-name="Normal" style:family="paragraph">
      <style:paragraph-properties fo:margin-top="0.1666in" fo:margin-bottom="0.0416in"/>
    </style:style>
    <style:style style:name="T409" style:parent-style-name="DefaultParagraphFont" style:family="text">
      <style:text-properties style:font-weight-complex="bold" fo:font-size="11pt" style:font-size-asian="11pt" style:font-size-complex="11pt"/>
    </style:style>
    <style:style style:name="T410" style:parent-style-name="DefaultParagraphFont" style:family="text">
      <style:text-properties style:font-weight-complex="bold" fo:font-size="11pt" style:font-size-asian="11pt" style:font-size-complex="11pt"/>
    </style:style>
    <style:style style:name="T411" style:parent-style-name="DefaultParagraphFont" style:family="text">
      <style:text-properties style:font-weight-complex="bold" fo:color="#000000" fo:font-size="11pt" style:font-size-asian="11pt" style:font-size-complex="11pt"/>
    </style:style>
    <style:style style:name="T412" style:parent-style-name="FootnoteReference" style:family="text">
      <style:text-properties style:font-weight-complex="bold" fo:color="#000000" fo:font-size="11pt" style:font-size-asian="11pt" style:font-size-complex="11pt"/>
    </style:style>
    <style:style style:name="P413" style:parent-style-name="Normal" style:family="paragraph">
      <style:paragraph-properties style:text-autospace="none"/>
    </style:style>
    <style:style style:name="T414" style:parent-style-name="DefaultParagraphFont" style:family="text">
      <style:text-properties style:font-name-complex="Arial" fo:font-size="10pt" style:font-size-asian="10pt" style:font-size-complex="10pt"/>
    </style:style>
    <style:style style:name="T415" style:parent-style-name="DefaultParagraphFont" style:family="text">
      <style:text-properties style:font-name-complex="Arial" fo:font-size="10pt" style:font-size-asian="10pt" style:font-size-complex="10pt" fo:language="en" fo:country="ZA"/>
    </style:style>
    <style:style style:name="T416" style:parent-style-name="DefaultParagraphFont" style:family="text">
      <style:text-properties style:font-name-complex="Arial" fo:font-size="10pt" style:font-size-asian="10pt" style:font-size-complex="10pt" fo:language="en" fo:country="ZA" style:language-asian="en" style:country-asian="GB"/>
    </style:style>
    <style:style style:name="T417" style:parent-style-name="DefaultParagraphFont" style:family="text">
      <style:text-properties style:font-weight-complex="bold" fo:color="#000000" fo:font-size="11pt" style:font-size-asian="11pt" style:font-size-complex="11pt"/>
    </style:style>
    <style:style style:name="T418" style:parent-style-name="DefaultParagraphFont" style:family="text">
      <style:text-properties style:font-weight-complex="bold" fo:color="#000000" fo:font-size="11pt" style:font-size-asian="11pt" style:font-size-complex="11pt"/>
    </style:style>
    <style:style style:name="P419" style:parent-style-name="Normal" style:family="paragraph">
      <style:paragraph-properties fo:margin-top="0.1666in" fo:margin-bottom="0.0416in"/>
    </style:style>
    <style:style style:name="T420" style:parent-style-name="DefaultParagraphFont" style:family="text">
      <style:text-properties style:font-weight-complex="bold" fo:color="#000000" fo:font-size="11pt" style:font-size-asian="11pt" style:font-size-complex="11pt"/>
    </style:style>
    <style:style style:name="T421" style:parent-style-name="DefaultParagraphFont" style:family="text">
      <style:text-properties style:font-weight-complex="bold" fo:color="#000000" fo:font-size="11pt" style:font-size-asian="11pt" style:font-size-complex="11pt"/>
    </style:style>
    <style:style style:name="T422" style:parent-style-name="DefaultParagraphFont" style:family="text">
      <style:text-properties style:font-weight-complex="bold" fo:color="#000000" fo:font-size="11pt" style:font-size-asian="11pt" style:font-size-complex="11pt"/>
    </style:style>
    <style:style style:name="P423" style:parent-style-name="Normal" style:family="paragraph">
      <style:paragraph-properties fo:margin-top="0.1666in" fo:margin-bottom="0.0416in"/>
    </style:style>
    <style:style style:name="T424" style:parent-style-name="DefaultParagraphFont" style:family="text">
      <style:text-properties style:font-weight-complex="bold" fo:color="#000000" fo:font-size="11pt" style:font-size-asian="11pt" style:font-size-complex="11pt"/>
    </style:style>
    <style:style style:name="T425" style:parent-style-name="DefaultParagraphFont" style:family="text">
      <style:text-properties style:font-weight-complex="bold" fo:color="#000000" fo:font-size="11pt" style:font-size-asian="11pt" style:font-size-complex="11pt"/>
    </style:style>
    <style:style style:name="T426" style:parent-style-name="DefaultParagraphFont" style:family="text">
      <style:text-properties style:font-weight-complex="bold" fo:color="#000000" fo:font-size="11pt" style:font-size-asian="11pt" style:font-size-complex="11pt"/>
    </style:style>
    <style:style style:name="P427" style:parent-style-name="Normal" style:family="paragraph">
      <style:paragraph-properties fo:margin-top="0.1666in" fo:margin-bottom="0.0416in"/>
    </style:style>
    <style:style style:name="T428" style:parent-style-name="DefaultParagraphFont" style:family="text">
      <style:text-properties style:font-weight-complex="bold" fo:color="#000000" fo:font-size="11pt" style:font-size-asian="11pt" style:font-size-complex="11pt"/>
    </style:style>
    <style:style style:name="T429" style:parent-style-name="DefaultParagraphFont" style:family="text">
      <style:text-properties style:font-weight-complex="bold" fo:color="#000000" fo:font-size="11pt" style:font-size-asian="11pt" style:font-size-complex="11pt"/>
    </style:style>
    <style:style style:name="T430" style:parent-style-name="DefaultParagraphFont" style:family="text">
      <style:text-properties style:font-weight-complex="bold" fo:color="#000000" fo:font-size="11pt" style:font-size-asian="11pt" style:font-size-complex="11pt"/>
    </style:style>
    <style:style style:name="T431" style:parent-style-name="DefaultParagraphFont" style:family="text">
      <style:text-properties style:font-weight-complex="bold" fo:font-size="11pt" style:font-size-asian="11pt" style:font-size-complex="11pt"/>
    </style:style>
    <style:style style:name="T432" style:parent-style-name="DefaultParagraphFont" style:family="text">
      <style:text-properties style:font-weight-complex="bold" fo:font-size="11pt" style:font-size-asian="11pt" style:font-size-complex="11pt"/>
    </style:style>
    <style:style style:name="P433" style:parent-style-name="Normal" style:family="paragraph">
      <style:paragraph-properties fo:margin-top="0.1666in" fo:margin-bottom="0.0416in"/>
    </style:style>
    <style:style style:name="T434"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T435" style:parent-style-name="DefaultParagraphFont" style:family="text">
      <style:text-properties style:font-weight-complex="bold" fo:font-style="italic" style:font-style-asian="italic" fo:font-size="11pt" style:font-size-asian="11pt" style:font-size-complex="11pt"/>
    </style:style>
    <style:style style:name="P436" style:parent-style-name="Normal" style:family="paragraph">
      <style:paragraph-properties fo:margin-top="0.1666in" fo:margin-bottom="0.0416in"/>
    </style:style>
    <style:style style:name="T437"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438" style:parent-style-name="DefaultParagraphFont" style:family="text">
      <style:text-properties style:font-weight-complex="bold" fo:font-size="11pt" style:font-size-asian="11pt" style:font-size-complex="11pt"/>
    </style:style>
    <style:style style:name="T439" style:parent-style-name="DefaultParagraphFont" style:family="text">
      <style:text-properties style:font-weight-complex="bold" fo:font-size="11pt" style:font-size-asian="11pt" style:font-size-complex="11pt"/>
    </style:style>
    <style:style style:name="P440" style:parent-style-name="Normal" style:family="paragraph">
      <style:paragraph-properties fo:margin-top="0.1666in" fo:margin-bottom="0.0416in"/>
    </style:style>
    <style:style style:name="T441"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442" style:parent-style-name="DefaultParagraphFont" style:family="text">
      <style:text-properties style:font-weight-complex="bold" fo:font-size="11pt" style:font-size-asian="11pt" style:font-size-complex="11pt"/>
    </style:style>
    <style:style style:name="P443" style:parent-style-name="Normal" style:family="paragraph">
      <style:paragraph-properties fo:margin-top="0.1666in" fo:margin-bottom="0.0416in"/>
    </style:style>
    <style:style style:name="T444" style:parent-style-name="DefaultParagraphFont" style:family="text">
      <style:text-properties style:font-weight-complex="bold" fo:font-size="11pt" style:font-size-asian="11pt" style:font-size-complex="11pt"/>
    </style:style>
    <style:style style:name="T445" style:parent-style-name="DefaultParagraphFont" style:family="text">
      <style:text-properties style:font-weight-complex="bold" fo:color="#000000" fo:font-size="11pt" style:font-size-asian="11pt" style:font-size-complex="11pt"/>
    </style:style>
    <style:style style:name="T446" style:parent-style-name="DefaultParagraphFont" style:family="text">
      <style:text-properties style:font-weight-complex="bold" fo:color="#000000" fo:font-size="11pt" style:font-size-asian="11pt" style:font-size-complex="11pt"/>
    </style:style>
    <style:style style:name="T447" style:parent-style-name="DefaultParagraphFont" style:family="text">
      <style:text-properties style:font-weight-complex="bold" fo:font-size="11pt" style:font-size-asian="11pt" style:font-size-complex="11pt"/>
    </style:style>
    <style:style style:name="T448" style:parent-style-name="DefaultParagraphFont" style:family="text">
      <style:text-properties style:font-weight-complex="bold" fo:font-size="11pt" style:font-size-asian="11pt" style:font-size-complex="11pt"/>
    </style:style>
    <style:style style:name="P449" style:parent-style-name="Normal" style:family="paragraph">
      <style:paragraph-properties fo:margin-top="0.1666in" fo:margin-bottom="0.0416in"/>
    </style:style>
    <style:style style:name="T450"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T451" style:parent-style-name="DefaultParagraphFont" style:family="text">
      <style:text-properties style:font-weight-complex="bold" fo:font-style="italic" style:font-style-asian="italic" fo:font-size="11pt" style:font-size-asian="11pt" style:font-size-complex="11pt"/>
    </style:style>
    <style:style style:name="P452" style:parent-style-name="Normal" style:family="paragraph">
      <style:paragraph-properties fo:margin-top="0.1666in" fo:margin-bottom="0.0416in"/>
    </style:style>
    <style:style style:name="T453"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454" style:parent-style-name="DefaultParagraphFont" style:family="text">
      <style:text-properties style:font-weight-complex="bold" fo:font-size="11pt" style:font-size-asian="11pt" style:font-size-complex="11pt"/>
    </style:style>
    <style:style style:name="P455" style:parent-style-name="Normal" style:family="paragraph">
      <style:paragraph-properties fo:margin-top="0.1666in" fo:margin-bottom="0.0416in"/>
    </style:style>
    <style:style style:name="T456"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457" style:parent-style-name="DefaultParagraphFont" style:family="text">
      <style:text-properties style:font-weight-complex="bold" fo:font-size="11pt" style:font-size-asian="11pt" style:font-size-complex="11pt"/>
    </style:style>
    <style:style style:name="T458" style:parent-style-name="DefaultParagraphFont" style:family="text">
      <style:text-properties style:font-weight-complex="bold" fo:font-size="11pt" style:font-size-asian="11pt" style:font-size-complex="11pt"/>
    </style:style>
    <style:style style:name="T459" style:parent-style-name="DefaultParagraphFont" style:family="text">
      <style:text-properties style:font-weight-complex="bold" fo:font-size="11pt" style:font-size-asian="11pt" style:font-size-complex="11pt"/>
    </style:style>
    <style:style style:name="P460" style:parent-style-name="Normal" style:family="paragraph">
      <style:paragraph-properties fo:margin-top="0.1666in" fo:margin-bottom="0.0416in"/>
    </style:style>
    <style:style style:name="T461"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462" style:parent-style-name="DefaultParagraphFont" style:family="text">
      <style:text-properties style:font-weight-complex="bold" fo:font-size="11pt" style:font-size-asian="11pt" style:font-size-complex="11pt"/>
    </style:style>
    <style:style style:name="P463" style:parent-style-name="Normal" style:family="paragraph">
      <style:paragraph-properties fo:margin-top="0.1666in" fo:margin-bottom="0.0416in"/>
    </style:style>
    <style:style style:name="T464"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465" style:parent-style-name="DefaultParagraphFont" style:family="text">
      <style:text-properties style:font-weight-complex="bold" fo:font-size="11pt" style:font-size-asian="11pt" style:font-size-complex="11pt"/>
    </style:style>
    <style:style style:name="T466" style:parent-style-name="DefaultParagraphFont" style:family="text">
      <style:text-properties style:font-weight-complex="bold" fo:font-size="11pt" style:font-size-asian="11pt" style:font-size-complex="11pt"/>
    </style:style>
    <style:style style:name="T467" style:parent-style-name="FootnoteReference" style:family="text">
      <style:text-properties style:font-weight-complex="bold" fo:font-size="11pt" style:font-size-asian="11pt" style:font-size-complex="11pt"/>
    </style:style>
    <style:style style:name="T468" style:parent-style-name="DefaultParagraphFont" style:family="text">
      <style:text-properties style:font-weight-complex="bold" fo:font-size="11pt" style:font-size-asian="11pt" style:font-size-complex="11pt"/>
    </style:style>
    <style:style style:name="T469" style:parent-style-name="DefaultParagraphFont" style:family="text">
      <style:text-properties style:font-weight-complex="bold" fo:font-size="11pt" style:font-size-asian="11pt" style:font-size-complex="11pt"/>
    </style:style>
    <style:style style:name="T470" style:parent-style-name="DefaultParagraphFont" style:family="text">
      <style:text-properties style:font-weight-complex="bold" fo:font-size="11pt" style:font-size-asian="11pt" style:font-size-complex="11pt"/>
    </style:style>
    <style:style style:name="P471" style:parent-style-name="Normal" style:family="paragraph">
      <style:paragraph-properties fo:margin-top="0.1666in" fo:margin-bottom="0.0416in"/>
    </style:style>
    <style:style style:name="T472" style:parent-style-name="DefaultParagraphFont" style:family="text">
      <style:text-properties style:font-weight-complex="bold" fo:font-size="11pt" style:font-size-asian="11pt" style:font-size-complex="11pt"/>
    </style:style>
    <style:style style:name="T473" style:parent-style-name="DefaultParagraphFont" style:family="text">
      <style:text-properties style:font-weight-complex="bold" fo:font-size="11pt" style:font-size-asian="11pt" style:font-size-complex="11pt"/>
    </style:style>
    <style:style style:name="T474" style:parent-style-name="FootnoteReference" style:family="text">
      <style:text-properties style:font-weight-complex="bold" fo:font-size="11pt" style:font-size-asian="11pt" style:font-size-complex="11pt"/>
    </style:style>
    <style:style style:name="T475" style:parent-style-name="DefaultParagraphFont" style:family="text">
      <style:text-properties fo:language="en" fo:country="ZA"/>
    </style:style>
    <style:style style:name="T476" style:parent-style-name="DefaultParagraphFont" style:family="text">
      <style:text-properties style:font-weight-complex="bold" fo:font-size="11pt" style:font-size-asian="11pt" style:font-size-complex="11pt"/>
    </style:style>
    <style:style style:name="T477" style:parent-style-name="DefaultParagraphFont" style:family="text">
      <style:text-properties style:font-weight-complex="bold" fo:font-size="11pt" style:font-size-asian="11pt" style:font-size-complex="11pt"/>
    </style:style>
    <style:style style:name="T478" style:parent-style-name="DefaultParagraphFont" style:family="text">
      <style:text-properties style:font-weight-complex="bold" fo:font-size="11pt" style:font-size-asian="11pt" style:font-size-complex="11pt"/>
    </style:style>
    <style:style style:name="P479" style:parent-style-name="Normal" style:family="paragraph">
      <style:paragraph-properties fo:margin-top="0.1666in" fo:margin-bottom="0.0416in"/>
    </style:style>
    <style:style style:name="T480"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T481"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T482" style:parent-style-name="DefaultParagraphFont" style:family="text">
      <style:text-properties style:font-weight-complex="bold" fo:font-style="italic" style:font-style-asian="italic" fo:font-size="11pt" style:font-size-asian="11pt" style:font-size-complex="11pt"/>
    </style:style>
    <style:style style:name="P483" style:parent-style-name="Normal" style:family="paragraph">
      <style:paragraph-properties fo:margin-top="0.1666in" fo:margin-bottom="0.0416in"/>
    </style:style>
    <style:style style:name="T484"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485" style:parent-style-name="DefaultParagraphFont" style:family="text">
      <style:text-properties style:font-weight-complex="bold" fo:font-size="11pt" style:font-size-asian="11pt" style:font-size-complex="11pt"/>
    </style:style>
    <style:style style:name="P486" style:parent-style-name="Normal" style:family="paragraph">
      <style:paragraph-properties fo:margin-top="0.1666in" fo:margin-bottom="0.0416in"/>
    </style:style>
    <style:style style:name="T487"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488" style:parent-style-name="DefaultParagraphFont" style:family="text">
      <style:text-properties style:font-weight-complex="bold" fo:font-size="11pt" style:font-size-asian="11pt" style:font-size-complex="11pt"/>
    </style:style>
    <style:style style:name="P489" style:parent-style-name="Normal" style:family="paragraph">
      <style:paragraph-properties fo:margin-top="0.1666in" fo:margin-bottom="0.0416in"/>
    </style:style>
    <style:style style:name="T490"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491"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492" style:parent-style-name="DefaultParagraphFont" style:family="text">
      <style:text-properties style:font-weight-complex="bold" fo:font-size="11pt" style:font-size-asian="11pt" style:font-size-complex="11pt"/>
    </style:style>
    <style:style style:name="P493" style:parent-style-name="Normal" style:family="paragraph">
      <style:paragraph-properties fo:margin-top="0.1666in" fo:margin-bottom="0.0416in"/>
    </style:style>
    <style:style style:name="T494"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495" style:parent-style-name="DefaultParagraphFont" style:family="text">
      <style:text-properties style:font-weight-complex="bold" fo:font-size="11pt" style:font-size-asian="11pt" style:font-size-complex="11pt"/>
    </style:style>
    <style:style style:name="T496" style:parent-style-name="DefaultParagraphFont" style:family="text">
      <style:text-properties style:font-weight-complex="bold" fo:font-size="11pt" style:font-size-asian="11pt" style:font-size-complex="11pt"/>
    </style:style>
    <style:style style:name="P497" style:parent-style-name="Normal" style:family="paragraph">
      <style:paragraph-properties fo:margin-top="0.1666in" fo:margin-bottom="0.0416in"/>
    </style:style>
    <style:style style:name="T498"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499" style:parent-style-name="DefaultParagraphFont" style:family="text">
      <style:text-properties style:font-weight-complex="bold" fo:font-size="11pt" style:font-size-asian="11pt" style:font-size-complex="11pt"/>
    </style:style>
    <style:style style:name="P500" style:parent-style-name="Normal" style:family="paragraph">
      <style:paragraph-properties fo:margin-top="0.1666in" fo:margin-bottom="0.0416in"/>
    </style:style>
    <style:style style:name="T501"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502"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503" style:parent-style-name="DefaultParagraphFont" style:family="text">
      <style:text-properties style:font-weight-complex="bold" fo:font-size="11pt" style:font-size-asian="11pt" style:font-size-complex="11pt"/>
    </style:style>
    <style:style style:name="P504" style:parent-style-name="Normal" style:family="paragraph">
      <style:paragraph-properties fo:margin-top="0.1666in" fo:margin-bottom="0.0416in"/>
    </style:style>
    <style:style style:name="T505"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506" style:parent-style-name="DefaultParagraphFont" style:family="text">
      <style:text-properties style:font-weight-complex="bold" fo:font-size="11pt" style:font-size-asian="11pt" style:font-size-complex="11pt"/>
    </style:style>
    <style:style style:name="P507" style:parent-style-name="Normal" style:family="paragraph">
      <style:paragraph-properties fo:margin-top="0.1666in" fo:margin-bottom="0.0416in"/>
    </style:style>
    <style:style style:name="T508"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509" style:parent-style-name="DefaultParagraphFont" style:family="text">
      <style:text-properties style:font-weight-complex="bold" fo:font-size="11pt" style:font-size-asian="11pt" style:font-size-complex="11pt"/>
    </style:style>
    <style:style style:name="T510" style:parent-style-name="DefaultParagraphFont" style:family="text">
      <style:text-properties style:font-weight-complex="bold" fo:font-size="11pt" style:font-size-asian="11pt" style:font-size-complex="11pt"/>
    </style:style>
    <style:style style:name="P511" style:parent-style-name="Normal" style:family="paragraph">
      <style:paragraph-properties fo:margin-top="0.1666in" fo:margin-bottom="0.0416in"/>
    </style:style>
    <style:style style:name="T512" style:parent-style-name="DefaultParagraphFont" style:family="text">
      <style:text-properties style:font-weight-complex="bold" fo:font-size="11pt" style:font-size-asian="11pt" style:font-size-complex="11pt"/>
    </style:style>
    <style:style style:name="T513" style:parent-style-name="DefaultParagraphFont" style:family="text">
      <style:text-properties style:font-weight-complex="bold" fo:font-size="11pt" style:font-size-asian="11pt" style:font-size-complex="11pt"/>
    </style:style>
    <style:style style:name="T514" style:parent-style-name="DefaultParagraphFont" style:family="text">
      <style:text-properties style:font-weight-complex="bold" fo:font-size="11pt" style:font-size-asian="11pt" style:font-size-complex="11pt"/>
    </style:style>
    <style:style style:name="T515" style:parent-style-name="DefaultParagraphFont" style:family="text">
      <style:text-properties style:font-weight-complex="bold" fo:font-size="11pt" style:font-size-asian="11pt" style:font-size-complex="11pt"/>
    </style:style>
    <style:style style:name="P516" style:parent-style-name="Normal" style:family="paragraph">
      <style:paragraph-properties fo:margin-top="0.1666in" fo:margin-bottom="0.0416in"/>
    </style:style>
    <style:style style:name="T517"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T518" style:parent-style-name="DefaultParagraphFont" style:family="text">
      <style:text-properties style:font-weight-complex="bold" fo:font-style="italic" style:font-style-asian="italic" fo:font-size="11pt" style:font-size-asian="11pt" style:font-size-complex="11pt"/>
    </style:style>
    <style:style style:name="P519" style:parent-style-name="Normal" style:family="paragraph">
      <style:paragraph-properties fo:margin-top="0.1666in" fo:margin-bottom="0.0416in"/>
    </style:style>
    <style:style style:name="T520"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521" style:parent-style-name="DefaultParagraphFont" style:family="text">
      <style:text-properties style:font-weight-complex="bold" fo:font-size="11pt" style:font-size-asian="11pt" style:font-size-complex="11pt"/>
    </style:style>
    <style:style style:name="P522" style:parent-style-name="Normal" style:family="paragraph">
      <style:paragraph-properties fo:margin-top="0.1666in" fo:margin-bottom="0.0416in"/>
    </style:style>
    <style:style style:name="T523"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524" style:parent-style-name="DefaultParagraphFont" style:family="text">
      <style:text-properties style:font-weight-complex="bold" fo:font-size="11pt" style:font-size-asian="11pt" style:font-size-complex="11pt"/>
    </style:style>
    <style:style style:name="T525" style:parent-style-name="DefaultParagraphFont" style:family="text">
      <style:text-properties style:font-weight-complex="bold" fo:font-size="11pt" style:font-size-asian="11pt" style:font-size-complex="11pt"/>
    </style:style>
    <style:style style:name="P526" style:parent-style-name="Normal" style:family="paragraph">
      <style:paragraph-properties fo:margin-top="0.1666in" fo:margin-bottom="0.0416in"/>
    </style:style>
    <style:style style:name="T527" style:parent-style-name="DefaultParagraphFont" style:family="text">
      <style:text-properties style:font-weight-complex="bold" fo:font-size="11pt" style:font-size-asian="11pt" style:font-size-complex="11pt"/>
    </style:style>
    <style:style style:name="T528" style:parent-style-name="DefaultParagraphFont" style:family="text">
      <style:text-properties style:font-weight-complex="bold" fo:font-size="11pt" style:font-size-asian="11pt" style:font-size-complex="11pt"/>
    </style:style>
    <style:style style:name="P529" style:parent-style-name="Normal" style:family="paragraph">
      <style:paragraph-properties fo:margin-top="0.1666in" fo:margin-bottom="0.0416in"/>
    </style:style>
    <style:style style:name="T530" style:parent-style-name="DefaultParagraphFont" style:family="text">
      <style:text-properties style:font-weight-complex="bold" fo:font-size="11pt" style:font-size-asian="11pt" style:font-size-complex="11pt"/>
    </style:style>
    <style:style style:name="T531" style:parent-style-name="DefaultParagraphFont" style:family="text">
      <style:text-properties style:font-weight-complex="bold" fo:font-size="11pt" style:font-size-asian="11pt" style:font-size-complex="11pt"/>
    </style:style>
    <style:style style:name="P532" style:parent-style-name="Normal" style:family="paragraph">
      <style:paragraph-properties fo:margin-top="0.1666in" fo:margin-bottom="0.0416in"/>
    </style:style>
    <style:style style:name="T533"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534" style:parent-style-name="DefaultParagraphFont" style:family="text">
      <style:text-properties style:font-weight-complex="bold" fo:font-size="11pt" style:font-size-asian="11pt" style:font-size-complex="11pt"/>
    </style:style>
    <style:style style:name="P535" style:parent-style-name="Normal" style:family="paragraph">
      <style:paragraph-properties fo:margin-top="0.1666in" fo:margin-bottom="0.0416in"/>
    </style:style>
    <style:style style:name="T536"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537" style:parent-style-name="DefaultParagraphFont" style:family="text">
      <style:text-properties style:font-weight-complex="bold" fo:font-size="11pt" style:font-size-asian="11pt" style:font-size-complex="11pt"/>
    </style:style>
    <style:style style:name="T538" style:parent-style-name="DefaultParagraphFont" style:family="text">
      <style:text-properties style:font-weight-complex="bold" fo:font-size="11pt" style:font-size-asian="11pt" style:font-size-complex="11pt"/>
    </style:style>
    <style:style style:name="P539" style:parent-style-name="Normal" style:family="paragraph">
      <style:paragraph-properties fo:margin-top="0.1666in" fo:margin-bottom="0.0416in"/>
    </style:style>
    <style:style style:name="T540" style:parent-style-name="DefaultParagraphFont" style:family="text">
      <style:text-properties fo:font-weight="bold" style:font-weight-asian="bold" style:font-weight-complex="bold" fo:font-size="11pt" style:font-size-asian="11pt" style:font-size-complex="11pt"/>
    </style:style>
    <style:style style:name="P541" style:parent-style-name="Normal" style:family="paragraph">
      <style:paragraph-properties fo:margin-top="0.1666in" fo:margin-bottom="0.0416in"/>
    </style:style>
    <style:style style:name="T542" style:parent-style-name="DefaultParagraphFont" style:family="text">
      <style:text-properties style:font-weight-complex="bold" fo:font-size="11pt" style:font-size-asian="11pt" style:font-size-complex="11pt"/>
    </style:style>
    <style:style style:name="T543" style:parent-style-name="DefaultParagraphFont" style:family="text">
      <style:text-properties style:font-weight-complex="bold" fo:font-size="11pt" style:font-size-asian="11pt" style:font-size-complex="11pt"/>
    </style:style>
    <style:style style:name="P544" style:parent-style-name="Normal" style:family="paragraph">
      <style:paragraph-properties fo:margin-top="0.1666in" fo:margin-bottom="0.0416in"/>
    </style:style>
    <style:style style:name="T545" style:parent-style-name="DefaultParagraphFont" style:family="text">
      <style:text-properties style:font-weight-complex="bold" fo:font-size="11pt" style:font-size-asian="11pt" style:font-size-complex="11pt"/>
    </style:style>
    <style:style style:name="T546" style:parent-style-name="DefaultParagraphFont" style:family="text">
      <style:text-properties style:font-weight-complex="bold" fo:font-size="11pt" style:font-size-asian="11pt" style:font-size-complex="11pt"/>
    </style:style>
    <style:style style:name="T547" style:parent-style-name="DefaultParagraphFont" style:family="text">
      <style:text-properties style:font-weight-complex="bold" fo:font-size="11pt" style:font-size-asian="11pt" style:font-size-complex="11pt"/>
    </style:style>
    <style:style style:name="P548" style:parent-style-name="Normal" style:family="paragraph">
      <style:paragraph-properties fo:margin-top="0.1666in" fo:margin-bottom="0.0416in"/>
    </style:style>
    <style:style style:name="T549" style:parent-style-name="DefaultParagraphFont" style:family="text">
      <style:text-properties style:font-weight-complex="bold" fo:font-size="11pt" style:font-size-asian="11pt" style:font-size-complex="11pt"/>
    </style:style>
    <style:style style:name="P550" style:parent-style-name="Normal" style:family="paragraph">
      <style:paragraph-properties fo:margin-top="0.1666in" fo:margin-bottom="0.0416in"/>
    </style:style>
    <style:style style:name="T551" style:parent-style-name="DefaultParagraphFont" style:family="text">
      <style:text-properties style:font-weight-complex="bold" fo:font-size="11pt" style:font-size-asian="11pt" style:font-size-complex="11pt"/>
    </style:style>
    <style:style style:name="T552" style:parent-style-name="DefaultParagraphFont" style:family="text">
      <style:text-properties style:font-weight-complex="bold" fo:font-size="11pt" style:font-size-asian="11pt" style:font-size-complex="11pt"/>
    </style:style>
    <style:style style:name="T553" style:parent-style-name="DefaultParagraphFont" style:family="text">
      <style:text-properties style:font-weight-complex="bold" fo:font-size="11pt" style:font-size-asian="11pt" style:font-size-complex="11pt"/>
    </style:style>
    <style:style style:name="P554" style:parent-style-name="Normal" style:family="paragraph">
      <style:paragraph-properties fo:margin-top="0.1666in" fo:margin-bottom="0.0416in"/>
    </style:style>
    <style:style style:name="T555" style:parent-style-name="DefaultParagraphFont" style:family="text">
      <style:text-properties style:font-weight-complex="bold" fo:font-size="11pt" style:font-size-asian="11pt" style:font-size-complex="11pt"/>
    </style:style>
    <style:style style:name="T556" style:parent-style-name="DefaultParagraphFont" style:family="text">
      <style:text-properties style:font-weight-complex="bold" fo:font-size="11pt" style:font-size-asian="11pt" style:font-size-complex="11pt"/>
    </style:style>
    <style:style style:name="T557" style:parent-style-name="DefaultParagraphFont" style:family="text">
      <style:text-properties fo:font-weight="bold" style:font-weight-asian="bold" style:font-weight-complex="bold" fo:font-size="11pt" style:font-size-asian="11pt" style:font-size-complex="11pt"/>
    </style:style>
    <style:style style:name="T558" style:parent-style-name="DefaultParagraphFont" style:family="text">
      <style:text-properties fo:font-weight="bold" style:font-weight-asian="bold" style:font-weight-complex="bold" fo:font-size="11pt" style:font-size-asian="11pt" style:font-size-complex="11pt"/>
    </style:style>
    <style:style style:name="T559" style:parent-style-name="DefaultParagraphFont" style:family="text">
      <style:text-properties style:font-weight-complex="bold" fo:font-style="italic" style:font-style-asian="italic" fo:font-size="11pt" style:font-size-asian="11pt" style:font-size-complex="11pt"/>
    </style:style>
    <style:style style:name="P560" style:parent-style-name="Normal" style:family="paragraph">
      <style:text-properties fo:font-weight="bold" style:font-weight-asian="bold" style:font-weight-complex="bold"/>
    </style:style>
    <style:style style:name="T561" style:parent-style-name="DefaultParagraphFont" style:family="text">
      <style:text-properties fo:font-weight="bold" style:font-weight-asian="bold" style:font-weight-complex="bold" fo:font-size="11pt" style:font-size-asian="11pt" style:font-size-complex="11pt"/>
    </style:style>
    <style:style style:name="T562" style:parent-style-name="DefaultParagraphFont" style:family="text">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563" style:parent-style-name="DefaultParagraphFont" style:family="text">
      <style:text-properties fo:font-weight="bold" style:font-weight-asian="bold" style:font-weight-complex="bold" fo:font-size="11pt" style:font-size-asian="11pt" style:font-size-complex="11pt"/>
    </style:style>
    <style:style style:name="T564" style:parent-style-name="DefaultParagraphFont" style:family="text">
      <style:text-properties fo:font-weight="bold" style:font-weight-asian="bold" style:font-weight-complex="bold" fo:font-size="11pt" style:font-size-asian="11pt" style:font-size-complex="11pt"/>
    </style:style>
    <style:style style:name="T565" style:parent-style-name="DefaultParagraphFont" style:family="text">
      <style:text-properties style:font-weight-complex="bold" fo:font-style="italic" style:font-style-asian="italic" fo:font-size="11pt" style:font-size-asian="11pt" style:font-size-complex="11pt"/>
    </style:style>
    <style:style style:name="TableRow566" style:family="table-row">
      <style:table-row-properties style:min-row-height="0.2451in"/>
    </style:style>
    <style:style style:name="TableCell567" style:family="table-cell">
      <style:table-cell-properties fo:border-top="none" fo:border-left="0.0208in solid #000000" fo:border-bottom="0.0104in solid #000000" fo:border-right="0.0208in solid #000000" fo:padding-top="0in" fo:padding-left="0.075in" fo:padding-bottom="0in" fo:padding-right="0.075in"/>
    </style:style>
    <style:style style:name="P568" style:parent-style-name="Normal" style:family="paragraph">
      <style:paragraph-properties fo:margin-top="0.1666in" fo:margin-bottom="0.0416in"/>
      <style:text-properties fo:font-weight="bold" style:font-weight-asian="bold" style:font-weight-complex="bold"/>
    </style:style>
    <style:style style:name="TableColumn570" style:family="table-column">
      <style:table-column-properties style:column-width="7.125in"/>
    </style:style>
    <style:style style:name="Table569" style:family="table">
      <style:table-properties style:width="7.125in" fo:margin-left="0in" table:align="left"/>
    </style:style>
    <style:style style:name="TableRow571" style:family="table-row">
      <style:table-row-properties/>
    </style:style>
    <style:style style:name="TableCell572"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573" style:parent-style-name="Heading2" style:family="paragraph">
      <style:text-properties fo:font-style="normal" style:font-style-asian="normal" fo:font-size="12pt" style:font-size-asian="12pt" style:font-size-complex="12pt"/>
    </style:style>
    <style:style style:name="TableRow574" style:family="table-row">
      <style:table-row-properties/>
    </style:style>
    <style:style style:name="TableCell575" style:family="table-cell">
      <style:table-cell-properties fo:border-top="none" fo:border-left="0.0208in solid #000000" fo:border-bottom="none" fo:border-right="0.0208in solid #000000" fo:padding-top="0in" fo:padding-left="0.075in" fo:padding-bottom="0in" fo:padding-right="0.075in"/>
    </style:style>
    <style:style style:name="P576" style:parent-style-name="Normal" style:family="paragraph">
      <style:paragraph-properties fo:margin-top="0.1666in" fo:margin-bottom="0.0416in"/>
    </style:style>
    <style:style style:name="T577" style:parent-style-name="DefaultParagraphFont" style:family="text">
      <style:text-properties fo:font-weight="bold" style:font-weight-asian="bold" style:font-weight-complex="bold" fo:font-size="11pt" style:font-size-asian="11pt" style:font-size-complex="11pt"/>
    </style:style>
    <style:style style:name="P578" style:parent-style-name="Normal" style:family="paragraph">
      <style:paragraph-properties fo:margin-top="0.1666in" fo:margin-bottom="0.0416in"/>
    </style:style>
    <style:style style:name="T579" style:parent-style-name="DefaultParagraphFont" style:family="text">
      <style:text-properties style:font-weight-complex="bold" fo:font-size="11pt" style:font-size-asian="11pt"/>
    </style:style>
    <style:style style:name="T580" style:parent-style-name="DefaultParagraphFont" style:family="text">
      <style:text-properties style:font-weight-complex="bold" fo:font-size="11pt" style:font-size-asian="11pt"/>
    </style:style>
    <style:style style:name="T581" style:parent-style-name="DefaultParagraphFont" style:family="text">
      <style:text-properties style:font-weight-complex="bold" fo:font-size="11pt" style:font-size-asian="11pt" style:font-size-complex="11pt"/>
    </style:style>
    <style:style style:name="T582" style:parent-style-name="DefaultParagraphFont" style:family="text">
      <style:text-properties style:font-weight-complex="bold" fo:font-size="11pt" style:font-size-asian="11pt" style:font-size-complex="11pt"/>
    </style:style>
    <style:style style:name="P583" style:parent-style-name="Normal" style:family="paragraph">
      <style:paragraph-properties fo:margin-top="0.1666in" fo:margin-bottom="0.0416in"/>
    </style:style>
    <style:style style:name="T584" style:parent-style-name="DefaultParagraphFont" style:family="text">
      <style:text-properties style:font-weight-complex="bold" fo:font-size="11pt" style:font-size-asian="11pt" style:font-size-complex="11pt"/>
    </style:style>
    <style:style style:name="T585" style:parent-style-name="DefaultParagraphFont" style:family="text">
      <style:text-properties style:font-weight-complex="bold" fo:font-size="11pt" style:font-size-asian="11pt" style:font-size-complex="11pt"/>
    </style:style>
    <style:style style:name="T586" style:parent-style-name="DefaultParagraphFont" style:family="text">
      <style:text-properties style:font-weight-complex="bold" fo:font-size="11pt" style:font-size-asian="11pt" style:font-size-complex="11pt"/>
    </style:style>
    <style:style style:name="T587" style:parent-style-name="DefaultParagraphFont" style:family="text">
      <style:text-properties style:font-weight-complex="bold" fo:font-size="11pt" style:font-size-asian="11pt" style:font-size-complex="11pt"/>
    </style:style>
    <style:style style:name="P588" style:parent-style-name="Normal" style:family="paragraph">
      <style:paragraph-properties fo:margin-top="0.1666in" fo:margin-bottom="0.0416in"/>
    </style:style>
    <style:style style:name="T589" style:parent-style-name="DefaultParagraphFont" style:family="text">
      <style:text-properties style:font-weight-complex="bold" fo:font-size="11pt" style:font-size-asian="11pt" style:font-size-complex="11pt"/>
    </style:style>
    <style:style style:name="T590" style:parent-style-name="DefaultParagraphFont" style:family="text">
      <style:text-properties style:font-weight-complex="bold" fo:font-size="11pt" style:font-size-asian="11pt" style:font-size-complex="11pt"/>
    </style:style>
    <style:style style:name="T591" style:parent-style-name="DefaultParagraphFont" style:family="text">
      <style:text-properties fo:font-size="11pt" style:font-size-asian="11pt" style:font-size-complex="10pt" fo:language="en" fo:country="US" style:language-asian="en" style:country-asian="GB"/>
    </style:style>
    <style:style style:name="T592" style:parent-style-name="DefaultParagraphFont" style:family="text">
      <style:text-properties fo:font-size="11pt" style:font-size-asian="11pt" style:font-size-complex="10pt" fo:language="en" fo:country="US" style:language-asian="en" style:country-asian="GB"/>
    </style:style>
    <style:style style:name="T593" style:parent-style-name="FootnoteReference" style:family="text">
      <style:text-properties fo:font-size="11pt" style:font-size-asian="11pt" style:font-size-complex="10pt" fo:language="en" fo:country="US" style:language-asian="en" style:country-asian="GB"/>
    </style:style>
    <style:style style:name="T594" style:parent-style-name="DefaultParagraphFont" style:family="text">
      <style:text-properties fo:language="en" fo:country="ZA"/>
    </style:style>
    <style:style style:name="T595" style:parent-style-name="Hyperlink" style:family="text">
      <style:text-properties fo:language="en" fo:country="ZA"/>
    </style:style>
    <style:style style:name="T596" style:parent-style-name="Hyperlink" style:family="text">
      <style:text-properties fo:language="en" fo:country="ZA"/>
    </style:style>
    <style:style style:name="T597" style:parent-style-name="DefaultParagraphFont" style:family="text">
      <style:text-properties fo:language="en" fo:country="ZA"/>
    </style:style>
    <style:style style:name="T598" style:parent-style-name="DefaultParagraphFont" style:family="text">
      <style:text-properties style:text-position="super 63.6%" fo:font-size="11pt" style:font-size-asian="11pt" style:font-size-complex="10pt" fo:language="en" fo:country="US" style:language-asian="en" style:country-asian="GB"/>
    </style:style>
    <style:style style:name="T599" style:parent-style-name="DefaultParagraphFont" style:family="text">
      <style:text-properties fo:font-size="11pt" style:font-size-asian="11pt" style:font-size-complex="10pt" fo:language="en" fo:country="US" style:language-asian="en" style:country-asian="GB"/>
    </style:style>
    <style:style style:name="T600" style:parent-style-name="FootnoteReference" style:family="text">
      <style:text-properties fo:font-size="11pt" style:font-size-asian="11pt" style:font-size-complex="10pt" fo:language="en" fo:country="US" style:language-asian="en" style:country-asian="GB"/>
    </style:style>
    <style:style style:name="P601" style:parent-style-name="Normal" style:family="paragraph">
      <style:paragraph-properties style:text-autospace="none"/>
    </style:style>
    <style:style style:name="T602" style:parent-style-name="DefaultParagraphFont" style:family="text">
      <style:text-properties fo:font-size="10pt" style:font-size-asian="10pt" style:font-size-complex="10pt"/>
    </style:style>
    <style:style style:name="T603" style:parent-style-name="DefaultParagraphFont" style:family="text">
      <style:text-properties style:font-name-complex="Arial" style:font-weight-complex="bold" fo:font-size="10pt" style:font-size-asian="10pt" style:font-size-complex="10pt" fo:language="en" fo:country="ZA" style:language-asian="en" style:country-asian="GB"/>
    </style:style>
    <style:style style:name="T604" style:parent-style-name="Hyperlink" style:family="text">
      <style:text-properties style:font-name-complex="Arial" style:font-weight-complex="bold" fo:font-size="10pt" style:font-size-asian="10pt" style:font-size-complex="10pt" fo:language="en" fo:country="ZA" style:language-asian="en" style:country-asian="GB"/>
    </style:style>
    <style:style style:name="T605" style:parent-style-name="Hyperlink" style:family="text">
      <style:text-properties style:font-name-complex="Arial" style:font-weight-complex="bold" fo:font-size="10pt" style:font-size-asian="10pt" style:font-size-complex="10pt" fo:language="en" fo:country="ZA" style:language-asian="en" style:country-asian="GB"/>
    </style:style>
    <style:style style:name="T606" style:parent-style-name="DefaultParagraphFont" style:family="text">
      <style:text-properties style:font-name-complex="Arial" style:font-weight-complex="bold" fo:color="#B72102" fo:font-size="10pt" style:font-size-asian="10pt" style:font-size-complex="10pt" fo:language="en" fo:country="ZA" style:language-asian="en" style:country-asian="GB"/>
    </style:style>
    <style:style style:name="T607" style:parent-style-name="DefaultParagraphFont" style:family="text">
      <style:text-properties fo:font-size="11pt" style:font-size-asian="11pt" style:font-size-complex="10pt" fo:language="en" fo:country="US" style:language-asian="en" style:country-asian="GB"/>
    </style:style>
    <style:style style:name="T608" style:parent-style-name="DefaultParagraphFont" style:family="text">
      <style:text-properties style:font-weight-complex="bold" fo:font-size="11pt" style:font-size-asian="11pt" style:font-size-complex="11pt"/>
    </style:style>
    <style:style style:name="P609" style:parent-style-name="Normal" style:family="paragraph">
      <style:paragraph-properties fo:margin-top="0.1666in" fo:margin-bottom="0.0416in"/>
    </style:style>
    <style:style style:name="T610" style:parent-style-name="DefaultParagraphFont" style:family="text">
      <style:text-properties style:font-weight-complex="bold" fo:font-size="11pt" style:font-size-asian="11pt" style:font-size-complex="11pt"/>
    </style:style>
    <style:style style:name="T611" style:parent-style-name="DefaultParagraphFont" style:family="text">
      <style:text-properties style:font-weight-complex="bold" fo:font-size="11pt" style:font-size-asian="11pt" style:font-size-complex="11pt"/>
    </style:style>
    <style:style style:name="T612" style:parent-style-name="DefaultParagraphFont" style:family="text">
      <style:text-properties style:font-weight-complex="bold" fo:font-size="11pt" style:font-size-asian="11pt" style:font-size-complex="11pt"/>
    </style:style>
    <style:style style:name="P613" style:parent-style-name="Normal" style:family="paragraph">
      <style:paragraph-properties fo:margin-top="0.1666in" fo:margin-bottom="0.0416in"/>
    </style:style>
    <style:style style:name="T614" style:parent-style-name="DefaultParagraphFont" style:family="text">
      <style:text-properties style:font-weight-complex="bold" fo:font-size="11pt" style:font-size-asian="11pt" style:font-size-complex="11pt"/>
    </style:style>
    <style:style style:name="T615" style:parent-style-name="DefaultParagraphFont" style:family="text">
      <style:text-properties style:font-weight-complex="bold" fo:font-size="11pt" style:font-size-asian="11pt" style:font-size-complex="11pt"/>
    </style:style>
    <style:style style:name="T616" style:parent-style-name="DefaultParagraphFont" style:family="text">
      <style:text-properties style:font-weight-complex="bold" fo:font-size="11pt" style:font-size-asian="11pt" style:font-size-complex="11pt"/>
    </style:style>
    <style:style style:name="TableRow617" style:family="table-row">
      <style:table-row-properties/>
    </style:style>
    <style:style style:name="TableCell618" style:family="table-cell">
      <style:table-cell-properties fo:border-top="none" fo:border-left="0.0208in solid #000000" fo:border-bottom="0.0104in solid #000000" fo:border-right="0.0208in solid #000000" fo:padding-top="0in" fo:padding-left="0.075in" fo:padding-bottom="0in" fo:padding-right="0.075in"/>
    </style:style>
    <style:style style:name="P619" style:parent-style-name="Normal" style:family="paragraph">
      <style:paragraph-properties fo:margin-top="0.1666in" fo:margin-bottom="0.0416in"/>
    </style:style>
    <style:style style:name="T620" style:parent-style-name="DefaultParagraphFont" style:family="text">
      <style:text-properties fo:font-weight="bold" style:font-weight-asian="bold" style:font-weight-complex="bold" fo:font-size="11pt" style:font-size-asian="11pt" style:font-size-complex="11pt"/>
    </style:style>
    <style:style style:name="P621" style:parent-style-name="Normal" style:family="paragraph">
      <style:paragraph-properties fo:margin-top="0.1666in" fo:margin-bottom="0.0416in"/>
    </style:style>
    <style:style style:name="T622" style:parent-style-name="DefaultParagraphFont" style:family="text">
      <style:text-properties fo:font-weight="bold" style:font-weight-asian="bold" style:font-weight-complex="bold" fo:font-style="italic" style:font-style-asian="italic" fo:font-size="11pt" style:font-size-asian="11pt"/>
    </style:style>
    <style:style style:name="T623" style:parent-style-name="DefaultParagraphFont" style:family="text">
      <style:text-properties fo:font-weight="bold" style:font-weight-asian="bold" style:font-weight-complex="bold" fo:font-style="italic" style:font-style-asian="italic" fo:font-size="11pt" style:font-size-asian="11pt"/>
    </style:style>
    <style:style style:name="T624" style:parent-style-name="DefaultParagraphFont" style:family="text">
      <style:text-properties style:font-weight-complex="bold" fo:font-style="italic" style:font-style-asian="italic" fo:font-size="11pt" style:font-size-asian="11pt"/>
    </style:style>
    <style:style style:name="P625" style:parent-style-name="Normal" style:family="paragraph">
      <style:paragraph-properties fo:margin-top="0.1666in" fo:margin-bottom="0.0416in"/>
    </style:style>
    <style:style style:name="T626"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627" style:parent-style-name="DefaultParagraphFont" style:family="text">
      <style:text-properties style:font-weight-complex="bold" fo:font-size="11pt" style:font-size-asian="11pt" style:font-size-complex="11pt"/>
    </style:style>
    <style:style style:name="P628" style:parent-style-name="Normal" style:family="paragraph">
      <style:paragraph-properties fo:margin-top="0.1666in" fo:margin-bottom="0.0416in"/>
    </style:style>
    <style:style style:name="T629"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630" style:parent-style-name="DefaultParagraphFont" style:family="text">
      <style:text-properties style:font-weight-complex="bold" fo:font-size="11pt" style:font-size-asian="11pt" style:font-size-complex="11pt"/>
    </style:style>
    <style:style style:name="T631" style:parent-style-name="DefaultParagraphFont" style:family="text">
      <style:text-properties style:font-weight-complex="bold" fo:font-size="11pt" style:font-size-asian="11pt" style:font-size-complex="11pt"/>
    </style:style>
    <style:style style:name="T632" style:parent-style-name="DefaultParagraphFont" style:family="text">
      <style:text-properties style:font-weight-complex="bold" fo:font-size="11pt" style:font-size-asian="11pt" style:font-size-complex="11pt" fo:language="en" fo:country="US"/>
    </style:style>
    <style:style style:name="T633" style:parent-style-name="DefaultParagraphFont" style:family="text">
      <style:text-properties style:font-weight-complex="bold" fo:font-size="11pt" style:font-size-asian="11pt" style:font-size-complex="11pt"/>
    </style:style>
    <style:style style:name="T634" style:parent-style-name="DefaultParagraphFont" style:family="text">
      <style:text-properties style:font-weight-complex="bold" fo:font-size="11pt" style:font-size-asian="11pt" style:font-size-complex="11pt"/>
    </style:style>
    <style:style style:name="T635" style:parent-style-name="DefaultParagraphFont" style:family="text">
      <style:text-properties style:font-weight-complex="bold" fo:font-size="11pt" style:font-size-asian="11pt" style:font-size-complex="11pt"/>
    </style:style>
    <style:style style:name="T636" style:parent-style-name="DefaultParagraphFont" style:family="text">
      <style:text-properties style:font-weight-complex="bold" fo:font-size="11pt" style:font-size-asian="11pt" style:font-size-complex="11pt"/>
    </style:style>
    <style:style style:name="T637" style:parent-style-name="DefaultParagraphFont" style:family="text">
      <style:text-properties fo:font-size="11pt" style:font-size-asian="11pt" style:font-size-complex="10pt" fo:language="en" fo:country="US" style:language-asian="en" style:country-asian="GB"/>
    </style:style>
    <style:style style:name="T638" style:parent-style-name="FootnoteReference" style:family="text">
      <style:text-properties fo:font-size="11pt" style:font-size-asian="11pt" style:font-size-complex="10pt" fo:language="en" fo:country="US" style:language-asian="en" style:country-asian="GB"/>
    </style:style>
    <style:style style:name="T639" style:parent-style-name="DefaultParagraphFont" style:family="text">
      <style:text-properties fo:language="en" fo:country="ZA"/>
    </style:style>
    <style:style style:name="T640" style:parent-style-name="Hyperlink" style:family="text">
      <style:text-properties fo:language="en" fo:country="ZA"/>
    </style:style>
    <style:style style:name="T641" style:parent-style-name="DefaultParagraphFont" style:family="text">
      <style:text-properties fo:language="en" fo:country="ZA"/>
    </style:style>
    <style:style style:name="T642" style:parent-style-name="DefaultParagraphFont" style:family="text">
      <style:text-properties style:text-position="super 63.6%" fo:font-size="11pt" style:font-size-asian="11pt" style:font-size-complex="10pt" fo:language="en" fo:country="US" style:language-asian="en" style:country-asian="GB"/>
    </style:style>
    <style:style style:name="T643" style:parent-style-name="DefaultParagraphFont" style:family="text">
      <style:text-properties fo:font-size="11pt" style:font-size-asian="11pt" style:font-size-complex="10pt" fo:language="en" fo:country="US" style:language-asian="en" style:country-asian="GB"/>
    </style:style>
    <style:style style:name="T644" style:parent-style-name="FootnoteReference" style:family="text">
      <style:text-properties fo:font-size="11pt" style:font-size-asian="11pt" style:font-size-complex="10pt" fo:language="en" fo:country="US" style:language-asian="en" style:country-asian="GB"/>
    </style:style>
    <style:style style:name="P645" style:parent-style-name="Normal" style:family="paragraph">
      <style:paragraph-properties style:text-autospace="none"/>
    </style:style>
    <style:style style:name="T646" style:parent-style-name="DefaultParagraphFont" style:family="text">
      <style:text-properties fo:font-size="10pt" style:font-size-asian="10pt" style:font-size-complex="10pt"/>
    </style:style>
    <style:style style:name="T647" style:parent-style-name="DefaultParagraphFont" style:family="text">
      <style:text-properties style:font-name-complex="Arial" style:font-weight-complex="bold" fo:font-size="10pt" style:font-size-asian="10pt" style:font-size-complex="10pt" fo:language="en" fo:country="ZA" style:language-asian="en" style:country-asian="GB"/>
    </style:style>
    <style:style style:name="T648" style:parent-style-name="Hyperlink" style:family="text">
      <style:text-properties style:font-name-complex="Arial" style:font-weight-complex="bold" fo:font-size="10pt" style:font-size-asian="10pt" style:font-size-complex="10pt" fo:language="en" fo:country="ZA" style:language-asian="en" style:country-asian="GB"/>
    </style:style>
    <style:style style:name="T649" style:parent-style-name="DefaultParagraphFont" style:family="text">
      <style:text-properties style:font-name-complex="Arial" style:font-weight-complex="bold" fo:color="#B72102" fo:font-size="10pt" style:font-size-asian="10pt" style:font-size-complex="10pt" fo:language="en" fo:country="ZA" style:language-asian="en" style:country-asian="GB"/>
    </style:style>
    <style:style style:name="T650" style:parent-style-name="DefaultParagraphFont" style:family="text">
      <style:text-properties fo:font-size="11pt" style:font-size-asian="11pt" style:font-size-complex="10pt" fo:language="en" fo:country="US" style:language-asian="en" style:country-asian="GB"/>
    </style:style>
    <style:style style:name="T651" style:parent-style-name="DefaultParagraphFont" style:family="text">
      <style:text-properties style:font-weight-complex="bold" fo:font-size="11pt" style:font-size-asian="11pt" style:font-size-complex="11pt"/>
    </style:style>
    <style:style style:name="T652" style:parent-style-name="DefaultParagraphFont" style:family="text">
      <style:text-properties style:font-weight-complex="bold" fo:font-size="11pt" style:font-size-asian="11pt" style:font-size-complex="11pt"/>
    </style:style>
    <style:style style:name="P653" style:parent-style-name="Normal" style:family="paragraph">
      <style:paragraph-properties fo:margin-top="0.1666in" fo:margin-bottom="0.0416in"/>
    </style:style>
    <style:style style:name="T654" style:parent-style-name="DefaultParagraphFont" style:family="text">
      <style:text-properties fo:font-weight="bold" style:font-weight-asian="bold" style:font-weight-complex="bold" fo:font-style="italic" style:font-style-asian="italic" fo:font-size="11pt" style:font-size-asian="11pt"/>
    </style:style>
    <style:style style:name="T655" style:parent-style-name="DefaultParagraphFont" style:family="text">
      <style:text-properties style:font-weight-complex="bold" fo:font-style="italic" style:font-style-asian="italic" fo:font-size="11pt" style:font-size-asian="11pt"/>
    </style:style>
    <style:style style:name="P656" style:parent-style-name="Normal" style:family="paragraph">
      <style:paragraph-properties fo:margin-top="0.1666in" fo:margin-bottom="0.0416in"/>
    </style:style>
    <style:style style:name="T657"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658" style:parent-style-name="DefaultParagraphFont" style:family="text">
      <style:text-properties style:font-weight-complex="bold" fo:font-size="11pt" style:font-size-asian="11pt" style:font-size-complex="11pt"/>
    </style:style>
    <style:style style:name="P659" style:parent-style-name="Normal" style:family="paragraph">
      <style:paragraph-properties fo:margin-top="0.1666in" fo:margin-bottom="0.0416in"/>
    </style:style>
    <style:style style:name="T660"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661" style:parent-style-name="DefaultParagraphFont" style:family="text">
      <style:text-properties style:font-weight-complex="bold" fo:font-size="11pt" style:font-size-asian="11pt" style:font-size-complex="11pt"/>
    </style:style>
    <style:style style:name="T662" style:parent-style-name="DefaultParagraphFont" style:family="text">
      <style:text-properties style:font-weight-complex="bold" fo:font-size="11pt" style:font-size-asian="11pt" style:font-size-complex="11pt"/>
    </style:style>
    <style:style style:name="T663" style:parent-style-name="DefaultParagraphFont" style:family="text">
      <style:text-properties style:font-weight-complex="bold" fo:font-size="11pt" style:font-size-asian="11pt" style:font-size-complex="11pt"/>
    </style:style>
    <style:style style:name="P664" style:parent-style-name="Normal" style:family="paragraph">
      <style:paragraph-properties fo:margin-top="0.1666in" fo:margin-bottom="0.0416in"/>
    </style:style>
    <style:style style:name="T665"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666" style:parent-style-name="DefaultParagraphFont" style:family="text">
      <style:text-properties style:font-weight-complex="bold" fo:font-size="11pt" style:font-size-asian="11pt" style:font-size-complex="11pt"/>
    </style:style>
    <style:style style:name="P667" style:parent-style-name="Normal" style:family="paragraph">
      <style:paragraph-properties fo:margin-top="0.1666in" fo:margin-bottom="0.0416in"/>
    </style:style>
    <style:style style:name="T668"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669" style:parent-style-name="DefaultParagraphFont" style:family="text">
      <style:text-properties style:font-weight-complex="bold" fo:font-size="11pt" style:font-size-asian="11pt" style:font-size-complex="11pt"/>
    </style:style>
    <style:style style:name="T670" style:parent-style-name="DefaultParagraphFont" style:family="text">
      <style:text-properties style:font-weight-complex="bold" fo:font-size="11pt" style:font-size-asian="11pt" style:font-size-complex="11pt"/>
    </style:style>
    <style:style style:name="P671" style:parent-style-name="Normal" style:family="paragraph">
      <style:paragraph-properties fo:margin-top="0.1666in" fo:margin-bottom="0.0416in"/>
    </style:style>
    <style:style style:name="T672"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673" style:parent-style-name="DefaultParagraphFont" style:family="text">
      <style:text-properties style:font-weight-complex="bold" fo:font-size="11pt" style:font-size-asian="11pt" style:font-size-complex="11pt"/>
    </style:style>
    <style:style style:name="P674" style:parent-style-name="Normal" style:family="paragraph">
      <style:paragraph-properties fo:margin-top="0.1666in" fo:margin-bottom="0.0416in"/>
    </style:style>
    <style:style style:name="T675"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676" style:parent-style-name="DefaultParagraphFont" style:family="text">
      <style:text-properties style:font-weight-complex="bold" fo:font-size="11pt" style:font-size-asian="11pt" style:font-size-complex="11pt"/>
    </style:style>
    <style:style style:name="T677" style:parent-style-name="DefaultParagraphFont" style:family="text">
      <style:text-properties style:font-weight-complex="bold" fo:font-size="11pt" style:font-size-asian="11pt" style:font-size-complex="11pt"/>
    </style:style>
    <style:style style:name="T678" style:parent-style-name="DefaultParagraphFont" style:family="text">
      <style:text-properties style:font-weight-complex="bold" fo:font-size="11pt" style:font-size-asian="11pt" style:font-size-complex="11pt"/>
    </style:style>
    <style:style style:name="P679" style:parent-style-name="Normal" style:family="paragraph">
      <style:paragraph-properties fo:margin-top="0.1666in" fo:margin-bottom="0.0416in"/>
    </style:style>
    <style:style style:name="T680" style:parent-style-name="DefaultParagraphFont" style:family="text">
      <style:text-properties fo:font-weight="bold" style:font-weight-asian="bold" style:font-weight-complex="bold" fo:font-style="italic" style:font-style-asian="italic" fo:font-size="11pt" style:font-size-asian="11pt"/>
    </style:style>
    <style:style style:name="T681" style:parent-style-name="DefaultParagraphFont" style:family="text">
      <style:text-properties style:font-weight-complex="bold" fo:font-style="italic" style:font-style-asian="italic" fo:font-size="11pt" style:font-size-asian="11pt"/>
    </style:style>
    <style:style style:name="P682" style:parent-style-name="Normal" style:family="paragraph">
      <style:paragraph-properties fo:margin-top="0.1666in" fo:margin-bottom="0.0416in"/>
    </style:style>
    <style:style style:name="T683"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684" style:parent-style-name="DefaultParagraphFont" style:family="text">
      <style:text-properties style:font-weight-complex="bold" fo:font-size="11pt" style:font-size-asian="11pt" style:font-size-complex="11pt"/>
    </style:style>
    <style:style style:name="P685" style:parent-style-name="Normal" style:family="paragraph">
      <style:paragraph-properties fo:margin-top="0.1666in" fo:margin-bottom="0.0416in"/>
    </style:style>
    <style:style style:name="T686"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687" style:parent-style-name="DefaultParagraphFont" style:family="text">
      <style:text-properties style:font-weight-complex="bold" fo:font-size="11pt" style:font-size-asian="11pt" style:font-size-complex="11pt"/>
    </style:style>
    <style:style style:name="P688" style:parent-style-name="Normal" style:family="paragraph">
      <style:paragraph-properties fo:margin-top="0.1666in" fo:margin-bottom="0.0416in"/>
    </style:style>
    <style:style style:name="T689" style:parent-style-name="DefaultParagraphFont" style:family="text">
      <style:text-properties fo:font-weight="bold" style:font-weight-asian="bold" style:font-weight-complex="bold" fo:font-style="italic" style:font-style-asian="italic" fo:font-size="11pt" style:font-size-asian="11pt"/>
    </style:style>
    <style:style style:name="T690" style:parent-style-name="DefaultParagraphFont" style:family="text">
      <style:text-properties fo:font-weight="bold" style:font-weight-asian="bold" style:font-weight-complex="bold" fo:font-style="italic" style:font-style-asian="italic" fo:font-size="11pt" style:font-size-asian="11pt"/>
    </style:style>
    <style:style style:name="T691" style:parent-style-name="DefaultParagraphFont" style:family="text">
      <style:text-properties style:font-weight-complex="bold" fo:font-style="italic" style:font-style-asian="italic" fo:font-size="11pt" style:font-size-asian="11pt"/>
    </style:style>
    <style:style style:name="P692" style:parent-style-name="Normal" style:family="paragraph">
      <style:paragraph-properties fo:margin-top="0.1666in" fo:margin-bottom="0.0416in"/>
    </style:style>
    <style:style style:name="T693"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694" style:parent-style-name="DefaultParagraphFont" style:family="text">
      <style:text-properties style:font-weight-complex="bold" fo:font-size="11pt" style:font-size-asian="11pt" style:font-size-complex="11pt"/>
    </style:style>
    <style:style style:name="P695" style:parent-style-name="Normal" style:family="paragraph">
      <style:paragraph-properties fo:margin-top="0.1666in" fo:margin-bottom="0.0416in"/>
    </style:style>
    <style:style style:name="T696"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697" style:parent-style-name="DefaultParagraphFont" style:family="text">
      <style:text-properties style:font-weight-complex="bold" fo:font-size="11pt" style:font-size-asian="11pt" style:font-size-complex="11pt"/>
    </style:style>
    <style:style style:name="T698" style:parent-style-name="DefaultParagraphFont" style:family="text">
      <style:text-properties style:font-weight-complex="bold" fo:font-size="11pt" style:font-size-asian="11pt"/>
    </style:style>
    <style:style style:name="T699" style:parent-style-name="DefaultParagraphFont" style:family="text">
      <style:text-properties style:font-weight-complex="bold" fo:font-size="11pt" style:font-size-asian="11pt"/>
    </style:style>
    <style:style style:name="T700" style:parent-style-name="DefaultParagraphFont" style:family="text">
      <style:text-properties style:font-weight-complex="bold" fo:font-size="11pt" style:font-size-asian="11pt" style:font-size-complex="11pt"/>
    </style:style>
    <style:style style:name="T701" style:parent-style-name="DefaultParagraphFont" style:family="text">
      <style:text-properties style:font-weight-complex="bold" fo:font-size="11pt" style:font-size-asian="11pt" style:font-size-complex="11pt"/>
    </style:style>
    <style:style style:name="P702" style:parent-style-name="Normal" style:family="paragraph">
      <style:paragraph-properties fo:margin-top="0.1666in" fo:margin-bottom="0.0416in"/>
    </style:style>
    <style:style style:name="T703" style:parent-style-name="DefaultParagraphFont" style:family="text">
      <style:text-properties fo:font-weight="bold" style:font-weight-asian="bold" style:font-weight-complex="bold" fo:font-size="11pt" style:font-size-asian="11pt" style:font-size-complex="11pt"/>
    </style:style>
    <style:style style:name="T704" style:parent-style-name="DefaultParagraphFont" style:family="text">
      <style:text-properties style:font-weight-complex="bold" fo:font-size="11pt" style:font-size-asian="11pt" style:font-size-complex="11pt"/>
    </style:style>
    <style:style style:name="P705" style:parent-style-name="Normal" style:family="paragraph">
      <style:paragraph-properties fo:margin-top="0.1666in" fo:margin-bottom="0.0416in"/>
    </style:style>
    <style:style style:name="T706" style:parent-style-name="DefaultParagraphFont" style:family="text">
      <style:text-properties style:font-weight-complex="bold" fo:font-size="11pt" style:font-size-asian="11pt" style:font-size-complex="11pt"/>
    </style:style>
    <style:style style:name="T707" style:parent-style-name="DefaultParagraphFont" style:family="text">
      <style:text-properties style:font-weight-complex="bold" fo:font-size="11pt" style:font-size-asian="11pt" style:font-size-complex="11pt"/>
    </style:style>
    <style:style style:name="T708" style:parent-style-name="DefaultParagraphFont" style:family="text">
      <style:text-properties style:font-weight-complex="bold" fo:font-size="11pt" style:font-size-asian="11pt" style:font-size-complex="11pt"/>
    </style:style>
    <style:style style:name="P709" style:parent-style-name="Normal" style:family="paragraph">
      <style:text-properties fo:font-weight="bold" style:font-weight-asian="bold" style:font-weight-complex="bold"/>
    </style:style>
    <style:style style:name="T710" style:parent-style-name="DefaultParagraphFont" style:family="text">
      <style:text-properties fo:font-weight="bold" style:font-weight-asian="bold" style:font-weight-complex="bold" fo:font-size="11pt" style:font-size-asian="11pt" style:font-size-complex="11pt"/>
    </style:style>
    <style:style style:name="T711" style:parent-style-name="DefaultParagraphFont" style:family="text">
      <style:text-properties fo:font-weight="bold" style:font-weight-asian="bold" style:font-weight-complex="bold" fo:font-size="11pt" style:font-size-asian="11pt" style:font-size-complex="11pt"/>
    </style:style>
    <style:style style:name="T712"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P713" style:parent-style-name="Normal" style:family="paragraph">
      <style:text-properties fo:font-weight="bold" style:font-weight-asian="bold" style:font-weight-complex="bold"/>
    </style:style>
    <style:style style:name="T714" style:parent-style-name="DefaultParagraphFont" style:family="text">
      <style:text-properties fo:font-weight="bold" style:font-weight-asian="bold" style:font-weight-complex="bold" fo:font-size="11pt" style:font-size-asian="11pt" style:font-size-complex="11pt"/>
    </style:style>
    <style:style style:name="T715" style:parent-style-name="DefaultParagraphFont" style:family="text">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716" style:parent-style-name="DefaultParagraphFont" style:family="text">
      <style:text-properties fo:font-weight="bold" style:font-weight-asian="bold" style:font-weight-complex="bold" fo:font-size="11pt" style:font-size-asian="11pt" style:font-size-complex="11pt"/>
    </style:style>
    <style:style style:name="T717" style:parent-style-name="DefaultParagraphFont" style:family="text">
      <style:text-properties fo:font-weight="bold" style:font-weight-asian="bold" style:font-weight-complex="bold" fo:font-size="11pt" style:font-size-asian="11pt" style:font-size-complex="11pt"/>
    </style:style>
    <style:style style:name="T718"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P719" style:parent-style-name="Heading2" style:family="paragraph">
      <style:text-properties fo:font-style="normal" style:font-style-asian="normal"/>
    </style:style>
    <style:style style:name="TableColumn721" style:family="table-column">
      <style:table-column-properties style:column-width="7.125in"/>
    </style:style>
    <style:style style:name="Table720" style:family="table">
      <style:table-properties style:width="7.125in" fo:margin-left="0in" table:align="left"/>
    </style:style>
    <style:style style:name="TableRow722" style:family="table-row">
      <style:table-row-properties/>
    </style:style>
    <style:style style:name="TableCell723"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724" style:parent-style-name="Heading2" style:family="paragraph">
      <style:text-properties fo:font-style="normal" style:font-style-asian="normal" fo:font-size="12pt" style:font-size-asian="12pt" style:font-size-complex="12pt"/>
    </style:style>
    <style:style style:name="TableRow725" style:family="table-row">
      <style:table-row-properties/>
    </style:style>
    <style:style style:name="TableCell726" style:family="table-cell">
      <style:table-cell-properties fo:border-top="none" fo:border-left="0.0208in solid #000000" fo:border-bottom="none" fo:border-right="0.0208in solid #000000" fo:padding-top="0in" fo:padding-left="0.075in" fo:padding-bottom="0in" fo:padding-right="0.075in"/>
    </style:style>
    <style:style style:name="P727" style:parent-style-name="Normal" style:family="paragraph">
      <style:paragraph-properties fo:margin-top="0.1666in" fo:margin-bottom="0.0416in"/>
    </style:style>
    <style:style style:name="T728" style:parent-style-name="DefaultParagraphFont" style:family="text">
      <style:text-properties fo:font-weight="bold" style:font-weight-asian="bold" style:font-weight-complex="bold" fo:font-size="11pt" style:font-size-asian="11pt" style:font-size-complex="11pt"/>
    </style:style>
    <style:style style:name="P729" style:parent-style-name="Normal" style:family="paragraph">
      <style:paragraph-properties fo:margin-top="0.1666in" fo:margin-bottom="0.0416in"/>
    </style:style>
    <style:style style:name="T730" style:parent-style-name="DefaultParagraphFont" style:family="text">
      <style:text-properties style:font-weight-complex="bold" fo:font-size="11pt" style:font-size-asian="11pt" style:font-size-complex="11pt"/>
    </style:style>
    <style:style style:name="T731" style:parent-style-name="DefaultParagraphFont" style:family="text">
      <style:text-properties style:font-weight-complex="bold" fo:font-size="11pt" style:font-size-asian="11pt" style:font-size-complex="11pt"/>
    </style:style>
    <style:style style:name="T732" style:parent-style-name="DefaultParagraphFont" style:family="text">
      <style:text-properties style:font-weight-complex="bold" fo:font-size="11pt" style:font-size-asian="11pt" style:font-size-complex="11pt"/>
    </style:style>
    <style:style style:name="T733" style:parent-style-name="DefaultParagraphFont" style:family="text">
      <style:text-properties fo:font-weight="bold" style:font-weight-asian="bold" style:font-weight-complex="bold" fo:font-size="11pt" style:font-size-asian="11pt" style:font-size-complex="11pt"/>
    </style:style>
    <style:style style:name="P734" style:parent-style-name="Normal" style:family="paragraph">
      <style:paragraph-properties fo:margin-top="0.1666in" fo:margin-bottom="0.0416in"/>
    </style:style>
    <style:style style:name="T735" style:parent-style-name="DefaultParagraphFont" style:family="text">
      <style:text-properties style:font-weight-complex="bold" fo:font-size="11pt" style:font-size-asian="11pt" style:font-size-complex="11pt"/>
    </style:style>
    <style:style style:name="P736" style:parent-style-name="Normal" style:family="paragraph">
      <style:paragraph-properties fo:margin-top="0.1666in" fo:margin-bottom="0.0416in"/>
    </style:style>
    <style:style style:name="T737" style:parent-style-name="DefaultParagraphFont" style:family="text">
      <style:text-properties style:font-weight-complex="bold" fo:font-size="11pt" style:font-size-asian="11pt" style:font-size-complex="11pt"/>
    </style:style>
    <style:style style:name="T738" style:parent-style-name="DefaultParagraphFont" style:family="text">
      <style:text-properties style:font-weight-complex="bold" fo:font-size="11pt" style:font-size-asian="11pt" style:font-size-complex="11pt"/>
    </style:style>
    <style:style style:name="T739" style:parent-style-name="DefaultParagraphFont" style:family="text">
      <style:text-properties style:font-weight-complex="bold" fo:color="#000000" fo:font-size="11pt" style:font-size-asian="11pt"/>
    </style:style>
    <style:style style:name="T740" style:parent-style-name="DefaultParagraphFont" style:family="text">
      <style:text-properties style:font-weight-complex="bold" fo:color="#000000" fo:font-size="11pt" style:font-size-asian="11pt"/>
    </style:style>
    <style:style style:name="TableRow741" style:family="table-row">
      <style:table-row-properties/>
    </style:style>
    <style:style style:name="TableCell742" style:family="table-cell">
      <style:table-cell-properties fo:border-top="none" fo:border-left="0.0208in solid #000000" fo:border-bottom="0.0104in solid #000000" fo:border-right="0.0208in solid #000000" fo:padding-top="0in" fo:padding-left="0.075in" fo:padding-bottom="0in" fo:padding-right="0.075in"/>
    </style:style>
    <style:style style:name="P743" style:parent-style-name="Normal" style:family="paragraph">
      <style:paragraph-properties fo:margin-top="0.1666in" fo:margin-bottom="0.0416in"/>
    </style:style>
    <style:style style:name="T744" style:parent-style-name="DefaultParagraphFont" style:family="text">
      <style:text-properties fo:font-weight="bold" style:font-weight-asian="bold" style:font-weight-complex="bold" fo:font-size="11pt" style:font-size-asian="11pt" style:font-size-complex="11pt"/>
    </style:style>
    <style:style style:name="P745" style:parent-style-name="Normal" style:family="paragraph">
      <style:paragraph-properties fo:margin-top="0.1666in" fo:margin-bottom="0.0416in"/>
    </style:style>
    <style:style style:name="T746" style:parent-style-name="DefaultParagraphFont" style:family="text">
      <style:text-properties fo:font-weight="bold" style:font-weight-asian="bold" style:font-weight-complex="bold" fo:font-style="italic" style:font-style-asian="italic" fo:font-size="11pt" style:font-size-asian="11pt"/>
    </style:style>
    <style:style style:name="T747" style:parent-style-name="DefaultParagraphFont" style:family="text">
      <style:text-properties style:font-weight-complex="bold" fo:font-style="italic" style:font-style-asian="italic" fo:font-size="11pt" style:font-size-asian="11pt"/>
    </style:style>
    <style:style style:name="P748" style:parent-style-name="Normal" style:family="paragraph">
      <style:paragraph-properties fo:margin-top="0.1666in" fo:margin-bottom="0.0416in"/>
    </style:style>
    <style:style style:name="T749"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750" style:parent-style-name="DefaultParagraphFont" style:family="text">
      <style:text-properties style:font-weight-complex="bold" fo:font-size="11pt" style:font-size-asian="11pt" style:font-size-complex="11pt"/>
    </style:style>
    <style:style style:name="T751" style:parent-style-name="DefaultParagraphFont" style:family="text">
      <style:text-properties style:font-weight-complex="bold" fo:font-size="11pt" style:font-size-asian="11pt" style:font-size-complex="11pt"/>
    </style:style>
    <style:style style:name="P752" style:parent-style-name="Normal" style:family="paragraph">
      <style:paragraph-properties fo:margin-top="0.1666in" fo:margin-bottom="0.0416in"/>
    </style:style>
    <style:style style:name="T753"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754" style:parent-style-name="DefaultParagraphFont" style:family="text">
      <style:text-properties style:font-weight-complex="bold" fo:font-size="11pt" style:font-size-asian="11pt" style:font-size-complex="11pt"/>
    </style:style>
    <style:style style:name="T755" style:parent-style-name="DefaultParagraphFont" style:family="text">
      <style:text-properties style:font-weight-complex="bold" fo:font-size="11pt" style:font-size-asian="11pt" style:font-size-complex="11pt"/>
    </style:style>
    <style:style style:name="P756" style:parent-style-name="Normal" style:family="paragraph">
      <style:paragraph-properties fo:margin-top="0.1666in" fo:margin-bottom="0.0416in"/>
    </style:style>
    <style:style style:name="T757" style:parent-style-name="DefaultParagraphFont" style:family="text">
      <style:text-properties fo:font-weight="bold" style:font-weight-asian="bold" style:font-weight-complex="bold" fo:font-style="italic" style:font-style-asian="italic" fo:font-size="11pt" style:font-size-asian="11pt"/>
    </style:style>
    <style:style style:name="T758" style:parent-style-name="DefaultParagraphFont" style:family="text">
      <style:text-properties style:font-weight-complex="bold" fo:font-style="italic" style:font-style-asian="italic" fo:font-size="11pt" style:font-size-asian="11pt"/>
    </style:style>
    <style:style style:name="P759" style:parent-style-name="Normal" style:family="paragraph">
      <style:paragraph-properties fo:margin-top="0.1666in" fo:margin-bottom="0.0416in"/>
    </style:style>
    <style:style style:name="T760"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761" style:parent-style-name="DefaultParagraphFont" style:family="text">
      <style:text-properties style:font-weight-complex="bold" fo:font-size="11pt" style:font-size-asian="11pt" style:font-size-complex="11pt"/>
    </style:style>
    <style:style style:name="T762" style:parent-style-name="DefaultParagraphFont" style:family="text">
      <style:text-properties style:font-weight-complex="bold" fo:font-size="11pt" style:font-size-asian="11pt" style:font-size-complex="11pt"/>
    </style:style>
    <style:style style:name="P763" style:parent-style-name="Normal" style:family="paragraph">
      <style:paragraph-properties fo:margin-top="0.1666in" fo:margin-bottom="0.0416in"/>
    </style:style>
    <style:style style:name="T764"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765" style:parent-style-name="DefaultParagraphFont" style:family="text">
      <style:text-properties style:font-weight-complex="bold" fo:font-size="11pt" style:font-size-asian="11pt" style:font-size-complex="11pt"/>
    </style:style>
    <style:style style:name="T766" style:parent-style-name="DefaultParagraphFont" style:family="text">
      <style:text-properties style:font-name-complex="Arial" style:font-weight-complex="bold" fo:color="#000000" fo:font-size="11pt" style:font-size-asian="11pt" style:font-size-complex="11pt" style:language-asian="en" style:country-asian="ZA"/>
    </style:style>
    <style:style style:name="T767" style:parent-style-name="DefaultParagraphFont" style:family="text">
      <style:text-properties style:font-weight-complex="bold" fo:color="#000000" fo:font-size="11pt" style:font-size-asian="11pt" style:font-size-complex="11pt"/>
    </style:style>
    <style:style style:name="T768" style:parent-style-name="DefaultParagraphFont" style:family="text">
      <style:text-properties style:font-name-complex="Arial" style:font-weight-complex="bold" fo:color="#000000" fo:font-size="11pt" style:font-size-asian="11pt" style:font-size-complex="11pt" style:language-asian="en" style:country-asian="ZA"/>
    </style:style>
    <style:style style:name="T769" style:parent-style-name="DefaultParagraphFont" style:family="text">
      <style:text-properties style:font-name-complex="Arial" style:font-weight-complex="bold" fo:color="#000000" fo:font-size="11pt" style:font-size-asian="11pt" style:font-size-complex="11pt" style:language-asian="en" style:country-asian="ZA"/>
    </style:style>
    <style:style style:name="T770" style:parent-style-name="DefaultParagraphFont" style:family="text">
      <style:text-properties style:font-weight-complex="bold" fo:color="#000000" fo:font-size="11pt" style:font-size-asian="11pt" style:font-size-complex="11pt"/>
    </style:style>
    <style:style style:name="T771" style:parent-style-name="DefaultParagraphFont" style:family="text">
      <style:text-properties style:font-name-complex="Arial" style:font-weight-complex="bold" fo:color="#000000" fo:font-size="11pt" style:font-size-asian="11pt" style:font-size-complex="11pt" style:language-asian="en" style:country-asian="ZA"/>
    </style:style>
    <style:style style:name="T772" style:parent-style-name="DefaultParagraphFont" style:family="text">
      <style:text-properties style:font-weight-complex="bold" fo:color="#000000" fo:font-size="11pt" style:font-size-asian="11pt" style:font-size-complex="11pt"/>
    </style:style>
    <style:style style:name="T773" style:parent-style-name="DefaultParagraphFont" style:family="text">
      <style:text-properties style:font-name-complex="Arial" style:font-weight-complex="bold" fo:color="#000000" fo:font-size="11pt" style:font-size-asian="11pt" style:font-size-complex="11pt" style:language-asian="en" style:country-asian="ZA"/>
    </style:style>
    <style:style style:name="T774" style:parent-style-name="DefaultParagraphFont" style:family="text">
      <style:text-properties style:font-name-complex="Arial" style:font-weight-complex="bold" fo:color="#000000" fo:font-size="11pt" style:font-size-asian="11pt" style:font-size-complex="11pt" style:language-asian="en" style:country-asian="ZA"/>
    </style:style>
    <style:style style:name="T775" style:parent-style-name="DefaultParagraphFont" style:family="text">
      <style:text-properties style:font-weight-complex="bold" fo:color="#000000" fo:font-size="11pt" style:font-size-asian="11pt"/>
    </style:style>
    <style:style style:name="T776" style:parent-style-name="DefaultParagraphFont" style:family="text">
      <style:text-properties style:font-weight-complex="bold" fo:color="#000000" fo:font-size="11pt" style:font-size-asian="11pt"/>
    </style:style>
    <style:style style:name="T777" style:parent-style-name="DefaultParagraphFont" style:family="text">
      <style:text-properties style:font-weight-complex="bold" fo:color="#000000" fo:font-size="11pt" style:font-size-asian="11pt"/>
    </style:style>
    <style:style style:name="P778" style:parent-style-name="Normal" style:family="paragraph">
      <style:text-properties fo:font-weight="bold" style:font-weight-asian="bold" style:font-weight-complex="bold" fo:color="#000000"/>
    </style:style>
    <style:style style:name="T779" style:parent-style-name="DefaultParagraphFont" style:family="text">
      <style:text-properties style:font-weight-complex="bold" fo:color="#000000" fo:font-size="11pt" style:font-size-asian="11pt"/>
    </style:style>
    <style:style style:name="T780" style:parent-style-name="DefaultParagraphFont" style:family="text">
      <style:text-properties style:font-weight-complex="bold" fo:color="#000000" fo:font-size="11pt" style:font-size-asian="11pt"/>
    </style:style>
    <style:style style:name="P781" style:parent-style-name="Normal" style:family="paragraph">
      <style:paragraph-properties fo:margin-top="0.1666in" fo:margin-bottom="0.0416in"/>
    </style:style>
    <style:style style:name="T782"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783" style:parent-style-name="DefaultParagraphFont" style:family="text">
      <style:text-properties style:font-weight-complex="bold" fo:font-size="11pt" style:font-size-asian="11pt" style:font-size-complex="11pt"/>
    </style:style>
    <style:style style:name="P784" style:parent-style-name="Normal" style:family="paragraph">
      <style:paragraph-properties fo:margin-top="0.1666in" fo:margin-bottom="0.0416in"/>
      <style:text-properties fo:font-weight="bold" style:font-weight-asian="bold" style:font-weight-complex="bold"/>
    </style:style>
    <style:style style:name="T785"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786" style:parent-style-name="DefaultParagraphFont" style:family="text">
      <style:text-properties style:font-weight-complex="bold" fo:font-size="11pt" style:font-size-asian="11pt" style:font-size-complex="11pt"/>
    </style:style>
    <style:style style:name="T787" style:parent-style-name="DefaultParagraphFont" style:family="text">
      <style:text-properties style:font-weight-complex="bold" fo:font-size="11pt" style:font-size-asian="11pt"/>
    </style:style>
    <style:style style:name="T788" style:parent-style-name="DefaultParagraphFont" style:family="text">
      <style:text-properties style:font-weight-complex="bold" fo:font-size="11pt" style:font-size-asian="11pt"/>
    </style:style>
    <style:style style:name="T789" style:parent-style-name="FootnoteReference" style:family="text">
      <style:text-properties style:font-weight-complex="bold" fo:font-size="11pt" style:font-size-asian="11pt"/>
    </style:style>
    <style:style style:name="T790" style:parent-style-name="st" style:family="text">
      <style:text-properties fo:font-style="italic" style:font-style-asian="italic"/>
    </style:style>
    <style:style style:name="T791" style:parent-style-name="st" style:family="text">
      <style:text-properties fo:language="it" fo:country="IT"/>
    </style:style>
    <style:style style:name="P792" style:parent-style-name="Normal" style:family="paragraph">
      <style:paragraph-properties fo:margin-top="0.1666in" fo:margin-bottom="0.0416in"/>
      <style:text-properties fo:font-weight="bold" style:font-weight-asian="bold" style:font-weight-complex="bold"/>
    </style:style>
    <style:style style:name="T793" style:parent-style-name="DefaultParagraphFont" style:family="text">
      <style:text-properties fo:font-weight="bold" style:font-weight-asian="bold" style:font-weight-complex="bold" fo:font-size="11pt" style:font-size-asian="11pt" style:font-size-complex="11pt"/>
    </style:style>
    <style:style style:name="T794" style:parent-style-name="DefaultParagraphFont" style:family="text">
      <style:text-properties style:font-weight-complex="bold" fo:font-size="11pt" style:font-size-asian="11pt" style:font-size-complex="11pt"/>
    </style:style>
    <style:style style:name="T795" style:parent-style-name="DefaultParagraphFont" style:family="text">
      <style:text-properties style:font-weight-complex="bold" fo:font-size="11pt" style:font-size-asian="11pt" style:font-size-complex="11pt"/>
    </style:style>
    <style:style style:name="P796" style:parent-style-name="Normal" style:family="paragraph">
      <style:text-properties fo:font-weight="bold" style:font-weight-asian="bold" style:font-weight-complex="bold"/>
    </style:style>
    <style:style style:name="T797" style:parent-style-name="DefaultParagraphFont" style:family="text">
      <style:text-properties fo:font-weight="bold" style:font-weight-asian="bold" style:font-weight-complex="bold" fo:font-size="11pt" style:font-size-asian="11pt" style:font-size-complex="11pt"/>
    </style:style>
    <style:style style:name="T798" style:parent-style-name="DefaultParagraphFont" style:family="text">
      <style:text-properties fo:font-weight="bold" style:font-weight-asian="bold" style:font-weight-complex="bold" fo:font-size="11pt" style:font-size-asian="11pt" style:font-size-complex="11pt"/>
    </style:style>
    <style:style style:name="T799" style:parent-style-name="DefaultParagraphFont" style:family="text">
      <style:text-properties style:font-weight-complex="bold" fo:font-style="italic" style:font-style-asian="italic" fo:font-size="11pt" style:font-size-asian="11pt" style:font-size-complex="11pt"/>
    </style:style>
    <style:style style:name="P800" style:parent-style-name="Normal" style:family="paragraph">
      <style:text-properties fo:font-weight="bold" style:font-weight-asian="bold" style:font-weight-complex="bold"/>
    </style:style>
    <style:style style:name="T801" style:parent-style-name="DefaultParagraphFont" style:family="text">
      <style:text-properties fo:font-weight="bold" style:font-weight-asian="bold" style:font-weight-complex="bold" fo:font-size="11pt" style:font-size-asian="11pt" style:font-size-complex="11pt"/>
    </style:style>
    <style:style style:name="T802" style:parent-style-name="DefaultParagraphFont" style:family="text">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803" style:parent-style-name="DefaultParagraphFont" style:family="text">
      <style:text-properties fo:font-weight="bold" style:font-weight-asian="bold" style:font-weight-complex="bold" fo:font-size="11pt" style:font-size-asian="11pt" style:font-size-complex="11pt"/>
    </style:style>
    <style:style style:name="T804" style:parent-style-name="DefaultParagraphFont" style:family="text">
      <style:text-properties fo:font-weight="bold" style:font-weight-asian="bold" style:font-weight-complex="bold" fo:font-size="11pt" style:font-size-asian="11pt" style:font-size-complex="11pt"/>
    </style:style>
    <style:style style:name="T805" style:parent-style-name="DefaultParagraphFont" style:family="text">
      <style:text-properties fo:font-weight="bold" style:font-weight-asian="bold" style:font-weight-complex="bold" fo:font-size="11pt" style:font-size-asian="11pt" style:font-size-complex="11pt"/>
    </style:style>
    <style:style style:name="T806" style:parent-style-name="DefaultParagraphFont" style:family="text">
      <style:text-properties style:font-weight-complex="bold" fo:font-style="italic" style:font-style-asian="italic" fo:font-size="11pt" style:font-size-asian="11pt" style:font-size-complex="11pt"/>
    </style:style>
    <style:style style:name="P807" style:parent-style-name="Normal" style:family="paragraph">
      <style:text-properties fo:font-weight="bold" style:font-weight-asian="bold" style:font-weight-complex="bold"/>
    </style:style>
    <style:style style:name="P808" style:parent-style-name="Heading2" style:family="paragraph">
      <style:text-properties fo:font-style="normal" style:font-style-asian="normal"/>
    </style:style>
    <style:style style:name="P809" style:parent-style-name="Heading2" style:family="paragraph">
      <style:text-properties fo:font-style="normal" style:font-style-asian="normal"/>
    </style:style>
    <style:style style:name="TableColumn811" style:family="table-column">
      <style:table-column-properties style:column-width="7.125in"/>
    </style:style>
    <style:style style:name="Table810" style:family="table">
      <style:table-properties style:width="7.125in" fo:margin-left="0in" table:align="left"/>
    </style:style>
    <style:style style:name="TableRow812" style:family="table-row">
      <style:table-row-properties/>
    </style:style>
    <style:style style:name="TableCell813"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814" style:parent-style-name="Heading2" style:family="paragraph">
      <style:text-properties fo:font-style="normal" style:font-style-asian="normal" fo:font-size="12pt" style:font-size-asian="12pt" style:font-size-complex="12pt"/>
    </style:style>
    <style:style style:name="TableRow815" style:family="table-row">
      <style:table-row-properties style:min-row-height="0.059in"/>
    </style:style>
    <style:style style:name="TableCell816" style:family="table-cell">
      <style:table-cell-properties fo:border-top="none" fo:border-left="0.0208in solid #000000" fo:border-bottom="none" fo:border-right="0.0208in solid #000000" fo:padding-top="0in" fo:padding-left="0.075in" fo:padding-bottom="0in" fo:padding-right="0.075in"/>
    </style:style>
    <style:style style:name="P817" style:parent-style-name="ListParagraph" style:family="paragraph">
      <style:paragraph-properties fo:margin-top="0.1666in" fo:margin-bottom="0.0416in"/>
    </style:style>
    <style:style style:name="T818" style:parent-style-name="DefaultParagraphFont" style:family="text">
      <style:text-properties fo:font-weight="bold" style:font-weight-asian="bold" style:font-weight-complex="bold" fo:font-size="11pt" style:font-size-asian="11pt" style:font-size-complex="11pt"/>
    </style:style>
    <style:style style:name="P819" style:parent-style-name="Normal" style:family="paragraph">
      <style:paragraph-properties fo:margin-top="0.1666in" fo:margin-bottom="0.0416in"/>
    </style:style>
    <style:style style:name="T820" style:parent-style-name="DefaultParagraphFont" style:family="text">
      <style:text-properties style:font-weight-complex="bold" fo:font-size="11pt" style:font-size-asian="11pt" style:font-size-complex="11pt"/>
    </style:style>
    <style:style style:name="T821" style:parent-style-name="DefaultParagraphFont" style:family="text">
      <style:text-properties style:font-weight-complex="bold" fo:font-size="11pt" style:font-size-asian="11pt" style:font-size-complex="11pt"/>
    </style:style>
    <style:style style:name="T822" style:parent-style-name="DefaultParagraphFont" style:family="text">
      <style:text-properties style:font-weight-complex="bold" fo:font-size="11pt" style:font-size-asian="11pt" style:font-size-complex="11pt"/>
    </style:style>
    <style:style style:name="T823" style:parent-style-name="DefaultParagraphFont" style:family="text">
      <style:text-properties fo:font-weight="bold" style:font-weight-asian="bold" style:font-weight-complex="bold" fo:font-size="11pt" style:font-size-asian="11pt" style:font-size-complex="11pt"/>
    </style:style>
    <style:style style:name="P824" style:parent-style-name="Normal" style:family="paragraph">
      <style:paragraph-properties fo:margin-top="0.1666in" fo:margin-bottom="0.0416in"/>
    </style:style>
    <style:style style:name="T825" style:parent-style-name="DefaultParagraphFont" style:family="text">
      <style:text-properties fo:font-weight="bold" style:font-weight-asian="bold" style:font-weight-complex="bold" fo:font-size="11pt" style:font-size-asian="11pt" style:font-size-complex="11pt"/>
    </style:style>
    <style:style style:name="P826" style:parent-style-name="Normal" style:family="paragraph">
      <style:paragraph-properties fo:margin-top="0.1666in" fo:margin-bottom="0.0416in"/>
    </style:style>
    <style:style style:name="T827" style:parent-style-name="DefaultParagraphFont" style:family="text">
      <style:text-properties fo:font-weight="bold" style:font-weight-asian="bold" style:font-weight-complex="bold" fo:font-size="11pt" style:font-size-asian="11pt" style:font-size-complex="11pt"/>
    </style:style>
    <style:style style:name="P828" style:parent-style-name="Normal" style:family="paragraph">
      <style:paragraph-properties fo:margin-top="0.1666in" fo:margin-bottom="0.0416in"/>
    </style:style>
    <style:style style:name="T829" style:parent-style-name="DefaultParagraphFont" style:family="text">
      <style:text-properties style:font-weight-complex="bold" fo:font-size="11pt" style:font-size-asian="11pt" style:font-size-complex="11pt"/>
    </style:style>
    <style:style style:name="T830" style:parent-style-name="DefaultParagraphFont" style:family="text">
      <style:text-properties style:font-weight-complex="bold" fo:font-size="11pt" style:font-size-asian="11pt" style:font-size-complex="11pt"/>
    </style:style>
    <style:style style:name="P831" style:parent-style-name="ListParagraph" style:family="paragraph">
      <style:paragraph-properties fo:margin-top="0.1666in" fo:margin-bottom="0.0416in"/>
    </style:style>
    <style:style style:name="T832" style:parent-style-name="DefaultParagraphFont" style:family="text">
      <style:text-properties style:font-weight-complex="bold" fo:font-size="11pt" style:font-size-asian="11pt" style:font-size-complex="11pt"/>
    </style:style>
    <style:style style:name="T833" style:parent-style-name="DefaultParagraphFont" style:family="text">
      <style:text-properties style:font-weight-complex="bold" fo:font-size="11pt" style:font-size-asian="11pt" style:font-size-complex="11pt"/>
    </style:style>
    <style:style style:name="P834" style:parent-style-name="ListParagraph" style:family="paragraph">
      <style:paragraph-properties fo:margin-top="0.1666in" fo:margin-bottom="0.0416in"/>
    </style:style>
    <style:style style:name="T835" style:parent-style-name="DefaultParagraphFont" style:family="text">
      <style:text-properties style:font-weight-complex="bold" fo:font-size="11pt" style:font-size-asian="11pt" style:font-size-complex="11pt"/>
    </style:style>
    <style:style style:name="P836" style:parent-style-name="ListParagraph" style:family="paragraph">
      <style:paragraph-properties fo:margin-top="0.1666in" fo:margin-bottom="0.0416in"/>
    </style:style>
    <style:style style:name="T837" style:parent-style-name="DefaultParagraphFont" style:family="text">
      <style:text-properties style:font-weight-complex="bold" fo:font-size="11pt" style:font-size-asian="11pt" style:font-size-complex="11pt"/>
    </style:style>
    <style:style style:name="T838" style:parent-style-name="DefaultParagraphFont" style:family="text">
      <style:text-properties style:font-weight-complex="bold" fo:font-size="11pt" style:font-size-asian="11pt" style:font-size-complex="11pt"/>
    </style:style>
    <style:style style:name="T839" style:parent-style-name="DefaultParagraphFont" style:family="text">
      <style:text-properties style:font-weight-complex="bold" fo:font-size="11pt" style:font-size-asian="11pt" style:font-size-complex="11pt"/>
    </style:style>
    <style:style style:name="P840" style:parent-style-name="ListParagraph" style:family="paragraph">
      <style:paragraph-properties fo:margin-top="0.1666in" fo:margin-bottom="0.0416in"/>
    </style:style>
    <style:style style:name="T841" style:parent-style-name="DefaultParagraphFont" style:family="text">
      <style:text-properties style:font-weight-complex="bold" fo:font-size="11pt" style:font-size-asian="11pt" style:font-size-complex="11pt"/>
    </style:style>
    <style:style style:name="P842" style:parent-style-name="ListParagraph" style:family="paragraph">
      <style:paragraph-properties fo:margin-top="0.1666in" fo:margin-bottom="0.0416in"/>
    </style:style>
    <style:style style:name="T843" style:parent-style-name="DefaultParagraphFont" style:family="text">
      <style:text-properties style:font-weight-complex="bold" fo:font-size="11pt" style:font-size-asian="11pt" style:font-size-complex="11pt"/>
    </style:style>
    <style:style style:name="T844" style:parent-style-name="DefaultParagraphFont" style:family="text">
      <style:text-properties style:font-weight-complex="bold" fo:font-size="11pt" style:font-size-asian="11pt" style:font-size-complex="11pt"/>
    </style:style>
    <style:style style:name="P845" style:parent-style-name="ListParagraph" style:family="paragraph">
      <style:paragraph-properties fo:margin-top="0.1666in" fo:margin-bottom="0.0416in"/>
    </style:style>
    <style:style style:name="T846" style:parent-style-name="DefaultParagraphFont" style:family="text">
      <style:text-properties style:font-weight-complex="bold" fo:font-size="11pt" style:font-size-asian="11pt" style:font-size-complex="11pt"/>
    </style:style>
    <style:style style:name="T847" style:parent-style-name="DefaultParagraphFont" style:family="text">
      <style:text-properties style:font-weight-complex="bold" fo:font-size="11pt" style:font-size-asian="11pt" style:font-size-complex="11pt"/>
    </style:style>
    <style:style style:name="P848" style:parent-style-name="ListParagraph" style:family="paragraph">
      <style:paragraph-properties fo:margin-top="0.1666in" fo:margin-bottom="0.0416in"/>
    </style:style>
    <style:style style:name="T849" style:parent-style-name="DefaultParagraphFont" style:family="text">
      <style:text-properties style:font-weight-complex="bold" fo:font-size="11pt" style:font-size-asian="11pt" style:font-size-complex="11pt"/>
    </style:style>
    <style:style style:name="P850" style:parent-style-name="ListParagraph" style:family="paragraph">
      <style:paragraph-properties fo:margin-top="0.1666in" fo:margin-bottom="0.0416in"/>
    </style:style>
    <style:style style:name="T851" style:parent-style-name="DefaultParagraphFont" style:family="text">
      <style:text-properties style:font-weight-complex="bold" fo:font-size="11pt" style:font-size-asian="11pt" style:font-size-complex="11pt"/>
    </style:style>
    <style:style style:name="T852" style:parent-style-name="DefaultParagraphFont" style:family="text">
      <style:text-properties style:font-weight-complex="bold" fo:font-size="11pt" style:font-size-asian="11pt" style:font-size-complex="11pt"/>
    </style:style>
    <style:style style:name="TableRow853" style:family="table-row">
      <style:table-row-properties/>
    </style:style>
    <style:style style:name="TableCell854" style:family="table-cell">
      <style:table-cell-properties fo:border-top="none" fo:border-left="0.0208in solid #000000" fo:border-bottom="none" fo:border-right="0.0208in solid #000000" fo:padding-top="0in" fo:padding-left="0.075in" fo:padding-bottom="0in" fo:padding-right="0.075in"/>
    </style:style>
    <style:style style:name="P855" style:parent-style-name="Normal" style:family="paragraph">
      <style:paragraph-properties fo:margin-left="0.5in" fo:text-indent="-0.5in">
        <style:tab-stops/>
      </style:paragraph-properties>
      <style:text-properties fo:font-weight="bold" style:font-weight-asian="bold" style:font-weight-complex="bold"/>
    </style:style>
    <style:style style:name="TableRow856" style:family="table-row">
      <style:table-row-properties style:min-row-height="1.3104in"/>
    </style:style>
    <style:style style:name="TableCell857" style:family="table-cell">
      <style:table-cell-properties fo:border-top="none" fo:border-left="0.0208in solid #000000" fo:border-bottom="none" fo:border-right="0.0208in solid #000000" fo:padding-top="0in" fo:padding-left="0.075in" fo:padding-bottom="0in" fo:padding-right="0.075in"/>
    </style:style>
    <style:style style:name="P858" style:parent-style-name="Normal" style:family="paragraph">
      <style:paragraph-properties fo:margin-top="0.1666in" fo:margin-bottom="0.0416in"/>
    </style:style>
    <style:style style:name="T859" style:parent-style-name="DefaultParagraphFont" style:family="text">
      <style:text-properties fo:font-weight="bold" style:font-weight-asian="bold" style:font-weight-complex="bold"/>
    </style:style>
    <style:style style:name="P860" style:parent-style-name="Normal" style:family="paragraph">
      <style:paragraph-properties fo:margin-top="0.1666in" fo:margin-bottom="0.0416in"/>
    </style:style>
    <style:style style:name="T861" style:parent-style-name="DefaultParagraphFont" style:family="text">
      <style:text-properties style:font-weight-complex="bold" fo:font-size="11pt" style:font-size-asian="11pt" style:font-size-complex="11pt"/>
    </style:style>
    <style:style style:name="T862" style:parent-style-name="DefaultParagraphFont" style:family="text">
      <style:text-properties style:font-weight-complex="bold" fo:font-size="11pt" style:font-size-asian="11pt" style:font-size-complex="11pt"/>
    </style:style>
    <style:style style:name="T863" style:parent-style-name="DefaultParagraphFont" style:family="text">
      <style:text-properties style:font-weight-complex="bold" fo:font-size="11pt" style:font-size-asian="11pt" style:font-size-complex="11pt"/>
    </style:style>
    <style:style style:name="T864" style:parent-style-name="DefaultParagraphFont" style:family="text">
      <style:text-properties style:font-weight-complex="bold" fo:font-size="11pt" style:font-size-asian="11pt" style:font-size-complex="11pt"/>
    </style:style>
    <style:style style:name="T865" style:parent-style-name="DefaultParagraphFont" style:family="text">
      <style:text-properties style:font-weight-complex="bold" fo:font-size="11pt" style:font-size-asian="11pt" style:font-size-complex="11pt"/>
    </style:style>
    <style:style style:name="T866" style:parent-style-name="DefaultParagraphFont" style:family="text">
      <style:text-properties style:font-weight-complex="bold" fo:font-size="11pt" style:font-size-asian="11pt" style:font-size-complex="11pt"/>
    </style:style>
    <style:style style:name="TableRow867" style:family="table-row">
      <style:table-row-properties style:min-row-height="1.8951in"/>
    </style:style>
    <style:style style:name="TableCell868" style:family="table-cell">
      <style:table-cell-properties fo:border-top="none" fo:border-left="0.0208in solid #000000" fo:border-bottom="none" fo:border-right="0.0208in solid #000000" fo:padding-top="0in" fo:padding-left="0.075in" fo:padding-bottom="0in" fo:padding-right="0.075in"/>
    </style:style>
    <style:style style:name="P869" style:parent-style-name="Normal" style:family="paragraph">
      <style:paragraph-properties fo:margin-top="0.1666in" fo:margin-bottom="0.0416in"/>
    </style:style>
    <style:style style:name="T870"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T871" style:parent-style-name="DefaultParagraphFont" style:family="text">
      <style:text-properties fo:font-weight="bold" style:font-weight-asian="bold" style:font-weight-complex="bold" fo:font-size="11pt" style:font-size-asian="11pt" style:font-size-complex="11pt"/>
    </style:style>
    <style:style style:name="T872" style:parent-style-name="DefaultParagraphFont" style:family="text">
      <style:text-properties fo:font-weight="bold" style:font-weight-asian="bold" style:font-weight-complex="bold" fo:color="#FF0000" fo:font-size="11pt" style:font-size-asian="11pt" style:font-size-complex="11pt"/>
    </style:style>
    <style:style style:name="T873" style:parent-style-name="DefaultParagraphFont" style:family="text">
      <style:text-properties fo:font-weight="bold" style:font-weight-asian="bold" style:font-weight-complex="bold"/>
    </style:style>
    <style:style style:name="P874" style:parent-style-name="Normal" style:family="paragraph">
      <style:paragraph-properties fo:margin-top="0.1666in" fo:margin-bottom="0.0416in"/>
    </style:style>
    <style:style style:name="T875" style:parent-style-name="DefaultParagraphFont" style:family="text">
      <style:text-properties fo:font-weight="bold" style:font-weight-asian="bold" style:font-weight-complex="bold" fo:font-size="11pt" style:font-size-asian="11pt" style:font-size-complex="11pt"/>
    </style:style>
    <style:style style:name="T876" style:parent-style-name="DefaultParagraphFont" style:family="text">
      <style:text-properties style:font-weight-complex="bold" fo:font-size="11pt" style:font-size-asian="11pt" style:font-size-complex="11pt"/>
    </style:style>
    <style:style style:name="T877" style:parent-style-name="DefaultParagraphFont" style:family="text">
      <style:text-properties style:font-weight-complex="bold" fo:font-size="11pt" style:font-size-asian="11pt" style:font-size-complex="11pt"/>
    </style:style>
    <style:style style:name="T878" style:parent-style-name="DefaultParagraphFont" style:family="text">
      <style:text-properties style:font-weight-complex="bold" fo:font-size="11pt" style:font-size-asian="11pt" style:font-size-complex="11pt"/>
    </style:style>
    <style:style style:name="T879" style:parent-style-name="DefaultParagraphFont" style:family="text">
      <style:text-properties style:font-weight-complex="bold" fo:font-size="11pt" style:font-size-asian="11pt" style:font-size-complex="11pt"/>
    </style:style>
    <style:style style:name="P880" style:parent-style-name="Normal" style:family="paragraph">
      <style:paragraph-properties fo:margin-top="0.1666in" fo:margin-bottom="0.0416in"/>
    </style:style>
    <style:style style:name="T881" style:parent-style-name="DefaultParagraphFont" style:family="text">
      <style:text-properties fo:font-weight="bold" style:font-weight-asian="bold" style:font-weight-complex="bold" fo:font-size="11pt" style:font-size-asian="11pt" style:font-size-complex="11pt"/>
    </style:style>
    <style:style style:name="T882" style:parent-style-name="DefaultParagraphFont" style:family="text">
      <style:text-properties style:font-weight-complex="bold" fo:font-size="11pt" style:font-size-asian="11pt" style:font-size-complex="11pt"/>
    </style:style>
    <style:style style:name="T883" style:parent-style-name="DefaultParagraphFont" style:family="text">
      <style:text-properties style:font-weight-complex="bold" fo:font-size="11pt" style:font-size-asian="11pt" style:font-size-complex="11pt"/>
    </style:style>
    <style:style style:name="T884" style:parent-style-name="DefaultParagraphFont" style:family="text">
      <style:text-properties style:font-weight-complex="bold" fo:font-size="11pt" style:font-size-asian="11pt" style:font-size-complex="11pt"/>
    </style:style>
    <style:style style:name="T885" style:parent-style-name="DefaultParagraphFont" style:family="text">
      <style:text-properties style:font-weight-complex="bold" fo:font-size="11pt" style:font-size-asian="11pt" style:font-size-complex="11pt"/>
    </style:style>
    <style:style style:name="T886" style:parent-style-name="DefaultParagraphFont" style:family="text">
      <style:text-properties style:font-weight-complex="bold" fo:font-size="11pt" style:font-size-asian="11pt" style:font-size-complex="11pt"/>
    </style:style>
    <style:style style:name="P887" style:parent-style-name="Normal" style:family="paragraph">
      <style:paragraph-properties fo:margin-top="0.1666in" fo:margin-bottom="0.0416in"/>
    </style:style>
    <style:style style:name="T888" style:parent-style-name="DefaultParagraphFont" style:family="text">
      <style:text-properties fo:font-weight="bold" style:font-weight-asian="bold" style:font-weight-complex="bold" fo:font-size="11pt" style:font-size-asian="11pt" style:font-size-complex="11pt"/>
    </style:style>
    <style:style style:name="T889" style:parent-style-name="DefaultParagraphFont" style:family="text">
      <style:text-properties style:font-weight-complex="bold" fo:font-size="11pt" style:font-size-asian="11pt" style:font-size-complex="11pt"/>
    </style:style>
    <style:style style:name="T890" style:parent-style-name="DefaultParagraphFont" style:family="text">
      <style:text-properties style:font-weight-complex="bold" fo:font-size="11pt" style:font-size-asian="11pt" style:font-size-complex="11pt"/>
    </style:style>
    <style:style style:name="P891" style:parent-style-name="Normal" style:family="paragraph">
      <style:paragraph-properties fo:margin-top="0.1666in" fo:margin-bottom="0.0416in"/>
      <style:text-properties fo:font-weight="bold" style:font-weight-asian="bold" style:font-weight-complex="bold"/>
    </style:style>
    <style:style style:name="TableRow892" style:family="table-row">
      <style:table-row-properties style:min-row-height="1.1902in"/>
    </style:style>
    <style:style style:name="TableCell893" style:family="table-cell">
      <style:table-cell-properties fo:border-top="none" fo:border-left="0.0208in solid #000000" fo:border-bottom="0.0104in solid #000000" fo:border-right="0.0208in solid #000000" fo:padding-top="0in" fo:padding-left="0.075in" fo:padding-bottom="0in" fo:padding-right="0.075in"/>
    </style:style>
    <style:style style:name="P894" style:parent-style-name="Normal" style:family="paragraph">
      <style:paragraph-properties fo:margin-top="0.1666in" fo:margin-bottom="0.0416in"/>
      <style:text-properties fo:font-weight="bold" style:font-weight-asian="bold" style:font-weight-complex="bold"/>
    </style:style>
    <style:style style:name="T895" style:parent-style-name="DefaultParagraphFont" style:family="text">
      <style:text-properties style:font-name-complex="Arial" style:font-weight-complex="bold" fo:font-size="11pt" style:font-size-asian="11pt" style:font-size-complex="11pt"/>
    </style:style>
    <style:style style:name="T896" style:parent-style-name="DefaultParagraphFont" style:family="text">
      <style:text-properties style:font-name-complex="Arial" style:font-weight-complex="bold" fo:font-size="11pt" style:font-size-asian="11pt" style:font-size-complex="11pt"/>
    </style:style>
    <style:style style:name="P897" style:parent-style-name="Normal" style:family="paragraph">
      <style:text-properties style:font-name-complex="Arial" fo:font-weight="bold" style:font-weight-asian="bold" style:font-weight-complex="bold"/>
    </style:style>
    <style:style style:name="T898"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style>
    <style:style style:name="T899" style:parent-style-name="Strong" style:family="text">
      <style:text-properties style:font-name-complex="Arial" fo:font-weight="normal" style:font-weight-asian="normal" style:font-weight-complex="normal" fo:font-size="11pt" style:font-size-asian="11pt" style:font-size-complex="11pt"/>
    </style:style>
    <style:style style:name="T900" style:parent-style-name="Strong" style:family="text">
      <style:text-properties style:font-name-complex="Arial" fo:font-weight="normal" style:font-weight-asian="normal" style:font-weight-complex="normal" fo:font-size="11pt" style:font-size-asian="11pt" style:font-size-complex="11pt"/>
    </style:style>
    <style:style style:name="T901" style:parent-style-name="Strong" style:family="text">
      <style:text-properties style:font-name-complex="Arial" fo:font-weight="normal" style:font-weight-asian="normal" style:font-weight-complex="normal" fo:font-size="11pt" style:font-size-asian="11pt" style:font-size-complex="11pt"/>
    </style:style>
    <style:style style:name="T902" style:parent-style-name="Strong" style:family="text">
      <style:text-properties style:font-name-complex="Arial" fo:font-weight="normal" style:font-weight-asian="normal" style:font-weight-complex="normal" fo:font-size="11pt" style:font-size-asian="11pt" style:font-size-complex="11pt"/>
    </style:style>
    <style:style style:name="T903" style:parent-style-name="Strong" style:family="text">
      <style:text-properties style:font-name-complex="Arial" style:font-weight-complex="normal" fo:font-style="italic" style:font-style-asian="italic" fo:font-size="11pt" style:font-size-asian="11pt" style:font-size-complex="11pt"/>
    </style:style>
    <style:style style:name="T904" style:parent-style-name="DefaultParagraphFont" style:family="text">
      <style:text-properties style:font-name-complex="Arial" style:font-weight-complex="bold" fo:font-style="italic" style:font-style-asian="italic" fo:color="#0000FF" fo:font-size="11pt" style:font-size-asian="11pt" style:font-size-complex="11pt"/>
    </style:style>
    <style:style style:name="T905" style:parent-style-name="Strong" style:family="text">
      <style:text-properties style:font-name-complex="Arial" style:font-weight-complex="normal" fo:font-style="italic" style:font-style-asian="italic" fo:color="#000000" fo:font-size="11pt" style:font-size-asian="11pt" style:font-size-complex="11pt"/>
    </style:style>
    <style:style style:name="T906" style:parent-style-name="Strong" style:family="text">
      <style:text-properties style:font-name-complex="Arial" fo:font-weight="normal" style:font-weight-asian="normal" style:font-weight-complex="normal" fo:font-size="11pt" style:font-size-asian="11pt" style:font-size-complex="11pt"/>
    </style:style>
    <style:style style:name="T907" style:parent-style-name="DefaultParagraphFont" style:family="text">
      <style:text-properties fo:font-weight="bold" style:font-weight-asian="bold" style:font-weight-complex="bold" fo:font-size="11pt" style:font-size-asian="11pt" style:font-size-complex="11pt"/>
    </style:style>
    <style:style style:name="P908" style:parent-style-name="Normal" style:family="paragraph">
      <style:paragraph-properties fo:margin-left="0.5in" fo:text-indent="-0.5in">
        <style:tab-stops/>
      </style:paragraph-properties>
      <style:text-properties fo:font-weight="bold" style:font-weight-asian="bold" style:font-weight-complex="bold"/>
    </style:style>
    <style:style style:name="P909" style:parent-style-name="Normal" style:family="paragraph">
      <style:paragraph-properties fo:margin-left="0.5in" fo:text-indent="-0.5in">
        <style:tab-stops/>
      </style:paragraph-properties>
    </style:style>
    <style:style style:name="T910"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T911" style:parent-style-name="Strong" style:family="text">
      <style:text-properties style:font-name-complex="Arial" fo:font-weight="normal" style:font-weight-asian="normal" style:font-weight-complex="normal" fo:font-size="11pt" style:font-size-asian="11pt" style:font-size-complex="11pt"/>
    </style:style>
    <style:style style:name="T912" style:parent-style-name="Strong" style:family="text">
      <style:text-properties style:font-name-complex="Arial" fo:font-weight="normal" style:font-weight-asian="normal" style:font-weight-complex="normal" fo:font-size="11pt" style:font-size-asian="11pt" style:font-size-complex="11pt"/>
    </style:style>
    <style:style style:name="T913" style:parent-style-name="DefaultParagraphFont" style:family="text">
      <style:text-properties style:font-name-complex="Arial" fo:font-weight="bold" style:font-weight-asian="bold" style:font-weight-complex="bold" fo:font-size="11pt" style:font-size-asian="11pt" style:font-size-complex="11pt"/>
    </style:style>
    <style:style style:name="P914" style:parent-style-name="Normal" style:family="paragraph">
      <style:text-properties fo:font-weight="bold" style:font-weight-asian="bold" style:font-weight-complex="bold"/>
    </style:style>
    <style:style style:name="T915"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T916"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T917" style:parent-style-name="Strong" style:family="text">
      <style:text-properties style:font-name-complex="Arial" fo:font-weight="normal" style:font-weight-asian="normal" style:font-weight-complex="normal" fo:font-size="11pt" style:font-size-asian="11pt" style:font-size-complex="11pt"/>
    </style:style>
    <style:style style:name="P918" style:parent-style-name="Normal" style:family="paragraph">
      <style:paragraph-properties fo:margin-left="0.5in">
        <style:tab-stops/>
      </style:paragraph-properties>
      <style:text-properties style:font-name-complex="Arial" fo:font-weight="bold" style:font-weight-asian="bold" style:font-weight-complex="bold"/>
    </style:style>
    <style:style style:name="T919"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style>
    <style:style style:name="T920"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style>
    <style:style style:name="T921" style:parent-style-name="Strong" style:family="text">
      <style:text-properties style:font-name-complex="Arial" fo:font-weight="normal" style:font-weight-asian="normal" style:font-weight-complex="normal" fo:font-size="11pt" style:font-size-asian="11pt" style:font-size-complex="11pt"/>
    </style:style>
    <style:style style:name="T922" style:parent-style-name="Strong" style:family="text">
      <style:text-properties style:font-name-complex="Arial" fo:font-weight="normal" style:font-weight-asian="normal" style:font-weight-complex="normal" fo:font-size="11pt" style:font-size-asian="11pt" style:font-size-complex="11pt"/>
    </style:style>
    <style:style style:name="P923" style:parent-style-name="Normal" style:family="paragraph">
      <style:paragraph-properties fo:margin-top="0.1666in" fo:margin-bottom="0.0416in"/>
    </style:style>
    <style:style style:name="T924"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T925" style:parent-style-name="DefaultParagraphFont" style:family="text">
      <style:text-properties style:font-weight-complex="bold" fo:font-style="italic" style:font-style-asian="italic" fo:font-size="11pt" style:font-size-asian="11pt" style:font-size-complex="11pt"/>
    </style:style>
    <style:style style:name="P926" style:parent-style-name="Normal" style:family="paragraph">
      <style:paragraph-properties fo:margin-top="0.1666in" fo:margin-bottom="0.0416in"/>
    </style:style>
    <style:style style:name="T927" style:parent-style-name="DefaultParagraphFont" style:family="text">
      <style:text-properties style:font-weight-complex="bold" fo:font-size="11pt" style:font-size-asian="11pt" style:font-size-complex="11pt"/>
    </style:style>
    <style:style style:name="T928" style:parent-style-name="DefaultParagraphFont" style:family="text">
      <style:text-properties style:font-weight-complex="bold" fo:font-size="11pt" style:font-size-asian="11pt" style:font-size-complex="11pt"/>
    </style:style>
    <style:style style:name="T929" style:parent-style-name="DefaultParagraphFont" style:family="text">
      <style:text-properties style:font-weight-complex="bold" fo:font-size="11pt" style:font-size-asian="11pt" style:font-size-complex="11pt"/>
    </style:style>
    <style:style style:name="T930" style:parent-style-name="DefaultParagraphFont" style:family="text">
      <style:text-properties style:font-weight-complex="bold" fo:font-size="11pt" style:font-size-asian="11pt" style:font-size-complex="11pt"/>
    </style:style>
    <style:style style:name="T931" style:parent-style-name="DefaultParagraphFont" style:family="text">
      <style:text-properties style:font-weight-complex="bold" fo:font-size="11pt" style:font-size-asian="11pt" style:font-size-complex="11pt"/>
    </style:style>
    <style:style style:name="P932" style:parent-style-name="Normal" style:family="paragraph">
      <style:paragraph-properties fo:margin-top="0.1666in" fo:margin-bottom="0.0416in"/>
    </style:style>
    <style:style style:name="T933" style:parent-style-name="DefaultParagraphFont" style:family="text">
      <style:text-properties style:font-weight-complex="bold" fo:font-size="11pt" style:font-size-asian="11pt" style:font-size-complex="11pt"/>
    </style:style>
    <style:style style:name="T934" style:parent-style-name="DefaultParagraphFont" style:family="text">
      <style:text-properties style:font-weight-complex="bold" fo:font-size="11pt" style:font-size-asian="11pt" style:font-size-complex="11pt"/>
    </style:style>
    <style:style style:name="T935" style:parent-style-name="DefaultParagraphFont" style:family="text">
      <style:text-properties style:font-weight-complex="bold" fo:font-size="11pt" style:font-size-asian="11pt" style:font-size-complex="11pt"/>
    </style:style>
    <style:style style:name="T936" style:parent-style-name="DefaultParagraphFont" style:family="text">
      <style:text-properties style:font-weight-complex="bold" fo:font-size="11pt" style:font-size-asian="11pt" style:font-size-complex="11pt"/>
    </style:style>
    <style:style style:name="TableColumn938" style:family="table-column">
      <style:table-column-properties style:column-width="7.125in"/>
    </style:style>
    <style:style style:name="Table937" style:family="table">
      <style:table-properties style:width="7.125in" fo:margin-left="0in" table:align="left"/>
    </style:style>
    <style:style style:name="TableRow939" style:family="table-row">
      <style:table-row-properties/>
    </style:style>
    <style:style style:name="TableCell940"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941" style:parent-style-name="Heading2" style:family="paragraph">
      <style:text-properties fo:font-style="normal" style:font-style-asian="normal" fo:font-size="12pt" style:font-size-asian="12pt" style:font-size-complex="12pt"/>
    </style:style>
    <style:style style:name="TableRow942" style:family="table-row">
      <style:table-row-properties/>
    </style:style>
    <style:style style:name="TableCell943" style:family="table-cell">
      <style:table-cell-properties fo:border-top="none" fo:border-left="0.0208in solid #000000" fo:border-bottom="0.0104in solid #000000" fo:border-right="0.0208in solid #000000" fo:padding-top="0in" fo:padding-left="0.075in" fo:padding-bottom="0in" fo:padding-right="0.075in"/>
    </style:style>
    <style:style style:name="P944" style:parent-style-name="Normal" style:family="paragraph">
      <style:paragraph-properties fo:margin-top="0.1666in" fo:margin-bottom="0.0416in"/>
      <style:text-properties fo:font-weight="bold" style:font-weight-asian="bold" style:font-weight-complex="bold"/>
    </style:style>
    <style:style style:name="T945" style:parent-style-name="DefaultParagraphFont" style:family="text">
      <style:text-properties style:font-weight-complex="bold" fo:font-size="11pt" style:font-size-asian="11pt" style:font-size-complex="11pt"/>
    </style:style>
    <style:style style:name="T946" style:parent-style-name="DefaultParagraphFont" style:family="text">
      <style:text-properties style:font-weight-complex="bold" fo:font-size="11pt" style:font-size-asian="11pt" style:font-size-complex="11pt"/>
    </style:style>
    <style:style style:name="P947" style:parent-style-name="Normal" style:family="paragraph">
      <style:text-properties fo:font-weight="bold" style:font-weight-asian="bold" style:font-weight-complex="bold"/>
    </style:style>
    <style:style style:name="T948" style:parent-style-name="DefaultParagraphFont" style:family="text">
      <style:text-properties style:font-weight-complex="bold" fo:font-size="11pt" style:font-size-asian="11pt" style:font-size-complex="11pt"/>
    </style:style>
    <style:style style:name="TableColumn950" style:family="table-column">
      <style:table-column-properties style:column-width="2.6437in"/>
    </style:style>
    <style:style style:name="TableColumn951" style:family="table-column">
      <style:table-column-properties style:column-width="1.1159in"/>
    </style:style>
    <style:style style:name="Table949" style:family="table">
      <style:table-properties style:width="3.7597in" fo:margin-left="0in" table:align="left"/>
    </style:style>
    <style:style style:name="TableRow952" style:family="table-row">
      <style:table-row-properties/>
    </style:style>
    <style:style style:name="TableCell953" style:family="table-cell">
      <style:table-cell-properties fo:border="0.0069in solid #000000" fo:padding-top="0in" fo:padding-left="0.075in" fo:padding-bottom="0in" fo:padding-right="0.075in"/>
    </style:style>
    <style:style style:name="P954" style:parent-style-name="Normal" style:family="paragraph">
      <style:paragraph-properties style:text-autospace="none"/>
      <style:text-properties style:font-name-complex="Arial" fo:font-weight="bold" style:font-weight-asian="bold" style:font-weight-complex="bold" fo:font-size="10pt" style:font-size-asian="10pt" style:font-size-complex="10pt" style:language-asian="en" style:country-asian="GB"/>
    </style:style>
    <style:style style:name="TableRow955" style:family="table-row">
      <style:table-row-properties/>
    </style:style>
    <style:style style:name="TableCell956" style:family="table-cell">
      <style:table-cell-properties fo:border="0.0069in solid #000000" fo:padding-top="0in" fo:padding-left="0.075in" fo:padding-bottom="0in" fo:padding-right="0.075in"/>
    </style:style>
    <style:style style:name="P957" style:parent-style-name="Normal" style:family="paragraph">
      <style:paragraph-properties style:text-autospace="none"/>
      <style:text-properties style:font-name-complex="Arial" fo:font-size="10pt" style:font-size-asian="10pt" style:font-size-complex="10pt" style:language-asian="en" style:country-asian="GB"/>
    </style:style>
    <style:style style:name="TableCell958" style:family="table-cell">
      <style:table-cell-properties fo:border="0.0069in solid #000000" fo:padding-top="0in" fo:padding-left="0.075in" fo:padding-bottom="0in" fo:padding-right="0.075in"/>
    </style:style>
    <style:style style:name="P959" style:parent-style-name="Normal" style:family="paragraph">
      <style:paragraph-properties style:text-autospace="none"/>
      <style:text-properties style:font-name-complex="Arial" fo:font-size="10pt" style:font-size-asian="10pt" style:font-size-complex="10pt" style:language-asian="en" style:country-asian="GB"/>
    </style:style>
    <style:style style:name="TableRow960" style:family="table-row">
      <style:table-row-properties/>
    </style:style>
    <style:style style:name="TableCell961" style:family="table-cell">
      <style:table-cell-properties fo:border="0.0069in solid #000000" fo:padding-top="0in" fo:padding-left="0.075in" fo:padding-bottom="0in" fo:padding-right="0.075in"/>
    </style:style>
    <style:style style:name="P962" style:parent-style-name="Normal" style:family="paragraph">
      <style:paragraph-properties style:text-autospace="none"/>
      <style:text-properties style:font-name-complex="Arial" fo:font-size="10pt" style:font-size-asian="10pt" style:font-size-complex="10pt" style:language-asian="en" style:country-asian="GB"/>
    </style:style>
    <style:style style:name="TableCell963" style:family="table-cell">
      <style:table-cell-properties fo:border="0.0069in solid #000000" fo:padding-top="0in" fo:padding-left="0.075in" fo:padding-bottom="0in" fo:padding-right="0.075in"/>
    </style:style>
    <style:style style:name="P964" style:parent-style-name="Normal" style:family="paragraph">
      <style:paragraph-properties style:text-autospace="none"/>
      <style:text-properties style:font-name-complex="Arial" fo:font-size="10pt" style:font-size-asian="10pt" style:font-size-complex="10pt" style:language-asian="en" style:country-asian="GB"/>
    </style:style>
    <style:style style:name="TableRow965" style:family="table-row">
      <style:table-row-properties/>
    </style:style>
    <style:style style:name="TableCell966" style:family="table-cell">
      <style:table-cell-properties fo:border="0.0069in solid #000000" fo:padding-top="0in" fo:padding-left="0.075in" fo:padding-bottom="0in" fo:padding-right="0.075in"/>
    </style:style>
    <style:style style:name="P967" style:parent-style-name="Normal" style:family="paragraph">
      <style:paragraph-properties style:text-autospace="none"/>
      <style:text-properties style:font-name-complex="Arial" fo:font-size="10pt" style:font-size-asian="10pt" style:font-size-complex="10pt" style:language-asian="en" style:country-asian="GB"/>
    </style:style>
    <style:style style:name="TableCell968" style:family="table-cell">
      <style:table-cell-properties fo:border="0.0069in solid #000000" fo:padding-top="0in" fo:padding-left="0.075in" fo:padding-bottom="0in" fo:padding-right="0.075in"/>
    </style:style>
    <style:style style:name="P969" style:parent-style-name="Normal" style:family="paragraph">
      <style:paragraph-properties style:text-autospace="none"/>
      <style:text-properties style:font-name-complex="Arial" fo:font-size="10pt" style:font-size-asian="10pt" style:font-size-complex="10pt" style:language-asian="en" style:country-asian="GB"/>
    </style:style>
    <style:style style:name="TableRow970" style:family="table-row">
      <style:table-row-properties/>
    </style:style>
    <style:style style:name="TableCell971" style:family="table-cell">
      <style:table-cell-properties fo:border="0.0069in solid #000000" fo:padding-top="0in" fo:padding-left="0.075in" fo:padding-bottom="0in" fo:padding-right="0.075in"/>
    </style:style>
    <style:style style:name="P972" style:parent-style-name="Normal" style:family="paragraph">
      <style:paragraph-properties style:text-autospace="none"/>
      <style:text-properties style:font-name-complex="Arial" fo:font-size="10pt" style:font-size-asian="10pt" style:font-size-complex="10pt" style:language-asian="en" style:country-asian="GB"/>
    </style:style>
    <style:style style:name="TableCell973" style:family="table-cell">
      <style:table-cell-properties fo:border="0.0069in solid #000000" fo:padding-top="0in" fo:padding-left="0.075in" fo:padding-bottom="0in" fo:padding-right="0.075in"/>
    </style:style>
    <style:style style:name="P974" style:parent-style-name="Normal" style:family="paragraph">
      <style:paragraph-properties style:text-autospace="none"/>
      <style:text-properties style:font-name-complex="Arial" fo:font-size="10pt" style:font-size-asian="10pt" style:font-size-complex="10pt" style:language-asian="en" style:country-asian="GB"/>
    </style:style>
    <style:style style:name="TableRow975" style:family="table-row">
      <style:table-row-properties/>
    </style:style>
    <style:style style:name="TableCell976" style:family="table-cell">
      <style:table-cell-properties fo:border="0.0069in solid #000000" fo:padding-top="0in" fo:padding-left="0.075in" fo:padding-bottom="0in" fo:padding-right="0.075in"/>
    </style:style>
    <style:style style:name="P977" style:parent-style-name="Normal" style:family="paragraph">
      <style:paragraph-properties style:text-autospace="none"/>
      <style:text-properties style:font-name-complex="Arial" fo:font-size="10pt" style:font-size-asian="10pt" style:font-size-complex="10pt" style:language-asian="en" style:country-asian="GB"/>
    </style:style>
    <style:style style:name="TableCell978" style:family="table-cell">
      <style:table-cell-properties fo:border="0.0069in solid #000000" fo:padding-top="0in" fo:padding-left="0.075in" fo:padding-bottom="0in" fo:padding-right="0.075in"/>
    </style:style>
    <style:style style:name="P979" style:parent-style-name="Normal" style:family="paragraph">
      <style:paragraph-properties style:text-autospace="none"/>
      <style:text-properties style:font-name-complex="Arial" fo:font-size="10pt" style:font-size-asian="10pt" style:font-size-complex="10pt" style:language-asian="en" style:country-asian="GB"/>
    </style:style>
    <style:style style:name="TableRow980" style:family="table-row">
      <style:table-row-properties/>
    </style:style>
    <style:style style:name="TableCell981" style:family="table-cell">
      <style:table-cell-properties fo:border="0.0069in solid #000000" fo:padding-top="0in" fo:padding-left="0.075in" fo:padding-bottom="0in" fo:padding-right="0.075in"/>
    </style:style>
    <style:style style:name="P982" style:parent-style-name="Normal" style:family="paragraph">
      <style:text-properties style:font-name-complex="Arial" fo:font-size="10pt" style:font-size-asian="10pt" style:font-size-complex="10pt" style:language-asian="en" style:country-asian="GB"/>
    </style:style>
    <style:style style:name="TableCell983" style:family="table-cell">
      <style:table-cell-properties fo:border="0.0069in solid #000000" fo:padding-top="0in" fo:padding-left="0.075in" fo:padding-bottom="0in" fo:padding-right="0.075in"/>
    </style:style>
    <style:style style:name="T984" style:parent-style-name="DefaultParagraphFont" style:family="text">
      <style:text-properties style:font-name-complex="Arial" fo:font-size="10pt" style:font-size-asian="10pt" style:font-size-complex="10pt" style:language-asian="en" style:country-asian="GB"/>
    </style:style>
    <style:style style:name="P985" style:parent-style-name="Normal" style:family="paragraph">
      <style:text-properties fo:font-weight="bold" style:font-weight-asian="bold" style:font-weight-complex="bold"/>
    </style:style>
    <style:style style:name="P986" style:parent-style-name="Normal" style:family="paragraph">
      <style:text-properties fo:font-weight="bold" style:font-weight-asian="bold" style:font-weight-complex="bold"/>
    </style:style>
    <style:style style:name="P987" style:parent-style-name="Normal" style:family="paragraph">
      <style:text-properties fo:font-weight="bold" style:font-weight-asian="bold" style:font-weight-complex="bold"/>
    </style:style>
    <style:style style:name="P988" style:parent-style-name="Normal" style:family="paragraph">
      <style:text-properties fo:font-weight="bold" style:font-weight-asian="bold" style:font-weight-complex="bold"/>
    </style:style>
    <style:style style:name="T989" style:parent-style-name="DefaultParagraphFont" style:family="text">
      <style:text-properties style:font-name-complex="Arial" style:font-weight-complex="bold" fo:font-size="11pt" style:font-size-asian="11pt" style:font-size-complex="11pt"/>
    </style:style>
    <style:style style:name="T990" style:parent-style-name="DefaultParagraphFont" style:family="text">
      <style:text-properties style:font-name-complex="Arial" style:font-weight-complex="bold" fo:font-size="11pt" style:font-size-asian="11pt" style:font-size-complex="11pt"/>
    </style:style>
    <style:style style:name="T991" style:parent-style-name="DefaultParagraphFont" style:family="text">
      <style:text-properties style:font-name-complex="Arial" style:font-weight-complex="bold" fo:font-size="11pt" style:font-size-asian="11pt" style:font-size-complex="11pt"/>
    </style:style>
    <style:style style:name="T992" style:parent-style-name="DefaultParagraphFont" style:family="text">
      <style:text-properties style:font-name-complex="Arial" style:font-weight-complex="bold" fo:font-size="11pt" style:font-size-asian="11pt" style:font-size-complex="11pt"/>
    </style:style>
    <style:style style:name="P993" style:parent-style-name="Normal" style:family="paragraph">
      <style:text-properties style:font-name-complex="Arial" fo:font-weight="bold" style:font-weight-asian="bold" style:font-weight-complex="bold"/>
    </style:style>
    <style:style style:name="P994" style:parent-style-name="Normal" style:family="paragraph">
      <style:paragraph-properties style:text-autospace="none"/>
    </style:style>
    <style:style style:name="T995" style:parent-style-name="DefaultParagraphFont" style:family="text">
      <style:text-properties style:font-name-complex="Arial" style:font-weight-complex="bold" fo:font-size="11pt" style:font-size-asian="11pt" style:font-size-complex="11pt"/>
    </style:style>
    <style:style style:name="T996" style:parent-style-name="DefaultParagraphFont" style:family="text">
      <style:text-properties style:font-name-complex="Arial" style:font-weight-complex="bold" fo:font-size="11pt" style:font-size-asian="11pt" style:font-size-complex="11pt"/>
    </style:style>
    <style:style style:name="T997" style:parent-style-name="DefaultParagraphFont" style:family="text">
      <style:text-properties style:font-name-complex="Arial" style:font-weight-complex="bold" fo:font-size="11pt" style:font-size-asian="11pt" style:font-size-complex="11pt"/>
    </style:style>
    <style:style style:name="P998" style:parent-style-name="Normal" style:family="paragraph">
      <style:paragraph-properties style:text-autospace="none"/>
    </style:style>
    <style:style style:name="T999" style:parent-style-name="DefaultParagraphFont" style:family="text">
      <style:text-properties style:font-name-complex="Arial" style:font-weight-complex="bold" fo:font-size="11pt" style:font-size-asian="11pt" style:font-size-complex="11pt"/>
    </style:style>
    <style:style style:name="P1000" style:parent-style-name="Normal" style:family="paragraph">
      <style:text-properties fo:font-weight="bold" style:font-weight-asian="bold" style:font-weight-complex="bold"/>
    </style:style>
    <style:style style:name="P1001" style:parent-style-name="Normal" style:family="paragraph">
      <style:paragraph-properties fo:margin-top="0.1666in" fo:margin-bottom="0.0416in"/>
      <style:text-properties fo:font-weight="bold" style:font-weight-asian="bold" style:font-weight-complex="bold"/>
    </style:style>
    <style:style style:name="P1002" style:parent-style-name="Normal" style:family="paragraph">
      <style:paragraph-properties fo:margin-top="0.1666in" fo:margin-bottom="0.0416in"/>
    </style:style>
    <style:style style:name="T1003" style:parent-style-name="DefaultParagraphFont" style:family="text">
      <style:text-properties style:font-weight-complex="bold" fo:font-size="11pt" style:font-size-asian="11pt" style:font-size-complex="11pt"/>
    </style:style>
    <style:style style:name="T1004" style:parent-style-name="DefaultParagraphFont" style:family="text">
      <style:text-properties style:font-weight-complex="bold" fo:font-size="11pt" style:font-size-asian="11pt" style:font-size-complex="11pt"/>
    </style:style>
    <style:style style:name="T1005" style:parent-style-name="DefaultParagraphFont" style:family="text">
      <style:text-properties style:font-weight-complex="bold" fo:font-size="11pt" style:font-size-asian="11pt" style:font-size-complex="11pt"/>
    </style:style>
    <style:style style:name="TableColumn1007" style:family="table-column">
      <style:table-column-properties style:column-width="7.125in"/>
    </style:style>
    <style:style style:name="Table1006" style:family="table">
      <style:table-properties style:width="7.125in" fo:margin-left="0in" table:align="left"/>
    </style:style>
    <style:style style:name="TableRow1008" style:family="table-row">
      <style:table-row-properties/>
    </style:style>
    <style:style style:name="TableCell1009"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1010" style:parent-style-name="Heading2" style:family="paragraph">
      <style:text-properties fo:font-style="normal" style:font-style-asian="normal" fo:font-size="12pt" style:font-size-asian="12pt" style:font-size-complex="12pt"/>
    </style:style>
    <style:style style:name="TableRow1011" style:family="table-row">
      <style:table-row-properties/>
    </style:style>
    <style:style style:name="TableCell1012" style:family="table-cell">
      <style:table-cell-properties fo:border-top="none" fo:border-left="0.0208in solid #000000" fo:border-bottom="0.0104in solid #000000" fo:border-right="0.0208in solid #000000" fo:padding-top="0in" fo:padding-left="0.075in" fo:padding-bottom="0in" fo:padding-right="0.075in"/>
    </style:style>
    <style:style style:name="P1013" style:parent-style-name="Normal" style:family="paragraph">
      <style:paragraph-properties fo:margin-top="0.1666in" fo:margin-bottom="0.0416in"/>
    </style:style>
    <style:style style:name="T1014" style:parent-style-name="DefaultParagraphFont" style:family="text">
      <style:text-properties fo:font-weight="bold" style:font-weight-asian="bold" style:font-weight-complex="bold" fo:font-size="11pt" style:font-size-asian="11pt" style:font-size-complex="11pt"/>
    </style:style>
    <style:style style:name="T1015" style:parent-style-name="DefaultParagraphFont" style:family="text">
      <style:text-properties fo:font-weight="bold" style:font-weight-asian="bold" style:font-weight-complex="bold" fo:font-size="11pt" style:font-size-asian="11pt" style:font-size-complex="11pt"/>
    </style:style>
    <style:style style:name="T1016" style:parent-style-name="DefaultParagraphFont" style:family="text">
      <style:text-properties style:font-name-complex="Arial" fo:font-weight="bold" style:font-weight-asian="bold" style:font-weight-complex="bold" fo:font-size="11pt" style:font-size-asian="11pt" style:font-size-complex="11pt"/>
    </style:style>
    <style:style style:name="P1017" style:parent-style-name="Normal" style:family="paragraph">
      <style:paragraph-properties fo:margin-top="0.1666in" fo:margin-bottom="0.0416in"/>
    </style:style>
    <style:style style:name="T1018" style:parent-style-name="DefaultParagraphFont" style:family="text">
      <style:text-properties style:font-weight-complex="bold" fo:font-size="11pt" style:font-size-asian="11pt" style:font-size-complex="11pt"/>
    </style:style>
    <style:style style:name="T1019" style:parent-style-name="DefaultParagraphFont" style:family="text">
      <style:text-properties style:font-weight-complex="bold" fo:font-size="11pt" style:font-size-asian="11pt" style:font-size-complex="11pt"/>
    </style:style>
    <style:style style:name="T1020" style:parent-style-name="DefaultParagraphFont" style:family="text">
      <style:text-properties style:font-weight-complex="bold" fo:font-size="11pt" style:font-size-asian="11pt" style:font-size-complex="11pt"/>
    </style:style>
    <style:style style:name="T1021" style:parent-style-name="DefaultParagraphFont" style:family="text">
      <style:text-properties style:font-weight-complex="bold" fo:font-size="11pt" style:font-size-asian="11pt" style:font-size-complex="11pt"/>
    </style:style>
    <style:style style:name="P1022" style:parent-style-name="Normal" style:family="paragraph">
      <style:paragraph-properties fo:margin-top="0.1666in" fo:margin-bottom="0.0416in"/>
    </style:style>
    <style:style style:name="T1023" style:parent-style-name="DefaultParagraphFont" style:family="text">
      <style:text-properties style:font-weight-complex="bold" fo:font-size="11pt" style:font-size-asian="11pt" style:font-size-complex="11pt"/>
    </style:style>
    <style:style style:name="T1024" style:parent-style-name="DefaultParagraphFont" style:family="text">
      <style:text-properties style:font-weight-complex="bold" fo:font-size="11pt" style:font-size-asian="11pt" style:font-size-complex="11pt"/>
    </style:style>
    <style:style style:name="T1025" style:parent-style-name="DefaultParagraphFont" style:family="text">
      <style:text-properties style:font-weight-complex="bold" fo:font-size="11pt" style:font-size-asian="11pt" style:font-size-complex="11pt"/>
    </style:style>
    <style:style style:name="P1026" style:parent-style-name="Normal" style:family="paragraph">
      <style:paragraph-properties fo:margin-top="0.1666in" fo:margin-bottom="0.0416in"/>
    </style:style>
    <style:style style:name="T1027" style:parent-style-name="DefaultParagraphFont" style:family="text">
      <style:text-properties style:font-weight-complex="bold" fo:font-size="11pt" style:font-size-asian="11pt" style:font-size-complex="11pt"/>
    </style:style>
    <style:style style:name="T1028" style:parent-style-name="DefaultParagraphFont" style:family="text">
      <style:text-properties style:font-weight-complex="bold" fo:font-size="11pt" style:font-size-asian="11pt" style:font-size-complex="11pt"/>
    </style:style>
    <style:style style:name="T1029" style:parent-style-name="DefaultParagraphFont" style:family="text">
      <style:text-properties style:font-weight-complex="bold" fo:font-size="11pt" style:font-size-asian="11pt" style:font-size-complex="11pt"/>
    </style:style>
    <style:style style:name="TableColumn1031" style:family="table-column">
      <style:table-column-properties style:column-width="7.125in"/>
    </style:style>
    <style:style style:name="Table1030" style:family="table">
      <style:table-properties style:width="7.125in" fo:margin-left="0in" table:align="left"/>
    </style:style>
    <style:style style:name="TableRow1032" style:family="table-row">
      <style:table-row-properties/>
    </style:style>
    <style:style style:name="TableCell1033"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1034" style:parent-style-name="Heading2" style:family="paragraph">
      <style:text-properties fo:font-style="normal" style:font-style-asian="normal" fo:font-size="12pt" style:font-size-asian="12pt" style:font-size-complex="12pt"/>
    </style:style>
    <style:style style:name="TableRow1035" style:family="table-row">
      <style:table-row-properties style:min-row-height="0.5006in"/>
    </style:style>
    <style:style style:name="TableCell1036" style:family="table-cell">
      <style:table-cell-properties fo:border-top="none" fo:border-left="0.0208in solid #000000" fo:border-bottom="none" fo:border-right="0.0208in solid #000000" fo:padding-top="0in" fo:padding-left="0.075in" fo:padding-bottom="0in" fo:padding-right="0.075in"/>
    </style:style>
    <style:style style:name="P1037" style:parent-style-name="Normal" style:family="paragraph">
      <style:paragraph-properties fo:margin-top="0.1666in" fo:margin-bottom="0.0416in"/>
    </style:style>
    <style:style style:name="T1038" style:parent-style-name="DefaultParagraphFont" style:family="text">
      <style:text-properties fo:font-weight="bold" style:font-weight-asian="bold" style:font-weight-complex="bold" fo:font-size="11pt" style:font-size-asian="11pt" style:font-size-complex="11pt"/>
    </style:style>
    <style:style style:name="T1039" style:parent-style-name="DefaultParagraphFont" style:family="text">
      <style:text-properties fo:font-weight="bold" style:font-weight-asian="bold" style:font-weight-complex="bold"/>
    </style:style>
    <style:style style:name="T104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041" style:parent-style-name="DefaultParagraphFont" style:family="text">
      <style:text-properties fo:font-weight="bold" style:font-weight-asian="bold" style:font-weight-complex="bold"/>
    </style:style>
    <style:style style:name="T1042" style:parent-style-name="DefaultParagraphFont" style:family="text">
      <style:text-properties fo:font-weight="bold" style:font-weight-asian="bold" style:font-weight-complex="bold" fo:background-color="#FFFF00"/>
    </style:style>
    <style:style style:name="P1043" style:parent-style-name="Normal" style:family="paragraph">
      <style:text-properties fo:font-weight="bold" style:font-weight-asian="bold" style:font-weight-complex="bold"/>
    </style:style>
    <style:style style:name="T1044" style:parent-style-name="DefaultParagraphFont" style:family="text">
      <style:text-properties fo:font-weight="bold" style:font-weight-asian="bold" style:font-weight-complex="bold"/>
    </style:style>
    <style:style style:name="P1045" style:parent-style-name="Normal" style:family="paragraph">
      <style:text-properties fo:font-weight="bold" style:font-weight-asian="bold" style:font-weight-complex="bold"/>
    </style:style>
    <style:style style:name="T1046" style:parent-style-name="DefaultParagraphFont" style:family="text">
      <style:text-properties style:font-weight-complex="bold" fo:font-size="11pt" style:font-size-asian="11pt" style:font-size-complex="11pt"/>
    </style:style>
    <style:style style:name="T1047" style:parent-style-name="DefaultParagraphFont" style:family="text">
      <style:text-properties style:font-weight-complex="bold" fo:font-size="11pt" style:font-size-asian="11pt" style:font-size-complex="11pt"/>
    </style:style>
    <style:style style:name="T1048" style:parent-style-name="DefaultParagraphFont" style:family="text">
      <style:text-properties style:font-weight-complex="bold" fo:font-size="11pt" style:font-size-asian="11pt" style:font-size-complex="11pt"/>
    </style:style>
    <style:style style:name="TableRow1049" style:family="table-row">
      <style:table-row-properties/>
    </style:style>
    <style:style style:name="TableCell1050" style:family="table-cell">
      <style:table-cell-properties fo:border-top="none" fo:border-left="0.0208in solid #000000" fo:border-bottom="none" fo:border-right="0.0208in solid #000000" fo:padding-top="0in" fo:padding-left="0.075in" fo:padding-bottom="0in" fo:padding-right="0.075in"/>
    </style:style>
    <style:style style:name="P1051" style:parent-style-name="Normal" style:family="paragraph">
      <style:text-properties fo:font-weight="bold" style:font-weight-asian="bold" style:font-weight-complex="bold" fo:font-style="italic" style:font-style-asian="italic"/>
    </style:style>
    <style:style style:name="P1052" style:parent-style-name="Normal" style:family="paragraph"/>
    <style:style style:name="T1053" style:parent-style-name="DefaultParagraphFont" style:family="text">
      <style:text-properties fo:font-weight="bold" style:font-weight-asian="bold" style:font-weight-complex="bold" fo:font-size="11pt" style:font-size-asian="11pt" style:font-size-complex="11pt"/>
    </style:style>
    <style:style style:name="P1054" style:parent-style-name="Normal" style:family="paragraph">
      <style:text-properties fo:font-weight="bold" style:font-weight-asian="bold" style:font-weight-complex="bold"/>
    </style:style>
    <style:style style:name="T1055" style:parent-style-name="DefaultParagraphFont" style:family="text">
      <style:text-properties style:font-weight-complex="bold" fo:font-size="11pt" style:font-size-asian="11pt" style:font-size-complex="11pt"/>
    </style:style>
    <style:style style:name="T1056" style:parent-style-name="DefaultParagraphFont" style:family="text">
      <style:text-properties style:font-weight-complex="bold" fo:font-size="11pt" style:font-size-asian="11pt" style:font-size-complex="11pt"/>
    </style:style>
    <style:style style:name="P1057" style:parent-style-name="Normal" style:family="paragraph">
      <style:text-properties fo:font-weight="bold" style:font-weight-asian="bold" style:font-weight-complex="bold"/>
    </style:style>
    <style:style style:name="P1058" style:parent-style-name="ListParagraph" style:family="paragraph"/>
    <style:style style:name="T1059" style:parent-style-name="DefaultParagraphFont" style:family="text">
      <style:text-properties style:font-weight-complex="bold" fo:font-size="11pt" style:font-size-asian="11pt" style:font-size-complex="11pt"/>
    </style:style>
    <style:style style:name="T1060" style:parent-style-name="DefaultParagraphFont" style:family="text">
      <style:text-properties style:font-weight-complex="bold" fo:font-size="11pt" style:font-size-asian="11pt" style:font-size-complex="11pt"/>
    </style:style>
    <style:style style:name="P1061" style:parent-style-name="ListParagraph" style:family="paragraph"/>
    <style:style style:name="T1062" style:parent-style-name="DefaultParagraphFont" style:family="text">
      <style:text-properties style:font-weight-complex="bold" fo:font-size="11pt" style:font-size-asian="11pt" style:font-size-complex="11pt"/>
    </style:style>
    <style:style style:name="P1063" style:parent-style-name="ListParagraph" style:family="paragraph"/>
    <style:style style:name="T1064" style:parent-style-name="DefaultParagraphFont" style:family="text">
      <style:text-properties style:font-weight-complex="bold" fo:font-size="11pt" style:font-size-asian="11pt" style:font-size-complex="11pt"/>
    </style:style>
    <style:style style:name="P1065" style:parent-style-name="ListParagraph" style:family="paragraph"/>
    <style:style style:name="T1066" style:parent-style-name="DefaultParagraphFont" style:family="text">
      <style:text-properties style:font-weight-complex="bold" fo:font-size="11pt" style:font-size-asian="11pt" style:font-size-complex="11pt"/>
    </style:style>
    <style:style style:name="P1067" style:parent-style-name="Normal" style:family="paragraph">
      <style:text-properties fo:font-weight="bold" style:font-weight-asian="bold" style:font-weight-complex="bold"/>
    </style:style>
    <style:style style:name="T1068" style:parent-style-name="DefaultParagraphFont" style:family="text">
      <style:text-properties fo:font-weight="bold" style:font-weight-asian="bold" style:font-weight-complex="bold" fo:font-size="11pt" style:font-size-asian="11pt" style:font-size-complex="11pt"/>
    </style:style>
    <style:style style:name="T1069" style:parent-style-name="DefaultParagraphFont" style:family="text">
      <style:text-properties style:font-weight-complex="bold" fo:font-size="11pt" style:font-size-asian="11pt" style:font-size-complex="11pt"/>
    </style:style>
    <style:style style:name="T1070" style:parent-style-name="DefaultParagraphFont" style:family="text">
      <style:text-properties fo:font-weight="bold" style:font-weight-asian="bold" style:font-weight-complex="bold" fo:font-size="11pt" style:font-size-asian="11pt" style:font-size-complex="11pt"/>
    </style:style>
    <style:style style:name="P1071" style:parent-style-name="Normal" style:family="paragraph">
      <style:text-properties fo:font-weight="bold" style:font-weight-asian="bold" style:font-weight-complex="bold" fo:font-style="italic" style:font-style-asian="italic"/>
    </style:style>
    <style:style style:name="T1072" style:parent-style-name="DefaultParagraphFont" style:family="text">
      <style:text-properties style:font-weight-complex="bold" fo:font-size="11pt" style:font-size-asian="11pt" style:font-size-complex="11pt"/>
    </style:style>
    <style:style style:name="T1073" style:parent-style-name="DefaultParagraphFont" style:family="text">
      <style:text-properties style:font-weight-complex="bold" fo:font-size="11pt" style:font-size-asian="11pt" style:font-size-complex="11pt"/>
    </style:style>
    <style:style style:name="T1074" style:parent-style-name="DefaultParagraphFont" style:family="text">
      <style:text-properties style:font-weight-complex="bold" fo:font-size="11pt" style:font-size-asian="11pt" style:font-size-complex="11pt"/>
    </style:style>
    <style:style style:name="P1075" style:parent-style-name="Normal" style:family="paragraph">
      <style:text-properties fo:font-weight="bold" style:font-weight-asian="bold" style:font-weight-complex="bold"/>
    </style:style>
    <style:style style:name="T1076" style:parent-style-name="DefaultParagraphFont" style:family="text">
      <style:text-properties style:font-weight-complex="bold" fo:font-size="11pt" style:font-size-asian="11pt" style:font-size-complex="11pt"/>
    </style:style>
    <style:style style:name="T1077" style:parent-style-name="DefaultParagraphFont" style:family="text">
      <style:text-properties style:font-weight-complex="bold" fo:font-size="11pt" style:font-size-asian="11pt" style:font-size-complex="11pt"/>
    </style:style>
    <style:style style:name="TableRow1078" style:family="table-row">
      <style:table-row-properties/>
    </style:style>
    <style:style style:name="TableCell1079" style:family="table-cell">
      <style:table-cell-properties fo:border-top="none" fo:border-left="0.0208in solid #000000" fo:border-bottom="0.0104in solid #000000" fo:border-right="0.0208in solid #000000" fo:padding-top="0in" fo:padding-left="0.075in" fo:padding-bottom="0in" fo:padding-right="0.075in"/>
    </style:style>
    <style:style style:name="P1080" style:parent-style-name="Normal" style:family="paragraph">
      <style:text-properties fo:font-weight="bold" style:font-weight-asian="bold" style:font-weight-complex="bold" fo:font-style="italic" style:font-style-asian="italic"/>
    </style:style>
    <style:style style:name="TableColumn1082" style:family="table-column">
      <style:table-column-properties style:column-width="7.125in"/>
    </style:style>
    <style:style style:name="Table1081" style:family="table">
      <style:table-properties style:width="7.125in" fo:margin-left="0in" table:align="left"/>
    </style:style>
    <style:style style:name="TableRow1083" style:family="table-row">
      <style:table-row-properties/>
    </style:style>
    <style:style style:name="TableCell1084"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T1085" style:parent-style-name="DefaultParagraphFont" style:family="text">
      <style:text-properties style:font-name-complex="Times New Roman" fo:font-style="normal" style:font-style-asian="normal" style:font-style-complex="normal" fo:font-size="12pt" style:font-size-asian="12pt" style:font-size-complex="12pt"/>
    </style:style>
    <style:style style:name="T1086" style:parent-style-name="DefaultParagraphFont" style:family="text">
      <style:text-properties fo:font-style="normal" style:font-style-asian="normal" fo:font-size="12pt" style:font-size-asian="12pt" style:font-size-complex="12pt"/>
    </style:style>
    <style:style style:name="TableRow1087" style:family="table-row">
      <style:table-row-properties/>
    </style:style>
    <style:style style:name="TableCell1088" style:family="table-cell">
      <style:table-cell-properties fo:border-top="none" fo:border-left="0.0208in solid #000000" fo:border-bottom="0.0104in solid #000000" fo:border-right="0.0208in solid #000000" fo:padding-top="0in" fo:padding-left="0.075in" fo:padding-bottom="0in" fo:padding-right="0.075in"/>
    </style:style>
    <style:style style:name="P1089" style:parent-style-name="Normal" style:family="paragraph">
      <style:paragraph-properties fo:margin-top="0.1666in" fo:margin-bottom="0.0416in"/>
    </style:style>
    <style:style style:name="T1090" style:parent-style-name="DefaultParagraphFont" style:family="text">
      <style:text-properties style:font-name-complex="Arial" style:font-weight-complex="bold" fo:font-style="italic" style:font-style-asian="italic" fo:font-size="11pt" style:font-size-asian="11pt" style:font-size-complex="11pt"/>
    </style:style>
    <style:style style:name="T1091" style:parent-style-name="DefaultParagraphFont" style:family="text">
      <style:text-properties style:font-name-complex="Arial" style:font-weight-complex="bold" fo:font-style="italic" style:font-style-asian="italic" fo:font-size="11pt" style:font-size-asian="11pt" style:font-size-complex="11pt"/>
    </style:style>
    <style:style style:name="T1092" style:parent-style-name="FootnoteReference" style:family="text">
      <style:text-properties style:font-name-complex="Arial" style:font-weight-complex="bold" fo:font-style="italic" style:font-style-asian="italic" fo:font-size="11pt" style:font-size-asian="11pt" style:font-size-complex="11pt"/>
    </style:style>
    <style:style style:name="T1093" style:parent-style-name="DefaultParagraphFont" style:family="text">
      <style:text-properties style:font-name-complex="Arial" style:font-weight-complex="bold" fo:font-style="italic" style:font-style-asian="italic" fo:font-size="11pt" style:font-size-asian="11pt" style:font-size-complex="11pt"/>
    </style:style>
    <style:style style:name="P1094" style:parent-style-name="Normal" style:family="paragraph">
      <style:paragraph-properties fo:margin-top="0.1666in" fo:margin-bottom="0.0416in"/>
    </style:style>
    <style:style style:name="T1095" style:parent-style-name="DefaultParagraphFont" style:family="text">
      <style:text-properties style:font-name-complex="Arial" fo:font-weight="bold" style:font-weight-asian="bold" style:font-weight-complex="bold" fo:font-size="11pt" style:font-size-asian="11pt" style:font-size-complex="11pt"/>
    </style:style>
    <style:style style:name="P1096" style:parent-style-name="Normal" style:family="paragraph">
      <style:paragraph-properties fo:margin-top="0.1666in" fo:margin-bottom="0.0416in"/>
    </style:style>
    <style:style style:name="T1097" style:parent-style-name="DefaultParagraphFont" style:family="text">
      <style:text-properties style:font-name-complex="Arial" style:font-weight-complex="bold" fo:font-size="11pt" style:font-size-asian="11pt" style:font-size-complex="11pt"/>
    </style:style>
    <style:style style:name="T1098" style:parent-style-name="DefaultParagraphFont" style:family="text">
      <style:text-properties style:font-name-complex="Arial" style:font-weight-complex="bold" fo:font-size="11pt" style:font-size-asian="11pt" style:font-size-complex="11pt"/>
    </style:style>
    <style:style style:name="T1099" style:parent-style-name="DefaultParagraphFont" style:family="text">
      <style:text-properties style:font-name-complex="Arial" style:font-weight-complex="bold" fo:font-size="11pt" style:font-size-asian="11pt" style:font-size-complex="11pt"/>
    </style:style>
    <style:style style:name="T1100" style:parent-style-name="DefaultParagraphFont" style:family="text">
      <style:text-properties style:font-name-complex="Arial" style:font-weight-complex="bold" fo:font-size="11pt" style:font-size-asian="11pt" style:font-size-complex="11pt"/>
    </style:style>
    <style:style style:name="P1101" style:parent-style-name="Normal" style:family="paragraph">
      <style:paragraph-properties fo:margin-top="0.1666in" fo:margin-bottom="0.0416in"/>
    </style:style>
    <style:style style:name="T1102" style:parent-style-name="DefaultParagraphFont" style:family="text">
      <style:text-properties style:font-name-complex="Arial" style:font-weight-complex="bold" fo:font-size="11pt" style:font-size-asian="11pt" style:font-size-complex="11pt"/>
    </style:style>
    <style:style style:name="P1103" style:parent-style-name="Normal" style:family="paragraph">
      <style:paragraph-properties fo:margin-top="0.1666in" fo:margin-bottom="0.0416in"/>
    </style:style>
    <style:style style:name="T1104" style:parent-style-name="DefaultParagraphFont" style:family="text">
      <style:text-properties style:font-name-complex="Arial" style:font-weight-complex="bold" fo:font-size="11pt" style:font-size-asian="11pt" style:font-size-complex="11pt"/>
    </style:style>
    <style:style style:name="T1105" style:parent-style-name="DefaultParagraphFont" style:family="text">
      <style:text-properties style:font-name-complex="Arial" style:font-weight-complex="bold" fo:font-size="11pt" style:font-size-asian="11pt" style:font-size-complex="11pt"/>
    </style:style>
    <style:style style:name="P1106" style:parent-style-name="Normal" style:family="paragraph">
      <style:paragraph-properties fo:margin-top="0.1666in" fo:margin-bottom="0.0416in"/>
    </style:style>
    <style:style style:name="T1107" style:parent-style-name="DefaultParagraphFont" style:family="text">
      <style:text-properties style:font-name-complex="Arial" style:font-weight-complex="bold" fo:font-size="11pt" style:font-size-asian="11pt" style:font-size-complex="11pt"/>
    </style:style>
    <style:style style:name="P1108" style:parent-style-name="Normal" style:family="paragraph">
      <style:paragraph-properties fo:margin-top="0.1666in" fo:margin-bottom="0.0416in"/>
    </style:style>
    <style:style style:name="T1109" style:parent-style-name="DefaultParagraphFont" style:family="text">
      <style:text-properties style:font-name-complex="Arial" style:font-weight-complex="bold" fo:font-size="11pt" style:font-size-asian="11pt" style:font-size-complex="11pt"/>
    </style:style>
    <style:style style:name="P1110" style:parent-style-name="Normal" style:family="paragraph">
      <style:paragraph-properties fo:margin-top="0.1666in" fo:margin-bottom="0.0416in"/>
    </style:style>
    <style:style style:name="T1111" style:parent-style-name="DefaultParagraphFont" style:family="text">
      <style:text-properties style:font-name-complex="Arial" style:font-weight-complex="bold" fo:font-size="11pt" style:font-size-asian="11pt" style:font-size-complex="11pt"/>
    </style:style>
    <style:style style:name="T1112" style:parent-style-name="DefaultParagraphFont" style:family="text">
      <style:text-properties style:font-name-complex="Arial" style:font-weight-complex="bold" fo:font-size="11pt" style:font-size-asian="11pt" style:font-size-complex="11pt"/>
    </style:style>
    <style:style style:name="P1113" style:parent-style-name="Normal" style:family="paragraph">
      <style:paragraph-properties fo:margin-top="0.1666in" fo:margin-bottom="0.0416in"/>
    </style:style>
    <style:style style:name="T1114" style:parent-style-name="DefaultParagraphFont" style:family="text">
      <style:text-properties style:font-name-complex="Arial" style:font-weight-complex="bold" fo:font-size="11pt" style:font-size-asian="11pt" style:font-size-complex="11pt"/>
    </style:style>
    <style:style style:name="T1115" style:parent-style-name="DefaultParagraphFont" style:family="text">
      <style:text-properties style:font-name-complex="Arial" style:font-weight-complex="bold" fo:font-size="11pt" style:font-size-asian="11pt" style:font-size-complex="11pt"/>
    </style:style>
    <style:style style:name="P1116" style:parent-style-name="Normal" style:family="paragraph">
      <style:paragraph-properties fo:margin-top="0.1666in" fo:margin-bottom="0.0416in"/>
    </style:style>
    <style:style style:name="T1117" style:parent-style-name="DefaultParagraphFont" style:family="text">
      <style:text-properties style:font-name-complex="Arial" style:font-weight-complex="bold" fo:font-size="11pt" style:font-size-asian="11pt" style:font-size-complex="11pt"/>
    </style:style>
    <style:style style:name="T1118" style:parent-style-name="DefaultParagraphFont" style:family="text">
      <style:text-properties style:font-name-complex="Arial" style:font-weight-complex="bold" fo:font-size="11pt" style:font-size-asian="11pt" style:font-size-complex="11pt"/>
    </style:style>
    <style:style style:name="P1119" style:parent-style-name="Normal" style:family="paragraph">
      <style:paragraph-properties fo:margin-top="0.1666in" fo:margin-bottom="0.0416in"/>
    </style:style>
    <style:style style:name="T1120"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style>
    <style:style style:name="P1121" style:parent-style-name="Normal" style:family="paragraph">
      <style:paragraph-properties fo:margin-top="0.1666in" fo:margin-bottom="0.0416in"/>
    </style:style>
    <style:style style:name="T1122" style:parent-style-name="DefaultParagraphFont" style:family="text">
      <style:text-properties style:font-name-complex="Arial" style:font-weight-complex="bold" fo:font-size="11pt" style:font-size-asian="11pt" style:font-size-complex="11pt"/>
    </style:style>
    <style:style style:name="T1123" style:parent-style-name="DefaultParagraphFont" style:family="text">
      <style:text-properties style:font-name-complex="Arial" style:font-weight-complex="bold" fo:font-size="11pt" style:font-size-asian="11pt" style:font-size-complex="11pt"/>
    </style:style>
    <style:style style:name="P1124" style:parent-style-name="Normal" style:family="paragraph">
      <style:paragraph-properties fo:margin-top="0.1666in" fo:margin-bottom="0.0416in"/>
    </style:style>
    <style:style style:name="T1125"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style>
    <style:style style:name="T1126"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style>
    <style:style style:name="P1127" style:parent-style-name="Normal" style:family="paragraph">
      <style:paragraph-properties fo:margin-top="0.1666in" fo:margin-bottom="0.0416in"/>
    </style:style>
    <style:style style:name="T1128" style:parent-style-name="DefaultParagraphFont" style:family="text">
      <style:text-properties style:font-name-complex="Arial" style:font-weight-complex="bold" fo:font-size="11pt" style:font-size-asian="11pt" style:font-size-complex="11pt"/>
    </style:style>
    <style:style style:name="T1129" style:parent-style-name="DefaultParagraphFont" style:family="text">
      <style:text-properties style:font-name-complex="Arial" style:font-weight-complex="bold" fo:font-size="11pt" style:font-size-asian="11pt" style:font-size-complex="11pt"/>
    </style:style>
    <style:style style:name="T1130" style:parent-style-name="DefaultParagraphFont" style:family="text">
      <style:text-properties style:font-name-complex="Arial" style:font-weight-complex="bold" fo:font-size="11pt" style:font-size-asian="11pt" style:font-size-complex="11pt"/>
    </style:style>
    <style:style style:name="P1131" style:parent-style-name="Normal" style:family="paragraph">
      <style:paragraph-properties fo:margin-top="0.1666in" fo:margin-bottom="0.0416in"/>
    </style:style>
    <style:style style:name="T1132"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style>
    <style:style style:name="P1133" style:parent-style-name="Normal" style:family="paragraph">
      <style:paragraph-properties fo:margin-top="0.1666in" fo:margin-bottom="0.0416in"/>
    </style:style>
    <style:style style:name="T1134" style:parent-style-name="DefaultParagraphFont" style:family="text">
      <style:text-properties style:font-name-complex="Arial" style:font-weight-complex="bold" fo:font-size="11pt" style:font-size-asian="11pt" style:font-size-complex="11pt"/>
    </style:style>
    <style:style style:name="T1135" style:parent-style-name="DefaultParagraphFont" style:family="text">
      <style:text-properties style:font-name-complex="Arial" style:font-weight-complex="bold" fo:font-size="11pt" style:font-size-asian="11pt" style:font-size-complex="11pt"/>
    </style:style>
    <style:style style:name="T1136" style:parent-style-name="DefaultParagraphFont" style:family="text">
      <style:text-properties style:font-name-complex="Arial" style:font-weight-complex="bold" fo:font-size="11pt" style:font-size-asian="11pt" style:font-size-complex="11pt"/>
    </style:style>
    <style:style style:name="P1137" style:parent-style-name="Normal" style:family="paragraph">
      <style:paragraph-properties fo:margin-top="0.1666in" fo:margin-bottom="0.0416in"/>
    </style:style>
    <style:style style:name="T1138"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style>
    <style:style style:name="P1139" style:parent-style-name="Normal" style:family="paragraph">
      <style:paragraph-properties fo:margin-top="0.1666in" fo:margin-bottom="0.0416in"/>
    </style:style>
    <style:style style:name="T1140" style:parent-style-name="DefaultParagraphFont" style:family="text">
      <style:text-properties style:font-name-complex="Arial" style:font-weight-complex="bold" fo:font-size="11pt" style:font-size-asian="11pt" style:font-size-complex="11pt"/>
    </style:style>
    <style:style style:name="T1141" style:parent-style-name="DefaultParagraphFont" style:family="text">
      <style:text-properties style:font-name-complex="Arial" style:font-weight-complex="bold" fo:font-size="11pt" style:font-size-asian="11pt" style:font-size-complex="11pt"/>
    </style:style>
    <style:style style:name="T1142" style:parent-style-name="DefaultParagraphFont" style:family="text">
      <style:text-properties style:font-name-complex="Arial" style:font-weight-complex="bold" fo:font-size="11pt" style:font-size-asian="11pt" style:font-size-complex="11pt"/>
    </style:style>
    <style:style style:name="P1143" style:parent-style-name="Normal" style:family="paragraph">
      <style:paragraph-properties fo:margin-top="0.1666in" fo:margin-bottom="0.0416in"/>
    </style:style>
    <style:style style:name="T1144" style:parent-style-name="DefaultParagraphFont" style:family="text">
      <style:text-properties style:font-name-complex="Arial" style:font-weight-complex="bold" fo:font-size="11pt" style:font-size-asian="11pt" style:font-size-complex="11pt"/>
    </style:style>
    <style:style style:name="T1145" style:parent-style-name="DefaultParagraphFont" style:family="text">
      <style:text-properties style:font-name-complex="Arial" style:font-weight-complex="bold" fo:font-size="11pt" style:font-size-asian="11pt" style:font-size-complex="11pt"/>
    </style:style>
    <style:style style:name="P1146" style:parent-style-name="Normal" style:family="paragraph">
      <style:paragraph-properties fo:margin-top="0.1666in" fo:margin-bottom="0.0416in"/>
    </style:style>
    <style:style style:name="T1147"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style>
    <style:style style:name="P1148" style:parent-style-name="Normal" style:family="paragraph">
      <style:paragraph-properties fo:margin-top="0.1666in" fo:margin-bottom="0.0416in"/>
    </style:style>
    <style:style style:name="T1149" style:parent-style-name="DefaultParagraphFont" style:family="text">
      <style:text-properties style:font-name-complex="Arial" style:font-weight-complex="bold" fo:font-size="11pt" style:font-size-asian="11pt" style:font-size-complex="11pt"/>
    </style:style>
    <style:style style:name="T1150" style:parent-style-name="DefaultParagraphFont" style:family="text">
      <style:text-properties style:font-name-complex="Arial" style:font-weight-complex="bold" fo:font-size="11pt" style:font-size-asian="11pt" style:font-size-complex="11pt"/>
    </style:style>
    <style:style style:name="T1151" style:parent-style-name="DefaultParagraphFont" style:family="text">
      <style:text-properties style:font-name-complex="Arial" style:font-weight-complex="bold" fo:font-size="11pt" style:font-size-asian="11pt" style:font-size-complex="11pt"/>
    </style:style>
    <style:style style:name="P1152" style:parent-style-name="Normal" style:family="paragraph">
      <style:paragraph-properties fo:margin-top="0.1666in" fo:margin-bottom="0.0416in"/>
    </style:style>
    <style:style style:name="T1153" style:parent-style-name="DefaultParagraphFont" style:family="text">
      <style:text-properties style:font-name-complex="Arial" fo:font-weight="bold" style:font-weight-asian="bold" style:font-weight-complex="bold" fo:font-size="11pt" style:font-size-asian="11pt" style:font-size-complex="11pt"/>
    </style:style>
    <style:style style:name="P1154" style:parent-style-name="Normal" style:family="paragraph">
      <style:paragraph-properties fo:margin-top="0.1666in" fo:margin-bottom="0.0416in"/>
    </style:style>
    <style:style style:name="T1155" style:parent-style-name="DefaultParagraphFont" style:family="text">
      <style:text-properties style:font-name-complex="Arial" style:font-weight-complex="bold" fo:font-size="11pt" style:font-size-asian="11pt" style:font-size-complex="11pt"/>
    </style:style>
    <style:style style:name="T1156" style:parent-style-name="DefaultParagraphFont" style:family="text">
      <style:text-properties style:font-name-complex="Arial" style:font-weight-complex="bold" fo:font-size="11pt" style:font-size-asian="11pt" style:font-size-complex="11pt"/>
    </style:style>
    <style:style style:name="P1157" style:parent-style-name="Normal" style:family="paragraph">
      <style:paragraph-properties fo:margin-top="0.1666in" fo:margin-bottom="0.0416in"/>
    </style:style>
    <style:style style:name="T1158" style:parent-style-name="DefaultParagraphFont" style:family="text">
      <style:text-properties style:font-name-complex="Arial" fo:font-weight="bold" style:font-weight-asian="bold" style:font-weight-complex="bold" fo:font-size="11pt" style:font-size-asian="11pt" style:font-size-complex="11pt"/>
    </style:style>
    <style:style style:name="T1159" style:parent-style-name="DefaultParagraphFont" style:family="text">
      <style:text-properties style:font-name-complex="Arial" style:font-weight-complex="bold" fo:font-size="11pt" style:font-size-asian="11pt" style:font-size-complex="11pt"/>
    </style:style>
    <style:style style:name="T1160" style:parent-style-name="DefaultParagraphFont" style:family="text">
      <style:text-properties style:font-name-complex="Arial" style:font-weight-complex="bold" fo:font-size="11pt" style:font-size-asian="11pt" style:font-size-complex="11pt"/>
    </style:style>
    <style:style style:name="T1161" style:parent-style-name="DefaultParagraphFont" style:family="text">
      <style:text-properties style:font-name-complex="Arial" style:font-weight-complex="bold" fo:font-size="11pt" style:font-size-asian="11pt" style:font-size-complex="11pt"/>
    </style:style>
    <style:style style:name="P1162" style:parent-style-name="Normal" style:family="paragraph">
      <style:text-properties style:font-name-complex="Arial" fo:font-weight="bold" style:font-weight-asian="bold" style:font-weight-complex="bold"/>
    </style:style>
    <style:style style:name="P1163" style:parent-style-name="BodyCopy" style:family="paragraph">
      <style:paragraph-properties fo:text-align="start"/>
    </style:style>
    <style:style style:name="T1164" style:parent-style-name="DefaultParagraphFont" style:family="text">
      <style:text-properties style:font-weight-complex="bold" fo:font-size="11pt" style:font-size-asian="11pt" style:font-size-complex="11pt"/>
    </style:style>
    <style:style style:name="T1165" style:parent-style-name="DefaultParagraphFont" style:family="text">
      <style:text-properties style:font-weight-complex="bold" fo:font-size="11pt" style:font-size-asian="11pt" style:font-size-complex="11pt"/>
    </style:style>
    <style:style style:name="T1166" style:parent-style-name="DefaultParagraphFont" style:family="text">
      <style:text-properties style:font-weight-complex="bold" fo:font-size="11pt" style:font-size-asian="11pt" style:font-size-complex="11pt"/>
    </style:style>
    <style:style style:name="T1167" style:parent-style-name="DefaultParagraphFont" style:family="text">
      <style:text-properties style:font-weight-complex="bold" fo:font-size="11pt" style:font-size-asian="11pt" style:font-size-complex="11pt"/>
    </style:style>
    <style:style style:name="P1168" style:parent-style-name="BodyCopy" style:family="paragraph">
      <style:paragraph-properties fo:text-align="start"/>
    </style:style>
    <style:style style:name="T1169" style:parent-style-name="DefaultParagraphFont" style:family="text">
      <style:text-properties style:font-weight-complex="bold" fo:font-size="11pt" style:font-size-asian="11pt" style:font-size-complex="11pt"/>
    </style:style>
    <style:style style:name="T1170" style:parent-style-name="DefaultParagraphFont" style:family="text">
      <style:text-properties style:font-weight-complex="bold" fo:font-size="11pt" style:font-size-asian="11pt" style:font-size-complex="11pt"/>
    </style:style>
    <style:style style:name="T1171" style:parent-style-name="DefaultParagraphFont" style:family="text">
      <style:text-properties style:font-weight-complex="bold" fo:font-size="11pt" style:font-size-asian="11pt" style:font-size-complex="11pt"/>
    </style:style>
    <style:style style:name="P1172" style:parent-style-name="BodyCopy" style:family="paragraph">
      <style:paragraph-properties fo:text-align="start"/>
    </style:style>
    <style:style style:name="T1173" style:parent-style-name="DefaultParagraphFont" style:family="text">
      <style:text-properties style:font-weight-complex="bold" fo:font-size="11pt" style:font-size-asian="11pt" style:font-size-complex="11pt"/>
    </style:style>
    <style:style style:name="T1174" style:parent-style-name="DefaultParagraphFont" style:family="text">
      <style:text-properties style:font-weight-complex="bold" fo:font-size="11pt" style:font-size-asian="11pt" style:font-size-complex="11pt"/>
    </style:style>
    <style:style style:name="P1175" style:parent-style-name="Normal" style:family="paragraph">
      <style:paragraph-properties fo:margin-top="0.1666in" fo:margin-bottom="0.0416in"/>
    </style:style>
    <style:style style:name="T1176" style:parent-style-name="DefaultParagraphFont" style:family="text">
      <style:text-properties style:font-name-complex="Arial" fo:font-weight="bold" style:font-weight-asian="bold" style:font-weight-complex="bold" fo:font-size="11pt" style:font-size-asian="11pt" style:font-size-complex="11pt"/>
    </style:style>
    <style:style style:name="P1177" style:parent-style-name="Normal" style:family="paragraph">
      <style:paragraph-properties fo:margin-top="0.1666in" fo:margin-bottom="0.0416in"/>
    </style:style>
    <style:style style:name="T1178" style:parent-style-name="DefaultParagraphFont" style:family="text">
      <style:text-properties style:font-name-complex="Arial" style:font-weight-complex="bold" fo:font-size="11pt" style:font-size-asian="11pt" style:font-size-complex="11pt"/>
    </style:style>
    <style:style style:name="T1179" style:parent-style-name="DefaultParagraphFont" style:family="text">
      <style:text-properties style:font-name-complex="Arial" style:font-weight-complex="bold" fo:font-size="11pt" style:font-size-asian="11pt" style:font-size-complex="11pt"/>
    </style:style>
    <style:style style:name="T1180" style:parent-style-name="DefaultParagraphFont" style:family="text">
      <style:text-properties style:font-name-complex="Arial" style:font-weight-complex="bold" fo:font-size="11pt" style:font-size-asian="11pt" style:font-size-complex="11pt"/>
    </style:style>
    <style:style style:name="T1181" style:parent-style-name="DefaultParagraphFont" style:family="text">
      <style:text-properties style:font-name-complex="Arial" style:font-weight-complex="bold" fo:font-size="11pt" style:font-size-asian="11pt" style:font-size-complex="11pt"/>
    </style:style>
    <style:style style:name="T1182" style:parent-style-name="DefaultParagraphFont" style:family="text">
      <style:text-properties style:font-name-complex="Arial" style:font-weight-complex="bold" fo:font-size="11pt" style:font-size-asian="11pt" style:font-size-complex="11pt"/>
    </style:style>
    <style:style style:name="T1183" style:parent-style-name="DefaultParagraphFont" style:family="text">
      <style:text-properties style:font-name-complex="Arial" style:font-weight-complex="bold" fo:font-size="11pt" style:font-size-asian="11pt" style:font-size-complex="11pt"/>
    </style:style>
    <style:style style:name="P1184" style:parent-style-name="Normal" style:family="paragraph">
      <style:paragraph-properties fo:margin-top="0.1666in" fo:margin-bottom="0.0416in"/>
    </style:style>
    <style:style style:name="T1185" style:parent-style-name="DefaultParagraphFont" style:family="text">
      <style:text-properties style:font-name-complex="Arial" fo:font-weight="bold" style:font-weight-asian="bold" style:font-weight-complex="bold" fo:font-size="11pt" style:font-size-asian="11pt" style:font-size-complex="11pt"/>
    </style:style>
    <style:style style:name="P1186" style:parent-style-name="Normal" style:family="paragraph">
      <style:paragraph-properties fo:margin-top="0.1666in" fo:margin-bottom="0.0416in"/>
    </style:style>
    <style:style style:name="T1187" style:parent-style-name="DefaultParagraphFont" style:family="text">
      <style:text-properties style:font-name-complex="Arial" style:font-weight-complex="bold" fo:font-size="11pt" style:font-size-asian="11pt" style:font-size-complex="11pt"/>
    </style:style>
    <style:style style:name="T1188" style:parent-style-name="DefaultParagraphFont" style:family="text">
      <style:text-properties style:font-name-complex="Arial" style:font-weight-complex="bold" fo:font-size="11pt" style:font-size-asian="11pt" style:font-size-complex="11pt"/>
    </style:style>
    <style:style style:name="T1189" style:parent-style-name="DefaultParagraphFont" style:family="text">
      <style:text-properties style:font-name-complex="Arial" style:font-weight-complex="bold" fo:font-size="11pt" style:font-size-asian="11pt" style:font-size-complex="11pt"/>
    </style:style>
    <style:style style:name="TableColumn1191" style:family="table-column">
      <style:table-column-properties style:column-width="7.125in"/>
    </style:style>
    <style:style style:name="Table1190" style:family="table">
      <style:table-properties style:width="7.125in" fo:margin-left="0in" table:align="left"/>
    </style:style>
    <style:style style:name="TableRow1192" style:family="table-row">
      <style:table-row-properties/>
    </style:style>
    <style:style style:name="TableCell1193"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1194" style:parent-style-name="Heading2" style:family="paragraph">
      <style:text-properties fo:font-style="normal" style:font-style-asian="normal" fo:font-size="12pt" style:font-size-asian="12pt" style:font-size-complex="12pt"/>
    </style:style>
    <style:style style:name="TableRow1195" style:family="table-row">
      <style:table-row-properties/>
    </style:style>
    <style:style style:name="TableCell1196" style:family="table-cell">
      <style:table-cell-properties fo:border-top="none" fo:border-left="0.0208in solid #000000" fo:border-bottom="0.0104in solid #000000" fo:border-right="0.0208in solid #000000" fo:padding-top="0in" fo:padding-left="0.075in" fo:padding-bottom="0in" fo:padding-right="0.075in"/>
    </style:style>
    <style:style style:name="P1197" style:parent-style-name="Normal" style:family="paragraph">
      <style:text-properties fo:font-weight="bold" style:font-weight-asian="bold" style:font-weight-complex="bold"/>
    </style:style>
    <style:style style:name="P1198" style:parent-style-name="Normal" style:family="paragraph">
      <style:text-properties fo:font-weight="bold" style:font-weight-asian="bold" style:font-weight-complex="bold"/>
    </style:style>
    <style:style style:name="P1199" style:parent-style-name="Normal" style:family="paragraph">
      <style:text-properties fo:font-weight="bold" style:font-weight-asian="bold" style:font-weight-complex="bold"/>
    </style:style>
    <style:style style:name="T1200" style:parent-style-name="DefaultParagraphFont" style:family="text">
      <style:text-properties style:font-weight-complex="bold" fo:font-size="11pt" style:font-size-asian="11pt" style:font-size-complex="11pt"/>
    </style:style>
    <style:style style:name="P1201" style:parent-style-name="Normal" style:family="paragraph">
      <style:text-properties fo:font-weight="bold" style:font-weight-asian="bold" style:font-weight-complex="bold"/>
    </style:style>
    <style:style style:name="TableColumn1203" style:family="table-column">
      <style:table-column-properties style:column-width="7.125in"/>
    </style:style>
    <style:style style:name="Table1202" style:family="table">
      <style:table-properties style:width="7.125in" fo:margin-left="0in" table:align="left"/>
    </style:style>
    <style:style style:name="TableRow1204" style:family="table-row">
      <style:table-row-properties/>
    </style:style>
    <style:style style:name="TableCell1205"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1206" style:parent-style-name="Heading2" style:family="paragraph">
      <style:text-properties fo:font-style="normal" style:font-style-asian="normal" fo:font-size="12pt" style:font-size-asian="12pt" style:font-size-complex="12pt"/>
    </style:style>
    <style:style style:name="TableRow1207" style:family="table-row">
      <style:table-row-properties/>
    </style:style>
    <style:style style:name="TableCell1208" style:family="table-cell">
      <style:table-cell-properties fo:border-top="none" fo:border-left="0.0208in solid #000000" fo:border-bottom="0.0104in solid #000000" fo:border-right="0.0208in solid #000000" fo:padding-top="0in" fo:padding-left="0.075in" fo:padding-bottom="0in" fo:padding-right="0.075in"/>
    </style:style>
    <style:style style:name="T1209" style:parent-style-name="DefaultParagraphFont" style:family="text">
      <style:text-properties style:font-weight-complex="bold" fo:font-size="11pt" style:font-size-asian="11pt" style:font-size-complex="11pt"/>
    </style:style>
    <style:style style:name="T1210" style:parent-style-name="DefaultParagraphFont" style:family="text">
      <style:text-properties style:font-weight-complex="bold" fo:font-size="11pt" style:font-size-asian="11pt" style:font-size-complex="11pt"/>
    </style:style>
    <style:style style:name="T1211" style:parent-style-name="DefaultParagraphFont" style:family="text">
      <style:text-properties style:font-weight-complex="bold" fo:font-size="11pt" style:font-size-asian="11pt" style:font-size-complex="11pt"/>
    </style:style>
    <style:style style:name="P1212" style:parent-style-name="Normal" style:family="paragraph">
      <style:text-properties fo:font-weight="bold" style:font-weight-asian="bold" style:font-weight-complex="bold"/>
    </style:style>
    <style:style style:name="P1213" style:parent-style-name="Normal" style:family="paragraph">
      <style:paragraph-properties fo:widows="0" fo:orphans="0" style:text-autospace="none"/>
    </style:style>
    <style:style style:name="T1214" style:parent-style-name="DefaultParagraphFont" style:family="text">
      <style:text-properties style:font-weight-complex="bold" fo:font-size="11pt" style:font-size-asian="11pt" style:font-size-complex="11pt"/>
    </style:style>
    <style:style style:name="T1215" style:parent-style-name="DefaultParagraphFont" style:family="text">
      <style:text-properties style:font-weight-complex="bold" fo:font-size="11pt" style:font-size-asian="11pt" style:font-size-complex="11pt"/>
    </style:style>
    <style:style style:name="T1216" style:parent-style-name="DefaultParagraphFont" style:family="text">
      <style:text-properties style:font-weight-complex="bold" fo:font-size="11pt" style:font-size-asian="11pt" style:font-size-complex="11pt"/>
    </style:style>
    <style:style style:name="T1217" style:parent-style-name="DefaultParagraphFont" style:family="text">
      <style:text-properties style:font-weight-complex="bold" fo:font-size="11pt" style:font-size-asian="11pt" style:font-size-complex="11pt"/>
    </style:style>
    <style:style style:name="T1218" style:parent-style-name="DefaultParagraphFont" style:family="text">
      <style:text-properties fo:font-size="11pt" style:font-size-asian="11pt" style:font-size-complex="10pt" fo:language="en" fo:country="US" style:language-asian="en" style:country-asian="GB"/>
    </style:style>
    <style:style style:name="T1219" style:parent-style-name="DefaultParagraphFont" style:family="text">
      <style:text-properties fo:font-size="11pt" style:font-size-asian="11pt" style:font-size-complex="10pt" fo:language="en" fo:country="US" style:language-asian="en" style:country-asian="GB"/>
    </style:style>
    <style:style style:name="T1220" style:parent-style-name="DefaultParagraphFont" style:family="text">
      <style:text-properties style:text-position="super 63.6%" fo:font-size="11pt" style:font-size-asian="11pt" style:font-size-complex="10pt" fo:language="en" fo:country="US" style:language-asian="en" style:country-asian="GB"/>
    </style:style>
    <style:style style:name="T1221" style:parent-style-name="DefaultParagraphFont" style:family="text">
      <style:text-properties fo:font-size="11pt" style:font-size-asian="11pt" style:font-size-complex="10pt" fo:language="en" fo:country="US" style:language-asian="en" style:country-asian="GB"/>
    </style:style>
    <style:style style:name="P1222" style:parent-style-name="Normal" style:family="paragraph">
      <style:text-properties fo:font-weight="bold" style:font-weight-asian="bold" style:font-weight-complex="bold"/>
    </style:style>
    <style:style style:name="T1223" style:parent-style-name="DefaultParagraphFont" style:family="text">
      <style:text-properties style:font-weight-complex="bold" fo:font-size="11pt" style:font-size-asian="11pt" style:font-size-complex="11pt"/>
    </style:style>
    <style:style style:name="T1224" style:parent-style-name="DefaultParagraphFont" style:family="text">
      <style:text-properties style:font-weight-complex="bold" fo:font-size="11pt" style:font-size-asian="11pt" style:font-size-complex="11pt"/>
    </style:style>
    <style:style style:name="P1225" style:parent-style-name="Normal" style:family="paragraph">
      <style:text-properties fo:font-weight="bold" style:font-weight-asian="bold" style:font-weight-complex="bold"/>
    </style:style>
    <style:style style:name="T1226" style:parent-style-name="DefaultParagraphFont" style:family="text">
      <style:text-properties style:font-weight-complex="bold" fo:font-size="11pt" style:font-size-asian="11pt" style:font-size-complex="11pt"/>
    </style:style>
    <style:style style:name="T1227" style:parent-style-name="DefaultParagraphFont" style:family="text">
      <style:text-properties style:font-weight-complex="bold" fo:font-size="11pt" style:font-size-asian="11pt" style:font-size-complex="11pt"/>
    </style:style>
    <style:style style:name="T1228" style:parent-style-name="DefaultParagraphFont" style:family="text">
      <style:text-properties style:font-weight-complex="bold" fo:font-size="11pt" style:font-size-asian="11pt" style:font-size-complex="11pt"/>
    </style:style>
    <style:style style:name="P1229" style:parent-style-name="Normal" style:family="paragraph">
      <style:text-properties fo:font-weight="bold" style:font-weight-asian="bold" style:font-weight-complex="bold"/>
    </style:style>
    <style:style style:name="T1230" style:parent-style-name="DefaultParagraphFont" style:family="text">
      <style:text-properties fo:font-weight="bold" style:font-weight-asian="bold" style:font-weight-complex="bold" fo:font-style="italic" style:font-style-asian="italic" fo:color="#000000" fo:font-size="11pt" style:font-size-asian="11pt" style:font-size-complex="11pt"/>
    </style:style>
    <style:style style:name="P1231" style:parent-style-name="Normal" style:family="paragraph"/>
    <style:style style:name="T1232" style:parent-style-name="DefaultParagraphFont" style:family="text">
      <style:text-properties style:font-weight-complex="bold" fo:color="#000000" fo:font-size="11pt" style:font-size-asian="11pt" style:font-size-complex="11pt"/>
    </style:style>
    <style:style style:name="T1233" style:parent-style-name="DefaultParagraphFont" style:family="text">
      <style:text-properties style:font-weight-complex="bold" fo:color="#000000" fo:font-size="11pt" style:font-size-asian="11pt" style:font-size-complex="11pt"/>
    </style:style>
    <style:style style:name="P1234" style:parent-style-name="Normal" style:family="paragraph"/>
    <style:style style:name="T1235" style:parent-style-name="DefaultParagraphFont" style:family="text">
      <style:text-properties style:font-weight-complex="bold" fo:color="#000000" fo:font-size="11pt" style:font-size-asian="11pt" style:font-size-complex="11pt"/>
    </style:style>
    <style:style style:name="T1236" style:parent-style-name="DefaultParagraphFont" style:family="text">
      <style:text-properties style:font-weight-complex="bold" fo:color="#000000" fo:font-size="11pt" style:font-size-asian="11pt" style:font-size-complex="11pt"/>
    </style:style>
    <style:style style:name="P1237" style:parent-style-name="ListParagraph" style:family="paragraph"/>
    <style:style style:name="T1238" style:parent-style-name="DefaultParagraphFont" style:family="text">
      <style:text-properties style:font-weight-complex="bold" fo:color="#000000" fo:font-size="11pt" style:font-size-asian="11pt" style:font-size-complex="11pt"/>
    </style:style>
    <style:style style:name="T1239" style:parent-style-name="DefaultParagraphFont" style:family="text">
      <style:text-properties style:font-weight-complex="bold" fo:color="#000000" fo:font-size="11pt" style:font-size-asian="11pt" style:font-size-complex="11pt"/>
    </style:style>
    <style:style style:name="P1240" style:parent-style-name="Normal" style:family="paragraph"/>
    <style:style style:name="T1241" style:parent-style-name="DefaultParagraphFont" style:family="text">
      <style:text-properties style:font-weight-complex="bold" fo:color="#000000" fo:font-size="11pt" style:font-size-asian="11pt" style:font-size-complex="11pt"/>
    </style:style>
    <style:style style:name="P1242" style:parent-style-name="ListParagraph" style:family="paragraph"/>
    <style:style style:name="T1243" style:parent-style-name="DefaultParagraphFont" style:family="text">
      <style:text-properties style:font-weight-complex="bold" fo:font-size="11pt" style:font-size-asian="11pt" style:font-size-complex="11pt"/>
    </style:style>
    <style:style style:name="T1244" style:parent-style-name="DefaultParagraphFont" style:family="text">
      <style:text-properties style:font-weight-complex="bold" fo:font-size="11pt" style:font-size-asian="11pt" style:font-size-complex="11pt"/>
    </style:style>
    <style:style style:name="P1245" style:parent-style-name="ListParagraph" style:family="paragraph"/>
    <style:style style:name="T1246" style:parent-style-name="DefaultParagraphFont" style:family="text">
      <style:text-properties style:font-weight-complex="bold" fo:font-size="11pt" style:font-size-asian="11pt" style:font-size-complex="11pt"/>
    </style:style>
    <style:style style:name="T1247" style:parent-style-name="DefaultParagraphFont" style:family="text">
      <style:text-properties style:font-weight-complex="bold" fo:color="#000000" fo:font-size="11pt" style:font-size-asian="11pt" style:font-size-complex="11pt"/>
    </style:style>
    <style:style style:name="P1248" style:parent-style-name="ListParagraph" style:family="paragraph"/>
    <style:style style:name="T1249" style:parent-style-name="DefaultParagraphFont" style:family="text">
      <style:text-properties style:font-weight-complex="bold" fo:color="#000000" fo:font-size="11pt" style:font-size-asian="11pt" style:font-size-complex="11pt"/>
    </style:style>
    <style:style style:name="T1250" style:parent-style-name="DefaultParagraphFont" style:family="text">
      <style:text-properties style:font-weight-complex="bold" fo:color="#000000" fo:font-size="11pt" style:font-size-asian="11pt" style:font-size-complex="11pt"/>
    </style:style>
    <style:style style:name="T1251" style:parent-style-name="DefaultParagraphFont" style:family="text">
      <style:text-properties style:font-weight-complex="bold" fo:color="#000000" fo:font-size="11pt" style:font-size-asian="11pt" style:font-size-complex="11pt"/>
    </style:style>
    <style:style style:name="T1252" style:parent-style-name="DefaultParagraphFont" style:family="text">
      <style:text-properties style:font-weight-complex="bold" fo:font-style="italic" style:font-style-asian="italic" fo:color="#000000" fo:font-size="11pt" style:font-size-asian="11pt" style:font-size-complex="11pt"/>
    </style:style>
    <style:style style:name="T1253" style:parent-style-name="DefaultParagraphFont" style:family="text">
      <style:text-properties style:font-weight-complex="bold" fo:color="#000000" fo:font-size="11pt" style:font-size-asian="11pt" style:font-size-complex="11pt"/>
    </style:style>
    <style:style style:name="P1254" style:parent-style-name="Normal" style:family="paragraph">
      <style:text-properties fo:font-weight="bold" style:font-weight-asian="bold" style:font-weight-complex="bold"/>
    </style:style>
    <style:style style:name="T1255"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P1256" style:parent-style-name="Normal" style:family="paragraph"/>
    <style:style style:name="T1257" style:parent-style-name="DefaultParagraphFont" style:family="text">
      <style:text-properties style:font-weight-complex="bold" fo:color="#000000" fo:font-size="11pt" style:font-size-asian="11pt" style:font-size-complex="11pt"/>
    </style:style>
    <style:style style:name="P1258" style:parent-style-name="ListParagraph" style:family="paragraph"/>
    <style:style style:name="T1259" style:parent-style-name="DefaultParagraphFont" style:family="text">
      <style:text-properties style:font-weight-complex="bold" fo:font-size="11pt" style:font-size-asian="11pt" style:font-size-complex="11pt"/>
    </style:style>
    <style:style style:name="T1260" style:parent-style-name="DefaultParagraphFont" style:family="text">
      <style:text-properties style:font-weight-complex="bold" fo:font-size="11pt" style:font-size-asian="11pt" style:font-size-complex="11pt"/>
    </style:style>
    <style:style style:name="P1261" style:parent-style-name="ListParagraph" style:family="paragraph"/>
    <style:style style:name="T1262" style:parent-style-name="DefaultParagraphFont" style:family="text">
      <style:text-properties style:font-weight-complex="bold" fo:font-size="11pt" style:font-size-asian="11pt" style:font-size-complex="11pt"/>
    </style:style>
    <style:style style:name="P1263" style:parent-style-name="ListParagraph" style:family="paragraph"/>
    <style:style style:name="T1264" style:parent-style-name="DefaultParagraphFont" style:family="text">
      <style:text-properties style:font-weight-complex="bold" fo:font-size="11pt" style:font-size-asian="11pt" style:font-size-complex="11pt"/>
    </style:style>
    <style:style style:name="T1265" style:parent-style-name="DefaultParagraphFont" style:family="text">
      <style:text-properties style:font-weight-complex="bold" fo:font-size="11pt" style:font-size-asian="11pt" style:font-size-complex="11pt"/>
    </style:style>
    <style:style style:name="P1266" style:parent-style-name="ListParagraph" style:family="paragraph">
      <style:paragraph-properties fo:margin-left="0.25in">
        <style:tab-stops/>
      </style:paragraph-properties>
      <style:text-properties fo:font-weight="bold" style:font-weight-asian="bold" style:font-weight-complex="bold"/>
    </style:style>
    <style:style style:name="T1267" style:parent-style-name="DefaultParagraphFont" style:family="text">
      <style:text-properties fo:font-weight="bold" style:font-weight-asian="bold" style:font-weight-complex="bold" fo:font-style="italic" style:font-style-asian="italic" fo:color="#000000" fo:font-size="11pt" style:font-size-asian="11pt" style:font-size-complex="11pt"/>
    </style:style>
    <style:style style:name="P1268" style:parent-style-name="Normal" style:family="paragraph"/>
    <style:style style:name="T1269" style:parent-style-name="DefaultParagraphFont" style:family="text">
      <style:text-properties style:font-weight-complex="bold" fo:color="#000000" fo:font-size="11pt" style:font-size-asian="11pt" style:font-size-complex="11pt"/>
    </style:style>
    <style:style style:name="P1270" style:parent-style-name="Normal" style:family="paragraph"/>
    <style:style style:name="T1271" style:parent-style-name="DefaultParagraphFont" style:family="text">
      <style:text-properties style:font-weight-complex="bold" fo:color="#000000" fo:font-size="11pt" style:font-size-asian="11pt" style:font-size-complex="11pt"/>
    </style:style>
    <style:style style:name="T1272" style:parent-style-name="DefaultParagraphFont" style:family="text">
      <style:text-properties style:font-weight-complex="bold" fo:color="#000000" fo:font-size="11pt" style:font-size-asian="11pt" style:font-size-complex="11pt"/>
    </style:style>
    <style:style style:name="P1273" style:parent-style-name="Normal" style:family="paragraph"/>
    <style:style style:name="T1274" style:parent-style-name="DefaultParagraphFont" style:family="text">
      <style:text-properties style:font-weight-complex="bold" fo:color="#000000" fo:font-size="11pt" style:font-size-asian="11pt" style:font-size-complex="11pt"/>
    </style:style>
    <style:style style:name="P1275" style:parent-style-name="Normal" style:family="paragraph"/>
    <style:style style:name="T1276" style:parent-style-name="DefaultParagraphFont" style:family="text">
      <style:text-properties style:font-weight-complex="bold" fo:color="#000000" fo:font-size="11pt" style:font-size-asian="11pt" style:font-size-complex="11pt"/>
    </style:style>
    <style:style style:name="P1277" style:parent-style-name="ListParagraph" style:family="paragraph"/>
    <style:style style:name="T1278" style:parent-style-name="DefaultParagraphFont" style:family="text">
      <style:text-properties style:font-weight-complex="bold" fo:color="#000000" fo:font-size="11pt" style:font-size-asian="11pt" style:font-size-complex="11pt"/>
    </style:style>
    <style:style style:name="T1279" style:parent-style-name="DefaultParagraphFont" style:family="text">
      <style:text-properties style:font-weight-complex="bold" fo:color="#000000" fo:font-size="11pt" style:font-size-asian="11pt" style:font-size-complex="11pt"/>
    </style:style>
    <style:style style:name="T1280" style:parent-style-name="DefaultParagraphFont" style:family="text">
      <style:text-properties style:font-weight-complex="bold" fo:font-size="11pt" style:font-size-asian="11pt" style:font-size-complex="11pt"/>
    </style:style>
    <style:style style:name="P1281" style:parent-style-name="ListParagraph" style:family="paragraph"/>
    <style:style style:name="T1282" style:parent-style-name="DefaultParagraphFont" style:family="text">
      <style:text-properties style:font-weight-complex="bold" fo:font-size="11pt" style:font-size-asian="11pt" style:font-size-complex="11pt"/>
    </style:style>
    <style:style style:name="P1283" style:parent-style-name="ListParagraph" style:family="paragraph"/>
    <style:style style:name="T1284" style:parent-style-name="DefaultParagraphFont" style:family="text">
      <style:text-properties style:font-weight-complex="bold" fo:font-size="11pt" style:font-size-asian="11pt" style:font-size-complex="11pt"/>
    </style:style>
    <style:style style:name="P1285" style:parent-style-name="Normal" style:family="paragraph"/>
    <style:style style:name="T1286" style:parent-style-name="DefaultParagraphFont" style:family="text">
      <style:text-properties style:font-weight-complex="bold" fo:color="#000000" fo:font-size="11pt" style:font-size-asian="11pt" style:font-size-complex="11pt"/>
    </style:style>
    <style:style style:name="T1287" style:parent-style-name="DefaultParagraphFont" style:family="text">
      <style:text-properties style:font-weight-complex="bold" fo:color="#000000" fo:font-size="11pt" style:font-size-asian="11pt" style:font-size-complex="11pt"/>
    </style:style>
    <style:style style:name="P1288" style:parent-style-name="Normal" style:family="paragraph"/>
    <style:style style:name="T1289" style:parent-style-name="DefaultParagraphFont" style:family="text">
      <style:text-properties style:font-weight-complex="bold" fo:color="#000000" fo:font-size="11pt" style:font-size-asian="11pt" style:font-size-complex="11pt"/>
    </style:style>
    <style:style style:name="T1290" style:parent-style-name="DefaultParagraphFont" style:family="text">
      <style:text-properties style:font-weight-complex="bold" fo:color="#000000" fo:font-size="11pt" style:font-size-asian="11pt" style:font-size-complex="11pt"/>
    </style:style>
    <style:style style:name="P1291" style:parent-style-name="Normal" style:family="paragraph"/>
    <style:style style:name="T1292" style:parent-style-name="DefaultParagraphFont" style:family="text">
      <style:text-properties style:font-weight-complex="bold" fo:color="#000000" fo:font-size="11pt" style:font-size-asian="11pt" style:font-size-complex="11pt"/>
    </style:style>
    <style:style style:name="P1293" style:parent-style-name="Normal" style:family="paragraph"/>
    <style:style style:name="T1294" style:parent-style-name="DefaultParagraphFont" style:family="text">
      <style:text-properties style:font-weight-complex="bold" fo:color="#000000" fo:font-size="11pt" style:font-size-asian="11pt" style:font-size-complex="11pt"/>
    </style:style>
    <style:style style:name="T1295" style:parent-style-name="DefaultParagraphFont" style:family="text">
      <style:text-properties style:font-weight-complex="bold" fo:color="#000000" fo:font-size="11pt" style:font-size-asian="11pt" style:font-size-complex="11pt"/>
    </style:style>
    <style:style style:name="T1296" style:parent-style-name="DefaultParagraphFont" style:family="text">
      <style:text-properties style:font-weight-complex="bold" fo:color="#000000" fo:font-size="11pt" style:font-size-asian="11pt" style:font-size-complex="11pt"/>
    </style:style>
    <style:style style:name="P1297" style:parent-style-name="Normal" style:family="paragraph"/>
    <style:style style:name="T1298" style:parent-style-name="DefaultParagraphFont" style:family="text">
      <style:text-properties style:font-weight-complex="bold" fo:color="#000000" fo:font-size="11pt" style:font-size-asian="11pt" style:font-size-complex="11pt"/>
    </style:style>
    <style:style style:name="P1299" style:parent-style-name="Normal" style:family="paragraph"/>
    <style:style style:name="T1300" style:parent-style-name="DefaultParagraphFont" style:family="text">
      <style:text-properties style:font-weight-complex="bold" fo:color="#000000" fo:font-size="11pt" style:font-size-asian="11pt" style:font-size-complex="11pt"/>
    </style:style>
    <style:style style:name="T1301" style:parent-style-name="DefaultParagraphFont" style:family="text">
      <style:text-properties style:font-weight-complex="bold" fo:color="#000000" fo:font-size="11pt" style:font-size-asian="11pt" style:font-size-complex="11pt"/>
    </style:style>
    <style:style style:name="P1302" style:parent-style-name="Normal" style:family="paragraph">
      <style:paragraph-properties fo:margin-left="0.1972in">
        <style:tab-stops/>
      </style:paragraph-properties>
      <style:text-properties fo:font-weight="bold" style:font-weight-asian="bold" style:font-weight-complex="bold" fo:font-style="italic" style:font-style-asian="italic" fo:color="#FF0000"/>
    </style:style>
    <style:style style:name="TableColumn1304" style:family="table-column">
      <style:table-column-properties style:column-width="7.125in"/>
    </style:style>
    <style:style style:name="Table1303" style:family="table">
      <style:table-properties style:width="7.125in" fo:margin-left="0in" table:align="left"/>
    </style:style>
    <style:style style:name="TableRow1305" style:family="table-row">
      <style:table-row-properties/>
    </style:style>
    <style:style style:name="TableCell1306"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1307" style:parent-style-name="Heading2" style:family="paragraph">
      <style:text-properties fo:font-style="normal" style:font-style-asian="normal" fo:font-size="12pt" style:font-size-asian="12pt" style:font-size-complex="12pt"/>
    </style:style>
    <style:style style:name="TableRow1308" style:family="table-row">
      <style:table-row-properties/>
    </style:style>
    <style:style style:name="TableCell1309" style:family="table-cell">
      <style:table-cell-properties fo:border-top="none" fo:border-left="0.0208in solid #000000" fo:border-bottom="0.0104in solid #000000" fo:border-right="0.0208in solid #000000" fo:padding-top="0in" fo:padding-left="0.075in" fo:padding-bottom="0in" fo:padding-right="0.075in"/>
    </style:style>
    <style:style style:name="P1310" style:parent-style-name="Normal" style:family="paragraph">
      <style:paragraph-properties fo:margin-left="0.0986in">
        <style:tab-stops/>
      </style:paragraph-properties>
    </style:style>
    <style:style style:name="T1311" style:parent-style-name="DefaultParagraphFont" style:family="text">
      <style:text-properties style:font-name-complex="Arial" style:font-weight-complex="bold" fo:font-size="11pt" style:font-size-asian="11pt" style:font-size-complex="11pt" style:language-asian="en" style:country-asian="GB"/>
    </style:style>
    <style:style style:name="T1312" style:parent-style-name="DefaultParagraphFont" style:family="text">
      <style:text-properties style:font-name-complex="Arial" style:font-weight-complex="bold" fo:font-size="11pt" style:font-size-asian="11pt" style:font-size-complex="11pt" style:language-asian="en" style:country-asian="GB"/>
    </style:style>
    <style:style style:name="P1313" style:parent-style-name="Normal" style:family="paragraph">
      <style:paragraph-properties fo:margin-left="0.0986in">
        <style:tab-stops/>
      </style:paragraph-properties>
      <style:text-properties style:font-name-complex="Arial" fo:font-weight="bold" style:font-weight-asian="bold" style:font-weight-complex="bold" style:language-asian="en" style:country-asian="GB"/>
    </style:style>
    <style:style style:name="P1314" style:parent-style-name="Normal" style:family="paragraph">
      <style:paragraph-properties fo:margin-left="0.0986in">
        <style:tab-stops/>
      </style:paragraph-properties>
    </style:style>
    <style:style style:name="T1315" style:parent-style-name="DefaultParagraphFont" style:family="text">
      <style:text-properties style:font-name-complex="Arial" style:font-weight-complex="bold" fo:font-size="11pt" style:font-size-asian="11pt" style:font-size-complex="11pt" style:language-asian="en" style:country-asian="GB"/>
    </style:style>
    <style:style style:name="T1316" style:parent-style-name="DefaultParagraphFont" style:family="text">
      <style:text-properties style:font-name-complex="Arial" style:font-weight-complex="bold" fo:font-size="11pt" style:font-size-asian="11pt" style:font-size-complex="11pt" style:language-asian="en" style:country-asian="GB"/>
    </style:style>
    <style:style style:name="T1317" style:parent-style-name="DefaultParagraphFont" style:family="text">
      <style:text-properties style:font-name-complex="Arial" style:font-weight-complex="bold" fo:font-size="11pt" style:font-size-asian="11pt" style:font-size-complex="11pt" style:language-asian="en" style:country-asian="GB"/>
    </style:style>
    <style:style style:name="P1318" style:parent-style-name="Normal" style:family="paragraph">
      <style:text-properties fo:font-weight="bold" style:font-weight-asian="bold" style:font-weight-complex="bold"/>
    </style:style>
    <style:style style:name="P1319" style:parent-style-name="Heading2" style:family="paragraph">
      <style:text-properties fo:font-weight="normal" style:font-weight-asian="normal" fo:font-style="normal" style:font-style-asian="normal"/>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
      <text:p text:style-name="P3">Type of Review: Annual Review</text:p>
      <text:p text:style-name="P4"/>
      <text:p text:style-name="P5">Project Title: <text:s/>Strengthening South Africa’s Response to HIV and Health (SARRAH)</text:p>
      <text:p text:style-name="P6"/>
      <text:p text:style-name="Normal"><text:span text:style-name="T7">Date started:<text:s/></text:span><text:span text:style-name="T8">Jan 2010</text:span><text:span text:style-name="T9"><text:tab/></text:span><text:span text:style-name="T10">Date review undertaken:<text:s/></text:span><text:span text:style-name="T11">28 May – 1 June 2012</text:span></text:p>
      <text:p text:style-name="P12"/>
      <text:h text:style-name="P13" text:outline-level="2">Introduction and Context</text:h>
      <text:p text:style-name="Normal"/>
      <table:table table:style-name="Table14">
        <table:table-columns>
          <table:table-column table:style-name="TableColumn15"/>
        </table:table-columns>
        <table:table-row table:style-name="TableRow16">
          <table:table-cell table:style-name="TableCell17">
            <text:h text:style-name="Heading2" text:outline-level="2"><text:span text:style-name="T18">What support is the UK providing?</text:span></text:h>
          </table:table-cell>
        </table:table-row>
        <table:table-row table:style-name="TableRow19">
          <table:table-cell table:style-name="TableCell20">
            <text:p text:style-name="P21"/>
            <text:p text:style-name="Normal"><text:span text:style-name="T22">SARRAH is a 5 year programme, it commenced in January 2012 and is due to end in December 2014. <text:s/>The total committed funds are £20,352,215.06</text:span></text:p>
            <text:p text:style-name="P23"/>
          </table:table-cell>
        </table:table-row>
      </table:table>
      <text:p text:style-name="Normal"/>
      <text:p text:style-name="Normal"/>
      <table:table table:style-name="Table24">
        <table:table-columns>
          <table:table-column table:style-name="TableColumn25"/>
        </table:table-columns>
        <table:table-row table:style-name="TableRow26">
          <table:table-cell table:style-name="TableCell27">
            <text:p text:style-name="P28"/>
            <text:p text:style-name="P29">What are the expected results?</text:p>
          </table:table-cell>
        </table:table-row>
        <table:table-row table:style-name="TableRow30">
          <table:table-cell table:style-name="TableCell31">
            <text:p text:style-name="P32"/>
            <text:p text:style-name="Normal"><text:span text:style-name="T33">The<text:s/></text:span><text:span text:style-name="T34">impact</text:span><text:span text:style-name="T35"><text:note text:note-class="footnote" text:id="_ftn0"><text:note-citation>1</text:note-citation><text:note-body><text:p text:style-name="FootnoteText"><text:s/>‘<text:span text:style-name="T36">Impact’ is the DFID preferred term for the overall ‘goal’ (as used in the current logframe).</text:span></text:p></text:note-body></text:note></text:span><text:span text:style-name="T37"><text:s/>of this programme is to ‘meet MDG 6 targets in South Africa through delivery of the South African National Strategic Plan on HIV, AIDS and STIs (NSP) 2007-2011 and</text:span><text:span text:style-name="T38"><text:s/>its successor’. <text:s/>Progress is expected against the following indicators:</text:span></text:p>
            <text:list text:style-name="LFO1" text:continue-numbering="true">
              <text:list-item>
                <text:p text:style-name="P39"><text:span text:style-name="T40">HIV prevalence among 15-24 year old women and girls</text:span></text:p>
              </text:list-item>
              <text:list-item>
                <text:p text:style-name="P41"><text:span text:style-name="T42">HIV prevalence among 15 – 49 year old women</text:span></text:p>
              </text:list-item>
              <text:list-item>
                <text:p text:style-name="P43"><text:span text:style-name="T44">HIV Incidence among women (15-24)</text:span></text:p>
              </text:list-item>
              <text:list-item>
                <text:p text:style-name="P45"><text:span text:style-name="T46">Death from all causes 25-29 (gender disaggregated)</text:span></text:p>
              </text:list-item>
              <text:list-item>
                <text:p text:style-name="P47"><text:span text:style-name="T48">Un</text:span><text:span text:style-name="T49">der 5 child mortality and maternal mortality indicator ratio</text:span></text:p>
              </text:list-item>
            </text:list>
            <text:p text:style-name="P50"/>
            <text:p text:style-name="Normal"><text:span text:style-name="T51">The expected<text:s/></text:span><text:span text:style-name="T52">outcome</text:span><text:span text:style-name="T53"><text:note text:note-class="footnote" text:id="_ftn1"><text:note-citation>2</text:note-citation><text:note-body><text:p text:style-name="FootnoteText"><text:s/><text:span text:style-name="T54">‘Outcome’ is the DFID preferred term for the overall ‘purpose’ (as used in the logframe).</text:span></text:p></text:note-body></text:note></text:span><text:span text:style-name="T55"><text:s/></text:span><text:span text:style-name="T56">is ‘improved governance of an integrated, effective response to HIV &amp;</text:span><text:span text:style-name="T57"><text:s/>AIDS and health in South Africa’. <text:s/>Progress is expected against the following indicators:</text:span></text:p>
            <text:list text:style-name="LFO2" text:continue-numbering="true">
              <text:list-item>
                <text:p text:style-name="P58"><text:span text:style-name="T59">UNGASS national composite policy index</text:span></text:p>
              </text:list-item>
              <text:list-item>
                <text:p text:style-name="P60"><text:span text:style-name="T61">% of fully immunized children &lt;1year</text:span></text:p>
              </text:list-item>
              <text:list-item>
                <text:p text:style-name="P62"><text:span text:style-name="T63">Number of new patients (adults and children) initiated on ARVs</text:span></text:p>
              </text:list-item>
              <text:list-item>
                <text:p text:style-name="P64"><text:span text:style-name="T65">% cases treated<text:s/></text:span><text:span text:style-name="T66">successfully out of all estimated TB cases (all forms of disease) for a given period</text:span></text:p>
              </text:list-item>
              <text:list-item>
                <text:p text:style-name="P67"><text:span text:style-name="T68">Improved donor coordination and harmonisation</text:span></text:p>
              </text:list-item>
            </text:list>
            <text:p text:style-name="P69"/>
          </table:table-cell>
        </table:table-row>
      </table:table>
      <text:p text:style-name="Normal"/>
      <text:p text:style-name="Normal"/>
      <table:table table:style-name="Table70">
        <table:table-columns>
          <table:table-column table:style-name="TableColumn71"/>
        </table:table-columns>
        <table:table-row table:style-name="TableRow72">
          <table:table-cell table:style-name="TableCell73">
            <text:h text:style-name="P74" text:outline-level="2">What is the context in which UK support is provided?</text:h>
          </table:table-cell>
        </table:table-row>
        <table:table-row table:style-name="TableRow75">
          <table:table-cell table:style-name="TableCell76">
            <text:p text:style-name="P77"/>
            <text:p text:style-name="P78"><text:span text:style-name="T79">The SARRAH programme was initiated at a time when the South<text:s/></text:span><text:span text:style-name="T80">African health system was emerging from a period of controversial management, particularly with regard to HIV and AIDS. During President Mbeki’s tenure the Department of Health was adversely influenced by the ‘AIDS denialists’ and HIV<text:s/></text:span><text:soft-page-break/><text:span text:style-name="T81">and AIDS services wer</text:span><text:span text:style-name="T82">e severely compromised as a result. For example, the roll-out of life-saving antiretroviral (ARV) treatment was painfully slow. One of the current SARRAH partners, the Treatment Action Campaign, gained international acclaim for its successful legal challen</text:span><text:span text:style-name="T83">ge which forced the government to make ARVs more widely available. The changes of leadership which followed the recall of President Mbeki created an opportunity for donors to work on health matters with the South African government once again and SARRAH wa</text:span><text:span text:style-name="T84">s designed to make the most of this opportunity. <text:s text:c="2"/>The Government’s commitment to achieving a long and healthy life for all South Africans is outlined in the National Service Delivery Agreement (NSDA) targets. <text:s/>The high level of commitment to transforming<text:s/></text:span><text:span text:style-name="T85">the health sector is perhaps best illustrated in the increased budget for the health sector, which in 2011/12 totalled Rand 25.3 billion, an increase of 90% from just four years ago.</text:span></text:p>
            <text:p text:style-name="P86"/>
            <text:p text:style-name="P87"><text:span text:style-name="T88">The SARRAH programme is not a single large-scale intervention, but suppo</text:span><text:span text:style-name="T89">rts national reforms, programmes and institutions of the South African health sector through a range of strategic interventions identified jointly by DFID and NDoH. This has led SARRAH to diversify into a range of activities, each supporting different part</text:span><text:span text:style-name="T90">s of the policy landscape and each intervening at different levels in the line of management. <text:s/>SARRAH’s alignment to the NDoH 10 Point Health Plan, the policy instrument through which the NSDA will be achieved, is demonstrated in Figure 1. <text:s/>While all works</text:span><text:span text:style-name="T91">treams are working towards the same overarching goal, the diversity is such that each workstream could be considered as an intervention in itself.</text:span></text:p>
            <text:p text:style-name="P92"/>
            <text:p text:style-name="P93"><text:span text:style-name="T94"><draw:frame draw:style-name="a1" draw:name="Picture 1" text:anchor-type="as-char" svg:x="0in" svg:y="0in" svg:width="6.63542in" svg:height="5.03125in" style:rel-width="scale" style:rel-height="scale"><draw:image xlink:href="media/image1.emf" xlink:type="simple" xlink:show="embed" xlink:actuate="onLoad"/><svg:title/><svg:desc/></draw:frame></text:span></text:p>
            <text:p text:style-name="P95"/>
            <text:p text:style-name="P96"><text:span text:style-name="T97">Fig. 1. SARRAH’s technical work streams (boxes) in support of the 10-Point Health Plan (SARRAH Quarterly<text:s/></text:span><text:span text:style-name="T98">Report January to March 2012, p3)</text:span></text:p>
            <text:p text:style-name="P99"/>
            <text:p text:style-name="Normal"><text:span text:style-name="T100">The context of a new era of opportunity which characterised the start of SARRAH remains and the climate for improvements in the South Africa health system remains positive. Equitable access to health care is a major polic</text:span><text:span text:style-name="T101">y driver for the ANC government, opposition parties and organised labour and is therefore almost certain to remain a priority.<text:s/></text:span></text:p>
          </table:table-cell>
        </table:table-row>
      </table:table>
      <text:soft-page-break/>
      <text:h text:style-name="P102" text:outline-level="2">Section A: Detailed Output Scoring</text:h>
      <text:p text:style-name="Normal"/>
      <table:table table:style-name="Table103">
        <table:table-columns>
          <table:table-column table:style-name="TableColumn104"/>
        </table:table-columns>
        <table:table-row table:style-name="TableRow105">
          <table:table-cell table:style-name="TableCell106">
            <text:h text:style-name="P107" text:outline-level="2">Output 1: enable the improvement in quality of and access to HIV &amp;<text:s/>AIDS and health services in selected districts</text:h>
          </table:table-cell>
        </table:table-row>
        <table:table-row table:style-name="TableRow108">
          <table:table-cell table:style-name="TableCell109">
            <text:p text:style-name="P110"><text:span text:style-name="T111">Output 1 score and performance description: <text:s/>A</text:span></text:p>
            <text:p text:style-name="P112"><text:span text:style-name="T113">SARRAH’s contribution to this Output to date has focused on interventions to prevent mother-to-child transmission of HIV (PMTCT) which were successful but concl</text:span><text:span text:style-name="T114">uded in June 2011. At that time MTCT had achieved the 2012 Milestone according to an MRC study (3.6%) and since then has further improved to 2.89% by February 2012,<text:s/></text:span><text:span text:style-name="T115">National Health Laboratory Services (NHLS</text:span><text:span text:style-name="T116">).<text:s/></text:span></text:p>
          </table:table-cell>
        </table:table-row>
        <table:table-row table:style-name="TableRow117">
          <table:table-cell table:style-name="TableCell118">
            <text:p text:style-name="P119"><text:span text:style-name="T120">Progress against expected results:<text:s/></text:span></text:p>
            <text:p text:style-name="P121"><text:span text:style-name="T122">Progress<text:s/></text:span><text:span text:style-name="T123">against expected results:<text:s/></text:span></text:p>
            <text:p text:style-name="P124"><text:span text:style-name="T125">Indicator 1: Transmission rate of MTCT<text:s/></text:span><text:span text:style-name="T126">(A+)</text:span></text:p>
            <text:p text:style-name="P127"><text:span text:style-name="T128">2012 Milestone</text:span><text:span text:style-name="T129">: 4%</text:span></text:p>
            <text:p text:style-name="P130"><text:span text:style-name="T131">2012 Actual</text:span><text:span text:style-name="T132">: This work was completed in June 2011 at which time the national MTCT rate was 3.5%. By February 2012, the national average was 2.89% (NHLS, Feb 2012).<text:s/></text:span></text:p>
            <text:p text:style-name="P133"><text:span text:style-name="T134">Indicator 2: Utilisation rate of Primary Health Care facilities<text:s/></text:span><text:span text:style-name="T135">(B)</text:span></text:p>
            <text:p text:style-name="P136"><text:span text:style-name="T137">2012 Milestone</text:span><text:span text:style-name="T138">: 3.1 visits per capita</text:span></text:p>
            <text:p text:style-name="P139"><text:span text:style-name="T140">2012 Actual</text:span><text:span text:style-name="T141">: Although the PHC revitalisation agenda is moving forward, implementation of improvement interventions in the pilot districts has not yet<text:s/></text:span><text:span text:style-name="T142">started, although some pilot districts have started the recruitment process for the implementation teams. The 2010/11 District Health Information System (DHIS) reports a utilisation rate of 2.4 visits per capita.</text:span></text:p>
            <text:p text:style-name="P143"><text:span text:style-name="T144">Indicator 3: Antenatal visits before 20 wee</text:span><text:span text:style-name="T145">ks rate<text:s/></text:span><text:span text:style-name="T146">(A+)</text:span></text:p>
            <text:p text:style-name="P147"><text:span text:style-name="T148">2012 Milestone</text:span><text:span text:style-name="T149">: 38.5%</text:span></text:p>
            <text:p text:style-name="P150"><text:span text:style-name="T151">2012 Actual</text:span><text:span text:style-name="T152">: The 2011/12 DHIS reports a rate of 40.2% indicting that this milestone was exceeded, despite the PHC revitalisation interventions not having started yet.</text:span></text:p>
            <text:p text:style-name="P153"><text:span text:style-name="T154">Indicator 4: Utilisation rate (visits), children under</text:span><text:span text:style-name="T155"><text:s/>5 years (annualised)</text:span></text:p>
            <text:p text:style-name="P156"><text:span text:style-name="T157">2012 Actual</text:span><text:span text:style-name="T158">: Not available</text:span></text:p>
            <text:p text:style-name="P159"><text:span text:style-name="T160">Recommendations</text:span></text:p>
            <text:p text:style-name="P161"><text:span text:style-name="T162">Specific activities in terms of prevention of mother-to-child HIV transmission ended in June 2011. Further roll-out of the PMTCT A-plan is dependent on the NDOH and does not currently involve</text:span><text:span text:style-name="T163"><text:s/>SARRAH. Although future milestones for this indicator will reflect sustainability of the SARRAH intervention, the relationship becomes more tenuous over time. It may be appropriate to drop the PMTCT-specific milestone (1) and revisit the more general PHC<text:s/></text:span><text:span text:style-name="T164">ones (2 - 4) only when the Quality Improvement of PHC facilities and/or NHI is started in the selected districts.<text:s/></text:span></text:p>
            <text:p text:style-name="P165"/>
            <text:p text:style-name="Normal"><text:span text:style-name="T166">Impact Weighting (%): 10%</text:span></text:p>
            <text:p text:style-name="Normal"><text:span text:style-name="T167">Revised since last Annual Review?<text:s/></text:span><text:span text:style-name="T168">N</text:span></text:p>
            <text:p text:style-name="P169"/>
            <text:p text:style-name="Normal"><text:span text:style-name="T170">Risk: <text:s/>Low/</text:span><text:span text:style-name="T171">Medium</text:span><text:span text:style-name="T172">/High</text:span></text:p>
            <text:soft-page-break/>
            <text:p text:style-name="Normal"><text:span text:style-name="T173">Revised since last Annual Review?<text:s/></text:span><text:span text:style-name="T174">N</text:span></text:p>
            <text:p text:style-name="P175"/>
          </table:table-cell>
        </table:table-row>
      </table:table>
      <text:p text:style-name="Normal"/>
      <text:p text:style-name="Normal"/>
      <text:p text:style-name="Normal"/>
      <table:table table:style-name="Table176">
        <table:table-columns>
          <table:table-column table:style-name="TableColumn177"/>
        </table:table-columns>
        <table:table-row table:style-name="TableRow178">
          <table:table-cell table:style-name="TableCell179">
            <text:h text:style-name="P180" text:outline-level="2">Output 2:<text:s/>Strengthened leadership and accountability of the national response to HIV and AIDS</text:h>
          </table:table-cell>
        </table:table-row>
        <table:table-row table:style-name="TableRow181">
          <table:table-cell table:style-name="TableCell182">
            <text:p text:style-name="P183"><text:span text:style-name="T184">Output 2 score and performance description: A</text:span></text:p>
            <text:p text:style-name="P185"><text:span text:style-name="T186">The 2011 Annual Review recommended that SARRAH reconsider support to both TAC and SANAC. <text:s/>TAC was struggling to find its<text:s/></text:span><text:span text:style-name="T187">rais</text:span><text:span text:style-name="T188">on d’etre</text:span><text:span text:style-name="T189"><text:s/>within a new context where space existed for policy dialogue with government and this struggle was compounded by a negative external compliance review. <text:s text:c="2"/>SANAC was struggling to establish itself as the national coordinating mechanism, and had<text:s/></text:span><text:span text:style-name="T190">suffered a loss of leadership. <text:s/>In the subsequent year both organisations have made remarkable progress. <text:s/>A new SANAC CEO was appointed in February and has already: secured Board approval (on 4</text:span><text:span text:style-name="T191">th</text:span><text:span text:style-name="T192"><text:s/>June) for a new organisational structure and a focus on prov</text:span><text:span text:style-name="T193">inces; reinvigorated and reorganised SANAC’s governance structures – including getting buy-in up to the level of Deputy President; and is dealing with financial and HR management challenges. <text:s/>TAC has managed to meet all this year’s Milestones whilst going<text:s/></text:span><text:span text:style-name="T194">through a process of reorganisation and retrenchment. <text:s/>With support from SARRAH it has developed a new Business Plan (2012-15) which puts its membership base at its heart. <text:s/>It will provide district structures with the skills, tools and capacities to advoca</text:span><text:span text:style-name="T195">te at a local level and draw on the knowledge and activism of this membership base to feed into national level policy formulation. <text:s/>As part of its strategy towards financial sustainability TAC is currently in the process of establishing an Activist Centre<text:s/></text:span><text:span text:style-name="T196">which will be a ‘college for activist education’ using TAC experience as a case study for how policy can be influenced by coordinated activist movements.<text:s/></text:span></text:p>
            <text:p text:style-name="P197"><text:span text:style-name="T198">The Joint Committee on HIV and AIDS held its first meeting on March 24</text:span><text:span text:style-name="T199">th</text:span><text:span text:style-name="T200">. <text:s/>In order to support Parlia</text:span><text:span text:style-name="T201">mentary oversight of HIV and AIDS within the broader framework of the health sector HLSP prepared a report (in February 2012) proposing future SARRAH support<text:s/></text:span><text:span text:style-name="T202">is focused on the three main parliamentary oversight committees for health – the Portfolio Committ</text:span><text:span text:style-name="T203">ee on Health, the Select Committee on Social Services and the Joint Committee on HIV and AIDS.</text:span></text:p>
          </table:table-cell>
        </table:table-row>
        <table:table-row table:style-name="TableRow204">
          <table:table-cell table:style-name="TableCell205">
            <text:p text:style-name="P206"><text:span text:style-name="T207">Progress against expected results:<text:s/></text:span></text:p>
            <text:p text:style-name="P208"><text:span text:style-name="T209">Indicator 1: SANAC (South African National AIDS Council) Secretariat established and functional<text:s/></text:span><text:span text:style-name="T210">(A)</text:span></text:p>
            <text:p text:style-name="P211"><text:span text:style-name="T212">2012 Milestone</text:span><text:span text:style-name="T213">: SANAC<text:s/></text:span><text:span text:style-name="T214">secretariat lead formulation and publication of NSF 2012/2016 including final review of 2007 – 11 NSP</text:span></text:p>
            <text:p text:style-name="P215"><text:span text:style-name="T216">2012 Actual</text:span><text:span text:style-name="T217">: The National Strategic Plan on HIV, STIs and TB 2012 – 2016 (NSP) was published on 1</text:span><text:span text:style-name="T218">st</text:span><text:span text:style-name="T219"><text:s/>December 2011. <text:s/>The development of the NSP was led by<text:s/></text:span><text:span text:style-name="T220">the SANAC secretariat, the Programme Implementation Committee and staff of the Department of Health and contributions were made by SANAC sectors, task teams and individuals who contributed more than 100 written submissions. SARRAH provided technical assist</text:span><text:span text:style-name="T221">ance.<text:s/></text:span></text:p>
            <text:p text:style-name="P222"><text:span text:style-name="T223">2012 Milestone</text:span><text:span text:style-name="T224">: SANAC functions as an independent entity</text:span></text:p>
            <text:p text:style-name="P225"><text:span text:style-name="T226">2012 Actual</text:span><text:span text:style-name="T227">: The Milestone is no longer relevant as SANAC does not need to be an independent entity, which was seen as necessary in the ‘HIV denialist era’, but will continue to operate under<text:s/></text:span><text:span text:style-name="T228">the purview of NDOH. <text:s/>Since the appointment of the new SANAC CEO in February 2012, the SANAC Plenary, Chaired by the Deputy President, has approved new SANAC organisational and governance structures including four new Technical Task Teams aligned to the NS</text:span><text:span text:style-name="T229">P plus a Research Task Team and an NSP Financing Committee, the latter comprising, among others, six Deputy Ministers. The Board of Trustees has signed off on SANAC banking arrangements to operate the South African National AIDS Trust Account, a CFO has be</text:span><text:span text:style-name="T230">en recruited and an Executive Manager for NSP Implementation has been appointed. The Board has also approved a SANAC budget for the next three years and 13 of 21 positions within the organisational structure are funded. Provinces will be front and centre o</text:span><text:span text:style-name="T231">f the newly refocused SANAC. <text:s/>The Deputy President, Minister of Health and 9 Premiers reviewed the SANAC structure prior to submission to the SANAC plenary on 1 June to ensure buy-in.</text:span></text:p>
            <text:p text:style-name="P232"><text:span text:style-name="T233">2012 Milestone</text:span><text:span text:style-name="T234">: Revised NAC (CCM) structure defined and established to s</text:span><text:span text:style-name="T235">upport GFATM applications and grants</text:span></text:p>
            <text:p text:style-name="P236"><text:span text:style-name="T237">2012 Actual</text:span><text:span text:style-name="T238">: The SANAC Remunerations Committee has been restructured with a subcommittee specifically looking at GFATM. The committee will be able to meet all the requirements of GFATM in July 2012.</text:span></text:p>
            <text:p text:style-name="P239"><text:span text:style-name="T240">2012 Milestone</text:span><text:span text:style-name="T241">: Cost</text:span><text:span text:style-name="T242">ed new NSP in place published after consultative process.</text:span></text:p>
            <text:p text:style-name="P243"/>
            <text:p text:style-name="P244"><text:span text:style-name="T245">2012 Actual</text:span><text:span text:style-name="T246">: The NSP costing summary<text:s/></text:span><text:span text:style-name="T247">covers all known key cost drivers – some interventions and strategies are uncosted as apparently no costing was possible.<text:s/></text:span></text:p>
            <text:p text:style-name="P248"><text:span text:style-name="T249">Indicator 2: All Party Parliamentary<text:s/></text:span><text:span text:style-name="T250">Oversight Committee established and functional<text:s/></text:span><text:span text:style-name="T251">(A)</text:span></text:p>
            <text:p text:style-name="P252"><text:span text:style-name="T253">2012 Milestone</text:span><text:span text:style-name="T254">: Mechanism for engaging Parliament agreed and two public hearings supported</text:span></text:p>
            <text:p text:style-name="P255"/>
            <text:p text:style-name="Normal"><text:span text:style-name="T256">2012 Actual</text:span><text:span text:style-name="T257">: Members of the Joint Committee on HIV and AIDS were elected in March, the Committee has<text:s/></text:span><text:span text:style-name="T258">representatives from the National Assembly and the Council of Provinces.</text:span><text:span text:style-name="T259"><text:note text:note-class="footnote" text:id="_ftn2"><text:note-citation>3</text:note-citation><text:note-body><text:p text:style-name="Normal"><text:span text:style-name="T260"><text:s/></text:span><text:span text:style-name="T261">South Africa.<text:s/></text:span><text:span text:style-name="T262">24 May 2012. Parliament forms joint Committee on HIV and AIDS.<text:s/></text:span><text:a xlink:href="http://www.info.gov.za/speech/DynamicAction?pageid=461&amp;sid=27728&amp;tid=69610" office:target-frame-name="_top" xlink:show="replace"><text:span text:style-name="T263">http://www.</text:span><text:span text:style-name="T264">info.gov.za/speech/DynamicAction?pageid=461&amp;sid=27728&amp;tid=69610</text:span></text:a><text:span text:style-name="T265"><text:s/></text:span></text:p><text:p text:style-name="Normal"/></text:note-body></text:note></text:span><text:span text:style-name="T266"><text:s/>About 60% of the members of this committee are also members of the Health Portfolio Committee. The Joint Committee held its first meeting on 24</text:span><text:span text:style-name="T267">th</text:span><text:span text:style-name="T268"><text:s/>May 2012.<text:s/></text:span></text:p>
            <text:p text:style-name="P269"><text:span text:style-name="T270">Indicator 3: TAC (Treatment Actio</text:span><text:span text:style-name="T271">n Campaign) quarterly progress monitoring of the NSP/NSF<text:s/></text:span><text:span text:style-name="T272">(B)</text:span></text:p>
            <text:p text:style-name="P273"><text:span text:style-name="T274">2012 Milestone</text:span><text:span text:style-name="T275">: M&amp;E system developed and aligned to NSP and Quarterly Reviews informed by TAC data.</text:span></text:p>
            <text:p text:style-name="P276"><text:span text:style-name="T277">2012 Actual</text:span><text:span text:style-name="T278">: TAC’s M&amp;E system was developed and in place in 2011, however, subsequently TAC has</text:span><text:span text:style-name="T279"><text:s/>gone through a process of restructuring. <text:s/>A new business plan is in place and an M&amp;E roadmap developed to support alignment of the M&amp;E system to the new business plan – which is linked to monitoring of the NSP. Appropriate targets have been set, with the<text:s/></text:span><text:span text:style-name="T280">support of HLSP, but the M&amp;E system is not yet fully operational.</text:span></text:p>
            <text:p text:style-name="P281"><text:span text:style-name="T282">2012 Milestone</text:span><text:span text:style-name="T283">: External DFID audit complete</text:span></text:p>
            <text:p text:style-name="P284"><text:span text:style-name="T285">2012 Actual</text:span><text:span text:style-name="T286">: The audit was completed during the second quarter of 2011 and substantial improvements were noted. SARRAH support of TAC continued a</text:span><text:span text:style-name="T287">s a result.</text:span></text:p>
            <text:p text:style-name="P288"><text:span text:style-name="T289">Indicator 4: Number of citizens supported by TAC to hold government to account for commitments made in the NSP (National Strategic Plan)/NSF<text:s/></text:span><text:span text:style-name="T290">(A)</text:span></text:p>
            <text:p text:style-name="P291"><text:span text:style-name="T292">2012 Milestone</text:span><text:span text:style-name="T293">: 81,000</text:span></text:p>
            <text:p text:style-name="P294"><text:span text:style-name="T295">2012 Actual</text:span><text:span text:style-name="T296">: <text:s/>As of the end of September 2011 TAC has supported 54,033<text:s/></text:span><text:span text:style-name="T297">citizens to hold government to account for NSP commitments. <text:s/>At the time of the review the latest quarterly report was incomplete but the TAC Chief Operations Officer estimated the number of people mobilised in TAC activities as greater than 81,000. Active</text:span><text:span text:style-name="T298"><text:s/>membership, which utilises a mobile phone subscription system, was estimated at 6,000 in 6 Provinces.<text:s/></text:span></text:p>
            <text:p text:style-name="P299"><text:span text:style-name="T300">Indicator 5: Effective lobbying and advocacy of government on key issues in relation to HIV and health<text:s/></text:span><text:span text:style-name="T301">(A+)</text:span></text:p>
            <text:p text:style-name="P302"><text:span text:style-name="T303">2012 Milestone</text:span><text:span text:style-name="T304">: 2 submissions (NHI and NSP<text:s/></text:span><text:span text:style-name="T305">2012-2016)</text:span></text:p>
            <text:p text:style-name="P306"><text:span text:style-name="T307">2012 Actual</text:span><text:span text:style-name="T308">: In collaborations with Section 27 TAC produced an NSP review document.</text:span><text:span text:style-name="T309"><text:note text:note-class="footnote" text:id="_ftn3"><text:note-citation>4</text:note-citation><text:note-body><text:h text:style-name="Heading1" text:outline-level="1"><text:span text:style-name="T310"><text:s/></text:span><text:span text:style-name="T311">SECTION27. 1 Dec 2011.<text:s/></text:span><text:span text:style-name="T312">TAC and SECTION27 release the first issue of our magazine: NSP Review.<text:s/></text:span><text:a xlink:href="http://section27.org.za.dedi47.cpt1.host-h.net/2011/12/02/tac-and-section27-release-the-first-issue-of-our-magazine-nsp-review/" office:target-frame-name="_top" xlink:show="replace"><text:span text:style-name="T313">http://section27.org.za.dedi47.cpt1.host-h.net/2011/12/02/tac-and-section27-release-the-first-issue-of-our-magazine-nsp-review/</text:span></text:a><text:span text:style-name="T314"><text:s/></text:span></text:h><text:h text:style-name="Heading1" text:outline-level="1"/></text:note-body></text:note></text:span><text:span text:style-name="T315"><text:s/>TAC has also produced: an NHI review document</text:span><text:span text:style-name="T316">;</text:span><text:span text:style-name="T317"><text:s/></text:span><text:span text:style-name="T318"><text:note text:note-class="footnote" text:id="_ftn4"><text:note-citation>5</text:note-citation><text:note-body><text:p text:style-name="FootnoteText"><text:s/><text:span text:style-name="T319">SECTION27, 6 Dec 2011. Understanding National Health Insurance in South Africa.<text:s/></text:span><text:a xlink:href="http://www.section27.org.za/NHI/" office:target-frame-name="_top" xlink:show="replace"><text:span text:style-name="T320">http://www.section27.org.za/NHI/</text:span></text:a><text:span text:style-name="T321"><text:s text:c="2"/></text:span></text:p></text:note-body></text:note></text:span><text:span text:style-name="T322"><text:s text:c="2"/>a paper on the functioning of AIDS Councils; and, as part of a national campaign of<text:s/></text:span><text:span text:style-name="T323">‘16 days activism against women and children abuse’, Women’s Health/Gender-Based Violence maps which provide details of services in model districts.</text:span></text:p>
            <text:p text:style-name="P324"><text:span text:style-name="T325">Indicator 6: Number of rape survivors who access Post Exposure Prophylaxis<text:s/></text:span><text:span text:style-name="T326">(A+)</text:span></text:p>
            <text:p text:style-name="P327"><text:span text:style-name="T328">2012 Milestone</text:span><text:span text:style-name="T329">: 50% TAC<text:s/></text:span><text:span text:style-name="T330">linked PHC facilities providing comprehensive PEP services</text:span></text:p>
            <text:p text:style-name="P331"><text:span text:style-name="T332">2012 Actual</text:span><text:span text:style-name="T333">:<text:s/></text:span><text:span text:style-name="T334">Currently 59% of facilities where TAC has a presence (70 out of 120) are providing comprehensive PEP services and programmes.</text:span></text:p>
            <text:p text:style-name="P335"><text:span text:style-name="T336">Recommendations: <text:s/></text:span></text:p>
            <text:p text:style-name="P337"><text:span text:style-name="T338">SANAC, TAC and Parliament provide criti</text:span><text:span text:style-name="T339">cal oversight and accountability functions with respect to Government’s implementation of the NSP and strategic support to help them fulfil this mandate is essential for ensuring long term sustainability of SARRAH’s interventions in support of the NSP.</text:span></text:p>
            <text:p text:style-name="P340"><text:span text:style-name="T341">Con</text:span><text:span text:style-name="T342">tinued SARRAH support for TAC, SANAC and Parliament is recommended. <text:s/>If new funding is committed SARRAH’s logframe should be amended to reflect the new strategic direction of SANAC and TAC and new support to three Parliamentary committees.</text:span></text:p>
            <text:p text:style-name="P343"><text:span text:style-name="T344">The indicator re</text:span><text:span text:style-name="T345">lated to gender under the support to TAC (Provision of Post-exposure Prophylaxis) is not directly related to TAC activities. <text:s/>TAC’s gender specific work could be better reflected in an indicator related to advocacy on gender-based violence.</text:span></text:p>
            <text:p text:style-name="P346"/>
            <text:p text:style-name="Normal"><text:span text:style-name="T347">Impact Weighti</text:span><text:span text:style-name="T348">ng (%): 30%</text:span></text:p>
            <text:p text:style-name="Normal"><text:span text:style-name="T349">Revised since last Annual Review?<text:s/></text:span><text:span text:style-name="T350">N</text:span></text:p>
            <text:p text:style-name="P351"/>
            <text:p text:style-name="Normal"><text:span text:style-name="T352">Risk: <text:s/>Low/</text:span><text:span text:style-name="T353">Medium</text:span><text:span text:style-name="T354">/High</text:span></text:p>
            <text:p text:style-name="Normal"><text:span text:style-name="T355">Revised since last Annual Review?<text:s/></text:span><text:span text:style-name="T356">N</text:span></text:p>
            <text:p text:style-name="P357"/>
          </table:table-cell>
        </table:table-row>
      </table:table>
      <text:p text:style-name="Normal"/>
      <text:p text:style-name="P358"/>
      <text:p text:style-name="Normal"/>
      <table:table table:style-name="Table359">
        <table:table-columns>
          <table:table-column table:style-name="TableColumn360"/>
        </table:table-columns>
        <table:table-row table:style-name="TableRow361">
          <table:table-cell table:style-name="TableCell362">
            <text:h text:style-name="P363" text:outline-level="2">Output 3: Support national interventions to improve access and equity to HIV and health services</text:h>
          </table:table-cell>
        </table:table-row>
        <table:table-row table:style-name="TableRow364">
          <table:table-cell table:style-name="TableCell365">
            <text:p text:style-name="P366"><text:span text:style-name="T367">Output 3 score and performance description: <text:s/></text:span><text:span text:style-name="T368">B</text:span></text:p>
            <text:p text:style-name="P369"><text:span text:style-name="T370">The overall score, B (output moderately did not meet expectation) reflects the delays to the NHI, SAHPRA and OHSC legislative processes against expected milestones (which were set by government and no doubt ambitious). <text:s/>In the case of OHSC and SAHPRA hig</text:span><text:span text:style-name="T371">h quality technical inputs have lain foundations for strong institutions when legislation is passed.<text:s/></text:span></text:p>
            <text:p text:style-name="P372"><text:span text:style-name="T373">However, SARRAH has implemented a wealth of additional work under this output, most of which relates to preparation for National Health Insurance (NHI). <text:s/></text:span><text:span text:style-name="T374">The Minister of Health has publicly stated that improving quality in public health is a precondition for NHI survival. <text:s/>SARRAH is supporting interventions which lay foundations for improved health care at district level. <text:s/>SARRAH has provided technical pape</text:span><text:span text:style-name="T375">rs to inform NHI Ministerial Advisory Committee deliberations on the institutional set up of NHI. <text:s/>SARRAH has enabled broad consultation on NHI with both with South African technical experts and local stakeholders.<text:s/></text:span></text:p>
            <text:p text:style-name="P376"><text:span text:style-name="T377">This support to root and branch strength</text:span><text:span text:style-name="T378">ening of the South African health system will be invaluable to improving health outcomes no matter what the eventual outcome of the NHI debate. <text:s/>That said, all interviewees shared the view that the ruling ANC party is firmly committed to NHI and concur tha</text:span><text:span text:style-name="T379">t it will be implemented. <text:s/>International delegates at the Midrand conference on NHI, supported by SARRAH, contributed evidence in support of a more realistic time frame to achieve universal access, namely 14 years. <text:s/></text:span></text:p>
            <text:p text:style-name="P380"><text:span text:style-name="T381">SARRAH’s rapid logistical and technical</text:span><text:span text:style-name="T382"><text:s/>support has enabled consultation through the ongoing ministerial roadshow with representatives of large numbers of stakeholder groups at district level. <text:s/>The level of commitment shown by the minister (spending 30 days in the pilot districts) is comparable</text:span><text:span text:style-name="T383"><text:s/>to the number of days candidates spend campaigning in UK parliamentary elections. This demonstrates an exceptional level of commitment to the initiative and SARRAH’s support has been vital to facilitating this process.<text:s/></text:span></text:p>
          </table:table-cell>
        </table:table-row>
        <table:table-row table:style-name="TableRow384">
          <table:table-cell table:style-name="TableCell385">
            <text:p text:style-name="P386"><text:span text:style-name="T387">Progress against expected results:</text:span><text:span text:style-name="T388"><text:s/></text:span></text:p>
            <text:p text:style-name="P389"><text:span text:style-name="T390">Indicator 1: Progress toward the establishment of the NHI (National Health Insurance)<text:s/></text:span><text:span text:style-name="T391">(A)</text:span></text:p>
            <text:p text:style-name="P392"><text:span text:style-name="T393">2012 Milestone</text:span><text:span text:style-name="T394">: Draft bill for NHI published for public comment</text:span></text:p>
            <text:p text:style-name="P395"><text:span text:style-name="T396">2012 Actual</text:span><text:span text:style-name="T397">: The Green Paper was gazetted for public comment in August 2011. The target for the Whit</text:span><text:span text:style-name="T398">e Paper is September 2012.</text:span></text:p>
            <text:p text:style-name="P399"><text:span text:style-name="T400">SARRAH provided logistical support to the NHI Ministerial Advisory Committee (MAC) and a series of technical papers to inform MAC deliberations. <text:s/>These covered benefit package design; purchasing provider payment mechanisms and pr</text:span><text:span text:style-name="T401">ice determinations; and an investigation of capitation payments.</text:span></text:p>
            <text:p text:style-name="P402"><text:span text:style-name="T403">2012 Milestone</text:span><text:span text:style-name="T404">: NHI started in pilot districts<text:s/></text:span></text:p>
            <text:p text:style-name="P405"><text:span text:style-name="T406">2012 Actual</text:span><text:span text:style-name="T407">: 10 Pilot Districts were announced in March 2012.</text:span></text:p>
            <text:p text:style-name="P408"><text:span text:style-name="T409">SARRAH assisted with the selection of pilot districts for the NHI by providing a<text:s/></text:span><text:span text:style-name="T410">briefing paper proposing criteria for the<text:s/></text:span><text:span text:style-name="T411">selection of pilot districts and a paper on options for District Health Authorities.</text:span><text:span text:style-name="T412"><text:note text:note-class="footnote" text:id="_ftn5"><text:note-citation>6</text:note-citation><text:note-body><text:p text:style-name="P413"><text:span text:style-name="T414"><text:s/></text:span><text:span text:style-name="T415">SARRAH, Jan 2012.<text:s/></text:span><text:span text:style-name="T416">NHI Briefing Pack: A Resource Document for Managers to Prepare for the District NHI Pilots.</text:span></text:p></text:note-body></text:note></text:span><text:span text:style-name="T417"><text:s/>SARRAH prepared<text:s/></text:span><text:span text:style-name="T418">a ToR for secretariat support to the NHI Pilot Advisory Committee designed to enable pilot districts to draw on national expertise.</text:span></text:p>
            <text:p text:style-name="P419"><text:span text:style-name="T420">HLSP seconds a Technical Lead Dr Gugu Ngubane, full time to the office of the Director General. <text:s/>A facility audit of 4,300 f</text:span><text:span text:style-name="T421">acilities to assess against 6 core quality standards in 7 domains of health care was carried out. <text:s/>Dr Ngubane assisted through preparation of ToR for Health Facility Improvement Teams (FIT) and overall coordination of the project, including coordination of</text:span><text:span text:style-name="T422"><text:s/>four new Facility Improvement Teams that will prepare an improvement plan for each district. <text:s/></text:span></text:p>
            <text:p text:style-name="P423"><text:span text:style-name="T424">In order to secure buy-in to the NHI from key stakeholders, the Minister has embarked on a road show where he spends 3 days in each district introducing NHI to<text:s/></text:span><text:span text:style-name="T425">groups including GPs, mayors, traditional leaders, religious groups, school principals, health workers, teachers’ unions, facility managers, NGOs and media. <text:s/>In each district closed meetings are held with each group and the Minister presents the NHI and ta</text:span><text:span text:style-name="T426">kes questions. <text:s/>This was underway at the time of this review. <text:s/>SARRAH is providing logistical support to this process.</text:span></text:p>
            <text:p text:style-name="P427"><text:span text:style-name="T428">SARRAH drafted guidance on the Ministerial District Clinical Specialist Teams, which aim to reduce maternal and child mortality. <text:s/>The pur</text:span><text:span text:style-name="T429">pose of the team is to improve clinical governance at a higher level by preparing clinical guidelines and training doctors. The teams should comprise an obstetrician, gynaecologist, paediatrician, physiotherapist, nurse etc. who look at options for improvi</text:span><text:span text:style-name="T430">ng health outcomes at a district level. <text:s/>Incentives will be paid to attract</text:span><text:span text:style-name="T431"><text:s/>these people. <text:s/>It seems unlikely that a full complement would be available in each district due to work force constraints. <text:s/>SARRAH is providing technical inputs as well as support<text:s/></text:span><text:span text:style-name="T432">to the Ministerial Task team leading this initiative, for example a 6 month costed work plan for the MTT.</text:span></text:p>
            <text:p text:style-name="P433"><text:span text:style-name="T434">Indicator 2: Improved performance of key programmes for PHC (Primary Health Care) – increased coverage of basic package of PHC<text:s/></text:span><text:span text:style-name="T435">(B)</text:span></text:p>
            <text:p text:style-name="P436"><text:span text:style-name="T437">2012 Milestone</text:span><text:span text:style-name="T438">: Bas</text:span><text:span text:style-name="T439">ic package for NHI agreed</text:span></text:p>
            <text:p text:style-name="P440"><text:span text:style-name="T441">2012 Actual</text:span><text:span text:style-name="T442">: A technical report on the basic package of services was submitted to the NHI Technical Specialist in NDOH in June 2011.<text:s/></text:span></text:p>
            <text:p text:style-name="P443"><text:span text:style-name="T444">SARRAH played a leading role (financing, logistics, rapporteuring) in a</text:span><text:span text:style-name="T445">n international<text:s/></text:span><text:span text:style-name="T446">conference on NHI in late 2011 for 500 delegates which contributed to the ongoing deliberations on the basic package of services (among other aspects of NHI). The current status of deliberations<text:s/></text:span><text:span text:style-name="T447">on the basic package is unknown as the department is taking t</text:span><text:span text:style-name="T448">his forward internally.</text:span></text:p>
            <text:p text:style-name="P449"><text:span text:style-name="T450">Indicator 3: Timescale for applications for medicine registration<text:s/></text:span><text:span text:style-name="T451">(C)</text:span></text:p>
            <text:p text:style-name="P452"><text:span text:style-name="T453">2012 Milestone</text:span><text:span text:style-name="T454">: Staff trained on on-line registration and tracking system (EDMS and CTD)</text:span></text:p>
            <text:p text:style-name="P455"><text:span text:style-name="T456">2012 Actual</text:span><text:span text:style-name="T457">: 120 staff were trained in the on-line system but limitations</text:span><text:span text:style-name="T458"><text:s/>in the NDOH servers and IT system prevented implementation of the new software. Since staff are unable to use the new system they will almost certainly need to be re-trained once the IT challenges have been resolved. Ultimately, the proposed system will a</text:span><text:span text:style-name="T459">llow on-line tracking and management of applications in a secure yet transparent way which is intended to improve throughput.</text:span></text:p>
            <text:p text:style-name="P460"><text:span text:style-name="T461">2012 Milestone</text:span><text:span text:style-name="T462">: No further growth of evaluation back-log</text:span></text:p>
            <text:p text:style-name="P463"><text:span text:style-name="T464">2012 Actual</text:span><text:span text:style-name="T465">: The evaluation back-log was considered by interviewees to be</text:span><text:span text:style-name="T466"><text:s/>as bad, if not worse than before the 2010-2011 intervention by SARRAH. A recent Daily News article (30 May 2012)</text:span><text:span text:style-name="T467"><text:note text:note-class="footnote" text:id="_ftn6"><text:note-citation>7</text:note-citation><text:note-body><text:p text:style-name="FootnoteText"><text:s/></text:p></text:note-body></text:note></text:span><text:span text:style-name="T468"><text:s/>quoted Dr Nicholas Crisp, the SAHPRA Project Leader contracted by HLSP , as saying that the current backlog would take up to five years to</text:span><text:span text:style-name="T469"><text:s/>clear at the present rate of progress. Pharmaceutical company executives were quoted in the same article saying that they had up to 600 applications at the MCC with some of them having been filed almost four years ago. However, the AR was informed by the<text:s/></text:span><text:span text:style-name="T470">NDoH lead that she was currently in the process of hiring consultants (for 6 months) to work on clearing the back log. <text:s/></text:span></text:p>
            <text:p text:style-name="P471"><text:span text:style-name="T472">As was noted in the previous annual review, releasing critical drugs from this log jam can have enormous economic benefits – a saving o</text:span><text:span text:style-name="T473">f R4.7 billion was achieved partly as a result of the previous backlog project – which helped make cheaper antiretroviral drugs available.</text:span><text:span text:style-name="T474"><text:note text:note-class="footnote" text:id="_ftn7"><text:note-citation>8</text:note-citation><text:note-body><text:p text:style-name="FootnoteText"><text:s/><text:span text:style-name="T475">Minister of Health, Budget Speech 2010, http://www.doh.gov.za/show.php?id=1924</text:span></text:p></text:note-body></text:note></text:span><text:span text:style-name="T476"><text:s text:c="2"/>However, part of the problem<text:s/></text:span><text:span text:style-name="T477">relates to hundreds of applications for relatively unimportant drugs in terms of health outcomes and a system for prioritising applications is needed. Resolving the IT issues and operationalizing the online system, whilst outside the immediate control of S</text:span><text:span text:style-name="T478">ARRAH, is central to improving the throughput of applications and needs to be prioritised. A suite of options for getting the IT system up and running has been provided by SARRAH, but the costing is still to be done.</text:span></text:p>
            <text:p text:style-name="P479"><text:span text:style-name="T480">Indicator 4: SAHPRA (South African Heal</text:span><text:span text:style-name="T481">th Products Regulatory Authority) establishment<text:s/></text:span><text:span text:style-name="T482">(B)</text:span></text:p>
            <text:p text:style-name="P483"><text:span text:style-name="T484">2012 Milestone</text:span><text:span text:style-name="T485">: On-line registration and tracking system (EDMS and CTD) in place.<text:s/></text:span></text:p>
            <text:p text:style-name="P486"><text:span text:style-name="T487">2012 Actual</text:span><text:span text:style-name="T488">: Implementation stalled owing to limitations of the Civitas/NDOH IT system - see indicator 3 above).</text:span></text:p>
            <text:p text:style-name="P489"><text:span text:style-name="T490">2012 Mil</text:span><text:span text:style-name="T491">estone</text:span><text:span text:style-name="T492">: Enabling legislation in Parliament.</text:span></text:p>
            <text:p text:style-name="P493"><text:span text:style-name="T494">2012 Actual</text:span><text:span text:style-name="T495">: A Cabinet Memo was drafted by HLSP consultants and the proposed legislation has been gazetted for public comment which closed on 12th June. The Minister of Health announced during his budget speech t</text:span><text:span text:style-name="T496">hat SAHPRA will be launched as a Schedule 3a Public Entity by 1 April 2013. <text:s text:c="2"/>SARRAH supported the drafting of a business plan for SAHPRA which was a requirement of Treasury.</text:span></text:p>
            <text:p text:style-name="P497"><text:span text:style-name="T498">2012 Milestone</text:span><text:span text:style-name="T499">: Draft regulations prepared and consulted with industry.</text:span></text:p>
            <text:p text:style-name="P500"><text:span text:style-name="T501">2012 Actu</text:span><text:span text:style-name="T502">al</text:span><text:span text:style-name="T503">: SARRAH inputs speeded up drafting regulations and the consultants assisted in the engagements with industry.</text:span></text:p>
            <text:p text:style-name="P504"><text:span text:style-name="T505">2012 Milestone</text:span><text:span text:style-name="T506">: Revised fees operational.</text:span></text:p>
            <text:p text:style-name="P507"><text:span text:style-name="T508">2012 Actual</text:span><text:span text:style-name="T509">: The revised fee structure has been discussed with industry and re-submitted to the Minis</text:span><text:span text:style-name="T510">ter for approval and should be published by the end of June 2012. However, it seems unlikely that increased fees will be acceptable until the necessary improvement of service is achieved.</text:span></text:p>
            <text:p text:style-name="P511"><text:span text:style-name="T512">Beyond the specific milestones listed above, there are critical nego</text:span><text:span text:style-name="T513">tiations still required between NDOH and Treasury which will draw on the technical assistance provided by SARRAH. Likewise the establishment of SAHPRA has implications for staff which apparently have to be addressed at Ministerial level. This entails job d</text:span><text:span text:style-name="T514">escriptions prepared by NDOH being approved by the Ministry of Public Service and Administration before agreements with organised labour can be finalised. While all these aspects draw on SARRAH contributions, the speed of progress is largely beyond SARRAH’</text:span><text:span text:style-name="T515">s control.<text:s/></text:span></text:p>
            <text:p text:style-name="P516"><text:span text:style-name="T517">Indicator 5: Establish Office of Health Standards Compliance<text:s/></text:span><text:span text:style-name="T518">(B)</text:span></text:p>
            <text:p text:style-name="P519"><text:span text:style-name="T520">2012 Milestones</text:span><text:span text:style-name="T521">: OHSC established and operational.</text:span></text:p>
            <text:p text:style-name="P522"><text:span text:style-name="T523">2012 Actual</text:span><text:span text:style-name="T524">: Legislation has been drafted with assistance of HLSP consultants and published for comment which is currently being</text:span><text:span text:style-name="T525"><text:s/>analysed. SARRAH assisted with collating comments.<text:s/></text:span></text:p>
            <text:p text:style-name="P526"><text:span text:style-name="T527">Four teams of Inspectors have been trained and are currently refining the audit tools. The more senior inspectors were sent for training with the UK Care Quality Commission. Another four teams are to be<text:s/></text:span><text:span text:style-name="T528">established with HLSP support.<text:s/></text:span></text:p>
            <text:p text:style-name="P529"><text:span text:style-name="T530">The Cluster Manager at NDOH said that without SARRAH support the OHSC could not have made the progress that it has. There were no staff initially but the initial SARRAH inputs work allowed a Director’s position to be filled<text:s/></text:span><text:span text:style-name="T531">in February 2011 and there has been a subsequent increase in budget allocation from NDOH in response to the groundwork completed. Thus SARRAH is playing an “invaluable” catalytic role.</text:span></text:p>
            <text:p text:style-name="P532"><text:span text:style-name="T533">2012 Milestone</text:span><text:span text:style-name="T534">: 25% of facilities certified</text:span></text:p>
            <text:p text:style-name="P535"><text:span text:style-name="T536">2012 Actual</text:span><text:span text:style-name="T537">: Until the<text:s/></text:span><text:span text:style-name="T538">legislation is finalised the inspectorate has no legal authority but voluntary evaluations are being carried out.</text:span></text:p>
            <text:p text:style-name="P539"><text:span text:style-name="T540">Recommendations: <text:s/></text:span></text:p>
            <text:p text:style-name="P541"><text:span text:style-name="T542">SARRAH has undertaken a much broader scope of work than originally anticipated under NHI and this should be captured in the</text:span><text:span text:style-name="T543"><text:s/>logframe to accurately measure the programme’s performance. <text:s/></text:span></text:p>
            <text:p text:style-name="P544"><text:span text:style-name="T545">Activities under Output 3 have all been adversely affected by delays to the legislative process which were not anticipated. <text:s/>Regular internal assessment (for example aligned with quarterly repo</text:span><text:span text:style-name="T546">rting) of legislative progress may enable HLSP to better sequence programme inputs (e.g. to delay staff training until legislative mandates are received). <text:s/>Milestones relating to legislative processes could also be updated to reflect more realistic timefra</text:span><text:span text:style-name="T547">mes.</text:span></text:p>
            <text:p text:style-name="P548"><text:span text:style-name="T549">Any future SARRAH support to medicine regulation or supply chain management may benefit from a political economy analysis to identify champions and vested interests which can speed up or slow down reform processes.<text:s/></text:span></text:p>
            <text:p text:style-name="P550"><text:span text:style-name="T551">The current contract with the SAPHR</text:span><text:span text:style-name="T552">A service provider (Benguela Health) finishes in July but the DDG Health Product Regulations expressed concern that further support may be required to implement SAHPRA, particularly in the area of labour law. Given that SARRAH currently supports a labour l</text:span><text:span text:style-name="T553">aw consultant for SANAC it may be possible to use the same person for this task. <text:s/></text:span></text:p>
            <text:p text:style-name="P554"><text:span text:style-name="T555">As support begins to wind down, the OHSC work faces similar challenges and there is a need for ongoing support during the implementation phase. There is also further work re</text:span><text:span text:style-name="T556">quired on evaluation of the standards.</text:span></text:p>
            <text:p text:style-name="Normal"><text:span text:style-name="T557">Impact Weighting (%): 31%</text:span></text:p>
            <text:p text:style-name="Normal"><text:span text:style-name="T558">Revised since last Annual Review?<text:s/></text:span><text:span text:style-name="T559">N</text:span></text:p>
            <text:p text:style-name="P560"/>
            <text:p text:style-name="Normal"><text:span text:style-name="T561">Risk: <text:s/>Low/</text:span><text:span text:style-name="T562">Medium</text:span><text:span text:style-name="T563">/High</text:span></text:p>
            <text:p text:style-name="Normal"><text:span text:style-name="T564">Revised since last Annual Review?<text:s/></text:span><text:span text:style-name="T565">N</text:span></text:p>
          </table:table-cell>
        </table:table-row>
        <table:table-row table:style-name="TableRow566">
          <table:table-cell table:style-name="TableCell567">
            <text:p text:style-name="P568"/>
          </table:table-cell>
        </table:table-row>
      </table:table>
      <text:p text:style-name="Normal"/>
      <text:p text:style-name="Normal"/>
      <text:p text:style-name="Normal"/>
      <table:table table:style-name="Table569">
        <table:table-columns>
          <table:table-column table:style-name="TableColumn570"/>
        </table:table-columns>
        <table:table-row table:style-name="TableRow571">
          <table:table-cell table:style-name="TableCell572">
            <text:h text:style-name="P573" text:outline-level="2">Output 4: Strengthen performance management &amp;<text:s/>strategic planning for HIV and health services at national and provincial level</text:h>
          </table:table-cell>
        </table:table-row>
        <table:table-row table:style-name="TableRow574">
          <table:table-cell table:style-name="TableCell575">
            <text:p text:style-name="P576"><text:span text:style-name="T577">Output 4 score and performance description: <text:s/>A</text:span></text:p>
            <text:p text:style-name="P578"><text:span text:style-name="T579">SARRAH’s ongoing support has focussed on improving asset management, as poor performance in asset management has been the prima</text:span><text:span text:style-name="T580">ry contributor to qualified audits. To date, all NDOH sites around the country have been completed and Mpumalanga, Kwazulu-Natal and Eastern Cape provinces are under way. <text:s/></text:span><text:span text:style-name="T581">The new asset management system currently being implemented is expected to improve m</text:span><text:span text:style-name="T582">atters and progress will be known once the next Auditor-General’s report becomes available (in June/July 2012). <text:s/></text:span></text:p>
            <text:p text:style-name="P583"><text:span text:style-name="T584">Work on assessing the competency of public sector hospital and district managers and organisational restructuring supported by SARRAH prior to</text:span><text:span text:style-name="T585"><text:s/>this review period is being taken forward by the NDoH. <text:s/>A Staff Circular in November 2011 informed all staff that the new organisational structure had been approved by the Department of Public Service and Administration. <text:s/>As of May 2012, 4 of 6 Deputy Dir</text:span><text:span text:style-name="T586">ector Generals had been appointed. <text:s/>DFID and HLSP understood that slow recruitment is in part due to the right candidates not being available. <text:s/>Despite these challenges, improved HR procedures are in place and NDOH and Provincial structures are being harmo</text:span><text:span text:style-name="T587">nised. The Presidency is promoting the NDOH restructuring as a model process for other departments. <text:s/>The organisational capacity of the Department is critical to South Africa’s ability to drive through the process of health sector reform. <text:s/></text:span></text:p>
            <text:p text:style-name="P588"><text:span text:style-name="T589">In August 2011<text:s/></text:span><text:span text:style-name="T590">the Government a gazetted a Green Paper, The National Policy on Regulating Management of Hospitals. <text:s/>Positions of hospital CEOs were re-advertised in February 2012, at the time the Minister was quoted as saying ‘</text:span><text:span text:style-name="T591">"We want to ensure that we have the right pe</text:span><text:span text:style-name="T592">ople with the right skills and experience in our hospitals."</text:span><text:span text:style-name="T593"><text:note text:note-class="footnote" text:id="_ftn8"><text:note-citation>9</text:note-citation><text:note-body><text:p text:style-name="FootnoteText"><text:s/><text:span text:style-name="T594">Business Live, 23 Feb 2012. Health minister wants service overhaul.<text:s/></text:span><text:a xlink:href="http://www.businesslive.co.za/southafrica/2012/02/23/health-minister-wants-service-overhaul" office:target-frame-name="_top" xlink:show="replace"><text:span text:style-name="T595">http://www.busi</text:span><text:span text:style-name="T596">nesslive.co.za/southafrica/2012/02/23/health-minister-wants-service-overhaul</text:span></text:a><text:span text:style-name="T597"><text:s/></text:span></text:p></text:note-body></text:note></text:span><text:span text:style-name="T598">,</text:span><text:span text:style-name="T599"><text:s/></text:span><text:span text:style-name="T600"><text:note text:note-class="footnote" text:id="_ftn9"><text:note-citation>10</text:note-citation><text:note-body><text:p text:style-name="P601"><text:span text:style-name="T602"><text:s/>Health-e, 24 Feb 2012.<text:s/></text:span><text:span text:style-name="T603">Hospital CEOs to reapply for jobs.<text:s/></text:span><text:a xlink:href="http://www.health-e.org.za/news/easy_print.php?uid=20033447" office:target-frame-name="_top" xlink:show="replace"><text:span text:style-name="T604">http://www.health-e.org.za/news/easy_p</text:span><text:span text:style-name="T605">rint.php?uid=20033447</text:span></text:a><text:span text:style-name="T606"><text:s/></text:span></text:p></text:note-body></text:note></text:span><text:span text:style-name="T607"><text:s text:c="2"/>Interviewees reported that a</text:span><text:span text:style-name="T608"><text:s/>team within NDOH is currently sifting applications, however the Minister is taking a personal interest in Hospital CEO appointments.</text:span></text:p>
            <text:p text:style-name="P609"><text:span text:style-name="T610">Most of the work supported by SARRAH under Output 4 has been carried<text:s/></text:span><text:span text:style-name="T611">out by sub-contractors, several of whom were not selected by the implementing agency and much of this work was not carried out within this reporting period. In addition, the sensitive nature of some of the findings and programmes meant that quality assuran</text:span><text:span text:style-name="T612">ce and subsequent interventions were largely led by the NDOH. <text:s/>Consequently SARRAH’s internal reporting against this Output is not as current as other Outputs.<text:s/></text:span></text:p>
            <text:p text:style-name="P613"><text:span text:style-name="T614">In addition to the work above, inputs in this reporting period not specifically reflected by th</text:span><text:span text:style-name="T615">e logframe indicators included providing three consultants seconded to a Technical Support Unit in the NDOH. Two of these consultants were subsequently absorbed by the NDOH. The support provided included assistance with provincial financial management, ass</text:span><text:span text:style-name="T616">et management, conditional grant management and supply chain management. All provinces submitted 2012/13 business plans in March 2012 which were approved in time for the beginning of the new financial year (April).<text:s/></text:span></text:p>
          </table:table-cell>
        </table:table-row>
        <table:table-row table:style-name="TableRow617">
          <table:table-cell table:style-name="TableCell618">
            <text:p text:style-name="P619"><text:span text:style-name="T620">Progress against expected results:<text:s/></text:span></text:p>
            <text:p text:style-name="P621"><text:span text:style-name="T622">Ind</text:span><text:span text:style-name="T623">icator 1: Competency of public sector district and hospital managers<text:s/></text:span><text:span text:style-name="T624">(A+)</text:span></text:p>
            <text:p text:style-name="P625"><text:span text:style-name="T626">2012 Milestone</text:span><text:span text:style-name="T627">: Ministerial Task Team established to implement recommendations</text:span></text:p>
            <text:p text:style-name="P628"><text:span text:style-name="T629">2012 Actual</text:span><text:span text:style-name="T630">: SARRAH support to this work stream was completed in Quarter 1, 2011 with the completion of</text:span><text:span text:style-name="T631"><text:s/></text:span><text:span text:style-name="T632">competency assessment of all public sector hospital and district managers carried out by DBSA. <text:s/>Informed by the analysis in this report i</text:span><text:span text:style-name="T633">n August 2011 the Government gazetted a Green Paper, The National Policy on Regulating Management of Hospitals. <text:s/>The a</text:span><text:span text:style-name="T634">ims outlined in the policy are to: ensure implementation of applicable legislation and policies to improve functionality of hospitals; ensure appointment of competent and skilled hospital managers; provide for the development of accountability frameworks;<text:s/></text:span><text:span text:style-name="T635">and to ensure training of managers in leadership, management and governance. <text:s/>The paper provides a framework for the classification of hospitals and the job description and competencies of CEOs. Positions of hospital CEOs were re-advertised in February 201</text:span><text:span text:style-name="T636">2, at the time the Minister was quoted as saying ‘</text:span><text:span text:style-name="T637">"We want to ensure that we have the right people with the right skills and experience in our hospitals."</text:span><text:span text:style-name="T638"><text:note text:note-class="footnote" text:id="_ftn10"><text:note-citation>11</text:note-citation><text:note-body><text:p text:style-name="FootnoteText"><text:s/><text:span text:style-name="T639">Business Live, 23 Feb 2012. Health minister wants service overhaul.<text:s/></text:span><text:a xlink:href="http://www.businesslive.co.za/southafrica/2012/02/23/health-minister-wants-service-overhaul" office:target-frame-name="_top" xlink:show="replace"><text:span text:style-name="T640">http://www.businesslive.co.za/southafrica/2012/02/23/health-minister-wants-service-overhaul</text:span></text:a><text:span text:style-name="T641"><text:s/></text:span></text:p></text:note-body></text:note></text:span><text:span text:style-name="T642">,</text:span><text:span text:style-name="T643"><text:s/></text:span><text:bookmark-start text:name="_Ref327210028"/><text:span text:style-name="T644"><text:note text:note-class="footnote" text:id="_ftn11"><text:note-citation>12</text:note-citation><text:note-body><text:p text:style-name="P645"><text:span text:style-name="T646"><text:s/>Health-e, 24 Feb 2012.<text:s/></text:span><text:span text:style-name="T647">Hospital CEOs to reapply for jobs.<text:s/></text:span><text:a xlink:href="http://www.health-e.org.za/news/easy_print.php?uid=20033447" office:target-frame-name="_top" xlink:show="replace"><text:span text:style-name="T648">http://www.health-e.org.za/news/easy_print.php?uid=20033447</text:span></text:a><text:span text:style-name="T649"><text:s/></text:span></text:p></text:note-body></text:note></text:span><text:bookmark-end text:name="_Ref327210028"/><text:span text:style-name="T650"><text:s text:c="2"/>Interviewees reported that a</text:span><text:span text:style-name="T651"><text:s/>team within NDOH is currently sifting applications, however the Minister is taking a perso</text:span><text:span text:style-name="T652">nal interest in hospital CEO appointments.<text:s/></text:span></text:p>
            <text:p text:style-name="P653"><text:span text:style-name="T654">Indicator 2: Organisational development of the public health sector (a restructured NDoH National Department of Health)</text:span><text:span text:style-name="T655"><text:s/>(B)</text:span></text:p>
            <text:p text:style-name="P656"><text:span text:style-name="T657">2012 Milestone</text:span><text:span text:style-name="T658">: Recruitment of top structure completed</text:span></text:p>
            <text:p text:style-name="P659"><text:span text:style-name="T660">2012 Actual</text:span><text:span text:style-name="T661">: The new NDoH structu</text:span><text:span text:style-name="T662">re has been adopted and approved, including by the Department of Public Service Administration. <text:s/>Staff were formally notified of the new structure in November 2011. All Deputy Director General Positions have been advertised and 4 of the 6 filled. All Chief</text:span><text:span text:style-name="T663"><text:s/>Director positions have also been advertised.<text:s/></text:span></text:p>
            <text:p text:style-name="P664"><text:span text:style-name="T665">2012 Milestone</text:span><text:span text:style-name="T666">: Lower structures designed and agreed<text:s/></text:span></text:p>
            <text:p text:style-name="P667"><text:span text:style-name="T668">2012 Actual</text:span><text:span text:style-name="T669">: The restructuring of lower levels is being taken forward internally by DDGs as they are appointed. <text:s/>The annual review was informed of a numbe</text:span><text:span text:style-name="T670">r of staff recruitment processes which are ongoing or complete by interviewees. <text:s/></text:span></text:p>
            <text:p text:style-name="P671"><text:span text:style-name="T672">2012 Milestone</text:span><text:span text:style-name="T673">: Performance management system in place</text:span></text:p>
            <text:p text:style-name="P674"><text:span text:style-name="T675">2012 Actual</text:span><text:span text:style-name="T676">: An evidence-based e-appraisal system has been developed and was launched in April 2012. Two templates are<text:s/></text:span><text:span text:style-name="T677">used, one for staff below Director and another for Director and above. <text:s/>The manual appraisal system is operating in parallel owing to IT limitations but all appraisals should be on-line by 2013. A new Performance Management Directorate is responsible for t</text:span><text:span text:style-name="T678">aking this forward.<text:s/></text:span></text:p>
            <text:p text:style-name="P679"><text:span text:style-name="T680">Indicator 3: Service Transformation Plans agreed and monitored through APP<text:s/></text:span><text:span text:style-name="T681">(A)</text:span></text:p>
            <text:p text:style-name="P682"><text:span text:style-name="T683">2012 Milestone</text:span><text:span text:style-name="T684">: 9 STPs agreed and approved by provincial HoDs and NHC</text:span></text:p>
            <text:p text:style-name="P685"><text:span text:style-name="T686">2012 Actual</text:span><text:span text:style-name="T687">: 9 STPs were developed and approved.</text:span></text:p>
            <text:p text:style-name="P688"><text:span text:style-name="T689">Indicator 4: Number of national and p</text:span><text:span text:style-name="T690">rovincial DOHs with an Unqualified Audit Opinion<text:s/></text:span><text:span text:style-name="T691">(B)</text:span></text:p>
            <text:p text:style-name="P692"><text:span text:style-name="T693">2012 Milestone</text:span><text:span text:style-name="T694">: 3 of 10 Provinces receive unqualified audits</text:span></text:p>
            <text:p text:style-name="P695"><text:span text:style-name="T696">2012 Actual</text:span><text:span text:style-name="T697">: 2 of 10 Provinces received unqualified audits; the NDoH audit was also qualified.<text:s/></text:span><text:span text:style-name="T698">SARRAH support has focussed on improving Asset<text:s/></text:span><text:span text:style-name="T699">Management as poor performance in asset management has been the primary contributor to qualified audits. To date, all NDOH sites around the country have been completed and Mpumalanga, Kwazulu-Natal and Eastern Cape provinces are under way. <text:s/></text:span><text:span text:style-name="T700">The new asset m</text:span><text:span text:style-name="T701">anagement system currently being implemented is expected to improve matters and the situation will be known once the next Auditor-General’s report becomes available (June/July 2012).<text:s/></text:span></text:p>
            <text:p text:style-name="P702"><text:span text:style-name="T703">Recommendations</text:span><text:span text:style-name="T704">:<text:s/></text:span></text:p>
            <text:p text:style-name="P705"><text:span text:style-name="T706">Indicators 1, 2 and 3 refer to areas of work in which<text:s/></text:span><text:span text:style-name="T707">SARRAH no longer has a direct input, if these indicators are to continue to be reported on a mechanism needs to be developed to enable SARRAH/HLSP to report against progress – for example, updates could be provided by NDOH at SARRAH Steering Committee Meet</text:span><text:span text:style-name="T708">ings.<text:s/></text:span></text:p>
            <text:p text:style-name="P709"/>
            <text:p text:style-name="Normal"><text:span text:style-name="T710">Impact Weighting (%): 19%</text:span></text:p>
            <text:p text:style-name="Normal"><text:span text:style-name="T711">Revised since last Annual Review?<text:s/></text:span><text:span text:style-name="T712">N</text:span></text:p>
            <text:p text:style-name="P713"/>
            <text:p text:style-name="Normal"><text:span text:style-name="T714">Risk: <text:s/>Low/</text:span><text:span text:style-name="T715">Medium</text:span><text:span text:style-name="T716">/High</text:span></text:p>
            <text:p text:style-name="Normal"><text:span text:style-name="T717">Revised since last Annual Review?<text:s/></text:span><text:span text:style-name="T718">N</text:span></text:p>
          </table:table-cell>
        </table:table-row>
      </table:table>
      <text:h text:style-name="P719" text:outline-level="2"/>
      <table:table table:style-name="Table720">
        <table:table-columns>
          <table:table-column table:style-name="TableColumn721"/>
        </table:table-columns>
        <table:table-row table:style-name="TableRow722">
          <table:table-cell table:style-name="TableCell723">
            <text:h text:style-name="P724" text:outline-level="2">Output 5: Strengthen system to effectively monitor and evaluate national and strategic plans for HIV &amp;<text:s/>AIDS and health</text:h>
          </table:table-cell>
        </table:table-row>
        <table:table-row table:style-name="TableRow725">
          <table:table-cell table:style-name="TableCell726">
            <text:p text:style-name="P727"><text:span text:style-name="T728">Output 5 score and performance description: <text:s/>B</text:span></text:p>
            <text:p text:style-name="P729"><text:span text:style-name="T730">While good progress has been made in producing the new National Strategic Plan for HIV &amp; AIDS, STIs and TB, and this includes proposed indicators which were developed with SARRAH technical as</text:span><text:span text:style-name="T731">sistance, the M&amp;E framework has not yet been developed. <text:s/>The new National Health Information Centre is able to collate information from the District Health Information System, StatsSA (socioeconomic data) and financial data from the NDOH but it remains to<text:s/></text:span><text:span text:style-name="T732">be seen how effective this will be for M&amp;E of the various health programmes.</text:span><text:span text:style-name="T733"><text:s/></text:span></text:p>
            <text:p text:style-name="P734"><text:span text:style-name="T735">A National M&amp;E Framework for monitoring the NSDA has been developed and SARRAH is represented on the Health Data Advisory and Coordination Committee (HDACC).<text:s/></text:span></text:p>
            <text:p text:style-name="P736"><text:span text:style-name="T737">In addition to plan</text:span><text:span text:style-name="T738">ned activities, there is good buy-in from the Presidency into the SARRAH Impact Evaluation, which will include evaluation of NSDA indicators. The Presidency will host the next Impact Evaluation</text:span><text:span text:style-name="T739"><text:s/>Steercom in the Presidency and the Deputy President’s office w</text:span><text:span text:style-name="T740">ill also participate.</text:span></text:p>
          </table:table-cell>
        </table:table-row>
        <table:table-row table:style-name="TableRow741">
          <table:table-cell table:style-name="TableCell742">
            <text:p text:style-name="P743"><text:span text:style-name="T744">Progress against expected results:<text:s/></text:span></text:p>
            <text:p text:style-name="P745"><text:span text:style-name="T746">Indicator 1: SANAC (South African National Aids Council) M&amp;E systems strengthened to monitor and evaluate multi-sectoral responses in HIV&amp;AIDS in the public and private sectors<text:s/></text:span><text:span text:style-name="T747">(C)</text:span></text:p>
            <text:p text:style-name="P748"><text:span text:style-name="T749">2012 Milestone</text:span><text:span text:style-name="T750">:<text:s/></text:span><text:span text:style-name="T751">National M&amp;E framework developed and disseminated with PACs, NAC and private sector.<text:s/></text:span></text:p>
            <text:p text:style-name="P752"><text:span text:style-name="T753">2012 Actual</text:span><text:span text:style-name="T754">: The SANAC M&amp;E framework is not yet developed but the reviewers were told that this will be given priority by SANAC once immediate actions related to<text:s/></text:span><text:span text:style-name="T755">restructuring are accomplished. However, HLSP provided TA for the development of M&amp;E indicators which were incorporated in the new NSP.</text:span></text:p>
            <text:p text:style-name="P756"><text:span text:style-name="T757">Indicator 2: Joint national monitoring of the NSDA (Negotiated Service Delivery Agreement)<text:s/></text:span><text:span text:style-name="T758">(A+)</text:span></text:p>
            <text:p text:style-name="P759"><text:span text:style-name="T760">2012 Milestone</text:span><text:span text:style-name="T761">: Joint mo</text:span><text:span text:style-name="T762">nitoring (Presidency and NDoH) in place.<text:s/></text:span></text:p>
            <text:p text:style-name="P763"><text:span text:style-name="T764">2012 Actual</text:span><text:span text:style-name="T765">:<text:s/></text:span><text:span text:style-name="T766">HLSP contracted the Health Information Systems Program South Africa (HISP) from April 2011 to March 2012 to develop the<text:s/></text:span><text:span text:style-name="T767">National Health Information Centre (</text:span><text:span text:style-name="T768">NHIC) in collaboration with the Strategic<text:s/></text:span><text:span text:style-name="T769">Planning Cluster of the NDOH. <text:s/></text:span><text:span text:style-name="T770">The NHIC, recently renamed the<text:s/></text:span><text:span text:style-name="T771">National Health Information Repository and Data Warehouse (NHIRD), </text:span><text:span text:style-name="T772">has been established and demonstrations given to the NDOH, other departments and the Presidency.<text:s/></text:span><text:span text:style-name="T773">The Centre provides up to date</text:span><text:span text:style-name="T774"><text:s/>information not only on routine National Indicator/Data Sets (NIDS) but also, among others, District Health Expenditure Review data, Ante-natal Survey data and HCT Campaign data. Thus the Centre is well placed to undertake monitoring of the NSDA.</text:span></text:p>
            <text:p text:style-name="Normal"><text:span text:style-name="T775">Followin</text:span><text:span text:style-name="T776">g the production of a National M&amp;E Framework funded by SARRAH, which details how the NSDA should be monitored, the Director General set up a Health Data Advisory and Coordinating Committee (HDACC) which reviewed the framework document and is responsible fo</text:span><text:span text:style-name="T777">r taking the work forward. The DFID Senior Health Advisor sits on this committee and the Minister of Health launched the first HDACC report in November 2011. <text:s/></text:span></text:p>
            <text:p text:style-name="P778"/>
            <text:p text:style-name="Normal"><text:span text:style-name="T779">There is good buy-in from the Presidency into the SARRAH Impact Evaluation which will include e</text:span><text:span text:style-name="T780">valuation of NSDA indicators. The Presidency will host the next Impact Evaluation Steering Committee in the Presidency and the Deputy President’s office will also participate.</text:span></text:p>
            <text:p text:style-name="P781"><text:span text:style-name="T782">2012 Milestone</text:span><text:span text:style-name="T783">: First review produced</text:span></text:p>
            <text:p text:style-name="P784"/>
            <text:p text:style-name="Normal"><text:span text:style-name="T785">2012 Actual</text:span><text:span text:style-name="T786">:<text:s/></text:span><text:span text:style-name="T787">First HDACC report was launc</text:span><text:span text:style-name="T788">hed November 2011 and published in February 2012.</text:span><text:span text:style-name="T789"><text:note text:note-class="footnote" text:id="_ftn12"><text:note-citation>13</text:note-citation><text:note-body><text:p text:style-name="FootnoteText"><text:s/>NDOH, 2012.<text:s/><text:span text:style-name="Emphasis">Health Data Advisory</text:span><text:span text:style-name="st"><text:s/></text:span><text:span text:style-name="T790">and Co-ordination</text:span><text:span text:style-name="st"><text:s/></text:span><text:span text:style-name="Emphasis">Committee report</text:span><text:span text:style-name="st">.<text:s/></text:span><text:span text:style-name="T791">54pp. Pretoria: NDoH. http://www.doh.gov.za/docs/reports/2012/hdaccreport.pdf</text:span></text:p></text:note-body></text:note></text:span></text:p>
            <text:p text:style-name="P792"/>
            <text:p text:style-name="Normal"><text:span text:style-name="T793">Recommendations:<text:s/></text:span><text:span text:style-name="T794">Given the critical importance of effec</text:span><text:span text:style-name="T795">tive M&amp;E for managing the health system, SARRAH should continue its support of SANAC and HDACC to help ensure that the necessary data is made available and effectively used.</text:span></text:p>
            <text:p text:style-name="P796"/>
            <text:p text:style-name="Normal"><text:span text:style-name="T797">Impact Weighting (%): 10%</text:span></text:p>
            <text:p text:style-name="Normal"><text:span text:style-name="T798">Revised since last Annual Review?<text:s/></text:span><text:span text:style-name="T799">N</text:span></text:p>
            <text:p text:style-name="P800"/>
            <text:p text:style-name="Normal"><text:span text:style-name="T801">Risk: <text:s/>Low/</text:span><text:span text:style-name="T802">Medium</text:span><text:span text:style-name="T803">/</text:span><text:span text:style-name="T804">High</text:span></text:p>
            <text:p text:style-name="Normal"><text:span text:style-name="T805">Revised since last Annual Review?<text:s/></text:span><text:span text:style-name="T806">N</text:span></text:p>
            <text:p text:style-name="P807"/>
          </table:table-cell>
        </table:table-row>
      </table:table>
      <text:h text:style-name="P808" text:outline-level="2"/>
      <text:h text:style-name="P809" text:outline-level="2">Section B: Results and Value for Money.</text:h>
      <text:p text:style-name="Normal"/>
      <table:table table:style-name="Table810">
        <table:table-columns>
          <table:table-column table:style-name="TableColumn811"/>
        </table:table-columns>
        <table:table-row table:style-name="TableRow812">
          <table:table-cell table:style-name="TableCell813">
            <text:h text:style-name="P814" text:outline-level="2">1. <text:s/>Progress and results</text:h>
          </table:table-cell>
        </table:table-row>
        <table:table-row table:style-name="TableRow815">
          <table:table-cell table:style-name="TableCell816">
            <text:list text:style-name="LFO3" text:continue-numbering="true">
              <text:list-item>
                <text:list>
                  <text:list-item>
                    <text:p text:style-name="P817"><text:span text:style-name="T818">Has the logframe been updated since last review? <text:s/>Yes</text:span></text:p>
                  </text:list-item>
                </text:list>
              </text:list-item>
            </text:list>
            <text:p text:style-name="P819"><text:span text:style-name="T820">There was extensive discussion of the logframe during the first Annual Review and<text:s/></text:span><text:span text:style-name="T821">subsequently the SARRAH team made further revisions culminating in the current logframe produced 13 July 2011. The changes were primarily made to accommodate changes in strategic direction requested by the Director General (see 2011 Annual Review) and refi</text:span><text:span text:style-name="T822">nement of milestones to better reflect the envisaged activities.</text:span><text:span text:style-name="T823"><text:s/></text:span></text:p>
            <text:p text:style-name="P824"><text:span text:style-name="T825">1.2 <text:s/>Overall Output Score and Description: <text:s/>A</text:span></text:p>
            <text:p text:style-name="P826"><text:span text:style-name="T827">1.3 <text:s/>Direct feedback from beneficiaries</text:span></text:p>
            <text:p text:style-name="P828"><text:span text:style-name="T829">For the purposes of this review the beneficiaries are considered to be the government officials working<text:s/></text:span><text:span text:style-name="T830">in the National Department of Health, staff and members of South African National Aids Council, staff of the Treatment Action Campaign and members of the Parliamentary Oversight Committee.</text:span></text:p>
            <text:list text:style-name="LFO4" text:continue-numbering="true">
              <text:list-item>
                <text:p text:style-name="P831"><text:span text:style-name="T832">Beneficiaries were, without exception, highly positive about the in</text:span><text:span text:style-name="T833">puts made by the SARRAH programme for supporting aspects of health reform;</text:span></text:p>
              </text:list-item>
            </text:list>
            <text:list text:style-name="LFO5" text:continue-numbering="true">
              <text:list-item>
                <text:p text:style-name="P834"><text:span text:style-name="T835">Specifically, beneficiaries commented on high quality technical support provided in rapid time;<text:s/></text:span></text:p>
              </text:list-item>
              <text:list-item>
                <text:p text:style-name="P836"><text:span text:style-name="T837">More than one beneficiary citied SARRAH’s input as enabling them to move forward fro</text:span><text:span text:style-name="T838">m a ‘standing start’ for example, one Cluster Manager described how DFID support for an additional Director’s post had allowed work to be done that laid the groundwork for a significant expansion of the department. This work was catalytic and enabled the d</text:span><text:span text:style-name="T839">epartment to argue successfully for an increased budget allocation the following year;</text:span></text:p>
              </text:list-item>
              <text:list-item>
                <text:p text:style-name="P840"><text:span text:style-name="T841">A number of beneficiaries citied SARRAH’s flexibility as a critical benefit;</text:span></text:p>
              </text:list-item>
              <text:list-item>
                <text:p text:style-name="P842"><text:span text:style-name="T843">Representatives of TAC and SANAC also commented on how SARRAH’s continued support had enable</text:span><text:span text:style-name="T844">d them to implement change processes at a time when other donors were unwilling or unable to provide the support needed;</text:span></text:p>
              </text:list-item>
              <text:list-item>
                <text:p text:style-name="P845"><text:span text:style-name="T846">One beneficiary commented that they would prefer a more systematised approach to partnership, i.e. around a clearer programme of output</text:span><text:span text:style-name="T847">s;</text:span></text:p>
              </text:list-item>
              <text:list-item>
                <text:p text:style-name="P848"><text:span text:style-name="T849">One beneficiary commented that relationships with SARRAH had been more difficult as funding for significant work was ending;</text:span></text:p>
              </text:list-item>
              <text:list-item>
                <text:p text:style-name="P850"><text:span text:style-name="T851">Where for example, consultants inputs were not up to scratch, beneficiaries were happy with the response from SARRAH in addressi</text:span><text:span text:style-name="T852">ng this.</text:span></text:p>
              </text:list-item>
            </text:list>
          </table:table-cell>
        </table:table-row>
        <table:table-row table:style-name="TableRow853">
          <table:table-cell table:style-name="TableCell854">
            <text:p text:style-name="P855"/>
          </table:table-cell>
        </table:table-row>
        <table:table-row table:style-name="TableRow856">
          <table:table-cell table:style-name="TableCell857">
            <text:p text:style-name="P858"><text:span text:style-name="T859">1.4 <text:s/>Summary of overall progress</text:span></text:p>
            <text:p text:style-name="P860"><text:span text:style-name="T861">Progress has been recorded above for each indicator. <text:s/>Overall, 57% of Jan 2012 milestones have been reached. <text:s/>Overall, where milestones have not been met this is largely the result of initial unrealistic<text:s/></text:span><text:span text:style-name="T862">expectation when setting milestones in partnership with the programme partners. <text:s/>For example, milestones that relate to legislative progress have not been met. <text:s/>There is no doubt that SARRAH is supporting institution building and strengthening which is cri</text:span><text:span text:style-name="T863">tical to the transformation of the South African health system and meeting the goals of this programme. <text:s/>SARRAH is facilitating broad consultation and policy debate on the implementation of the National Health Insurance. <text:s/>Given the continued political comm</text:span><text:span text:style-name="T864">itment to transform the health sector is seems reasonable to expect that legislative delays which have slowed SARRAH’s progress in some areas will be overcome. <text:s/>However, ensuring that institution building translates into health outcomes will require organi</text:span><text:span text:style-name="T865">sational and human capacity development both within the NDOH and throughout the provincial and district health systems. <text:s/>While capacity building is ongoing at most levels of the health system, according to interviewees, further technical assistance is goin</text:span><text:span text:style-name="T866">g to be needed for the short to medium term to assist the establishment of institutions. <text:s/></text:span></text:p>
          </table:table-cell>
        </table:table-row>
        <table:table-row table:style-name="TableRow867">
          <table:table-cell table:style-name="TableCell868">
            <text:p text:style-name="P869"><text:span text:style-name="T870"><text:s/></text:span><text:span text:style-name="T871">1.5</text:span><text:span text:style-name="T872"><text:s text:c="2"/></text:span><text:span text:style-name="T873">Key challenges</text:span></text:p>
            <text:p text:style-name="P874"><text:span text:style-name="T875">SARRAH financial support</text:span><text:span text:style-name="T876">: <text:s/>due to frontloading, SARRAH financial resources will be fully utilised at the end of this year. <text:s/>It is considered th</text:span><text:span text:style-name="T877">at continued SARRAH support (due to a level of flexibility not provided by other donors) is critical to enabling TAC to fully implement change processes which are underway. <text:s/>Similarly continued support to SANAC would facilitate the dynamic change underway<text:s/></text:span><text:span text:style-name="T878">at this organisation (although SANAC has a core operating budget and should be able to secure funding from other donors more easily). <text:s/>With regard to SAHPRA and OHSC, SARRAH support has laid strong institutional foundations, however, once legislative delay</text:span><text:span text:style-name="T879">s are overcome additional technical assistance could assist these institutions get off to a strong start. <text:s/></text:span></text:p>
            <text:p text:style-name="P880"><text:span text:style-name="T881">Organisational and human capacity</text:span><text:span text:style-name="T882">: South Africa is implementing an incredibly ambitious reform of the health sector, the goal of which is for all So</text:span><text:span text:style-name="T883">uth Africans to realise a long and healthy life. <text:s/>SARRAH support has in large part contributed to the institutional framework which will govern South Africa’s reinvigorated response to HIV and AIDS and the health system more broadly. <text:s/>Ensuring that South A</text:span><text:span text:style-name="T884">frican has the human and organisational capacity to implement these institutional frameworks is critical to realising the vision for long and healthy lives. <text:s/>SARRAH’s approach to capacity building is therefore critical. <text:s/>At Ministry level SARRAH currently<text:s/></text:span><text:span text:style-name="T885">fills a gap in terms of the supply of technical knowledge, both in terms of supplying evidence and advice and in commissioning it through the drafting of Terms of Reference and identification of consultants. <text:s/>There is a hypothetical risk that by filling ga</text:span><text:span text:style-name="T886">ps weaknesses may be sustained which might otherwise be addressed.<text:s/></text:span></text:p>
            <text:p text:style-name="P887"><text:span text:style-name="T888">Political will</text:span><text:span text:style-name="T889">: the vision and energy which Minister Motsoaledi is bringing to the health sector transformation process was considered by interviewees to be unique. <text:s/>There is such a broad<text:s/></text:span><text:span text:style-name="T890">base of support for health sector reform that a change in Minister (ANC National Conference at the end of 2012) would not throw the reform process of track, however, an appointment of a new Minister could result in a significant change of pace.<text:s/></text:span></text:p>
            <text:p text:style-name="P891"/>
          </table:table-cell>
        </table:table-row>
        <table:table-row table:style-name="TableRow892">
          <table:table-cell table:style-name="TableCell893">
            <text:p text:style-name="P894">1.6 <text:s/>Annual Outcome Assessment</text:p>
            <text:p text:style-name="Normal"><text:span text:style-name="T895">The expected outcome is ‘improved governance of an integrated, effective response to HIV&amp;AIDS and health in South Africa’. <text:s/>Excellent progress has been achieved against achievement of January 2012 milestones, with 3 fully achieved</text:span><text:span text:style-name="T896"><text:s/>and 1 partly achieved. <text:s/>No data is available against the remaining indicator.</text:span></text:p>
            <text:p text:style-name="P897"/>
            <text:p text:style-name="Normal"><text:span text:style-name="T898">Indicator 1: UNGASS national composite policy index<text:s/></text:span></text:p>
            <text:p text:style-name="Normal"><text:span text:style-name="T899">The 2012 Milestone of publishing the National Strategic Plan for HIV&amp; AIDS, STIs and TB (2012-2016) was achieved by SANAC w</text:span><text:span text:style-name="T900">ith SARRAH support, which included contributions to the review of the previous NSP (2007-2011) which were part of the process. The other milestone for this indicator was to have a functional Multisectoral M&amp;E system in place but this has not yet been achie</text:span><text:span text:style-name="T901">ved. However, SANAC will be prioritising this process once its restructuring is complete. In the meantime, there is close involvement of the Presidency in the Impact Assessment of SARRAH which will contribute to better coordination of M&amp;E across sectors. <text:s/></text:span><text:span text:style-name="T902"><text:s/></text:span></text:p>
            <text:p text:style-name="Normal"/>
            <text:p text:style-name="Normal"><text:span text:style-name="T903">Indicator 2: % of fully immunized children &lt;1year</text:span><text:span text:style-name="T904"> </text:span><text:span text:style-name="T905"> </text:span></text:p>
            <text:p text:style-name="Normal"><text:span text:style-name="T906">The 2012 Milestone was &gt;95% and this has been achieved with the actual figure being 95.2% (DHIS 2011/12)</text:span><text:span text:style-name="T907">.</text:span></text:p>
            <text:p text:style-name="P908"/>
            <text:p text:style-name="P909"><text:span text:style-name="T910">Indicator 3: number of new patients (adults and children) initiated on ARVs</text:span></text:p>
            <text:p text:style-name="Normal"><text:span text:style-name="T911">The 2012 Milestone</text:span><text:span text:style-name="T912"><text:s/>for the number of new patients (adults and children) initiated on ARVs was 545,000; the latest available estimate exceeded this target by nearly 12% at 617,147 (DHIS 2011/12)</text:span><text:span text:style-name="T913">.</text:span></text:p>
            <text:p text:style-name="P914"/>
            <text:p text:style-name="Normal"><text:span text:style-name="T915">Indicator 4: percentage cases treated successfully out of all estimated TB cas</text:span><text:span text:style-name="T916">es (all forms of disease) for a given period</text:span></text:p>
            <text:p text:style-name="Normal"><text:span text:style-name="T917">The 2012 milestone for the percentage of TB cases treated successfully was 75% but current data is not yet available as the TB Cluster is still finalising the data.<text:s/></text:span></text:p>
            <text:p text:style-name="P918"/>
            <text:p text:style-name="Normal"><text:span text:style-name="T919">Indicator 5: improved donor coordination and</text:span><text:span text:style-name="T920"><text:s/>harmonisation</text:span></text:p>
            <text:p text:style-name="Normal"><text:span text:style-name="T921">The 2012 Milestone for an Aid Effectiveness planning forum to be functional has been achieved with technical support provided by SARRAH, which was “highly appreciated by the Minister”. Meetings between the Minister and Heads of Missions take</text:span><text:span text:style-name="T922"><text:s/>place annually and the DG and Technical Heads of missions meet bi-annually. Donor coordination and harmonisation was said to have improved. <text:s/></text:span></text:p>
            <text:p text:style-name="P923"><text:span text:style-name="T924">Assessment of Theory of Change</text:span><text:span text:style-name="T925"><text:s/></text:span></text:p>
            <text:p text:style-name="P926"><text:span text:style-name="T927">The original Project Memorandum does not include a theory of change and in spite<text:s/></text:span><text:span text:style-name="T928">of the diversity of activities undertaken by the SARRAH programme, a common overall purpose is evident and all the activities seek to make the South African health system more effective, more equitable, more accountable and more transparent, all of which s</text:span><text:span text:style-name="T929">hould ultimately lead to a healthier, less HIV and AIDS stricken and more productive society. This vision is captured in the NSDA, which SARRAH was designed to support. The team that is currently designing a full Impact Assessment (IA) of SARRAH concluded<text:s/></text:span><text:span text:style-name="T930">in its Inception Report that although “a common, overarching framework is crucial to carrying out an IA mindful of the overall context that underpins the programme, the work-streams should be first considered individually before an attempt is made to aggre</text:span><text:span text:style-name="T931">gate their overall impact on the South Africa health sector.” <text:s/></text:span></text:p>
            <text:p text:style-name="P932"><text:span text:style-name="T933">The IA team undertook a thorough, consultative and participatory exercise to understand in detail what the activities conducted as part of the SARRAH programme consist of, what they seek to ac</text:span><text:span text:style-name="T934">hieve and through which means. It became clear that the log-frame in its current form is not an appropriate conceptual framework within which the IA could be undertaken: it does not capture sufficiently systematically and logically the causal relationship<text:s/></text:span><text:span text:style-name="T935">between outputs, outcomes and impacts which will constitute the backbone of the IA implementation phase. However the logframe remains a useful monitoring tool through which valuable indicator data can be collected at regular intervals, and which will infor</text:span><text:span text:style-name="T936">m key parts of the IA.</text:span></text:p>
          </table:table-cell>
        </table:table-row>
      </table:table>
      <text:p text:style-name="Normal"/>
      <text:p text:style-name="Normal"/>
      <text:p text:style-name="Normal"/>
      <table:table table:style-name="Table937">
        <table:table-columns>
          <table:table-column table:style-name="TableColumn938"/>
        </table:table-columns>
        <table:table-row table:style-name="TableRow939">
          <table:table-cell table:style-name="TableCell940">
            <text:h text:style-name="P941" text:outline-level="2">2. <text:s/>Costs and timescale</text:h>
          </table:table-cell>
        </table:table-row>
        <table:table-row table:style-name="TableRow942">
          <table:table-cell table:style-name="TableCell943">
            <text:p text:style-name="P944">2.1 <text:s/>Is the project on-track against financial forecasts: <text:s/>Y/N</text:p>
            <text:p text:style-name="Normal"><text:span text:style-name="T945">Table 1 below shows SARRAH planned and billed expenditure as of March 2012. <text:s/>In agreement with DFID, SARRAH financing has been frontloaded<text:s/></text:span><text:span text:style-name="T946">and the all funds will be spent as of December 2012. Thus the programme timescale is ahead of the original schedule.</text:span></text:p>
            <text:p text:style-name="P947"/>
            <text:p text:style-name="Normal"><text:span text:style-name="T948">Table 1:</text:span></text:p>
            <table:table table:style-name="Table949">
              <table:table-columns>
                <table:table-column table:style-name="TableColumn950"/>
                <table:table-column table:style-name="TableColumn951"/>
              </table:table-columns>
              <table:table-row table:style-name="TableRow952">
                <table:table-cell table:style-name="TableCell953" table:number-columns-spanned="2">
                  <text:p text:style-name="P954">Summary to date:</text:p>
                </table:table-cell>
                <table:covered-table-cell/>
              </table:table-row>
              <table:table-row table:style-name="TableRow955">
                <table:table-cell table:style-name="TableCell956">
                  <text:p text:style-name="P957">Total value of invoices to 31 March 2011</text:p>
                </table:table-cell>
                <table:table-cell table:style-name="TableCell958">
                  <text:p text:style-name="P959">£14,362,378.94</text:p>
                </table:table-cell>
              </table:table-row>
              <table:table-row table:style-name="TableRow960">
                <table:table-cell table:style-name="TableCell961">
                  <text:p text:style-name="P962">On-going milestones, work in progress</text:p>
                </table:table-cell>
                <table:table-cell table:style-name="TableCell963">
                  <text:p text:style-name="P964">£3,626,421.27</text:p>
                </table:table-cell>
              </table:table-row>
              <table:table-row table:style-name="TableRow965">
                <table:table-cell table:style-name="TableCell966">
                  <text:p text:style-name="P967">Total contracted milestones</text:p>
                </table:table-cell>
                <table:table-cell table:style-name="TableCell968">
                  <text:p text:style-name="P969">£18,056,853.67</text:p>
                </table:table-cell>
              </table:table-row>
              <table:table-row table:style-name="TableRow970">
                <table:table-cell table:style-name="TableCell971">
                  <text:p text:style-name="P972">Committed funds not contracted:</text:p>
                </table:table-cell>
                <table:table-cell table:style-name="TableCell973">
                  <text:p text:style-name="P974">£2,175,882.60</text:p>
                </table:table-cell>
              </table:table-row>
              <table:table-row table:style-name="TableRow975">
                <table:table-cell table:style-name="TableCell976">
                  <text:p text:style-name="P977">Available Funds</text:p>
                </table:table-cell>
                <table:table-cell table:style-name="TableCell978">
                  <text:p text:style-name="P979">£119,479.44</text:p>
                </table:table-cell>
              </table:table-row>
              <table:table-row table:style-name="TableRow980">
                <table:table-cell table:style-name="TableCell981">
                  <text:p text:style-name="P982">Total Contract Value to Date</text:p>
                </table:table-cell>
                <table:table-cell table:style-name="TableCell983">
                  <text:p text:style-name="Normal"><text:span text:style-name="T984">£20,352,215.06</text:span></text:p>
                </table:table-cell>
              </table:table-row>
            </table:table>
            <text:p text:style-name="P985"/>
            <text:p text:style-name="P986"/>
            <text:p text:style-name="P987">2.2 <text:s/>Key cost drivers<text:s/></text:p>
            <text:p text:style-name="P988"/>
            <text:p text:style-name="Normal"><text:span text:style-name="T989">The main cost driver of the SARRAH programme is technical<text:s/></text:span><text:span text:style-name="T990">assistance, including sub-consultants and sub-contractors. <text:s/>In order to ensure that the rates for the technical assistance days are kept as low as possible, HLSP have a Consultancy Services Team, based in the UK, whose role is to procure consultants at com</text:span><text:span text:style-name="T991">petitive rates. A programme record of negotiation results is kept, and this shows that an average savings of 20% was achieved in negotiations since the SARRAH programme’s inception and 84% of the rates have been negotiated downwards. <text:s/>Rates paid to consult</text:span><text:span text:style-name="T992">ants generally average between 40 - 50% lower than the Department of Public Service and Administration’s published upper level tariffs.</text:span></text:p>
            <text:p text:style-name="P993"/>
            <text:p text:style-name="P994"><text:span text:style-name="T995">The total cost of the Project Management Office (PMO) is budgeted at £4,120,612, which represents 20.2 % of the total p</text:span><text:span text:style-name="T996">rogramme budget of £ 20 352 000. However the PMO is not just administrative, it includes Technical Leads, and Quality Assurance functions, all of which provide technical assistance to the Partners as part of their role. <text:s/>The Back Office function costs are<text:s/></text:span><text:span text:style-name="T997">approximately<text:s/></text:span></text:p>
            <text:p text:style-name="P998"><text:span text:style-name="T999">£ 1.95 million, which comprises 9.6% of the total programme budget, falling within the 10% indicator generally used to judge efficiency of administrative functions.</text:span></text:p>
            <text:p text:style-name="P1000"/>
            <text:p text:style-name="P1001">2.3 <text:s/>Is the project on-track against original timescale: <text:s/>Y</text:p>
            <text:p text:style-name="P1002"><text:span text:style-name="T1003">SARRAH project<text:s/></text:span><text:span text:style-name="T1004">funds have been frontloaded (see 2.1 above). <text:s/>Section 1 shows the achievements against planned milestones, overall SARRAH activities are on track, with some delays largely due to legislative processes beyond the project’s control. <text:s/>SARRAH has supported a l</text:span><text:span text:style-name="T1005">arge number of activities, particularly in support of the National Health Insurance, which are not well reflected in the milestones. <text:s/>In summary, the project is, through prior agreement with DFID, ahead of schedule.</text:span></text:p>
          </table:table-cell>
        </table:table-row>
      </table:table>
      <text:p text:style-name="Normal"/>
      <text:p text:style-name="Normal"/>
      <table:table table:style-name="Table1006">
        <table:table-columns>
          <table:table-column table:style-name="TableColumn1007"/>
        </table:table-columns>
        <table:table-row table:style-name="TableRow1008">
          <table:table-cell table:style-name="TableCell1009">
            <text:h text:style-name="P1010" text:outline-level="2">3. <text:s/>Evidence and Evaluation</text:h>
          </table:table-cell>
        </table:table-row>
        <table:table-row table:style-name="TableRow1011">
          <table:table-cell table:style-name="TableCell1012">
            <text:p text:style-name="P1013"><text:span text:style-name="T1014">3.1 <text:s/></text:span><text:span text:style-name="T1015">Assess any changes in evidence and implications for the project &amp; 3.2 Where</text:span><text:span text:style-name="T1016"><text:s/>an evaluation is planned what progress has been made?</text:span></text:p>
            <text:p text:style-name="P1017"><text:span text:style-name="T1018">An independent Impact Assessment (IA) has been commissioned by DFID and is being undertaken by Coffey International Developmen</text:span><text:span text:style-name="T1019">t, UK, and the Human Sciences Research Council, South Africa. The SARRAH outputs are very diverse and operate in a complex system of decision making that makes attribution of benefits to any particular action very challenging. The Impact Assessment has mad</text:span><text:span text:style-name="T1020">e considerable efforts to develop theory of change models with the HLSP Technical Leads for each workstream and has produced an overall TOC model (see Inception Report Impact Assessment on SARRAH, November 2011, p.5) that demonstrates how SARRAH interacts<text:s/></text:span><text:span text:style-name="T1021">with NDOH, SANAC, TAC and other stakeholders through its many workstreams to ultimately contribute to the NSDA.<text:s/></text:span></text:p>
            <text:p text:style-name="P1022"><text:span text:style-name="T1023">An Inception Report which explored the Theory of Change in detail was produced in November 2011. Subsequently, an Assessment Strategy Workshop<text:s/></text:span><text:span text:style-name="T1024">was held in Feb 2012 and methodologies for the Impact Assessment developed and submitted to DFID in an Evaluation Strategy Report in April 2012. The proposed methodologies are currently undergoing peer review. The proposed IA will take place in 2012 and 20</text:span><text:span text:style-name="T1025">14 with some continuous data collection in between.</text:span></text:p>
            <text:p text:style-name="P1026"><text:span text:style-name="T1027">Although this model and the workstream TOCs are plausible, some of the causal linkages to high level outcomes and impacts (e.g. greater and more equitable access to health services) are remote, especially</text:span><text:span text:style-name="T1028"><text:s/>as the total SARRAH budget represents only about 0.2% of South Africa’s annual health budget. This is not to say that the interventions are ineffective but, as noted above, are often catalytic in their effect and intermediate outcomes must be considered a</text:span><text:span text:style-name="T1029">s evidence of programme success.</text:span></text:p>
          </table:table-cell>
        </table:table-row>
      </table:table>
      <text:p text:style-name="Normal"/>
      <text:p text:style-name="Normal"/>
      <text:p text:style-name="Normal"/>
      <table:table table:style-name="Table1030">
        <table:table-columns>
          <table:table-column table:style-name="TableColumn1031"/>
        </table:table-columns>
        <table:table-row table:style-name="TableRow1032">
          <table:table-cell table:style-name="TableCell1033">
            <text:h text:style-name="P1034" text:outline-level="2">4. <text:s/>Risk</text:h>
          </table:table-cell>
        </table:table-row>
        <table:table-row table:style-name="TableRow1035">
          <table:table-cell table:style-name="TableCell1036">
            <text:p text:style-name="P1037"><text:span text:style-name="T1038">4.1 <text:s/></text:span><text:span text:style-name="T1039">Output Risk Rating: <text:s/>Low/</text:span><text:span text:style-name="T1040">Medium</text:span><text:span text:style-name="T1041">/High<text:s/></text:span><text:span text:style-name="T1042">check aries</text:span></text:p>
            <text:p text:style-name="P1043"/>
            <text:p text:style-name="Normal"><text:span text:style-name="T1044">4.2 <text:s/>Assessment of the risk level</text:span></text:p>
            <text:p text:style-name="P1045"/>
            <text:p text:style-name="Normal"><text:span text:style-name="T1046">HLSP maintains a comprehensive risk analysis table, which also lays out mitigating actions. <text:s/>The assessment of risk<text:s/></text:span><text:span text:style-name="T1047">remains current and no additional risks were identified. <text:s/>However, recommendations in this report in relation to logframe inputs and outcomes (risks D and E) and recommendations in the VFM report regarding Terms of Reference (Risk C) need to be implemented</text:span><text:span text:style-name="T1048"><text:s/>to ensure that mitigation strategies are being implemented. <text:s/></text:span></text:p>
          </table:table-cell>
        </table:table-row>
        <table:table-row table:style-name="TableRow1049">
          <table:table-cell table:style-name="TableCell1050">
            <text:p text:style-name="P1051"/>
            <text:list text:style-name="LFO6" text:continue-numbering="true">
              <text:list-item>
                <text:list>
                  <text:list-item>
                    <text:p text:style-name="P1052"><text:span text:style-name="T1053"><text:s/>Risk of funds not being used as intended</text:span></text:p>
                  </text:list-item>
                </text:list>
              </text:list-item>
            </text:list>
            <text:p text:style-name="P1054"/>
            <text:p text:style-name="Normal"><text:span text:style-name="T1055">All SARRAH funds are managed by HLSP on a milestone matrix basis for programme funds allocation, billing and programming. <text:s/>The recent value for<text:s/></text:span><text:span text:style-name="T1056">money audit concluded that the milestone matrix is an effective and reliable method of billing and accounting for programme deliverables, and for monitoring project progress (albeit at a high level). The audit found the following benefits for DFID:</text:span></text:p>
            <text:p text:style-name="P1057"/>
            <text:list text:style-name="LFO7" text:continue-numbering="true">
              <text:list-item>
                <text:p text:style-name="P1058"><text:span text:style-name="T1059">reduci</text:span><text:span text:style-name="T1060">ng administrative and transaction costs</text:span></text:p>
              </text:list-item>
              <text:list-item>
                <text:p text:style-name="P1061"><text:span text:style-name="T1062">knowing the cash flow well in advance</text:span></text:p>
              </text:list-item>
              <text:list-item>
                <text:p text:style-name="P1063"><text:span text:style-name="T1064">simplifying the process of approving payments</text:span></text:p>
              </text:list-item>
              <text:list-item>
                <text:p text:style-name="P1065"><text:span text:style-name="T1066">restricting exposure to cost overruns and exchange rate fluctuations<text:s/></text:span></text:p>
              </text:list-item>
            </text:list>
            <text:p text:style-name="P1067"/>
            <text:p text:style-name="Normal"><text:span text:style-name="T1068">4.4</text:span><text:span text:style-name="T1069"><text:s text:c="3"/></text:span><text:span text:style-name="T1070">Climate and Environment Risk</text:span></text:p>
            <text:p text:style-name="P1071"/>
            <text:p text:style-name="Normal"><text:span text:style-name="T1072">SARRAH is supporting the<text:s/></text:span><text:span text:style-name="T1073">strengthening of South Africa’s national health system. A stronger health system will lead to environmental benefits through, for example, a healthier population being more able to care for the environment and better management of hazardous substances. <text:s/>It</text:span><text:span text:style-name="T1074"><text:s/>will strengthen South Africa’s capacity to mitigate the impacts of changing disease burden brought about by a warmer climate, for example an increase in malaria.</text:span></text:p>
            <text:p text:style-name="P1075"/>
            <text:p text:style-name="Normal"><text:span text:style-name="T1076">HLSP operations ensure that carbon miles are recorded in expenses claims. <text:s/>Office paper is r</text:span><text:span text:style-name="T1077">ecycled.</text:span></text:p>
          </table:table-cell>
        </table:table-row>
        <table:table-row table:style-name="TableRow1078">
          <table:table-cell table:style-name="TableCell1079">
            <text:p text:style-name="P1080"/>
          </table:table-cell>
        </table:table-row>
      </table:table>
      <text:p text:style-name="Normal"/>
      <text:p text:style-name="Normal"/>
      <text:p text:style-name="Normal"/>
      <table:table table:style-name="Table1081">
        <table:table-columns>
          <table:table-column table:style-name="TableColumn1082"/>
        </table:table-columns>
        <table:table-row table:style-name="TableRow1083">
          <table:table-cell table:style-name="TableCell1084">
            <text:h text:style-name="Heading2" text:outline-level="2"><text:span text:style-name="T1085">5</text:span><text:span text:style-name="T1086">. <text:s/>Value for Money</text:span></text:h>
          </table:table-cell>
        </table:table-row>
        <table:table-row table:style-name="TableRow1087">
          <table:table-cell table:style-name="TableCell1088">
            <text:p text:style-name="P1089"><text:span text:style-name="T1090">Guidance on completing the Value for Money (VfM) section of the Annual Review indicates referral to the VfM measures set out in the business case. <text:s/>SARRAH was designed prior to the business case era and as a result no<text:s/></text:span><text:span text:style-name="T1091">tangible references are made to VfM in the original Programme Memorandum (PM). <text:s/>However, this section of the report draws on the SARRAH value for money audit, which was completed in January 2012</text:span><text:span text:style-name="T1092"><text:note text:note-class="footnote" text:id="_ftn13"><text:note-citation>14</text:note-citation><text:note-body><text:p text:style-name="FootnoteText"><text:s/>Value for Money Review of the SARRAH Programme, DFID South<text:s/>Africa, November 2011 – January 2012</text:p></text:note-body></text:note></text:span><text:span text:style-name="T1093">. <text:s/>The VfM report emphasises economy aspects of VFM. <text:s/>The ongoing impact assessment will enable more robust future assessments of efficiency and effectiveness aspects of VfM.<text:s/></text:span></text:p>
            <text:p text:style-name="P1094"><text:span text:style-name="T1095">5.1 <text:s/>Performance on VfM measures</text:span></text:p>
            <text:p text:style-name="P1096"><text:span text:style-name="T1097">The PM<text:s/></text:span><text:span text:style-name="T1098">sets out the costs of the programme to be £ 25 million over five years. Costs are disaggregated by all programme outputs, over a period of 6 years. No detail of the costing of each of the outputs is presented. The Economic Appraisal section of the PM is hi</text:span><text:span text:style-name="T1099">nged on the cited fact that HIV and AIDS slows economic growth in South Africa by 0.5% each year, which amounts to <text:s/>a loss of £100 million annually. There is no reference provided for this evidence. It is argued that the “economic rationale for SARRAH … is</text:span><text:span text:style-name="T1100"><text:s/>to reduce the negative effect that HIV AIDS has on the macro and micro-economy.”<text:s/></text:span></text:p>
            <text:p text:style-name="P1101"><text:span text:style-name="T1102">DFID South Africa commissioned a VfM Report in November 2011 to respond to DFID’s new requirements, the review approached VfM by addressing four weighted questions:<text:s/></text:span></text:p>
            <text:list text:style-name="LFO8" text:continue-numbering="true">
              <text:list-item>
                <text:p text:style-name="P1103"><text:span text:style-name="T1104">Are pro</text:span><text:span text:style-name="T1105">gramme procurement and execution processes strong and in order so that input to output conversion is done efficiently? (15%)</text:span></text:p>
              </text:list-item>
              <text:list-item>
                <text:p text:style-name="P1106"><text:span text:style-name="T1107">Are the deliverables fit for purpose? (30%)</text:span></text:p>
              </text:list-item>
              <text:list-item>
                <text:p text:style-name="P1108"><text:span text:style-name="T1109">Are the deliverables produced at fair and reasonable cost? (20%)</text:span></text:p>
              </text:list-item>
              <text:list-item>
                <text:p text:style-name="P1110"><text:span text:style-name="T1111">Are the deliverables e</text:span><text:span text:style-name="T1112">ffective-being utilized and having the intended impact? (35%)</text:span></text:p>
              </text:list-item>
            </text:list>
            <text:p text:style-name="P1113"><text:span text:style-name="T1114">The set of questions is on a par with DFID’s 3-E framework, in that question 3 is linked to Economy, question 1 to Efficiency and Questions 2 and 4 to Effectiveness. Answers were scored between<text:s/></text:span><text:span text:style-name="T1115">0 and 4 where 0 is low and 4 high. Scores were converted into percentages, 4 being 100%.</text:span></text:p>
            <text:p text:style-name="P1116"><text:span text:style-name="T1117">Value for Money was measured for a sample of 26 of 173 projects commissioned to date. <text:s/>This represents 69% of total project expenditure and 19% of the total number of<text:s/></text:span><text:span text:style-name="T1118">projects. However one of the programme’s outputs (the TAC Grant) was not evaluated for Value for Money, because it did not lend itself to the above presented assessment. This presents a significant caveat to the VfM analysis.</text:span></text:p>
            <text:p text:style-name="P1119"><text:span text:style-name="T1120">VfM Performance</text:span></text:p>
            <text:p text:style-name="P1121"><text:span text:style-name="T1122">The overall Vf</text:span><text:span text:style-name="T1123">M score of the programme was found to be 80.65%, which translates as overall good value for money. To note is that the programme’s average was brought down by answers to questions 1 and 2, which respectively scored 75.39 and 75.66%.<text:s/></text:span></text:p>
            <text:p text:style-name="P1124"><text:span text:style-name="T1125">Q3- Are deliverables p</text:span><text:span text:style-name="T1126">roduced at fair and reasonable cost? (Economy)</text:span></text:p>
            <text:p text:style-name="P1127"><text:span text:style-name="T1128">In order to answer this question, assessors were asked to rate the charge in relation to the deliverable produced on a scale of 0 to 4. One assignment scored 0 and two scored 2, and all the others scored 2.5 a</text:span><text:span text:style-name="T1129">nd above. The report makes no recommendations regarding costs, which seemingly means that procurement and costs are being appropriately dealt with. The report also states that assessments were made on the basis of professional expertise, and that justifica</text:span><text:span text:style-name="T1130">tion and evidence had to be supplied for the rating. It thus seems that the Economy aspect of VfM was fulfilled.<text:s/></text:span></text:p>
            <text:p text:style-name="P1131"><text:span text:style-name="T1132">Q1- Are programme procurement and execution processes strong and in order so that input to output conversion is done efficiently? (Efficiency)</text:span></text:p>
            <text:p text:style-name="P1133"><text:span text:style-name="T1134">This question was answered by asking 19 sub-questions related to 3 areas: terms of reference, procurement and its economy, and on time and efficient delivery of output. The sample scores most poorly on the last point, efficient delivery of output: 64.1%.<text:s/></text:span><text:span text:style-name="T1135">Given that this is key to Efficiency, it may be one to monitor and evaluate closely in the future. Further, it is not clear that the way in which the efficiency of input-output conversion is scored is adequate. Indeed, questions are possibly overly focused</text:span><text:span text:style-name="T1136"><text:s/>on start and completion dates and work plans, and not enough on how inputs are converted into operational outputs.<text:s/></text:span></text:p>
            <text:p text:style-name="P1137"><text:span text:style-name="T1138">Q2- Are deliverables fit for purpose? (Effectiveness)</text:span></text:p>
            <text:p text:style-name="P1139"><text:span text:style-name="T1140">This question is answered by asking 9 questions, linked to three areas: whether or no</text:span><text:span text:style-name="T1141">t the final report/product contains certain specifics such as findings, methodology, gender assessment etc, whether DFID and the client formally accept the key deliverable without reservation and whether there is evidence that other key beneficiaries are s</text:span><text:span text:style-name="T1142">atisfied with the deliverable.</text:span></text:p>
            <text:p text:style-name="P1143"><text:span text:style-name="T1144">It is noted in the report that the criteria on user satisfaction were not looked into despite it arguably being the most important. The check was not undertaken ‘as it would require significant input from beneficiaries’ which</text:span><text:span text:style-name="T1145"><text:s/>was not scheduled in this VfM assessment. This is an unsatisfactory situation which will need to be improved in the next assessment.<text:s/></text:span></text:p>
            <text:p text:style-name="P1146"><text:span text:style-name="T1147">Q4- Are deliverables effective, being utilized and having the intended impact? (Effectiveness)<text:s/></text:span></text:p>
            <text:p text:style-name="P1148"><text:span text:style-name="T1149">The VfM report states tha</text:span><text:span text:style-name="T1150">t there were restrictions in interviewing stakeholders and beneficiaries, which impacted on being able to inspect evidence of utilisation. <text:s/>The scores for question 4 were thus based on interviews with team leaders who cited anecdotal evidence. The VfM repo</text:span><text:span text:style-name="T1151">rt recommends interviewing beneficiaries and inspecting utilisation, performance and sustainability of deliverables in the next VfM report. This is a potentially serious caveat to the VfM measure.</text:span></text:p>
            <text:p text:style-name="P1152"><text:span text:style-name="T1153">5.2. Commercial Improvement and Value for Money</text:span></text:p>
            <text:p text:style-name="P1154"><text:span text:style-name="T1155">The VfM rep</text:span><text:span text:style-name="T1156">ort states that ‘the mechanics of the accounting and recording with the Milestone Matrix appears robust and the information reflected is accurate and reliable’.<text:s/></text:span></text:p>
            <text:p text:style-name="P1157"><text:span text:style-name="T1158">5.3. Role of Project Partners</text:span></text:p>
            <text:p text:style-name="Normal"><text:span text:style-name="T1159">The implementing partner and its consultants are held in high re</text:span><text:span text:style-name="T1160">gard by the beneficiaries who frequently refer to SARRAH’s ability to deliver quality products quickly. Section 2.2 shows that rates paid to consultants generally average between 40 - 50% lower than the Department of Public Service <text:s/>Administration’s publis</text:span><text:span text:style-name="T1161">hed upper level tariffs.</text:span></text:p>
            <text:p text:style-name="P1162"/>
            <text:p text:style-name="P1163"><text:span text:style-name="T1164">Normally the selection of consultants and issuing of contracts is the responsibility of HLSP, who then assume risk on the consultants’ performance. <text:s/>However, there have been a substantial number of instances where NDOH have taken<text:s/></text:span><text:span text:style-name="T1165">responsibility for the appointment of consultants, and instructed DFID and HLSP accordingly. Twelve such cases occur in the sample of 23, mostly the higher value contracts. Most of these cases required the sub-contractor to report directly to NDOH, with HL</text:span><text:span text:style-name="T1166">SP not being able to fulfil their normal monitoring, supervision, and quality assurance role, and being unsighted on the final deliverables. These are responsibilities which are central to the HLSP contract with DFID. As an aside, the standard of the terms</text:span><text:span text:style-name="T1167"><text:s/>of reference for all these activities were assessed as being ‘below par’.</text:span></text:p>
            <text:p text:style-name="P1168"><text:span text:style-name="T1169">Fortunately in 8 out of 12 cases these prescriptive appointments did not adversely impact, to any significant extent, the scores received, and deliverables were eventually produced<text:s/></text:span><text:span text:style-name="T1170">to a quality and standard that satisfied client (according to letters from the client confirming this). <text:s/>However, there were four cases where the result of the activity was unsatisfactory with resultant poor value for money, scoring an average of 41% for t</text:span><text:span text:style-name="T1171">he four assignments, with the worst being 13%.<text:s/></text:span></text:p>
            <text:p text:style-name="P1172"><text:span text:style-name="T1173">In all twelve cases senior management input from HLSP was unduly high, as they had to take extra ordinary measures to fulfil their due diligence obligations, and respond to various ‘situations and dynamics’ e</text:span><text:span text:style-name="T1174">manating from the extra ordinary reporting relationships (Subcontractor to NDOH). Steps have however been instituted which come into play whenever the Department appoints the Consultant.<text:s/></text:span></text:p>
            <text:p text:style-name="P1175"><text:span text:style-name="T1176">5.4 Does the project still represent Value for Money: Y</text:span></text:p>
            <text:p text:style-name="P1177"><text:span text:style-name="T1178">According to</text:span><text:span text:style-name="T1179"><text:s/>the methodology used in the VfM report commissioned in January 2012, the project represents good value for money, with a score of 80.65%. However, the report makes clear that question 4 (effectiveness), was not comprehensively covered due to beneficiary d</text:span><text:span text:style-name="T1180">ata not being looked into. <text:s/>Furthermore, measures of efficiency were also lacking in substance as explained in section 5.1. On the Economy front, though the programme scored well. <text:s/>One of the programme outputs, the TAC grant, was not evaluated on value for</text:span><text:span text:style-name="T1181"><text:s/>money, due to ‘it not lending itself to being scored by the assessment tool’. It is however noted that £913 787 had been spent up to the end of October 2011, and that in its first year 2010 TAC ‘were somewhat disorganised, and there was little visibility<text:s/></text:span><text:span text:style-name="T1182">or clarity on what they were doing or achieving. However, TAC has undergone a major restructuring in the recent past and received a positive audit in September 2011. Both its financial and general M&amp;E systems have undergone substantial re-alignment in acco</text:span><text:span text:style-name="T1183">rdance with a modified mandate.<text:s/></text:span></text:p>
            <text:p text:style-name="P1184"><text:span text:style-name="T1185">5.5. If not, what action will you take?</text:span></text:p>
            <text:p text:style-name="P1186"><text:span text:style-name="T1187">In order to ascertain whether the programme is good value for money, future VfM reports would need to focus more on the efficiency and effectiveness facets of value for money. Indeed,</text:span><text:span text:style-name="T1188"><text:s/>in this case they were either ill-measured, or not measured at all due to constraints arising from the nature of the intervention. These constraints are considerable and relate primarily to the complex causal relationships described in the theory of chang</text:span><text:span text:style-name="T1189">e elsewhere in this review. <text:s/>The current impact evaluation will assist in future assessment of effectiveness elements of VfM. <text:s/></text:span></text:p>
          </table:table-cell>
        </table:table-row>
      </table:table>
      <text:p text:style-name="Normal"/>
      <table:table table:style-name="Table1190">
        <table:table-columns>
          <table:table-column table:style-name="TableColumn1191"/>
        </table:table-columns>
        <table:table-row table:style-name="TableRow1192">
          <table:table-cell table:style-name="TableCell1193">
            <text:h text:style-name="P1194" text:outline-level="2">6. <text:s/>Conditionality</text:h>
          </table:table-cell>
        </table:table-row>
        <table:table-row table:style-name="TableRow1195">
          <table:table-cell table:style-name="TableCell1196">
            <text:p text:style-name="P1197"/>
            <text:p text:style-name="P1198">6.1 <text:s/>Update on specific conditions<text:s/></text:p>
            <text:p text:style-name="P1199"/>
            <text:p text:style-name="Normal"><text:span text:style-name="T1200">Not applicable</text:span></text:p>
            <text:p text:style-name="P1201"/>
          </table:table-cell>
        </table:table-row>
      </table:table>
      <text:p text:style-name="Normal"/>
      <text:p text:style-name="Normal"/>
      <table:table table:style-name="Table1202">
        <table:table-columns>
          <table:table-column table:style-name="TableColumn1203"/>
        </table:table-columns>
        <table:table-row table:style-name="TableRow1204">
          <table:table-cell table:style-name="TableCell1205">
            <text:h text:style-name="P1206" text:outline-level="2">7. <text:s/>Conclusions and actions</text:h>
          </table:table-cell>
        </table:table-row>
        <table:table-row table:style-name="TableRow1207">
          <table:table-cell table:style-name="TableCell1208">
            <text:p text:style-name="Normal"><text:span text:style-name="T1209">SARRAH is delivering</text:span><text:span text:style-name="T1210"><text:s/>highly valued and high quality inputs to the Government’s health transformation programme. <text:s/>The support has an exceptionally high level of ownership within the National Department of Health (especially by the Director General) and is clearly aligned behin</text:span><text:span text:style-name="T1211">d and contributing to the NDoH 10-Point Health Plan (see Fig. 1).</text:span></text:p>
            <text:p text:style-name="P1212"/>
            <text:p text:style-name="P1213"><text:span text:style-name="T1214">SARRAH support has enabled the NDoH to respond rapidly to new energy behind South Africa’s health sector transformation since the appointment of Minister Motsoaledi in 2010. <text:s/>In particular<text:s/></text:span><text:span text:style-name="T1215">it has made technical inputs to building institutions such as National Health Insurance, and medicine and facility regulation and monitoring. <text:s/>It has supported organisational reform within the NDoH and laid the groundwork for the recruitment of appropriate</text:span><text:span text:style-name="T1216">ly skilled hospital CEOs. <text:s/>SARRAH’s support in the past year has been focused on the National Health Insurance. <text:s/>Interventions in support of NHI are laying the foundation for better quality healthcare across the country, regardless of the eventual outcome<text:s/></text:span><text:span text:style-name="T1217">of the NHI policy debate. <text:s/>The Minister was quoted in February 2012 as saying,<text:s/></text:span><text:span text:style-name="T1218">“When we launched the NHI Green Paper, we said a precondition for the NHI to survive and be successful is that the quality of healthcare in public institutions has to improve. I</text:span><text:span text:style-name="T1219">t is non-negotiable that we overhaul and improve quality.”</text:span><text:span text:style-name="T1220">12</text:span><text:span text:style-name="T1221"><text:s text:c="2"/>SARRAH is providing critical support to this process. <text:s/></text:span></text:p>
            <text:p text:style-name="P1222"/>
            <text:p text:style-name="Normal"><text:span text:style-name="T1223">An effective health system requires monitoring and accountability and SARRAH’s core support to TAC and SANAC has been a key facilitator i</text:span><text:span text:style-name="T1224">n enabling these two bodies to weather a period of loss of identity, purpose and in SANAC’s case, leadership. <text:s/>Both are now well on the way to fulfilling their core role in monitoring the national strategic plan and holding government to account.</text:span></text:p>
            <text:p text:style-name="P1225"/>
            <text:p text:style-name="Normal"><text:span text:style-name="T1226">The resp</text:span><text:span text:style-name="T1227">onsive and flexible nature of SARRAH’s support is praised by partners. <text:s/>However, the strong level of ownership brings with it challenges for programme management. <text:s/>In particular SARRAH’s full complement of work and progress is not reflected in the logframe</text:span><text:span text:style-name="T1228">. <text:s/>And where financial support for activities has ceased SARRAH reporting does not always continue to monitor progress.<text:s/></text:span></text:p>
            <text:p text:style-name="P1229"/>
            <text:p text:style-name="Normal"><text:span text:style-name="T1230">Recommendations for remaining 6 months</text:span></text:p>
            <text:list text:style-name="LFO9" text:continue-numbering="true">
              <text:list-item>
                <text:p text:style-name="P1231"><text:span text:style-name="T1232">Milestones relating to legislative processes should be revised so that future AR / PCR are able</text:span><text:span text:style-name="T1233"><text:s/>to score against a more realistic timeframe (see below recommendations for further possible amendments to the logframe)</text:span></text:p>
              </text:list-item>
              <text:list-item>
                <text:p text:style-name="P1234"><text:span text:style-name="T1235">SARRAH addresses significant gender related aspects of healthcare, however, gender aspects of the programme need to be better reflected</text:span><text:span text:style-name="T1236"><text:s/>in project reporting<text:s/></text:span></text:p>
              </text:list-item>
              <text:list-item>
                <text:p text:style-name="P1237"><text:span text:style-name="T1238">Mechanisms for reporting on progress of interventions for which SARRAH is no longer providing financial support should be identified. These could include updates from NDoH at SARRAH steering committee meetings and inclusion in<text:s/></text:span><text:span text:style-name="T1239">quarterly reports of media reporting against these interventions.</text:span></text:p>
              </text:list-item>
              <text:list-item>
                <text:p text:style-name="P1240"><text:span text:style-name="T1241">Increase the number of case studies on SARRAH’s website.</text:span></text:p>
              </text:list-item>
              <text:list-item>
                <text:p text:style-name="P1242"><text:span text:style-name="T1243">SARRAH’s approach to capacity building should be reflected in all new ToRs and appropriate skills for capacity building should be a p</text:span><text:span text:style-name="T1244">rerequisite in recruiting consultants.<text:s/></text:span></text:p>
              </text:list-item>
              <text:list-item>
                <text:p text:style-name="P1245"><text:span text:style-name="T1246">New DFID Development Policy Committee paper on Capacity Development should be shared with HLSP.</text:span><text:span text:style-name="T1247"><text:s/></text:span></text:p>
              </text:list-item>
              <text:list-item>
                <text:p text:style-name="P1248"><text:span text:style-name="T1249">DFID should consider supporting systematic documentation of South Africa’s response to the HIV and AIDS crisis in order</text:span><text:span text:style-name="T1250"><text:s/>to capture lessons learned to inform both South Africa’s health sector transformation and development of other health systems in the region. <text:s/>Support through the second window of the DELPHE programme (support to Higher Education Institutions, currently un</text:span><text:span text:style-name="T1251">der tender) would enable a South African Higher Education Institution to lead this process. <text:s/>The Emerging Powers Team also have a source of finance (</text:span><text:span text:style-name="T1252">Global Partnerships Programme</text:span><text:span text:style-name="T1253">) which supports projects in emerging powers which have regional benefit.</text:span></text:p>
              </text:list-item>
            </text:list>
            <text:p text:style-name="P1254"/>
            <text:p text:style-name="Normal"><text:span text:style-name="T1255">Recommendations for further financing</text:span></text:p>
            <text:list text:style-name="LFO9" text:continue-numbering="true">
              <text:list-item>
                <text:p text:style-name="P1256"><text:span text:style-name="T1257">Further support to TAC is critical to supporting organisational restructuring and implementation of their new business plan</text:span></text:p>
              </text:list-item>
              <text:list-item>
                <text:p text:style-name="P1258"><text:span text:style-name="T1259">Further support to SANAC and Parliament would support establishment of necessary oversight of<text:s/></text:span><text:span text:style-name="T1260">the process of health reform</text:span></text:p>
              </text:list-item>
              <text:list-item>
                <text:p text:style-name="P1261"><text:span text:style-name="T1262">Additional support to SAHPRA and OHSC, when legislation is passed, could support effective functioning of these institutions</text:span></text:p>
              </text:list-item>
              <text:list-item>
                <text:p text:style-name="P1263"><text:span text:style-name="T1264">SARRAH is providing high quality technical inputs to the NHI policy debate and enabling broad stakehol</text:span><text:span text:style-name="T1265">der consultation, continuing this support would capitalise upon the current momentum behind health service reform</text:span></text:p>
              </text:list-item>
            </text:list>
            <text:p text:style-name="P1266"/>
            <text:p text:style-name="Normal"><text:span text:style-name="T1267">Recommendations if further funds are committed</text:span></text:p>
            <text:list text:style-name="LFO9" text:continue-numbering="true">
              <text:list-item>
                <text:p text:style-name="P1268"><text:span text:style-name="T1269">Logframe should be revised to tighten up outputs and outcome level indicators</text:span></text:p>
                <text:list text:continue-numbering="true">
                  <text:list-item>
                    <text:p text:style-name="P1270"><text:span text:style-name="T1271">Legislative indi</text:span><text:span text:style-name="T1272">cators should be removed as these are outside the control of the project</text:span></text:p>
                  </text:list-item>
                  <text:list-item>
                    <text:p text:style-name="P1273"><text:span text:style-name="T1274">Small amendments to Output language would increase clarity</text:span></text:p>
                  </text:list-item>
                  <text:list-item>
                    <text:p text:style-name="P1275"><text:span text:style-name="T1276">New gender indicators should be included – TAC indicators are not reflective of TAC’s core work</text:span></text:p>
                  </text:list-item>
                  <text:list-item>
                    <text:p text:style-name="P1277"><text:span text:style-name="T1278">Milestones should reflect mo</text:span><text:span text:style-name="T1279">re realistic timeframes</text:span><text:span text:style-name="T1280"><text:s/></text:span></text:p>
                  </text:list-item>
                  <text:list-item>
                    <text:p text:style-name="P1281"><text:span text:style-name="T1282">Indicators and milestones could better reflect to totality of SARRAH’s interventions, in some cases fewer indicators may assist this</text:span></text:p>
                  </text:list-item>
                  <text:list-item>
                    <text:p text:style-name="P1283"><text:span text:style-name="T1284">Some Output 1 indicators are more appropriate Outcome level indicators</text:span></text:p>
                  </text:list-item>
                </text:list>
              </text:list-item>
              <text:list-item>
                <text:p text:style-name="P1285"><text:span text:style-name="T1286">DFID should consider<text:s/></text:span><text:span text:style-name="T1287">whether the nature of partnership with the NDoH should form part of the ToC to capture benefits of this approach</text:span></text:p>
              </text:list-item>
              <text:list-item>
                <text:p text:style-name="P1288"><text:span text:style-name="T1289">Any future support to medicines regulation or supply chain management would benefit from political economy analysis (DFID has experience in Moz</text:span><text:span text:style-name="T1290">ambique and Burundi)</text:span></text:p>
              </text:list-item>
              <text:list-item>
                <text:p text:style-name="P1291"><text:span text:style-name="T1292">Quarterly management assessments of the progress of legislative or policy processes may assist in sequencing of future interventions</text:span></text:p>
              </text:list-item>
              <text:list-item>
                <text:p text:style-name="P1293"><text:span text:style-name="T1294">Capacity Building and Organisational Capacity of NDoH: Strategies to strengthen the approach to capaci</text:span><text:span text:style-name="T1295">ty building could include consider more use of secondments (in and out), twinning and mentoring. <text:s/>A recent multi-donor evaluation of Public Sector Reform identifies good experience with organisational capacity building (Ugandan Ministry of Finance or Indon</text:span><text:span text:style-name="T1296">esia’s External Audit Board) review of this may identify lessons for SARRAH</text:span></text:p>
              </text:list-item>
              <text:list-item>
                <text:p text:style-name="P1297"><text:span text:style-name="T1298">Request support from the Results Hub in DFID’s Politics State and Society Team in measuring governance results and measures of VFM</text:span></text:p>
              </text:list-item>
              <text:list-item>
                <text:p text:style-name="P1299"><text:span text:style-name="T1300">Where NDoH is the lead in identifying consultants</text:span><text:span text:style-name="T1301">, national systems of procurement should be utilised</text:span></text:p>
              </text:list-item>
            </text:list>
            <text:p text:style-name="P1302"/>
          </table:table-cell>
        </table:table-row>
      </table:table>
      <text:p text:style-name="Normal"/>
      <text:p text:style-name="Normal"/>
      <table:table table:style-name="Table1303">
        <table:table-columns>
          <table:table-column table:style-name="TableColumn1304"/>
        </table:table-columns>
        <table:table-row table:style-name="TableRow1305">
          <table:table-cell table:style-name="TableCell1306">
            <text:h text:style-name="P1307" text:outline-level="2">8. <text:s/>Review Process</text:h>
          </table:table-cell>
        </table:table-row>
        <table:table-row table:style-name="TableRow1308">
          <table:table-cell table:style-name="TableCell1309">
            <text:p text:style-name="P1310"><text:span text:style-name="T1311">The second Annual Review of the SARRAH programme took place between 28 May and 1 June and was carried out by Zoë Wildig, Governance Adviser, DFID London, and Prof John Seager, a<text:s/></text:span><text:span text:style-name="T1312">Freelance Public Health and Development Consultant contracted by Coffey International Development, London.<text:s/></text:span></text:p>
            <text:p text:style-name="P1313"/>
            <text:p text:style-name="P1314"><text:span text:style-name="T1315">The Reviewers were briefed by the Senior Health Adviser and Health Team Programme Manager, DFID SA, and then by the SARRAH Programme Manager of HLS</text:span><text:span text:style-name="T1316">P. <text:s/>Technical Leads in the implementing agency were interviewed and various SARRAH, NDoH and other government documents were consulted. Senior representatives of the three partners (beneficiaries), namely NDoH, SANAC and TAC were also interviewed. The inte</text:span><text:span text:style-name="T1317">rviews were conducted in Pretoria and Cape Town, the majority face-to-face but some via teleconference. Details of interviewees are provided in Appendix 1.<text:s/></text:span></text:p>
            <text:p text:style-name="P1318"/>
          </table:table-cell>
        </table:table-row>
      </table:table>
      <text:h text:style-name="P1319"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Lucida Grande" svg:font-family="Lucida Grande" style:font-family-generic="system" style:font-pitch="variable"/>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style:text-properties style:font-name="Cambria"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Heading1Char" style:display-name="Heading 1 Char" style:family="text">
      <style:text-properties style:font-name="Cambria" style:font-name-complex="Times New Roman" fo:font-weight="bold" style:font-weight-asian="bold" style:font-weight-complex="bold" fo:color="#365F91" fo:font-size="14pt" style:font-size-asian="14pt" style:font-size-complex="14pt" style:language-asian="en" style:country-asian="US"/>
    </style:style>
    <style:style style:name="Heading2Char" style:display-name="Heading 2 Char" style:family="text">
      <style:text-properties style:font-name="Cambria" style:font-name-complex="Times New Roman" fo:font-weight="bold" style:font-weight-asian="bold" style:font-weight-complex="bold" fo:font-style="italic" style:font-style-asian="italic" style:font-style-complex="italic" fo:font-size="14pt" style:font-size-asian="14pt" style:font-size-complex="14pt" style:language-asian="en" style:country-asian="US"/>
    </style:style>
    <style:style style:name="Heading3Char" style:display-name="Heading 3 Char" style:family="text">
      <style:text-properties style:font-name="Cambria" style:font-name-complex="Times New Roman" fo:font-weight="bold" style:font-weight-asian="bold" style:font-weight-complex="bold" fo:color="#4F81BD" style:language-asian="en" style:country-asian="US"/>
    </style:style>
    <style:style style:name="Heading4Char" style:display-name="Heading 4 Char" style:family="text">
      <style:text-properties style:font-name="Calibri" style:font-name-complex="Times New Roman" fo:font-weight="bold" style:font-weight-asian="bold" style:font-weight-complex="bold" fo:font-size="14pt" style:font-size-asian="14pt" style:font-size-complex="14pt" style:language-asian="en" style:country-asian="US"/>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text-properties style:font-name="Lucida Grande" style:font-name-complex="Times New Roman" fo:font-size="9pt" style:font-size-asian="9pt" style:font-size-complex="9pt"/>
    </style:style>
    <style:style style:name="Backtotop" style:display-name="Back to top" style:family="paragraph" style:parent-style-name="Normal" style:next-style-name="Normal">
      <style:text-properties fo:hyphenate="false"/>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CommentReference" style:display-name="Comment Reference" style:family="text">
      <style:text-properties style:font-name-complex="Times New Roman"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text-properties style:font-name="Arial" style:font-name-complex="Times New Roman" fo:font-size="10pt" style:font-size-asian="10pt" style:font-size-complex="10pt" style:language-asian="en" style:country-asian="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text-properties style:font-name="Arial" style:font-name-complex="Times New Roman" fo:font-weight="bold" style:font-weight-asian="bold" style:font-weight-complex="bold" fo:font-size="10pt" style:font-size-asian="10pt" style:font-size-complex="10pt" style:language-asian="en" style:country-asian="US"/>
    </style:style>
    <style:style style:name="Char" style:display-name="Char"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Char1" style:display-name="Char1"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HeaderChar" style:display-name="Header Char" style:family="text">
      <style:text-properties style:font-name="Arial" style:font-name-complex="Times New Roman" fo:font-size="12pt" style:font-size-asian="12pt" style:font-size-complex="12pt" style:language-asian="en" style:country-asian="US"/>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Char" style:display-name="Footer Char" style:family="text">
      <style:text-properties style:font-name="Arial" style:font-name-complex="Times New Roman" fo:font-size="12pt" style:font-size-asian="12pt" style:font-size-complex="12pt" style:language-asian="en" style:country-asian="US"/>
    </style:style>
    <style:style style:name="Strong" style:display-name="Strong" style:family="text">
      <style:text-properties style:font-name-complex="Times New Roman" fo:font-weight="bold" style:font-weight-asian="bold" style:font-weight-complex="bold"/>
    </style:style>
    <style:style style:name="PageNumber" style:display-name="Page Number" style:family="text">
      <style:text-properties style:font-name-complex="Times New Roman"/>
    </style:style>
    <style:style style:name="ListParagraph" style:display-name="List Paragraph" style:family="paragraph" style:parent-style-name="Normal">
      <style:paragraph-properties fo:margin-left="0.5in">
        <style:tab-stops/>
      </style:paragraph-properties>
      <style:text-properties fo:hyphenate="false"/>
    </style:style>
    <style:style style:name="Revision" style:display-name="Revision" style:family="paragraph">
      <style:text-properties style:font-name="Arial" fo:font-size="12pt" style:font-size-asian="12pt" style:font-size-complex="12pt" style:language-asian="en" style:country-asian="US" fo:hyphenate="false"/>
    </style:style>
    <style:style style:name="EndnoteText" style:display-name="Endnote Text" style:family="paragraph" style:parent-style-name="Normal">
      <style:text-properties fo:font-size="10pt" style:font-size-asian="10pt" style:font-size-complex="10pt" fo:hyphenate="false"/>
    </style:style>
    <style:style style:name="EndnoteTextChar" style:display-name="Endnote Text Char" style:family="text">
      <style:text-properties style:font-name="Arial" style:font-name-complex="Times New Roman" fo:font-size="10pt" style:font-size-asian="10pt" style:font-size-complex="10pt" style:language-asian="en" style:country-asian="US"/>
    </style:style>
    <style:style style:name="EndnoteReference" style:display-name="Endnote Reference" style:family="text">
      <style:text-properties style:font-name-complex="Times New Roman" style:text-position="super 65%"/>
    </style:style>
    <style:style style:name="st" style:display-name="st" style:family="text">
      <style:text-properties style:font-name-complex="Times New Roman"/>
    </style:style>
    <style:style style:name="Emphasis" style:display-name="Emphasis" style:family="text">
      <style:text-properties style:font-name-complex="Times New Roman" fo:font-style="italic" style:font-style-asian="italic" style:font-style-complex="italic"/>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text-properties style:font-name="Arial" style:font-name-complex="Times New Roman" fo:font-size="10pt" style:font-size-asian="10pt" style:font-size-complex="10pt" style:language-asian="en" style:country-asian="US"/>
    </style:style>
    <style:style style:name="FootnoteReference" style:display-name="Footnote Reference" style:family="text">
      <style:text-properties style:font-name-complex="Times New Roman" style:text-position="super 65%"/>
    </style:style>
    <style:style style:name="NormalWeb" style:display-name="Normal (Web)" style:family="paragraph" style:parent-style-name="Normal">
      <style:paragraph-properties fo:margin-top="0.0694in" fo:margin-bottom="0.0694in"/>
      <style:text-properties style:font-name="Times New Roman" fo:language="en" fo:country="ZA" style:language-asian="en" style:country-asian="ZA" fo:hyphenate="false"/>
    </style:style>
    <style:style style:name="Hyperlink" style:display-name="Hyperlink" style:family="text">
      <style:text-properties style:font-name-complex="Times New Roman" fo:color="#0000FF" style:text-underline-type="single" style:text-underline-style="solid" style:text-underline-width="auto" style:text-underline-mode="continuous" style:text-underline-color="font-color"/>
    </style:style>
    <style:style style:name="BodyCopy" style:display-name="Body Copy" style:family="paragraph" style:parent-style-name="Normal">
      <style:paragraph-properties fo:text-align="justify" fo:margin-top="0.0534in" fo:margin-bottom="0.0784in" style:line-height-at-least="0.1736in"/>
      <style:text-properties style:font-name-complex="Arial" fo:font-size="10pt" style:font-size-asian="10pt" fo:hyphenate="false"/>
    </style:style>
    <style:style style:name="DocumentMap" style:display-name="Document Map" style:family="paragraph" style:parent-style-name="Normal">
      <style:paragraph-properties fo:background-color="#000080"/>
      <style:text-properties style:font-name="Tahoma" style:font-name-complex="Tahoma" fo:font-size="10pt" style:font-size-asian="10pt" style:font-size-complex="10pt" fo:hyphenate="false"/>
    </style:style>
    <style:style style:name="DocumentMapChar" style:display-name="Document Map Char" style:family="text">
      <style:text-properties style:font-name-complex="Times New Roman" fo:font-size="1pt" style:font-size-asian="1pt" style:language-asian="en" style:country-asian="US"/>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complex="Times New Roman"/>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complex="Times New Roman"/>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text:style-name="WW_CharLFO3LVL1" style:num-format="1">
        <style:list-level-properties text:space-before="0in" text:min-label-width="0.3229in"/>
      </text:list-level-style-number>
      <text:list-level-style-number text:level="2" text:style-name="WW_CharLFO3LVL2" style:num-format="1" text:display-levels="2">
        <style:list-level-properties text:space-before="0in" text:min-label-width="0.3229in"/>
      </text:list-level-style-number>
      <text:list-level-style-number text:level="3" text:style-name="WW_CharLFO3LVL3" style:num-format="1" text:display-levels="3">
        <style:list-level-properties text:space-before="0in" text:min-label-width="0.5in"/>
      </text:list-level-style-number>
      <text:list-level-style-number text:level="4" text:style-name="WW_CharLFO3LVL4" style:num-format="1" text:display-levels="4">
        <style:list-level-properties text:space-before="0in" text:min-label-width="0.75in"/>
      </text:list-level-style-number>
      <text:list-level-style-number text:level="5" text:style-name="WW_CharLFO3LVL5" style:num-format="1" text:display-levels="5">
        <style:list-level-properties text:space-before="0in" text:min-label-width="0.75in"/>
      </text:list-level-style-number>
      <text:list-level-style-number text:level="6" text:style-name="WW_CharLFO3LVL6" style:num-format="1" text:display-levels="6">
        <style:list-level-properties text:space-before="0in" text:min-label-width="1in"/>
      </text:list-level-style-number>
      <text:list-level-style-number text:level="7" text:style-name="WW_CharLFO3LVL7" style:num-format="1" text:display-levels="7">
        <style:list-level-properties text:space-before="0in" text:min-label-width="1in"/>
      </text:list-level-style-number>
      <text:list-level-style-number text:level="8" text:style-name="WW_CharLFO3LVL8" style:num-format="1" text:display-levels="8">
        <style:list-level-properties text:space-before="0in" text:min-label-width="1.25in"/>
      </text:list-level-style-number>
      <text:list-level-style-number text:level="9" text:style-name="WW_CharLFO3LVL9" style:num-format="1" text:display-levels="9">
        <style:list-level-properties text:space-before="0in" text:min-label-width="1.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text:style-name="WW_CharLFO6LVL1" style:num-format="1" text:start-value="4">
        <style:list-level-properties text:space-before="0in" text:min-label-width="0.25in"/>
      </text:list-level-style-number>
      <text:list-level-style-number text:level="2" text:style-name="WW_CharLFO6LVL2" style:num-format="1" text:display-levels="2" text:start-value="3">
        <style:list-level-properties text:space-before="0in" text:min-label-width="0.25in"/>
      </text:list-level-style-number>
      <text:list-level-style-number text:level="3" text:style-name="WW_CharLFO6LVL3" style:num-format="1" text:display-levels="3">
        <style:list-level-properties text:space-before="0in" text:min-label-width="0.5in"/>
      </text:list-level-style-number>
      <text:list-level-style-number text:level="4" text:style-name="WW_CharLFO6LVL4" style:num-format="1" text:display-levels="4">
        <style:list-level-properties text:space-before="0in" text:min-label-width="0.5in"/>
      </text:list-level-style-number>
      <text:list-level-style-number text:level="5" text:style-name="WW_CharLFO6LVL5" style:num-format="1" text:display-levels="5">
        <style:list-level-properties text:space-before="0in" text:min-label-width="0.75in"/>
      </text:list-level-style-number>
      <text:list-level-style-number text:level="6" text:style-name="WW_CharLFO6LVL6" style:num-format="1" text:display-levels="6">
        <style:list-level-properties text:space-before="0in" text:min-label-width="0.75in"/>
      </text:list-level-style-number>
      <text:list-level-style-number text:level="7" text:style-name="WW_CharLFO6LVL7" style:num-format="1" text:display-levels="7">
        <style:list-level-properties text:space-before="0in" text:min-label-width="1in"/>
      </text:list-level-style-number>
      <text:list-level-style-number text:level="8" text:style-name="WW_CharLFO6LVL8" style:num-format="1" text:display-levels="8">
        <style:list-level-properties text:space-before="0in" text:min-label-width="1in"/>
      </text:list-level-style-number>
      <text:list-level-style-number text:level="9" text:style-name="WW_CharLFO6LVL9" style:num-format="1" text:display-levels="9">
        <style:list-level-properties text:space-before="0in" text:min-label-width="1.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style-number>
      <text:list-level-style-number text:level="2" text:style-name="WW_CharLFO8LVL2" style:num-suffix="." style:num-format="a" style:num-letter-sync="true">
        <style:list-level-properties text:space-before="0.75in" text:min-label-width="0.25in"/>
      </text:list-level-style-number>
      <text:list-level-style-number text:level="3" text:style-name="WW_CharLFO8LVL3" style:num-suffix="." style:num-format="i">
        <style:list-level-properties fo:text-align="end" text:space-before="1.375in" text:min-label-width="0.125in"/>
      </text:list-level-style-number>
      <text:list-level-style-number text:level="4" text:style-name="WW_CharLFO8LVL4" style:num-suffix="." style:num-format="1">
        <style:list-level-properties text:space-before="1.75in" text:min-label-width="0.25in"/>
      </text:list-level-style-number>
      <text:list-level-style-number text:level="5" text:style-name="WW_CharLFO8LVL5" style:num-suffix="." style:num-format="a" style:num-letter-sync="true">
        <style:list-level-properties text:space-before="2.25in" text:min-label-width="0.25in"/>
      </text:list-level-style-number>
      <text:list-level-style-number text:level="6" text:style-name="WW_CharLFO8LVL6" style:num-suffix="." style:num-format="i">
        <style:list-level-properties fo:text-align="end" text:space-before="2.875in" text:min-label-width="0.125in"/>
      </text:list-level-style-number>
      <text:list-level-style-number text:level="7" text:style-name="WW_CharLFO8LVL7" style:num-suffix="." style:num-format="1">
        <style:list-level-properties text:space-before="3.25in" text:min-label-width="0.25in"/>
      </text:list-level-style-number>
      <text:list-level-style-number text:level="8" text:style-name="WW_CharLFO8LVL8" style:num-suffix="." style:num-format="a" style:num-letter-sync="true">
        <style:list-level-properties text:space-before="3.75in" text:min-label-width="0.25in"/>
      </text:list-level-style-number>
      <text:list-level-style-number text:level="9" text:style-name="WW_CharLFO8LVL9" style:num-suffix="." style:num-format="i">
        <style:list-level-properties fo:text-align="end" text:space-before="4.375in" text:min-label-width="0.125in"/>
      </text:list-level-style-number>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0069in"/>
      </style:header-style>
      <style:footer-style>
        <style:header-footer-properties style:dynamic-spacing="true" fo:min-height="0.2951in"/>
      </style:footer-style>
    </style:page-layout>
    <style:style style:name="T2" style:parent-style-name="DefaultParagraphFont" style:family="text">
      <style:text-properties style:language-asian="en" style:country-asian="G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Header"/>
      </style:header>
      <style:footer>
        <text:p text:style-name="Footer"><text:span text:style-name="T2"><draw:frame draw:z-index="251659264" draw:id="id0" draw:style-name="a0" draw:name="Text Box 1" text:anchor-type="paragraph" svg:x="0in" svg:y="0.0006in" svg:width="0.09306in" svg:height="0.19167in" style:rel-width="scale" style:rel-height="scale"><draw:text-box><text:p text:style-name="Footer"><text:span text:style-name="PageNumber"><text:page-number text:fixed="false">1</text:page-number></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
    <meta:creation-date>2016-04-04T06:22:00Z</meta:creation-date>
    <dc:date>2016-04-04T06:22:00Z</dc:date>
    <meta:template xlink:href="Normal.dotm" xlink:type="simple"/>
    <meta:editing-cycles>1</meta:editing-cycles>
    <meta:editing-duration>PT0S</meta:editing-duration>
    <meta:document-statistic meta:page-count="4" meta:paragraph-count="140" meta:word-count="10512" meta:character-count="70293" meta:row-count="499" meta:non-whitespace-character-count="59921"/>
  </office:meta>
</office:document-meta>
</file>